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8 - Conta de produção por atividade econômica - Tocantins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8.1'.A1">Tabela 8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8.2'.A1">Tabela 8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8.3'.A1">Tabela 8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8.4'.A1">Tabela 8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8.5'.A1">Tabela 8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8.6'.A1">Tabela 8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8.7'.A1">Tabela 8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8.8'.A1">Tabela 8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8.9'.A1">Tabela 8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8.10'.A1">Tabela 8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8.11'.A1">Tabela 8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8.12'.A1">Tabela 8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8.13'.A1">Tabela 8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8.14'.A1">Tabela 8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8.15'.A1">Tabela 8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8.16'.A1">Tabela 8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8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040.5858995204799" table:style-name="ce5">
            <text:p><text:s/>8,04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040.5858995204799" table:style-name="ce5">
            <text:p><text:s/>8,041<text:s/></text:p>
          </table:table-cell>
          <table:table-cell office:value-type="float" office:value="1.0814565185240643" table:style-name="ce6">
            <text:p>1.081</text:p>
          </table:table-cell>
          <table:table-cell office:value-type="float" office:value="8695.5440337891014" table:style-name="ce5">
            <text:p><text:s/>8,696<text:s/></text:p>
          </table:table-cell>
          <table:table-cell office:value-type="float" office:value="1.1863099629487521" table:style-name="ce6">
            <text:p>1.186</text:p>
          </table:table-cell>
          <table:table-cell office:value-type="float" office:value="10315.610520543591" table:style-name="ce5">
            <text:p><text:s/>10,31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315.610520543591" table:style-name="ce5">
            <text:p><text:s/>10,316<text:s/></text:p>
          </table:table-cell>
          <table:table-cell office:value-type="float" office:value="1.1026936882447986" table:style-name="ce6">
            <text:p>1.103</text:p>
          </table:table-cell>
          <table:table-cell office:value-type="float" office:value="11374.958611395059" table:style-name="ce5">
            <text:p><text:s/>11,375<text:s/></text:p>
          </table:table-cell>
          <table:table-cell office:value-type="float" office:value="1.0456836956235482" table:style-name="ce6">
            <text:p>1.046</text:p>
          </table:table-cell>
          <table:table-cell office:value-type="float" office:value="11894.60875832849" table:style-name="ce5">
            <text:p><text:s/>11,89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894.60875832849" table:style-name="ce5">
            <text:p><text:s/>11,895<text:s/></text:p>
          </table:table-cell>
          <table:table-cell office:value-type="float" office:value="1.0506810772957214" table:style-name="ce6">
            <text:p>1.051</text:p>
          </table:table-cell>
          <table:table-cell office:value-type="float" office:value="12497.4403442117" table:style-name="ce5">
            <text:p><text:s/>12,497<text:s/></text:p>
          </table:table-cell>
          <table:table-cell office:value-type="float" office:value="0.96170729737049476" table:style-name="ce6">
            <text:p>0.962</text:p>
          </table:table-cell>
          <table:table-cell office:value-type="float" office:value="12018.87957748082" table:style-name="ce5">
            <text:p><text:s/>12,01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018.87957748082" table:style-name="ce5">
            <text:p><text:s/>12,019<text:s/></text:p>
          </table:table-cell>
          <table:table-cell office:value-type="float" office:value="1.0367121333799989" table:style-name="ce6">
            <text:p>1.037</text:p>
          </table:table-cell>
          <table:table-cell office:value-type="float" office:value="12460.118287607442" table:style-name="ce5">
            <text:p><text:s/>12,460<text:s/></text:p>
          </table:table-cell>
          <table:table-cell office:value-type="float" office:value="1.065938939222155" table:style-name="ce6">
            <text:p>1.066</text:p>
          </table:table-cell>
          <table:table-cell office:value-type="float" office:value="13281.72527007485" table:style-name="ce5">
            <text:p><text:s/>13,28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281.72527007485" table:style-name="ce5">
            <text:p><text:s/>13,282<text:s/></text:p>
          </table:table-cell>
          <table:table-cell office:value-type="float" office:value="1.0585259892489283" table:style-name="ce6">
            <text:p>1.059</text:p>
          </table:table-cell>
          <table:table-cell office:value-type="float" office:value="14059.05138043847" table:style-name="ce5">
            <text:p><text:s/>14,059<text:s/></text:p>
          </table:table-cell>
          <table:table-cell office:value-type="float" office:value="1.1206478297838298" table:style-name="ce6">
            <text:p>1.121</text:p>
          </table:table-cell>
          <table:table-cell office:value-type="float" office:value="15755.24541830773" table:style-name="ce5">
            <text:p><text:s/>15,75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755.24541830773" table:style-name="ce5">
            <text:p><text:s/>15,755<text:s/></text:p>
          </table:table-cell>
          <table:table-cell office:value-type="float" office:value="1.0783089659706779" table:style-name="ce6">
            <text:p>1.078</text:p>
          </table:table-cell>
          <table:table-cell office:value-type="float" office:value="16989.022395629669" table:style-name="ce5">
            <text:p><text:s/>16,989<text:s/></text:p>
          </table:table-cell>
          <table:table-cell office:value-type="float" office:value="1.097406979882855" table:style-name="ce6">
            <text:p>1.097</text:p>
          </table:table-cell>
          <table:table-cell office:value-type="float" office:value="18643.871758350138" table:style-name="ce5">
            <text:p><text:s/>18,64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643.871758350138" table:style-name="ce5">
            <text:p><text:s/>18,644<text:s/></text:p>
          </table:table-cell>
          <table:table-cell office:value-type="float" office:value="1.0277962342574958" table:style-name="ce6">
            <text:p>1.028</text:p>
          </table:table-cell>
          <table:table-cell office:value-type="float" office:value="19162.101185211948" table:style-name="ce5">
            <text:p><text:s/>19,162<text:s/></text:p>
          </table:table-cell>
          <table:table-cell office:value-type="float" office:value="1.0760082827560173" table:style-name="ce6">
            <text:p>1.076</text:p>
          </table:table-cell>
          <table:table-cell office:value-type="float" office:value="20618.579590296951" table:style-name="ce5">
            <text:p><text:s/>20,61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618.579590296951" table:style-name="ce5">
            <text:p><text:s/>20,619<text:s/></text:p>
          </table:table-cell>
          <table:table-cell office:value-type="float" office:value="1.1635169731746582" table:style-name="ce6">
            <text:p>1.164</text:p>
          </table:table-cell>
          <table:table-cell office:value-type="float" office:value="23990.06731606309" table:style-name="ce5">
            <text:p><text:s/>23,990<text:s/></text:p>
          </table:table-cell>
          <table:table-cell office:value-type="float" office:value="1.0176697646234723" table:style-name="ce6">
            <text:p>1.018</text:p>
          </table:table-cell>
          <table:table-cell office:value-type="float" office:value="24413.966158839179" table:style-name="ce5">
            <text:p><text:s/>24,41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413.966158839179" table:style-name="ce5">
            <text:p><text:s/>24,414<text:s/></text:p>
          </table:table-cell>
          <table:table-cell office:value-type="float" office:value="1.0751667437189418" table:style-name="ce6">
            <text:p>1.075</text:p>
          </table:table-cell>
          <table:table-cell office:value-type="float" office:value="26249.08449626356" table:style-name="ce5">
            <text:p><text:s/>26,249<text:s/></text:p>
          </table:table-cell>
          <table:table-cell office:value-type="float" office:value="1.0408201340233649" table:style-name="ce6">
            <text:p>1.041</text:p>
          </table:table-cell>
          <table:table-cell office:value-type="float" office:value="27320.575643391669" table:style-name="ce5">
            <text:p><text:s/>27,32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7320.575643391669" table:style-name="ce5">
            <text:p><text:s/>27,321<text:s/></text:p>
          </table:table-cell>
          <table:table-cell office:value-type="float" office:value="1.0616146589600528" table:style-name="ce6">
            <text:p>1.062</text:p>
          </table:table-cell>
          <table:table-cell office:value-type="float" office:value="29003.923594251573" table:style-name="ce5">
            <text:p><text:s/>29,004<text:s/></text:p>
          </table:table-cell>
          <table:table-cell office:value-type="float" office:value="1.0614838262824811" table:style-name="ce6">
            <text:p>1.061</text:p>
          </table:table-cell>
          <table:table-cell office:value-type="float" office:value="30787.195794030893" table:style-name="ce5">
            <text:p><text:s/>30,78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0787.195794030893" table:style-name="ce5">
            <text:p><text:s/>30,787<text:s/></text:p>
          </table:table-cell>
          <table:table-cell office:value-type="float" office:value="1.0317127292617676" table:style-name="ce6">
            <text:p>1.032</text:p>
          </table:table-cell>
          <table:table-cell office:value-type="float" office:value="31763.541798976021" table:style-name="ce5">
            <text:p><text:s/>31,764<text:s/></text:p>
          </table:table-cell>
          <table:table-cell office:value-type="float" office:value="1.1206856141791579" table:style-name="ce6">
            <text:p>1.121</text:p>
          </table:table-cell>
          <table:table-cell office:value-type="float" office:value="35596.944349490797" table:style-name="ce5">
            <text:p><text:s/>35,59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5596.944349490797" table:style-name="ce5">
            <text:p><text:s/>35,597<text:s/></text:p>
          </table:table-cell>
          <table:table-cell office:value-type="float" office:value="1.0713949951897492" table:style-name="ce6">
            <text:p>1.071</text:p>
          </table:table-cell>
          <table:table-cell office:value-type="float" office:value="38138.388020092469" table:style-name="ce5">
            <text:p><text:s/>38,138<text:s/></text:p>
          </table:table-cell>
          <table:table-cell office:value-type="float" office:value="1.0525662039039498" table:style-name="ce6">
            <text:p>1.053</text:p>
          </table:table-cell>
          <table:table-cell office:value-type="float" office:value="40143.178301324609" table:style-name="ce5">
            <text:p><text:s/>40,14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0143.178301324609" table:style-name="ce5">
            <text:p><text:s/>40,143<text:s/></text:p>
          </table:table-cell>
          <table:table-cell office:value-type="float" office:value="0.99632008758078117" table:style-name="ce6">
            <text:p>0.996</text:p>
          </table:table-cell>
          <table:table-cell office:value-type="float" office:value="39995.45492094665" table:style-name="ce5">
            <text:p><text:s/>39,995<text:s/></text:p>
          </table:table-cell>
          <table:table-cell office:value-type="float" office:value="1.1525633808867268" table:style-name="ce6">
            <text:p>1.153</text:p>
          </table:table-cell>
          <table:table-cell office:value-type="float" office:value="46097.296743788938" table:style-name="ce5">
            <text:p><text:s/>46,09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6097.296743788938" table:style-name="ce5">
            <text:p><text:s/>46,097<text:s/></text:p>
          </table:table-cell>
          <table:table-cell office:value-type="float" office:value="0.97029002195186254" table:style-name="ce6">
            <text:p>0.970</text:p>
          </table:table-cell>
          <table:table-cell office:value-type="float" office:value="44727.747069452489" table:style-name="ce5">
            <text:p><text:s/>44,728<text:s/></text:p>
          </table:table-cell>
          <table:table-cell office:value-type="float" office:value="1.0866188769276541" table:style-name="ce6">
            <text:p>1.087</text:p>
          </table:table-cell>
          <table:table-cell office:value-type="float" office:value="48602.014288112638" table:style-name="ce5">
            <text:p><text:s/>48,60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8602.014288112638" table:style-name="ce5">
            <text:p><text:s/>48,602<text:s/></text:p>
          </table:table-cell>
          <table:table-cell office:value-type="float" office:value="1.0207458140989811" table:style-name="ce6">
            <text:p>1.021</text:p>
          </table:table-cell>
          <table:table-cell office:value-type="float" office:value="49610.302641369854" table:style-name="ce5">
            <text:p><text:s/>49,610<text:s/></text:p>
          </table:table-cell>
          <table:table-cell office:value-type="float" office:value="1.0371280878335529" table:style-name="ce6">
            <text:p>1.037</text:p>
          </table:table-cell>
          <table:table-cell office:value-type="float" office:value="51452.238315287774" table:style-name="ce5">
            <text:p><text:s/>51,45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1452.238315287774" table:style-name="ce5">
            <text:p><text:s/>51,452<text:s/></text:p>
          </table:table-cell>
          <table:table-cell office:value-type="float" office:value="1.0169921857298017" table:style-name="ce6">
            <text:p>1.017</text:p>
          </table:table-cell>
          <table:table-cell office:value-type="float" office:value="52326.524304955165" table:style-name="ce5">
            <text:p><text:s/>52,327<text:s/></text:p>
          </table:table-cell>
          <table:table-cell office:value-type="float" office:value="1.0635458519798711" table:style-name="ce6">
            <text:p>1.064</text:p>
          </table:table-cell>
          <table:table-cell office:value-type="float" office:value="55651.657873058968" table:style-name="ce5">
            <text:p><text:s/>55,65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266.1530133460897" table:style-name="ce5">
            <text:p><text:s/>3,26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266.1530133460897" table:style-name="ce5">
            <text:p><text:s/>3,266<text:s/></text:p>
          </table:table-cell>
          <table:table-cell office:value-type="float" office:value="1.070544675314532" table:style-name="ce6">
            <text:p>1.071</text:p>
          </table:table-cell>
          <table:table-cell office:value-type="float" office:value="3496.56271720017" table:style-name="ce5">
            <text:p><text:s/>3,497<text:s/></text:p>
          </table:table-cell>
          <table:table-cell office:value-type="float" office:value="1.2610841662693959" table:style-name="ce6">
            <text:p>1.261</text:p>
          </table:table-cell>
          <table:table-cell office:value-type="float" office:value="4409.4598790290302" table:style-name="ce5">
            <text:p><text:s/>4,40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409.4598790290302" table:style-name="ce5">
            <text:p><text:s/>4,409<text:s/></text:p>
          </table:table-cell>
          <table:table-cell office:value-type="float" office:value="1.1495030664915502" table:style-name="ce6">
            <text:p>1.150</text:p>
          </table:table-cell>
          <table:table-cell office:value-type="float" office:value="5068.6876525153302" table:style-name="ce5">
            <text:p><text:s/>5,069<text:s/></text:p>
          </table:table-cell>
          <table:table-cell office:value-type="float" office:value="1.063125785122466" table:style-name="ce6">
            <text:p>1.063</text:p>
          </table:table-cell>
          <table:table-cell office:value-type="float" office:value="5388.6525401209101" table:style-name="ce5">
            <text:p><text:s/>5,38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388.6525401209101" table:style-name="ce5">
            <text:p><text:s/>5,389<text:s/></text:p>
          </table:table-cell>
          <table:table-cell office:value-type="float" office:value="1.068667690706339" table:style-name="ce6">
            <text:p>1.069</text:p>
          </table:table-cell>
          <table:table-cell office:value-type="float" office:value="5758.6788660698603" table:style-name="ce5">
            <text:p><text:s/>5,759<text:s/></text:p>
          </table:table-cell>
          <table:table-cell office:value-type="float" office:value="0.90139026939778455" table:style-name="ce6">
            <text:p>0.901</text:p>
          </table:table-cell>
          <table:table-cell office:value-type="float" office:value="5190.8170944620397" table:style-name="ce5">
            <text:p><text:s/>5,19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190.8170944620397" table:style-name="ce5">
            <text:p><text:s/>5,191<text:s/></text:p>
          </table:table-cell>
          <table:table-cell office:value-type="float" office:value="1.0406654412912513" table:style-name="ce6">
            <text:p>1.041</text:p>
          </table:table-cell>
          <table:table-cell office:value-type="float" office:value="5401.9039622705095" table:style-name="ce5">
            <text:p><text:s/>5,402<text:s/></text:p>
          </table:table-cell>
          <table:table-cell office:value-type="float" office:value="1.0339294523717195" table:style-name="ce6">
            <text:p>1.034</text:p>
          </table:table-cell>
          <table:table-cell office:value-type="float" office:value="5585.18760547497" table:style-name="ce5">
            <text:p><text:s/>5,58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585.18760547497" table:style-name="ce5">
            <text:p><text:s/>5,585<text:s/></text:p>
          </table:table-cell>
          <table:table-cell office:value-type="float" office:value="1.072570177972928" table:style-name="ce6">
            <text:p>1.073</text:p>
          </table:table-cell>
          <table:table-cell office:value-type="float" office:value="5990.5056640164803" table:style-name="ce5">
            <text:p><text:s/>5,991<text:s/></text:p>
          </table:table-cell>
          <table:table-cell office:value-type="float" office:value="1.1034840890756505" table:style-name="ce6">
            <text:p>1.103</text:p>
          </table:table-cell>
          <table:table-cell office:value-type="float" office:value="6610.4276857597506" table:style-name="ce5">
            <text:p><text:s/>6,61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610.4276857597506" table:style-name="ce5">
            <text:p><text:s/>6,610<text:s/></text:p>
          </table:table-cell>
          <table:table-cell office:value-type="float" office:value="1.1152933005048182" table:style-name="ce6">
            <text:p>1.115</text:p>
          </table:table-cell>
          <table:table-cell office:value-type="float" office:value="7372.5657113994193" table:style-name="ce5">
            <text:p><text:s/>7,373<text:s/></text:p>
          </table:table-cell>
          <table:table-cell office:value-type="float" office:value="1.0547856774466799" table:style-name="ce6">
            <text:p>1.055</text:p>
          </table:table-cell>
          <table:table-cell office:value-type="float" office:value="7776.4767184186003" table:style-name="ce5">
            <text:p><text:s/>7,7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776.4767184186003" table:style-name="ce5">
            <text:p><text:s/>7,776<text:s/></text:p>
          </table:table-cell>
          <table:table-cell office:value-type="float" office:value="1.0283385805836072" table:style-name="ce6">
            <text:p>1.028</text:p>
          </table:table-cell>
          <table:table-cell office:value-type="float" office:value="7996.8510305600503" table:style-name="ce5">
            <text:p><text:s/>7,997<text:s/></text:p>
          </table:table-cell>
          <table:table-cell office:value-type="float" office:value="1.0259237366872309" table:style-name="ce6">
            <text:p>1.026</text:p>
          </table:table-cell>
          <table:table-cell office:value-type="float" office:value="8204.1592910032996" table:style-name="ce5">
            <text:p><text:s/>8,20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204.1592910032996" table:style-name="ce5">
            <text:p><text:s/>8,204<text:s/></text:p>
          </table:table-cell>
          <table:table-cell office:value-type="float" office:value="1.1642306154024122" table:style-name="ce6">
            <text:p>1.164</text:p>
          </table:table-cell>
          <table:table-cell office:value-type="float" office:value="9551.5334202241902" table:style-name="ce5">
            <text:p><text:s/>9,552<text:s/></text:p>
          </table:table-cell>
          <table:table-cell office:value-type="float" office:value="1.0055750714435285" table:style-name="ce6">
            <text:p>1.006</text:p>
          </table:table-cell>
          <table:table-cell office:value-type="float" office:value="9604.7839014371893" table:style-name="ce5">
            <text:p><text:s/>9,60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604.7839014371893" table:style-name="ce5">
            <text:p><text:s/>9,605<text:s/></text:p>
          </table:table-cell>
          <table:table-cell office:value-type="float" office:value="1.0589228739254328" table:style-name="ce6">
            <text:p>1.059</text:p>
          </table:table-cell>
          <table:table-cell office:value-type="float" office:value="10170.7253723426" table:style-name="ce5">
            <text:p><text:s/>10,171<text:s/></text:p>
          </table:table-cell>
          <table:table-cell office:value-type="float" office:value="1.0582451367282013" table:style-name="ce6">
            <text:p>1.058</text:p>
          </table:table-cell>
          <table:table-cell office:value-type="float" office:value="10763.12066227968" table:style-name="ce5">
            <text:p><text:s/>10,76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763.12066227968" table:style-name="ce5">
            <text:p><text:s/>10,763<text:s/></text:p>
          </table:table-cell>
          <table:table-cell office:value-type="float" office:value="1.0876913393464951" table:style-name="ce6">
            <text:p>1.088</text:p>
          </table:table-cell>
          <table:table-cell office:value-type="float" office:value="11706.95312870292" table:style-name="ce5">
            <text:p><text:s/>11,707<text:s/></text:p>
          </table:table-cell>
          <table:table-cell office:value-type="float" office:value="1.0310712908589845" table:style-name="ce6">
            <text:p>1.031</text:p>
          </table:table-cell>
          <table:table-cell office:value-type="float" office:value="12070.70327443735" table:style-name="ce5">
            <text:p><text:s/>12,07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070.70327443735" table:style-name="ce5">
            <text:p><text:s/>12,071<text:s/></text:p>
          </table:table-cell>
          <table:table-cell office:value-type="float" office:value="1.043850967038281" table:style-name="ce6">
            <text:p>1.044</text:p>
          </table:table-cell>
          <table:table-cell office:value-type="float" office:value="12600.015285853571" table:style-name="ce5">
            <text:p><text:s/>12,600<text:s/></text:p>
          </table:table-cell>
          <table:table-cell office:value-type="float" office:value="1.1076104728660587" table:style-name="ce6">
            <text:p>1.108</text:p>
          </table:table-cell>
          <table:table-cell office:value-type="float" office:value="13955.908888883841" table:style-name="ce5">
            <text:p><text:s/>13,95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955.908888883841" table:style-name="ce5">
            <text:p><text:s/>13,956<text:s/></text:p>
          </table:table-cell>
          <table:table-cell office:value-type="float" office:value="1.0915049245241393" table:style-name="ce6">
            <text:p>1.092</text:p>
          </table:table-cell>
          <table:table-cell office:value-type="float" office:value="15232.943278426919" table:style-name="ce5">
            <text:p><text:s/>15,233<text:s/></text:p>
          </table:table-cell>
          <table:table-cell office:value-type="float" office:value="1.0762506849511435" table:style-name="ce6">
            <text:p>1.076</text:p>
          </table:table-cell>
          <table:table-cell office:value-type="float" office:value="16394.465637228888" table:style-name="ce5">
            <text:p><text:s/>16,39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394.465637228888" table:style-name="ce5">
            <text:p><text:s/>16,394<text:s/></text:p>
          </table:table-cell>
          <table:table-cell office:value-type="float" office:value="0.99739691169696743" table:style-name="ce6">
            <text:p>0.997</text:p>
          </table:table-cell>
          <table:table-cell office:value-type="float" office:value="16351.78939549415" table:style-name="ce5">
            <text:p><text:s/>16,352<text:s/></text:p>
          </table:table-cell>
          <table:table-cell office:value-type="float" office:value="1.2109852481209689" table:style-name="ce6">
            <text:p>1.211</text:p>
          </table:table-cell>
          <table:table-cell office:value-type="float" office:value="19801.775738324312" table:style-name="ce5">
            <text:p><text:s/>19,80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801.775738324312" table:style-name="ce5">
            <text:p><text:s/>19,802<text:s/></text:p>
          </table:table-cell>
          <table:table-cell office:value-type="float" office:value="0.98371001137872516" table:style-name="ce6">
            <text:p>0.984</text:p>
          </table:table-cell>
          <table:table-cell office:value-type="float" office:value="19479.205036865969" table:style-name="ce5">
            <text:p><text:s/>19,479<text:s/></text:p>
          </table:table-cell>
          <table:table-cell office:value-type="float" office:value="1.0303578492069361" table:style-name="ce6">
            <text:p>1.030</text:p>
          </table:table-cell>
          <table:table-cell office:value-type="float" office:value="20070.55180604614" table:style-name="ce5">
            <text:p><text:s/>20,07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070.55180604614" table:style-name="ce5">
            <text:p><text:s/>20,071<text:s/></text:p>
          </table:table-cell>
          <table:table-cell office:value-type="float" office:value="1.0026221900768526" table:style-name="ce6">
            <text:p>1.003</text:p>
          </table:table-cell>
          <table:table-cell office:value-type="float" office:value="20123.180607828912" table:style-name="ce5">
            <text:p><text:s/>20,123<text:s/></text:p>
          </table:table-cell>
          <table:table-cell office:value-type="float" office:value="1.023714945194268" table:style-name="ce6">
            <text:p>1.024</text:p>
          </table:table-cell>
          <table:table-cell office:value-type="float" office:value="20600.400733077931" table:style-name="ce5">
            <text:p><text:s/>20,60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600.400733077931" table:style-name="ce5">
            <text:p><text:s/>20,600<text:s/></text:p>
          </table:table-cell>
          <table:table-cell office:value-type="float" office:value="1.0126053593753732" table:style-name="ce6">
            <text:p>1.013</text:p>
          </table:table-cell>
          <table:table-cell office:value-type="float" office:value="20860.076187595081" table:style-name="ce5">
            <text:p><text:s/>20,860<text:s/></text:p>
          </table:table-cell>
          <table:table-cell office:value-type="float" office:value="1.1284561936978963" table:style-name="ce6">
            <text:p>1.128</text:p>
          </table:table-cell>
          <table:table-cell office:value-type="float" office:value="23539.682174901667" table:style-name="ce5">
            <text:p><text:s/>23,54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74.4328861743907" table:style-name="ce5">
            <text:p><text:s/>4,77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774.4328861743907" table:style-name="ce5">
            <text:p><text:s/>4,774<text:s/></text:p>
          </table:table-cell>
          <table:table-cell office:value-type="float" office:value="1.0889212269888491" table:style-name="ce6">
            <text:p>1.089</text:p>
          </table:table-cell>
          <table:table-cell office:value-type="float" office:value="5198.98131658893" table:style-name="ce5">
            <text:p><text:s/>5,199<text:s/></text:p>
          </table:table-cell>
          <table:table-cell office:value-type="float" office:value="1.1360207475008983" table:style-name="ce6">
            <text:p>1.136</text:p>
          </table:table-cell>
          <table:table-cell office:value-type="float" office:value="5906.1506415145604" table:style-name="ce5">
            <text:p><text:s/>5,90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906.1506415145604" table:style-name="ce5">
            <text:p><text:s/>5,906<text:s/></text:p>
          </table:table-cell>
          <table:table-cell office:value-type="float" office:value="1.0677463785892469" table:style-name="ce6">
            <text:p>1.068</text:p>
          </table:table-cell>
          <table:table-cell office:value-type="float" office:value="6306.2709588797288" table:style-name="ce5">
            <text:p><text:s/>6,306<text:s/></text:p>
          </table:table-cell>
          <table:table-cell office:value-type="float" office:value="1.0316645543190113" table:style-name="ce6">
            <text:p>1.032</text:p>
          </table:table-cell>
          <table:table-cell office:value-type="float" office:value="6505.9562182075797" table:style-name="ce5">
            <text:p><text:s/>6,50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505.9562182075797" table:style-name="ce5">
            <text:p><text:s/>6,506<text:s/></text:p>
          </table:table-cell>
          <table:table-cell office:value-type="float" office:value="1.0357834040264107" table:style-name="ce6">
            <text:p>1.036</text:p>
          </table:table-cell>
          <table:table-cell office:value-type="float" office:value="6738.7614781418397" table:style-name="ce5">
            <text:p><text:s/>6,739<text:s/></text:p>
          </table:table-cell>
          <table:table-cell office:value-type="float" office:value="1.013251842369937" table:style-name="ce6">
            <text:p>1.013</text:p>
          </table:table-cell>
          <table:table-cell office:value-type="float" office:value="6828.0624830187799" table:style-name="ce5">
            <text:p><text:s/>6,82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828.0624830187799" table:style-name="ce5">
            <text:p><text:s/>6,828<text:s/></text:p>
          </table:table-cell>
          <table:table-cell office:value-type="float" office:value="1.0337067569153817" table:style-name="ce6">
            <text:p>1.034</text:p>
          </table:table-cell>
          <table:table-cell office:value-type="float" office:value="7058.2143253369313" table:style-name="ce5">
            <text:p><text:s/>7,058<text:s/></text:p>
          </table:table-cell>
          <table:table-cell office:value-type="float" office:value="1.0904369447909161" table:style-name="ce6">
            <text:p>1.090</text:p>
          </table:table-cell>
          <table:table-cell office:value-type="float" office:value="7696.5376645998804" table:style-name="ce5">
            <text:p><text:s/>7,69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696.5376645998804" table:style-name="ce5">
            <text:p><text:s/>7,697<text:s/></text:p>
          </table:table-cell>
          <table:table-cell office:value-type="float" office:value="1.0483344677871398" table:style-name="ce6">
            <text:p>1.048</text:p>
          </table:table-cell>
          <table:table-cell office:value-type="float" office:value="8068.5457164219906" table:style-name="ce5">
            <text:p><text:s/>8,069<text:s/></text:p>
          </table:table-cell>
          <table:table-cell office:value-type="float" office:value="1.1333910786345849" table:style-name="ce6">
            <text:p>1.133</text:p>
          </table:table-cell>
          <table:table-cell office:value-type="float" office:value="9144.8177325479792" table:style-name="ce5">
            <text:p><text:s/>9,14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144.8177325479792" table:style-name="ce5">
            <text:p><text:s/>9,145<text:s/></text:p>
          </table:table-cell>
          <table:table-cell office:value-type="float" office:value="1.0515744507409508" table:style-name="ce6">
            <text:p>1.052</text:p>
          </table:table-cell>
          <table:table-cell office:value-type="float" office:value="9616.4566842302502" table:style-name="ce5">
            <text:p><text:s/>9,616<text:s/></text:p>
          </table:table-cell>
          <table:table-cell office:value-type="float" office:value="1.130083085358526" table:style-name="ce6">
            <text:p>1.130</text:p>
          </table:table-cell>
          <table:table-cell office:value-type="float" office:value="10867.39503993154" table:style-name="ce5">
            <text:p><text:s/>10,86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867.39503993154" table:style-name="ce5">
            <text:p><text:s/>10,867<text:s/></text:p>
          </table:table-cell>
          <table:table-cell office:value-type="float" office:value="1.0274081427633677" table:style-name="ce6">
            <text:p>1.027</text:p>
          </table:table-cell>
          <table:table-cell office:value-type="float" office:value="11165.250154651898" table:style-name="ce5">
            <text:p><text:s/>11,165<text:s/></text:p>
          </table:table-cell>
          <table:table-cell office:value-type="float" office:value="1.1118801753063543" table:style-name="ce6">
            <text:p>1.112</text:p>
          </table:table-cell>
          <table:table-cell office:value-type="float" office:value="12414.420299293652" table:style-name="ce5">
            <text:p><text:s/>12,41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414.420299293652" table:style-name="ce5">
            <text:p><text:s/>12,414<text:s/></text:p>
          </table:table-cell>
          <table:table-cell office:value-type="float" office:value="1.1630453575557143" table:style-name="ce6">
            <text:p>1.163</text:p>
          </table:table-cell>
          <table:table-cell office:value-type="float" office:value="14438.533895838902" table:style-name="ce5">
            <text:p><text:s/>14,439<text:s/></text:p>
          </table:table-cell>
          <table:table-cell office:value-type="float" office:value="1.0256707754566348" table:style-name="ce6">
            <text:p>1.026</text:p>
          </table:table-cell>
          <table:table-cell office:value-type="float" office:value="14809.182257401992" table:style-name="ce5">
            <text:p><text:s/>14,8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809.182257401992" table:style-name="ce5">
            <text:p><text:s/>14,809<text:s/></text:p>
          </table:table-cell>
          <table:table-cell office:value-type="float" office:value="1.0857020221953582" table:style-name="ce6">
            <text:p>1.086</text:p>
          </table:table-cell>
          <table:table-cell office:value-type="float" office:value="16078.359123920962" table:style-name="ce5">
            <text:p><text:s/>16,078<text:s/></text:p>
          </table:table-cell>
          <table:table-cell office:value-type="float" office:value="1.0297975591600166" table:style-name="ce6">
            <text:p>1.030</text:p>
          </table:table-cell>
          <table:table-cell office:value-type="float" office:value="16557.45498111199" table:style-name="ce5">
            <text:p><text:s/>16,55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557.45498111199" table:style-name="ce5">
            <text:p><text:s/>16,557<text:s/></text:p>
          </table:table-cell>
          <table:table-cell office:value-type="float" office:value="1.0446635962640556" table:style-name="ce6">
            <text:p>1.045</text:p>
          </table:table-cell>
          <table:table-cell office:value-type="float" office:value="17296.970465548653" table:style-name="ce5">
            <text:p><text:s/>17,297<text:s/></text:p>
          </table:table-cell>
          <table:table-cell office:value-type="float" office:value="1.0820676694148397" table:style-name="ce6">
            <text:p>1.082</text:p>
          </table:table-cell>
          <table:table-cell office:value-type="float" office:value="18716.492519593543" table:style-name="ce5">
            <text:p><text:s/>18,71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716.492519593543" table:style-name="ce5">
            <text:p><text:s/>18,716<text:s/></text:p>
          </table:table-cell>
          <table:table-cell office:value-type="float" office:value="1.0238844961501694" table:style-name="ce6">
            <text:p>1.024</text:p>
          </table:table-cell>
          <table:table-cell office:value-type="float" office:value="19163.526513122451" table:style-name="ce5">
            <text:p><text:s/>19,164<text:s/></text:p>
          </table:table-cell>
          <table:table-cell office:value-type="float" office:value="1.1292825172750955" table:style-name="ce6">
            <text:p>1.129</text:p>
          </table:table-cell>
          <table:table-cell office:value-type="float" office:value="21641.035460606956" table:style-name="ce5">
            <text:p><text:s/>21,64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641.035460606956" table:style-name="ce5">
            <text:p><text:s/>21,641<text:s/></text:p>
          </table:table-cell>
          <table:table-cell office:value-type="float" office:value="1.0584264687038747" table:style-name="ce6">
            <text:p>1.058</text:p>
          </table:table-cell>
          <table:table-cell office:value-type="float" office:value="22905.444741665549" table:style-name="ce5">
            <text:p><text:s/>22,905<text:s/></text:p>
          </table:table-cell>
          <table:table-cell office:value-type="float" office:value="1.0368151735074693" table:style-name="ce6">
            <text:p>1.037</text:p>
          </table:table-cell>
          <table:table-cell office:value-type="float" office:value="23748.712664095718" table:style-name="ce5">
            <text:p><text:s/>23,74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3748.712664095718" table:style-name="ce5">
            <text:p><text:s/>23,749<text:s/></text:p>
          </table:table-cell>
          <table:table-cell office:value-type="float" office:value="0.99557672282582144" table:style-name="ce6">
            <text:p>0.996</text:p>
          </table:table-cell>
          <table:table-cell office:value-type="float" office:value="23643.665525452499" table:style-name="ce5">
            <text:p><text:s/>23,644<text:s/></text:p>
          </table:table-cell>
          <table:table-cell office:value-type="float" office:value="1.1121592367798216" table:style-name="ce6">
            <text:p>1.112</text:p>
          </table:table-cell>
          <table:table-cell office:value-type="float" office:value="26295.52100546463" table:style-name="ce5">
            <text:p><text:s/>26,29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295.52100546463" table:style-name="ce5">
            <text:p><text:s/>26,296<text:s/></text:p>
          </table:table-cell>
          <table:table-cell office:value-type="float" office:value="0.96018413277833403" table:style-name="ce6">
            <text:p>0.960</text:p>
          </table:table-cell>
          <table:table-cell office:value-type="float" office:value="25248.54203258652" table:style-name="ce5">
            <text:p><text:s/>25,249<text:s/></text:p>
          </table:table-cell>
          <table:table-cell office:value-type="float" office:value="1.1300241592264197" table:style-name="ce6">
            <text:p>1.130</text:p>
          </table:table-cell>
          <table:table-cell office:value-type="float" office:value="28531.462482066501" table:style-name="ce5">
            <text:p><text:s/>28,53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531.462482066501" table:style-name="ce5">
            <text:p><text:s/>28,531<text:s/></text:p>
          </table:table-cell>
          <table:table-cell office:value-type="float" office:value="1.0334949374598348" table:style-name="ce6">
            <text:p>1.033</text:p>
          </table:table-cell>
          <table:table-cell office:value-type="float" office:value="29487.122033540938" table:style-name="ce5">
            <text:p><text:s/>29,487<text:s/></text:p>
          </table:table-cell>
          <table:table-cell office:value-type="float" office:value="1.0462817479141087" table:style-name="ce6">
            <text:p>1.046</text:p>
          </table:table-cell>
          <table:table-cell office:value-type="float" office:value="30851.837582209842" table:style-name="ce5">
            <text:p><text:s/>30,85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851.837582209842" table:style-name="ce5">
            <text:p><text:s/>30,852<text:s/></text:p>
          </table:table-cell>
          <table:table-cell office:value-type="float" office:value="1.0199213590928744" table:style-name="ce6">
            <text:p>1.020</text:p>
          </table:table-cell>
          <table:table-cell office:value-type="float" office:value="31466.44811736008" table:style-name="ce5">
            <text:p><text:s/>31,466<text:s/></text:p>
          </table:table-cell>
          <table:table-cell office:value-type="float" office:value="1.0205147901787199" table:style-name="ce6">
            <text:p>1.021</text:p>
          </table:table-cell>
          <table:table-cell office:value-type="float" office:value="32111.975698157297" table:style-name="ce5">
            <text:p><text:s/>32,11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8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67.57419279094006" table:style-name="ce5">
            <text:p><text:s/>96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67.57419279094006" table:style-name="ce5">
            <text:p><text:s/>968<text:s/></text:p>
          </table:table-cell>
          <table:table-cell office:value-type="float" office:value="1.2457337555343759" table:style-name="ce6">
            <text:p>1.246</text:p>
          </table:table-cell>
          <table:table-cell office:value-type="float" office:value="1205.3398329436" table:style-name="ce5">
            <text:p><text:s/>1,205<text:s/></text:p>
          </table:table-cell>
          <table:table-cell office:value-type="float" office:value="1.3796228503257395" table:style-name="ce6">
            <text:p>1.380</text:p>
          </table:table-cell>
          <table:table-cell office:value-type="float" office:value="1662.9143759368001" table:style-name="ce5">
            <text:p><text:s/>1,66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62.9143759368001" table:style-name="ce5">
            <text:p><text:s/>1,663<text:s/></text:p>
          </table:table-cell>
          <table:table-cell office:value-type="float" office:value="1.0838109514624203" table:style-name="ce6">
            <text:p>1.084</text:p>
          </table:table-cell>
          <table:table-cell office:value-type="float" office:value="1802.2848119846001" table:style-name="ce5">
            <text:p><text:s/>1,802<text:s/></text:p>
          </table:table-cell>
          <table:table-cell office:value-type="float" office:value="0.99436492925298703" table:style-name="ce6">
            <text:p>0.994</text:p>
          </table:table-cell>
          <table:table-cell office:value-type="float" office:value="1792.1288095627999" table:style-name="ce5">
            <text:p><text:s/>1,79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92.1288095627999" table:style-name="ce5">
            <text:p><text:s/>1,792<text:s/></text:p>
          </table:table-cell>
          <table:table-cell office:value-type="float" office:value="1.1138235236920071" table:style-name="ce6">
            <text:p>1.114</text:p>
          </table:table-cell>
          <table:table-cell office:value-type="float" office:value="1996.1152255771999" table:style-name="ce5">
            <text:p><text:s/>1,996<text:s/></text:p>
          </table:table-cell>
          <table:table-cell office:value-type="float" office:value="0.90503624745415845" table:style-name="ce6">
            <text:p>0.905</text:p>
          </table:table-cell>
          <table:table-cell office:value-type="float" office:value="1806.5566332425001" table:style-name="ce5">
            <text:p><text:s/>1,80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806.5566332425001" table:style-name="ce5">
            <text:p><text:s/>1,807<text:s/></text:p>
          </table:table-cell>
          <table:table-cell office:value-type="float" office:value="0.90075246403175857" table:style-name="ce6">
            <text:p>0.901</text:p>
          </table:table-cell>
          <table:table-cell office:value-type="float" office:value="1627.2603388061" table:style-name="ce5">
            <text:p><text:s/>1,627<text:s/></text:p>
          </table:table-cell>
          <table:table-cell office:value-type="float" office:value="0.96941840073911512" table:style-name="ce6">
            <text:p>0.969</text:p>
          </table:table-cell>
          <table:table-cell office:value-type="float" office:value="1577.4961152316" table:style-name="ce5">
            <text:p><text:s/>1,5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77.4961152316" table:style-name="ce5">
            <text:p><text:s/>1,577<text:s/></text:p>
          </table:table-cell>
          <table:table-cell office:value-type="float" office:value="0.99131599368041001" table:style-name="ce6">
            <text:p>0.991</text:p>
          </table:table-cell>
          <table:table-cell office:value-type="float" office:value="1563.7971289978002" table:style-name="ce5">
            <text:p><text:s/>1,564<text:s/></text:p>
          </table:table-cell>
          <table:table-cell office:value-type="float" office:value="1.0892827661888465" table:style-name="ce6">
            <text:p>1.089</text:p>
          </table:table-cell>
          <table:table-cell office:value-type="float" office:value="1703.4172624328999" table:style-name="ce5">
            <text:p><text:s/>1,7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03.4172624328999" table:style-name="ce5">
            <text:p><text:s/>1,703<text:s/></text:p>
          </table:table-cell>
          <table:table-cell office:value-type="float" office:value="1.0983051469479259" table:style-name="ce6">
            <text:p>1.098</text:p>
          </table:table-cell>
          <table:table-cell office:value-type="float" office:value="1870.87194673" table:style-name="ce5">
            <text:p><text:s/>1,871<text:s/></text:p>
          </table:table-cell>
          <table:table-cell office:value-type="float" office:value="1.3223582768452495" table:style-name="ce6">
            <text:p>1.322</text:p>
          </table:table-cell>
          <table:table-cell office:value-type="float" office:value="2473.963003676" table:style-name="ce5">
            <text:p><text:s/>2,47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73.963003676" table:style-name="ce5">
            <text:p><text:s/>2,474<text:s/></text:p>
          </table:table-cell>
          <table:table-cell office:value-type="float" office:value="1.0283865324359946" table:style-name="ce6">
            <text:p>1.028</text:p>
          </table:table-cell>
          <table:table-cell office:value-type="float" office:value="2544.1902347252999" table:style-name="ce5">
            <text:p><text:s/>2,544<text:s/></text:p>
          </table:table-cell>
          <table:table-cell office:value-type="float" office:value="1.0708777587089002" table:style-name="ce6">
            <text:p>1.071</text:p>
          </table:table-cell>
          <table:table-cell office:value-type="float" office:value="2724.5167362917" table:style-name="ce5">
            <text:p><text:s/>2,72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24.5167362917" table:style-name="ce5">
            <text:p><text:s/>2,725<text:s/></text:p>
          </table:table-cell>
          <table:table-cell office:value-type="float" office:value="1.1011172342749023" table:style-name="ce6">
            <text:p>1.101</text:p>
          </table:table-cell>
          <table:table-cell office:value-type="float" office:value="3000.0123334011996" table:style-name="ce5">
            <text:p><text:s/>3,000<text:s/></text:p>
          </table:table-cell>
          <table:table-cell office:value-type="float" office:value="0.97196893758946967" table:style-name="ce6">
            <text:p>0.972</text:p>
          </table:table-cell>
          <table:table-cell office:value-type="float" office:value="2915.9188004512703" table:style-name="ce5">
            <text:p><text:s/>2,91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15.9188004512703" table:style-name="ce5">
            <text:p><text:s/>2,916<text:s/></text:p>
          </table:table-cell>
          <table:table-cell office:value-type="float" office:value="1.1378540041199434" table:style-name="ce6">
            <text:p>1.138</text:p>
          </table:table-cell>
          <table:table-cell office:value-type="float" office:value="3317.8898827821004" table:style-name="ce5">
            <text:p><text:s/>3,318<text:s/></text:p>
          </table:table-cell>
          <table:table-cell office:value-type="float" office:value="1.0755770644360014" table:style-name="ce6">
            <text:p>1.076</text:p>
          </table:table-cell>
          <table:table-cell office:value-type="float" office:value="3568.64626024468" table:style-name="ce5">
            <text:p><text:s/>3,56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568.64626024468" table:style-name="ce5">
            <text:p><text:s/>3,569<text:s/></text:p>
          </table:table-cell>
          <table:table-cell office:value-type="float" office:value="1.0115378426694153" table:style-name="ce6">
            <text:p>1.012</text:p>
          </table:table-cell>
          <table:table-cell office:value-type="float" office:value="3609.8207393381799" table:style-name="ce5">
            <text:p><text:s/>3,610<text:s/></text:p>
          </table:table-cell>
          <table:table-cell office:value-type="float" office:value="1.120170081201304" table:style-name="ce6">
            <text:p>1.120</text:p>
          </table:table-cell>
          <table:table-cell office:value-type="float" office:value="4043.6131907066001" table:style-name="ce5">
            <text:p><text:s/>4,04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043.6131907066001" table:style-name="ce5">
            <text:p><text:s/>4,044<text:s/></text:p>
          </table:table-cell>
          <table:table-cell office:value-type="float" office:value="1.0880853652452347" table:style-name="ce6">
            <text:p>1.088</text:p>
          </table:table-cell>
          <table:table-cell office:value-type="float" office:value="4399.7963355204402" table:style-name="ce5">
            <text:p><text:s/>4,400<text:s/></text:p>
          </table:table-cell>
          <table:table-cell office:value-type="float" office:value="1.0676934289659705" table:style-name="ce6">
            <text:p>1.068</text:p>
          </table:table-cell>
          <table:table-cell office:value-type="float" office:value="4697.6336362237298" table:style-name="ce5">
            <text:p><text:s/>4,69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697.6336362237298" table:style-name="ce5">
            <text:p><text:s/>4,698<text:s/></text:p>
          </table:table-cell>
          <table:table-cell office:value-type="float" office:value="1.1527687020264155" table:style-name="ce6">
            <text:p>1.153</text:p>
          </table:table-cell>
          <table:table-cell office:value-type="float" office:value="5415.2850294252594" table:style-name="ce5">
            <text:p><text:s/>5,415<text:s/></text:p>
          </table:table-cell>
          <table:table-cell office:value-type="float" office:value="1.0507698867324164" table:style-name="ce6">
            <text:p>1.051</text:p>
          </table:table-cell>
          <table:table-cell office:value-type="float" office:value="5690.21843699293" table:style-name="ce5">
            <text:p><text:s/>5,69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690.21843699293" table:style-name="ce5">
            <text:p><text:s/>5,690<text:s/></text:p>
          </table:table-cell>
          <table:table-cell office:value-type="float" office:value="1.0905135837818751" table:style-name="ce6">
            <text:p>1.091</text:p>
          </table:table-cell>
          <table:table-cell office:value-type="float" office:value="6205.2605002268601" table:style-name="ce5">
            <text:p><text:s/>6,205<text:s/></text:p>
          </table:table-cell>
          <table:table-cell office:value-type="float" office:value="1.0468031588661397" table:style-name="ce6">
            <text:p>1.047</text:p>
          </table:table-cell>
          <table:table-cell office:value-type="float" office:value="6495.6862932247604" table:style-name="ce5">
            <text:p><text:s/>6,49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495.6862932247604" table:style-name="ce5">
            <text:p><text:s/>6,496<text:s/></text:p>
          </table:table-cell>
          <table:table-cell office:value-type="float" office:value="0.93999929105829672" table:style-name="ce6">
            <text:p>0.940</text:p>
          </table:table-cell>
          <table:table-cell office:value-type="float" office:value="6105.94051056837" table:style-name="ce5">
            <text:p><text:s/>6,106<text:s/></text:p>
          </table:table-cell>
          <table:table-cell office:value-type="float" office:value="1.1086767906419974" table:style-name="ce6">
            <text:p>1.109</text:p>
          </table:table-cell>
          <table:table-cell office:value-type="float" office:value="6769.5145291078998" table:style-name="ce5">
            <text:p><text:s/>6,77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769.5145291078998" table:style-name="ce5">
            <text:p><text:s/>6,770<text:s/></text:p>
          </table:table-cell>
          <table:table-cell office:value-type="float" office:value="1.1725594788568185" table:style-name="ce6">
            <text:p>1.173</text:p>
          </table:table-cell>
          <table:table-cell office:value-type="float" office:value="7937.6584283644197" table:style-name="ce5">
            <text:p><text:s/>7,938<text:s/></text:p>
          </table:table-cell>
          <table:table-cell office:value-type="float" office:value="0.94593935387701988" table:style-name="ce6">
            <text:p>0.946</text:p>
          </table:table-cell>
          <table:table-cell office:value-type="float" office:value="7508.5434850235206" table:style-name="ce5">
            <text:p><text:s/>7,50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508.5434850235206" table:style-name="ce5">
            <text:p><text:s/>7,509<text:s/></text:p>
          </table:table-cell>
          <table:table-cell office:value-type="float" office:value="1.0133761318832684" table:style-name="ce6">
            <text:p>1.013</text:p>
          </table:table-cell>
          <table:table-cell office:value-type="float" office:value="7608.9787529304504" table:style-name="ce5">
            <text:p><text:s/>7,609<text:s/></text:p>
          </table:table-cell>
          <table:table-cell office:value-type="float" office:value="1.0711082888266523" table:style-name="ce6">
            <text:p>1.071</text:p>
          </table:table-cell>
          <table:table-cell office:value-type="float" office:value="8150.0402117696894" table:style-name="ce5">
            <text:p><text:s/>8,15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85.42888508885" table:style-name="ce5">
            <text:p><text:s/>38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85.42888508885" table:style-name="ce5">
            <text:p><text:s/>385<text:s/></text:p>
          </table:table-cell>
          <table:table-cell office:value-type="float" office:value="1.2076278140868248" table:style-name="ce6">
            <text:p>1.208</text:p>
          </table:table-cell>
          <table:table-cell office:value-type="float" office:value="465.45464198576997" table:style-name="ce5">
            <text:p><text:s/>465<text:s/></text:p>
          </table:table-cell>
          <table:table-cell office:value-type="float" office:value="1.2795869752020619" table:style-name="ce6">
            <text:p>1.280</text:p>
          </table:table-cell>
          <table:table-cell office:value-type="float" office:value="595.58969743233001" table:style-name="ce5">
            <text:p><text:s/>59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95.58969743233001" table:style-name="ce5">
            <text:p><text:s/>596<text:s/></text:p>
          </table:table-cell>
          <table:table-cell office:value-type="float" office:value="1.157029438795768" table:style-name="ce6">
            <text:p>1.157</text:p>
          </table:table-cell>
          <table:table-cell office:value-type="float" office:value="689.11481337267003" table:style-name="ce5">
            <text:p><text:s/>689<text:s/></text:p>
          </table:table-cell>
          <table:table-cell office:value-type="float" office:value="1.163883915225191" table:style-name="ce6">
            <text:p>1.164</text:p>
          </table:table-cell>
          <table:table-cell office:value-type="float" office:value="802.04964702786003" table:style-name="ce5">
            <text:p><text:s/>80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02.04964702786003" table:style-name="ce5">
            <text:p><text:s/>802<text:s/></text:p>
          </table:table-cell>
          <table:table-cell office:value-type="float" office:value="1.1484854271495903" table:style-name="ce6">
            <text:p>1.148</text:p>
          </table:table-cell>
          <table:table-cell office:value-type="float" office:value="921.14233146197" table:style-name="ce5">
            <text:p><text:s/>921<text:s/></text:p>
          </table:table-cell>
          <table:table-cell office:value-type="float" office:value="1.0235926452749688" table:style-name="ce6">
            <text:p>1.024</text:p>
          </table:table-cell>
          <table:table-cell office:value-type="float" office:value="942.87451573591011" table:style-name="ce5">
            <text:p><text:s/>94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942.87451573591011" table:style-name="ce5">
            <text:p><text:s/>943<text:s/></text:p>
          </table:table-cell>
          <table:table-cell office:value-type="float" office:value="0.90015735595441893" table:style-name="ce6">
            <text:p>0.900</text:p>
          </table:table-cell>
          <table:table-cell office:value-type="float" office:value="848.73543108164006" table:style-name="ce5">
            <text:p><text:s/>849<text:s/></text:p>
          </table:table-cell>
          <table:table-cell office:value-type="float" office:value="1.0062398497571508" table:style-name="ce6">
            <text:p>1.006</text:p>
          </table:table-cell>
          <table:table-cell office:value-type="float" office:value="854.0314126551599" table:style-name="ce5">
            <text:p><text:s/>85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54.0314126551599" table:style-name="ce5">
            <text:p><text:s/>854<text:s/></text:p>
          </table:table-cell>
          <table:table-cell office:value-type="float" office:value="1.0107924143767668" table:style-name="ce6">
            <text:p>1.011</text:p>
          </table:table-cell>
          <table:table-cell office:value-type="float" office:value="863.24847355130998" table:style-name="ce5">
            <text:p><text:s/>863<text:s/></text:p>
          </table:table-cell>
          <table:table-cell office:value-type="float" office:value="1.0601692882459095" table:style-name="ce6">
            <text:p>1.060</text:p>
          </table:table-cell>
          <table:table-cell office:value-type="float" office:value="915.18951978426003" table:style-name="ce5">
            <text:p><text:s/>91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15.18951978426003" table:style-name="ce5">
            <text:p><text:s/>915<text:s/></text:p>
          </table:table-cell>
          <table:table-cell office:value-type="float" office:value="1.0894542031501615" table:style-name="ce6">
            <text:p>1.089</text:p>
          </table:table-cell>
          <table:table-cell office:value-type="float" office:value="997.05706900794007" table:style-name="ce5">
            <text:p><text:s/>997<text:s/></text:p>
          </table:table-cell>
          <table:table-cell office:value-type="float" office:value="1.2162152846743854" table:style-name="ce6">
            <text:p>1.216</text:p>
          </table:table-cell>
          <table:table-cell office:value-type="float" office:value="1212.6360470201" table:style-name="ce5">
            <text:p><text:s/>1,21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12.6360470201" table:style-name="ce5">
            <text:p><text:s/>1,213<text:s/></text:p>
          </table:table-cell>
          <table:table-cell office:value-type="float" office:value="1.0079932049507507" table:style-name="ce6">
            <text:p>1.008</text:p>
          </table:table-cell>
          <table:table-cell office:value-type="float" office:value="1222.3288954746001" table:style-name="ce5">
            <text:p><text:s/>1,222<text:s/></text:p>
          </table:table-cell>
          <table:table-cell office:value-type="float" office:value="0.91653938330428675" table:style-name="ce6">
            <text:p>0.917</text:p>
          </table:table-cell>
          <table:table-cell office:value-type="float" office:value="1120.3125720532998" table:style-name="ce5">
            <text:p><text:s/>1,12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20.3125720532998" table:style-name="ce5">
            <text:p><text:s/>1,120<text:s/></text:p>
          </table:table-cell>
          <table:table-cell office:value-type="float" office:value="1.0840029575407841" table:style-name="ce6">
            <text:p>1.084</text:p>
          </table:table-cell>
          <table:table-cell office:value-type="float" office:value="1214.4221414758999" table:style-name="ce5">
            <text:p><text:s/>1,214<text:s/></text:p>
          </table:table-cell>
          <table:table-cell office:value-type="float" office:value="0.96846604859691621" table:style-name="ce6">
            <text:p>0.968</text:p>
          </table:table-cell>
          <table:table-cell office:value-type="float" office:value="1176.12661268377" table:style-name="ce5">
            <text:p><text:s/>1,17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76.12661268377" table:style-name="ce5">
            <text:p><text:s/>1,176<text:s/></text:p>
          </table:table-cell>
          <table:table-cell office:value-type="float" office:value="1.0927928753457634" table:style-name="ce6">
            <text:p>1.093</text:p>
          </table:table-cell>
          <table:table-cell office:value-type="float" office:value="1285.2627828453701" table:style-name="ce5">
            <text:p><text:s/>1,285<text:s/></text:p>
          </table:table-cell>
          <table:table-cell office:value-type="float" office:value="1.146539738676164" table:style-name="ce6">
            <text:p>1.147</text:p>
          </table:table-cell>
          <table:table-cell office:value-type="float" office:value="1473.6048551737299" table:style-name="ce5">
            <text:p><text:s/>1,47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73.6048551737299" table:style-name="ce5">
            <text:p><text:s/>1,474<text:s/></text:p>
          </table:table-cell>
          <table:table-cell office:value-type="float" office:value="1.0122321214183465" table:style-name="ce6">
            <text:p>1.012</text:p>
          </table:table-cell>
          <table:table-cell office:value-type="float" office:value="1491.6301686848801" table:style-name="ce5">
            <text:p><text:s/>1,492<text:s/></text:p>
          </table:table-cell>
          <table:table-cell office:value-type="float" office:value="1.1407333177777914" table:style-name="ce6">
            <text:p>1.141</text:p>
          </table:table-cell>
          <table:table-cell office:value-type="float" office:value="1701.55223122135" table:style-name="ce5">
            <text:p><text:s/>1,70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01.55223122135" table:style-name="ce5">
            <text:p><text:s/>1,702<text:s/></text:p>
          </table:table-cell>
          <table:table-cell office:value-type="float" office:value="1.1230773884240799" table:style-name="ce6">
            <text:p>1.123</text:p>
          </table:table-cell>
          <table:table-cell office:value-type="float" office:value="1910.97483610724" table:style-name="ce5">
            <text:p><text:s/>1,911<text:s/></text:p>
          </table:table-cell>
          <table:table-cell office:value-type="float" office:value="1.0378074710051994" table:style-name="ce6">
            <text:p>1.038</text:p>
          </table:table-cell>
          <table:table-cell office:value-type="float" office:value="1983.2239618150302" table:style-name="ce5">
            <text:p><text:s/>1,9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83.2239618150302" table:style-name="ce5">
            <text:p><text:s/>1,983<text:s/></text:p>
          </table:table-cell>
          <table:table-cell office:value-type="float" office:value="1.1404228412235744" table:style-name="ce6">
            <text:p>1.140</text:p>
          </table:table-cell>
          <table:table-cell office:value-type="float" office:value="2261.7139053157703" table:style-name="ce5">
            <text:p><text:s/>2,262<text:s/></text:p>
          </table:table-cell>
          <table:table-cell office:value-type="float" office:value="1.0530415275642306" table:style-name="ce6">
            <text:p>1.053</text:p>
          </table:table-cell>
          <table:table-cell office:value-type="float" office:value="2381.67866576698" table:style-name="ce5">
            <text:p><text:s/>2,38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381.67866576698" table:style-name="ce5">
            <text:p><text:s/>2,382<text:s/></text:p>
          </table:table-cell>
          <table:table-cell office:value-type="float" office:value="1.1015015442920426" table:style-name="ce6">
            <text:p>1.102</text:p>
          </table:table-cell>
          <table:table-cell office:value-type="float" office:value="2623.4227283497398" table:style-name="ce5">
            <text:p><text:s/>2,623<text:s/></text:p>
          </table:table-cell>
          <table:table-cell office:value-type="float" office:value="1.1741028938036171" table:style-name="ce6">
            <text:p>1.174</text:p>
          </table:table-cell>
          <table:table-cell office:value-type="float" office:value="3080.1682170256099" table:style-name="ce5">
            <text:p><text:s/>3,08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080.1682170256099" table:style-name="ce5">
            <text:p><text:s/>3,080<text:s/></text:p>
          </table:table-cell>
          <table:table-cell office:value-type="float" office:value="1.0079332482561445" table:style-name="ce6">
            <text:p>1.008</text:p>
          </table:table-cell>
          <table:table-cell office:value-type="float" office:value="3104.60395616196" table:style-name="ce5">
            <text:p><text:s/>3,105<text:s/></text:p>
          </table:table-cell>
          <table:table-cell office:value-type="float" office:value="1.0146471612748171" table:style-name="ce6">
            <text:p>1.015</text:p>
          </table:table-cell>
          <table:table-cell office:value-type="float" office:value="3150.0775910022999" table:style-name="ce5">
            <text:p><text:s/>3,15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50.0775910022999" table:style-name="ce5">
            <text:p><text:s/>3,150<text:s/></text:p>
          </table:table-cell>
          <table:table-cell office:value-type="float" office:value="1.0643277297326394" table:style-name="ce6">
            <text:p>1.064</text:p>
          </table:table-cell>
          <table:table-cell office:value-type="float" office:value="3352.7149309131396" table:style-name="ce5">
            <text:p><text:s/>3,353<text:s/></text:p>
          </table:table-cell>
          <table:table-cell office:value-type="float" office:value="0.99897713597302307" table:style-name="ce6">
            <text:p>0.999</text:p>
          </table:table-cell>
          <table:table-cell office:value-type="float" office:value="3349.2855594176003" table:style-name="ce5">
            <text:p><text:s/>3,34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349.2855594176003" table:style-name="ce5">
            <text:p><text:s/>3,349<text:s/></text:p>
          </table:table-cell>
          <table:table-cell office:value-type="float" office:value="1.0161387854779362" table:style-name="ce6">
            <text:p>1.016</text:p>
          </table:table-cell>
          <table:table-cell office:value-type="float" office:value="3403.3389605653902" table:style-name="ce5">
            <text:p><text:s/>3,403<text:s/></text:p>
          </table:table-cell>
          <table:table-cell office:value-type="float" office:value="1.1629241978342246" table:style-name="ce6">
            <text:p>1.163</text:p>
          </table:table-cell>
          <table:table-cell office:value-type="float" office:value="3957.8252306734698" table:style-name="ce5">
            <text:p><text:s/>3,95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82.14530770209001" table:style-name="ce5">
            <text:p><text:s/>58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82.14530770209001" table:style-name="ce5">
            <text:p><text:s/>582<text:s/></text:p>
          </table:table-cell>
          <table:table-cell office:value-type="float" office:value="1.2709630760031181" table:style-name="ce6">
            <text:p>1.271</text:p>
          </table:table-cell>
          <table:table-cell office:value-type="float" office:value="739.88519095782999" table:style-name="ce5">
            <text:p><text:s/>740<text:s/></text:p>
          </table:table-cell>
          <table:table-cell office:value-type="float" office:value="1.4425544551347866" table:style-name="ce6">
            <text:p>1.443</text:p>
          </table:table-cell>
          <table:table-cell office:value-type="float" office:value="1067.3246785044701" table:style-name="ce5">
            <text:p><text:s/>1,06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67.3246785044701" table:style-name="ce5">
            <text:p><text:s/>1,067<text:s/></text:p>
          </table:table-cell>
          <table:table-cell office:value-type="float" office:value="1.0429534901897874" table:style-name="ce6">
            <text:p>1.043</text:p>
          </table:table-cell>
          <table:table-cell office:value-type="float" office:value="1113.1699986119299" table:style-name="ce5">
            <text:p><text:s/>1,113<text:s/></text:p>
          </table:table-cell>
          <table:table-cell office:value-type="float" office:value="0.88942314630247088" table:style-name="ce6">
            <text:p>0.889</text:p>
          </table:table-cell>
          <table:table-cell office:value-type="float" office:value="990.07916253493988" table:style-name="ce5">
            <text:p><text:s/>99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90.07916253493988" table:style-name="ce5">
            <text:p><text:s/>990<text:s/></text:p>
          </table:table-cell>
          <table:table-cell office:value-type="float" office:value="1.0857443877143453" table:style-name="ce6">
            <text:p>1.086</text:p>
          </table:table-cell>
          <table:table-cell office:value-type="float" office:value="1074.97289411523" table:style-name="ce5">
            <text:p><text:s/>1,075<text:s/></text:p>
          </table:table-cell>
          <table:table-cell office:value-type="float" office:value="0.80344548428586604" table:style-name="ce6">
            <text:p>0.803</text:p>
          </table:table-cell>
          <table:table-cell office:value-type="float" office:value="863.68211750658998" table:style-name="ce5">
            <text:p><text:s/>86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63.68211750658998" table:style-name="ce5">
            <text:p><text:s/>864<text:s/></text:p>
          </table:table-cell>
          <table:table-cell office:value-type="float" office:value="0.90140213852293827" table:style-name="ce6">
            <text:p>0.901</text:p>
          </table:table-cell>
          <table:table-cell office:value-type="float" office:value="778.52490772445992" table:style-name="ce5">
            <text:p><text:s/>779<text:s/></text:p>
          </table:table-cell>
          <table:table-cell office:value-type="float" office:value="0.92927624459832048" table:style-name="ce6">
            <text:p>0.929</text:p>
          </table:table-cell>
          <table:table-cell office:value-type="float" office:value="723.46470257644012" table:style-name="ce5">
            <text:p><text:s/>7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23.46470257644012" table:style-name="ce5">
            <text:p><text:s/>723<text:s/></text:p>
          </table:table-cell>
          <table:table-cell office:value-type="float" office:value="0.96832458163011947" table:style-name="ce6">
            <text:p>0.968</text:p>
          </table:table-cell>
          <table:table-cell office:value-type="float" office:value="700.54865544649022" table:style-name="ce5">
            <text:p><text:s/>701<text:s/></text:p>
          </table:table-cell>
          <table:table-cell office:value-type="float" office:value="1.125157741036942" table:style-name="ce6">
            <text:p>1.125</text:p>
          </table:table-cell>
          <table:table-cell office:value-type="float" office:value="788.22774264863995" table:style-name="ce5">
            <text:p><text:s/>78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88.22774264863995" table:style-name="ce5">
            <text:p><text:s/>788<text:s/></text:p>
          </table:table-cell>
          <table:table-cell office:value-type="float" office:value="1.1085817339869644" table:style-name="ce6">
            <text:p>1.109</text:p>
          </table:table-cell>
          <table:table-cell office:value-type="float" office:value="873.81487772205992" table:style-name="ce5">
            <text:p><text:s/>874<text:s/></text:p>
          </table:table-cell>
          <table:table-cell office:value-type="float" office:value="1.4434715965743703" table:style-name="ce6">
            <text:p>1.443</text:p>
          </table:table-cell>
          <table:table-cell office:value-type="float" office:value="1261.3269566558999" table:style-name="ce5">
            <text:p><text:s/>1,26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61.3269566558999" table:style-name="ce5">
            <text:p><text:s/>1,261<text:s/></text:p>
          </table:table-cell>
          <table:table-cell office:value-type="float" office:value="1.0479926178342307" table:style-name="ce6">
            <text:p>1.048</text:p>
          </table:table-cell>
          <table:table-cell office:value-type="float" office:value="1321.8613392506998" table:style-name="ce5">
            <text:p><text:s/>1,322<text:s/></text:p>
          </table:table-cell>
          <table:table-cell office:value-type="float" office:value="1.2135948882110033" table:style-name="ce6">
            <text:p>1.214</text:p>
          </table:table-cell>
          <table:table-cell office:value-type="float" office:value="1604.2041642383999" table:style-name="ce5">
            <text:p><text:s/>1,60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04.2041642383999" table:style-name="ce5">
            <text:p><text:s/>1,604<text:s/></text:p>
          </table:table-cell>
          <table:table-cell office:value-type="float" office:value="1.1130691664629941" table:style-name="ce6">
            <text:p>1.113</text:p>
          </table:table-cell>
          <table:table-cell office:value-type="float" office:value="1785.5901919252999" table:style-name="ce5">
            <text:p><text:s/>1,786<text:s/></text:p>
          </table:table-cell>
          <table:table-cell office:value-type="float" office:value="0.97435133528123918" table:style-name="ce6">
            <text:p>0.974</text:p>
          </table:table-cell>
          <table:table-cell office:value-type="float" office:value="1739.7921877675001" table:style-name="ce5">
            <text:p><text:s/>1,74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39.7921877675001" table:style-name="ce5">
            <text:p><text:s/>1,740<text:s/></text:p>
          </table:table-cell>
          <table:table-cell office:value-type="float" office:value="1.1683160289074499" table:style-name="ce6">
            <text:p>1.168</text:p>
          </table:table-cell>
          <table:table-cell office:value-type="float" office:value="2032.6270999367302" table:style-name="ce5">
            <text:p><text:s/>2,033<text:s/></text:p>
          </table:table-cell>
          <table:table-cell office:value-type="float" office:value="1.0307062250307313" table:style-name="ce6">
            <text:p>1.031</text:p>
          </table:table-cell>
          <table:table-cell office:value-type="float" office:value="2095.0414050709501" table:style-name="ce5">
            <text:p><text:s/>2,09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95.0414050709501" table:style-name="ce5">
            <text:p><text:s/>2,095<text:s/></text:p>
          </table:table-cell>
          <table:table-cell office:value-type="float" office:value="1.0110495026620088" table:style-name="ce6">
            <text:p>1.011</text:p>
          </table:table-cell>
          <table:table-cell office:value-type="float" office:value="2118.1905706533003" table:style-name="ce5">
            <text:p><text:s/>2,118<text:s/></text:p>
          </table:table-cell>
          <table:table-cell office:value-type="float" office:value="1.1056894464235594" table:style-name="ce6">
            <text:p>1.106</text:p>
          </table:table-cell>
          <table:table-cell office:value-type="float" office:value="2342.0609594852504" table:style-name="ce5">
            <text:p><text:s/>2,34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342.0609594852504" table:style-name="ce5">
            <text:p><text:s/>2,342<text:s/></text:p>
          </table:table-cell>
          <table:table-cell office:value-type="float" office:value="1.0626629889087966" table:style-name="ce6">
            <text:p>1.063</text:p>
          </table:table-cell>
          <table:table-cell office:value-type="float" office:value="2488.8214994132004" table:style-name="ce5">
            <text:p><text:s/>2,489<text:s/></text:p>
          </table:table-cell>
          <table:table-cell office:value-type="float" office:value="1.0906405602204448" table:style-name="ce6">
            <text:p>1.091</text:p>
          </table:table-cell>
          <table:table-cell office:value-type="float" office:value="2714.4096744087001" table:style-name="ce5">
            <text:p><text:s/>2,71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714.4096744087001" table:style-name="ce5">
            <text:p><text:s/>2,714<text:s/></text:p>
          </table:table-cell>
          <table:table-cell office:value-type="float" office:value="1.1617889347511463" table:style-name="ce6">
            <text:p>1.162</text:p>
          </table:table-cell>
          <table:table-cell office:value-type="float" office:value="3153.5711241094896" table:style-name="ce5">
            <text:p><text:s/>3,154<text:s/></text:p>
          </table:table-cell>
          <table:table-cell office:value-type="float" office:value="1.0491406855966254" table:style-name="ce6">
            <text:p>1.049</text:p>
          </table:table-cell>
          <table:table-cell office:value-type="float" office:value="3308.5397712259501" table:style-name="ce5">
            <text:p><text:s/>3,30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308.5397712259501" table:style-name="ce5">
            <text:p><text:s/>3,309<text:s/></text:p>
          </table:table-cell>
          <table:table-cell office:value-type="float" office:value="1.0826038130259203" table:style-name="ce6">
            <text:p>1.083</text:p>
          </table:table-cell>
          <table:table-cell office:value-type="float" office:value="3581.8377718771198" table:style-name="ce5">
            <text:p><text:s/>3,582<text:s/></text:p>
          </table:table-cell>
          <table:table-cell office:value-type="float" office:value="0.95356582115922928" table:style-name="ce6">
            <text:p>0.954</text:p>
          </table:table-cell>
          <table:table-cell office:value-type="float" office:value="3415.5180761991501" table:style-name="ce5">
            <text:p><text:s/>3,41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15.5180761991501" table:style-name="ce5">
            <text:p><text:s/>3,416<text:s/></text:p>
          </table:table-cell>
          <table:table-cell office:value-type="float" office:value="0.87873537409187163" table:style-name="ce6">
            <text:p>0.879</text:p>
          </table:table-cell>
          <table:table-cell office:value-type="float" office:value="3001.33655440641" table:style-name="ce5">
            <text:p><text:s/>3,001<text:s/></text:p>
          </table:table-cell>
          <table:table-cell office:value-type="float" office:value="1.2059417104662009" table:style-name="ce6">
            <text:p>1.206</text:p>
          </table:table-cell>
          <table:table-cell office:value-type="float" office:value="3619.4369381055999" table:style-name="ce5">
            <text:p><text:s/>3,61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619.4369381055999" table:style-name="ce5">
            <text:p><text:s/>3,619<text:s/></text:p>
          </table:table-cell>
          <table:table-cell office:value-type="float" office:value="1.266756010908985" table:style-name="ce6">
            <text:p>1.267</text:p>
          </table:table-cell>
          <table:table-cell office:value-type="float" office:value="4584.9434974512806" table:style-name="ce5">
            <text:p><text:s/>4,585<text:s/></text:p>
          </table:table-cell>
          <table:table-cell office:value-type="float" office:value="0.9071557649332006" table:style-name="ce6">
            <text:p>0.907</text:p>
          </table:table-cell>
          <table:table-cell office:value-type="float" office:value="4159.2579256059207" table:style-name="ce5">
            <text:p><text:s/>4,15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159.2579256059207" table:style-name="ce5">
            <text:p><text:s/>4,159<text:s/></text:p>
          </table:table-cell>
          <table:table-cell office:value-type="float" office:value="1.0111514764385243" table:style-name="ce6">
            <text:p>1.011</text:p>
          </table:table-cell>
          <table:table-cell office:value-type="float" office:value="4205.6397923650602" table:style-name="ce5">
            <text:p><text:s/>4,206<text:s/></text:p>
          </table:table-cell>
          <table:table-cell office:value-type="float" office:value="0.99680790273736419" table:style-name="ce6">
            <text:p>0.997</text:p>
          </table:table-cell>
          <table:table-cell office:value-type="float" office:value="4192.2149810962192" table:style-name="ce5">
            <text:p><text:s/>4,19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8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.861929181520001" table:style-name="ce5">
            <text:p><text:s/>2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.861929181520001" table:style-name="ce5">
            <text:p><text:s/>23<text:s/></text:p>
          </table:table-cell>
          <table:table-cell office:value-type="float" office:value="1.1034477437285439" table:style-name="ce6">
            <text:p>1.103</text:p>
          </table:table-cell>
          <table:table-cell office:value-type="float" office:value="25.226944172630002" table:style-name="ce5">
            <text:p><text:s/>25<text:s/></text:p>
          </table:table-cell>
          <table:table-cell office:value-type="float" office:value="1.1692604456651812" table:style-name="ce6">
            <text:p>1.169</text:p>
          </table:table-cell>
          <table:table-cell office:value-type="float" office:value="29.49686798606" table:style-name="ce5">
            <text:p><text:s/>2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9.49686798606" table:style-name="ce5">
            <text:p><text:s/>29<text:s/></text:p>
          </table:table-cell>
          <table:table-cell office:value-type="float" office:value="0.9435849189145632" table:style-name="ce6">
            <text:p>0.944</text:p>
          </table:table-cell>
          <table:table-cell office:value-type="float" office:value="27.832799786860001" table:style-name="ce5">
            <text:p><text:s/>28<text:s/></text:p>
          </table:table-cell>
          <table:table-cell office:value-type="float" office:value="3.5750236598987719" table:style-name="ce6">
            <text:p>3.575</text:p>
          </table:table-cell>
          <table:table-cell office:value-type="float" office:value="99.502917759249996" table:style-name="ce5">
            <text:p><text:s/>10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9.502917759249996" table:style-name="ce5">
            <text:p><text:s/>100<text:s/></text:p>
          </table:table-cell>
          <table:table-cell office:value-type="float" office:value="0.6765546349587509" table:style-name="ce6">
            <text:p>0.677</text:p>
          </table:table-cell>
          <table:table-cell office:value-type="float" office:value="67.319160201939994" table:style-name="ce5">
            <text:p><text:s/>67<text:s/></text:p>
          </table:table-cell>
          <table:table-cell office:value-type="float" office:value="0.79357384446457291" table:style-name="ce6">
            <text:p>0.794</text:p>
          </table:table-cell>
          <table:table-cell office:value-type="float" office:value="53.42272476758" table:style-name="ce5">
            <text:p><text:s/>5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3.42272476758" table:style-name="ce5">
            <text:p><text:s/>53<text:s/></text:p>
          </table:table-cell>
          <table:table-cell office:value-type="float" office:value="1.4908172595828038" table:style-name="ce6">
            <text:p>1.491</text:p>
          </table:table-cell>
          <table:table-cell office:value-type="float" office:value="79.643520137449997" table:style-name="ce5">
            <text:p><text:s/>80<text:s/></text:p>
          </table:table-cell>
          <table:table-cell office:value-type="float" office:value="0.64645530483088542" table:style-name="ce6">
            <text:p>0.646</text:p>
          </table:table-cell>
          <table:table-cell office:value-type="float" office:value="51.485976088260003" table:style-name="ce5">
            <text:p><text:s/>5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1.485976088260003" table:style-name="ce5">
            <text:p><text:s/>51<text:s/></text:p>
          </table:table-cell>
          <table:table-cell office:value-type="float" office:value="2.4361785379279373" table:style-name="ce6">
            <text:p>2.436</text:p>
          </table:table-cell>
          <table:table-cell office:value-type="float" office:value="125.42902995049" table:style-name="ce5">
            <text:p><text:s/>125<text:s/></text:p>
          </table:table-cell>
          <table:table-cell office:value-type="float" office:value="0.70577407537372228" table:style-name="ce6">
            <text:p>0.706</text:p>
          </table:table-cell>
          <table:table-cell office:value-type="float" office:value="88.524557638329995" table:style-name="ce5">
            <text:p><text:s/>8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8.524557638329995" table:style-name="ce5">
            <text:p><text:s/>89<text:s/></text:p>
          </table:table-cell>
          <table:table-cell office:value-type="float" office:value="2.1528501634885466" table:style-name="ce6">
            <text:p>2.153</text:p>
          </table:table-cell>
          <table:table-cell office:value-type="float" office:value="190.58010838442999" table:style-name="ce5">
            <text:p><text:s/>191<text:s/></text:p>
          </table:table-cell>
          <table:table-cell office:value-type="float" office:value="0.56615439626444786" table:style-name="ce6">
            <text:p>0.566</text:p>
          </table:table-cell>
          <table:table-cell office:value-type="float" office:value="107.89776620239999" table:style-name="ce5">
            <text:p><text:s/>10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7.89776620239999" table:style-name="ce5">
            <text:p><text:s/>108<text:s/></text:p>
          </table:table-cell>
          <table:table-cell office:value-type="float" office:value="0.96365259788656532" table:style-name="ce6">
            <text:p>0.964</text:p>
          </table:table-cell>
          <table:table-cell office:value-type="float" office:value="103.97596270710001" table:style-name="ce5">
            <text:p><text:s/>104<text:s/></text:p>
          </table:table-cell>
          <table:table-cell office:value-type="float" office:value="1.1851607944736573" table:style-name="ce6">
            <text:p>1.185</text:p>
          </table:table-cell>
          <table:table-cell office:value-type="float" office:value="123.22823456811001" table:style-name="ce5">
            <text:p><text:s/>12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3.22823456811001" table:style-name="ce5">
            <text:p><text:s/>123<text:s/></text:p>
          </table:table-cell>
          <table:table-cell office:value-type="float" office:value="1.2013647505980867" table:style-name="ce6">
            <text:p>1.201</text:p>
          </table:table-cell>
          <table:table-cell office:value-type="float" office:value="148.04205728856002" table:style-name="ce5">
            <text:p><text:s/>148<text:s/></text:p>
          </table:table-cell>
          <table:table-cell office:value-type="float" office:value="0.84939699214783271" table:style-name="ce6">
            <text:p>0.849</text:p>
          </table:table-cell>
          <table:table-cell office:value-type="float" office:value="125.74647817227999" table:style-name="ce5">
            <text:p><text:s/>1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5.74647817227999" table:style-name="ce5">
            <text:p><text:s/>126<text:s/></text:p>
          </table:table-cell>
          <table:table-cell office:value-type="float" office:value="1.1280638991737577" table:style-name="ce6">
            <text:p>1.128</text:p>
          </table:table-cell>
          <table:table-cell office:value-type="float" office:value="141.85006247439" table:style-name="ce5">
            <text:p><text:s/>142<text:s/></text:p>
          </table:table-cell>
          <table:table-cell office:value-type="float" office:value="1.1377847710028233" table:style-name="ce6">
            <text:p>1.138</text:p>
          </table:table-cell>
          <table:table-cell office:value-type="float" office:value="161.39484084915998" table:style-name="ce5">
            <text:p><text:s/>16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61.39484084915998" table:style-name="ce5">
            <text:p><text:s/>161<text:s/></text:p>
          </table:table-cell>
          <table:table-cell office:value-type="float" office:value="1.0066278560580493" table:style-name="ce6">
            <text:p>1.007</text:p>
          </table:table-cell>
          <table:table-cell office:value-type="float" office:value="162.46454262281998" table:style-name="ce5">
            <text:p><text:s/>162<text:s/></text:p>
          </table:table-cell>
          <table:table-cell office:value-type="float" office:value="1.1295274602189056" table:style-name="ce6">
            <text:p>1.130</text:p>
          </table:table-cell>
          <table:table-cell office:value-type="float" office:value="183.50816220438" table:style-name="ce5">
            <text:p><text:s/>18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83.50816220438" table:style-name="ce5">
            <text:p><text:s/>184<text:s/></text:p>
          </table:table-cell>
          <table:table-cell office:value-type="float" office:value="1.271410940002925" table:style-name="ce6">
            <text:p>1.271</text:p>
          </table:table-cell>
          <table:table-cell office:value-type="float" office:value="233.31428500648002" table:style-name="ce5">
            <text:p><text:s/>233<text:s/></text:p>
          </table:table-cell>
          <table:table-cell office:value-type="float" office:value="1.0613790957207454" table:style-name="ce6">
            <text:p>1.061</text:p>
          </table:table-cell>
          <table:table-cell office:value-type="float" office:value="247.63490483891002" table:style-name="ce5">
            <text:p><text:s/>24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7.63490483891002" table:style-name="ce5">
            <text:p><text:s/>248<text:s/></text:p>
          </table:table-cell>
          <table:table-cell office:value-type="float" office:value="0.96649541055043409" table:style-name="ce6">
            <text:p>0.966</text:p>
          </table:table-cell>
          <table:table-cell office:value-type="float" office:value="239.33799901890001" table:style-name="ce5">
            <text:p><text:s/>239<text:s/></text:p>
          </table:table-cell>
          <table:table-cell office:value-type="float" office:value="0.84176751440856912" table:style-name="ce6">
            <text:p>0.842</text:p>
          </table:table-cell>
          <table:table-cell office:value-type="float" office:value="201.46695253766001" table:style-name="ce5">
            <text:p><text:s/>20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01.46695253766001" table:style-name="ce5">
            <text:p><text:s/>201<text:s/></text:p>
          </table:table-cell>
          <table:table-cell office:value-type="float" office:value="0.80332221890047639" table:style-name="ce6">
            <text:p>0.803</text:p>
          </table:table-cell>
          <table:table-cell office:value-type="float" office:value="161.84287934766999" table:style-name="ce5">
            <text:p><text:s/>162<text:s/></text:p>
          </table:table-cell>
          <table:table-cell office:value-type="float" office:value="1.3248051833693901" table:style-name="ce6">
            <text:p>1.325</text:p>
          </table:table-cell>
          <table:table-cell office:value-type="float" office:value="214.41028545122001" table:style-name="ce5">
            <text:p><text:s/>21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4.41028545122001" table:style-name="ce5">
            <text:p><text:s/>214<text:s/></text:p>
          </table:table-cell>
          <table:table-cell office:value-type="float" office:value="0.76994703800675657" table:style-name="ce6">
            <text:p>0.770</text:p>
          </table:table-cell>
          <table:table-cell office:value-type="float" office:value="165.08456420134999" table:style-name="ce5">
            <text:p><text:s/>165<text:s/></text:p>
          </table:table-cell>
          <table:table-cell office:value-type="float" office:value="0.76198511348447029" table:style-name="ce6">
            <text:p>0.762</text:p>
          </table:table-cell>
          <table:table-cell office:value-type="float" office:value="125.7919803875" table:style-name="ce5">
            <text:p><text:s/>12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5.7919803875" table:style-name="ce5">
            <text:p><text:s/>126<text:s/></text:p>
          </table:table-cell>
          <table:table-cell office:value-type="float" office:value="1.4048943812275902" table:style-name="ce6">
            <text:p>1.405</text:p>
          </table:table-cell>
          <table:table-cell office:value-type="float" office:value="176.72444644989" table:style-name="ce5">
            <text:p><text:s/>177<text:s/></text:p>
          </table:table-cell>
          <table:table-cell office:value-type="float" office:value="2.3040440381168525" table:style-name="ce6">
            <text:p>2.304</text:p>
          </table:table-cell>
          <table:table-cell office:value-type="float" office:value="407.18090723237003" table:style-name="ce5">
            <text:p><text:s/>40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07.18090723237003" table:style-name="ce5">
            <text:p><text:s/>407<text:s/></text:p>
          </table:table-cell>
          <table:table-cell office:value-type="float" office:value="0.72027984442669013" table:style-name="ce6">
            <text:p>0.720</text:p>
          </table:table-cell>
          <table:table-cell office:value-type="float" office:value="293.28420051485" table:style-name="ce5">
            <text:p><text:s/>293<text:s/></text:p>
          </table:table-cell>
          <table:table-cell office:value-type="float" office:value="1.5457213882328653" table:style-name="ce6">
            <text:p>1.546</text:p>
          </table:table-cell>
          <table:table-cell office:value-type="float" office:value="453.33566156657997" table:style-name="ce5">
            <text:p><text:s/>45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.54936637322" table:style-name="ce5">
            <text:p><text:s/>1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3.54936637322" table:style-name="ce5">
            <text:p><text:s/>14<text:s/></text:p>
          </table:table-cell>
          <table:table-cell office:value-type="float" office:value="1.086733008274299" table:style-name="ce6">
            <text:p>1.087</text:p>
          </table:table-cell>
          <table:table-cell office:value-type="float" office:value="14.72454367898" table:style-name="ce5">
            <text:p><text:s/>15<text:s/></text:p>
          </table:table-cell>
          <table:table-cell office:value-type="float" office:value="1.2635571829387129" table:style-name="ce6">
            <text:p>1.264</text:p>
          </table:table-cell>
          <table:table-cell office:value-type="float" office:value="18.60530293107" table:style-name="ce5">
            <text:p><text:s/>1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8.60530293107" table:style-name="ce5">
            <text:p><text:s/>19<text:s/></text:p>
          </table:table-cell>
          <table:table-cell office:value-type="float" office:value="0.9507074236411126" table:style-name="ce6">
            <text:p>0.951</text:p>
          </table:table-cell>
          <table:table-cell office:value-type="float" office:value="17.68819961566" table:style-name="ce5">
            <text:p><text:s/>18<text:s/></text:p>
          </table:table-cell>
          <table:table-cell office:value-type="float" office:value="3.5901252631719869" table:style-name="ce6">
            <text:p>3.590</text:p>
          </table:table-cell>
          <table:table-cell office:value-type="float" office:value="63.502852300210002" table:style-name="ce5">
            <text:p><text:s/>6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3.502852300210002" table:style-name="ce5">
            <text:p><text:s/>64<text:s/></text:p>
          </table:table-cell>
          <table:table-cell office:value-type="float" office:value="0.68422242530350585" table:style-name="ce6">
            <text:p>0.684</text:p>
          </table:table-cell>
          <table:table-cell office:value-type="float" office:value="43.450075614540005" table:style-name="ce5">
            <text:p><text:s/>43<text:s/></text:p>
          </table:table-cell>
          <table:table-cell office:value-type="float" office:value="0.54024054885453177" table:style-name="ce6">
            <text:p>0.540</text:p>
          </table:table-cell>
          <table:table-cell office:value-type="float" office:value="23.473492697769998" table:style-name="ce5">
            <text:p><text:s/>2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3.473492697769998" table:style-name="ce5">
            <text:p><text:s/>23<text:s/></text:p>
          </table:table-cell>
          <table:table-cell office:value-type="float" office:value="1.4799797329525808" table:style-name="ce6">
            <text:p>1.480</text:p>
          </table:table-cell>
          <table:table-cell office:value-type="float" office:value="34.740293454309999" table:style-name="ce5">
            <text:p><text:s/>35<text:s/></text:p>
          </table:table-cell>
          <table:table-cell office:value-type="float" office:value="0.74236554561401968" table:style-name="ce6">
            <text:p>0.742</text:p>
          </table:table-cell>
          <table:table-cell office:value-type="float" office:value="25.789996905000002" table:style-name="ce5">
            <text:p><text:s/>2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.789996905000002" table:style-name="ce5">
            <text:p><text:s/>26<text:s/></text:p>
          </table:table-cell>
          <table:table-cell office:value-type="float" office:value="2.450273458431421" table:style-name="ce6">
            <text:p>2.450</text:p>
          </table:table-cell>
          <table:table-cell office:value-type="float" office:value="63.192544909349998" table:style-name="ce5">
            <text:p><text:s/>63<text:s/></text:p>
          </table:table-cell>
          <table:table-cell office:value-type="float" office:value="0.95803399831239244" table:style-name="ce6">
            <text:p>0.958</text:p>
          </table:table-cell>
          <table:table-cell office:value-type="float" office:value="60.54060646304" table:style-name="ce5">
            <text:p><text:s/>6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0.54060646304" table:style-name="ce5">
            <text:p><text:s/>61<text:s/></text:p>
          </table:table-cell>
          <table:table-cell office:value-type="float" office:value="2.2621230850526426" table:style-name="ce6">
            <text:p>2.262</text:p>
          </table:table-cell>
          <table:table-cell office:value-type="float" office:value="136.95030346312998" table:style-name="ce5">
            <text:p><text:s/>137<text:s/></text:p>
          </table:table-cell>
          <table:table-cell office:value-type="float" office:value="0.40391182331824649" table:style-name="ce6">
            <text:p>0.404</text:p>
          </table:table-cell>
          <table:table-cell office:value-type="float" office:value="55.315846775780003" table:style-name="ce5">
            <text:p><text:s/>5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5.315846775780003" table:style-name="ce5">
            <text:p><text:s/>55<text:s/></text:p>
          </table:table-cell>
          <table:table-cell office:value-type="float" office:value="0.97017491812378143" table:style-name="ce6">
            <text:p>0.970</text:p>
          </table:table-cell>
          <table:table-cell office:value-type="float" office:value="53.666047116640001" table:style-name="ce5">
            <text:p><text:s/>54<text:s/></text:p>
          </table:table-cell>
          <table:table-cell office:value-type="float" office:value="1.1615905254808889" table:style-name="ce6">
            <text:p>1.162</text:p>
          </table:table-cell>
          <table:table-cell office:value-type="float" office:value="62.337971870700002" table:style-name="ce5">
            <text:p><text:s/>6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2.337971870700002" table:style-name="ce5">
            <text:p><text:s/>62<text:s/></text:p>
          </table:table-cell>
          <table:table-cell office:value-type="float" office:value="1.1695837939502938" table:style-name="ce6">
            <text:p>1.170</text:p>
          </table:table-cell>
          <table:table-cell office:value-type="float" office:value="72.909481647699991" table:style-name="ce5">
            <text:p><text:s/>73<text:s/></text:p>
          </table:table-cell>
          <table:table-cell office:value-type="float" office:value="0.75352972377143657" table:style-name="ce6">
            <text:p>0.754</text:p>
          </table:table-cell>
          <table:table-cell office:value-type="float" office:value="54.939461566310001" table:style-name="ce5">
            <text:p><text:s/>5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4.939461566310001" table:style-name="ce5">
            <text:p><text:s/>55<text:s/></text:p>
          </table:table-cell>
          <table:table-cell office:value-type="float" office:value="1.1292248442449895" table:style-name="ce6">
            <text:p>1.129</text:p>
          </table:table-cell>
          <table:table-cell office:value-type="float" office:value="62.039004930120001" table:style-name="ce5">
            <text:p><text:s/>62<text:s/></text:p>
          </table:table-cell>
          <table:table-cell office:value-type="float" office:value="1.1320022505219791" table:style-name="ce6">
            <text:p>1.132</text:p>
          </table:table-cell>
          <table:table-cell office:value-type="float" office:value="70.228293201040003" table:style-name="ce5">
            <text:p><text:s/>7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0.228293201040003" table:style-name="ce5">
            <text:p><text:s/>70<text:s/></text:p>
          </table:table-cell>
          <table:table-cell office:value-type="float" office:value="1.0133984331660515" table:style-name="ce6">
            <text:p>1.013</text:p>
          </table:table-cell>
          <table:table-cell office:value-type="float" office:value="71.169242293860009" table:style-name="ce5">
            <text:p><text:s/>71<text:s/></text:p>
          </table:table-cell>
          <table:table-cell office:value-type="float" office:value="1.3515379559585172" table:style-name="ce6">
            <text:p>1.352</text:p>
          </table:table-cell>
          <table:table-cell office:value-type="float" office:value="96.187932256960011" table:style-name="ce5">
            <text:p><text:s/>9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6.187932256960011" table:style-name="ce5">
            <text:p><text:s/>96<text:s/></text:p>
          </table:table-cell>
          <table:table-cell office:value-type="float" office:value="1.2638038601745067" table:style-name="ce6">
            <text:p>1.264</text:p>
          </table:table-cell>
          <table:table-cell office:value-type="float" office:value="121.56268008855" table:style-name="ce5">
            <text:p><text:s/>122<text:s/></text:p>
          </table:table-cell>
          <table:table-cell office:value-type="float" office:value="1.1579627222591045" table:style-name="ce6">
            <text:p>1.158</text:p>
          </table:table-cell>
          <table:table-cell office:value-type="float" office:value="140.76505196044999" table:style-name="ce5">
            <text:p><text:s/>14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0.76505196044999" table:style-name="ce5">
            <text:p><text:s/>141<text:s/></text:p>
          </table:table-cell>
          <table:table-cell office:value-type="float" office:value="0.94196308677777951" table:style-name="ce6">
            <text:p>0.942</text:p>
          </table:table-cell>
          <table:table-cell office:value-type="float" office:value="132.59548285510002" table:style-name="ce5">
            <text:p><text:s/>133<text:s/></text:p>
          </table:table-cell>
          <table:table-cell office:value-type="float" office:value="0.73713683072764336" table:style-name="ce6">
            <text:p>0.737</text:p>
          </table:table-cell>
          <table:table-cell office:value-type="float" office:value="97.741014000609994" table:style-name="ce5">
            <text:p><text:s/>9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7.741014000609994" table:style-name="ce5">
            <text:p><text:s/>98<text:s/></text:p>
          </table:table-cell>
          <table:table-cell office:value-type="float" office:value="0.81674523925188447" table:style-name="ce6">
            <text:p>0.817</text:p>
          </table:table-cell>
          <table:table-cell office:value-type="float" office:value="79.829507864649997" table:style-name="ce5">
            <text:p><text:s/>80<text:s/></text:p>
          </table:table-cell>
          <table:table-cell office:value-type="float" office:value="1.571949151853389" table:style-name="ce6">
            <text:p>1.572</text:p>
          </table:table-cell>
          <table:table-cell office:value-type="float" office:value="125.48792718071" table:style-name="ce5">
            <text:p><text:s/>12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5.48792718071" table:style-name="ce5">
            <text:p><text:s/>125<text:s/></text:p>
          </table:table-cell>
          <table:table-cell office:value-type="float" office:value="0.78742048362011141" table:style-name="ce6">
            <text:p>0.787</text:p>
          </table:table-cell>
          <table:table-cell office:value-type="float" office:value="98.811764309119994" table:style-name="ce5">
            <text:p><text:s/>99<text:s/></text:p>
          </table:table-cell>
          <table:table-cell office:value-type="float" office:value="0.66726360911566629" table:style-name="ce6">
            <text:p>0.667</text:p>
          </table:table-cell>
          <table:table-cell office:value-type="float" office:value="65.933494475990003" table:style-name="ce5">
            <text:p><text:s/>6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5.933494475990003" table:style-name="ce5">
            <text:p><text:s/>66<text:s/></text:p>
          </table:table-cell>
          <table:table-cell office:value-type="float" office:value="1.4384840947463813" table:style-name="ce6">
            <text:p>1.438</text:p>
          </table:table-cell>
          <table:table-cell office:value-type="float" office:value="94.844283114760003" table:style-name="ce5">
            <text:p><text:s/>95<text:s/></text:p>
          </table:table-cell>
          <table:table-cell office:value-type="float" office:value="3.9970409779535117" table:style-name="ce6">
            <text:p>3.997</text:p>
          </table:table-cell>
          <table:table-cell office:value-type="float" office:value="379.09648613432" table:style-name="ce5">
            <text:p><text:s/>37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9.09648613432" table:style-name="ce5">
            <text:p><text:s/>379<text:s/></text:p>
          </table:table-cell>
          <table:table-cell office:value-type="float" office:value="0.70044626036688207" table:style-name="ce6">
            <text:p>0.700</text:p>
          </table:table-cell>
          <table:table-cell office:value-type="float" office:value="265.53671603101003" table:style-name="ce5">
            <text:p><text:s/>266<text:s/></text:p>
          </table:table-cell>
          <table:table-cell office:value-type="float" office:value="1.0462871992898137" table:style-name="ce6">
            <text:p>1.046</text:p>
          </table:table-cell>
          <table:table-cell office:value-type="float" office:value="277.8276669247" table:style-name="ce5">
            <text:p><text:s/>27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.3125628082999992" table:style-name="ce5">
            <text:p><text:s/>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.3125628082999992" table:style-name="ce5">
            <text:p><text:s/>9<text:s/></text:p>
          </table:table-cell>
          <table:table-cell office:value-type="float" office:value="1.1277669434121331" table:style-name="ce6">
            <text:p>1.128</text:p>
          </table:table-cell>
          <table:table-cell office:value-type="float" office:value="10.502400493650001" table:style-name="ce5">
            <text:p><text:s/>11<text:s/></text:p>
          </table:table-cell>
          <table:table-cell office:value-type="float" office:value="1.0370548201409096" table:style-name="ce6">
            <text:p>1.037</text:p>
          </table:table-cell>
          <table:table-cell office:value-type="float" office:value="10.891565054990002" table:style-name="ce5">
            <text:p><text:s/>1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.891565054990002" table:style-name="ce5">
            <text:p><text:s/>11<text:s/></text:p>
          </table:table-cell>
          <table:table-cell office:value-type="float" office:value="0.9314180395545838" table:style-name="ce6">
            <text:p>0.931</text:p>
          </table:table-cell>
          <table:table-cell office:value-type="float" office:value="10.1446001712" table:style-name="ce5">
            <text:p><text:s/>10<text:s/></text:p>
          </table:table-cell>
          <table:table-cell office:value-type="float" office:value="3.5486923931455023" table:style-name="ce6">
            <text:p>3.549</text:p>
          </table:table-cell>
          <table:table-cell office:value-type="float" office:value="36.000065459040002" table:style-name="ce5">
            <text:p><text:s/>3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6.000065459040002" table:style-name="ce5">
            <text:p><text:s/>36<text:s/></text:p>
          </table:table-cell>
          <table:table-cell office:value-type="float" office:value="0.66302892183786888" table:style-name="ce6">
            <text:p>0.663</text:p>
          </table:table-cell>
          <table:table-cell office:value-type="float" office:value="23.869084587399996" table:style-name="ce5">
            <text:p><text:s/>24<text:s/></text:p>
          </table:table-cell>
          <table:table-cell office:value-type="float" office:value="1.2547289763102014" table:style-name="ce6">
            <text:p>1.255</text:p>
          </table:table-cell>
          <table:table-cell office:value-type="float" office:value="29.949232069810002" table:style-name="ce5">
            <text:p><text:s/>3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9.949232069810002" table:style-name="ce5">
            <text:p><text:s/>30<text:s/></text:p>
          </table:table-cell>
          <table:table-cell office:value-type="float" office:value="1.4993114540791248" table:style-name="ce6">
            <text:p>1.499</text:p>
          </table:table-cell>
          <table:table-cell office:value-type="float" office:value="44.903226683139998" table:style-name="ce5">
            <text:p><text:s/>45<text:s/></text:p>
          </table:table-cell>
          <table:table-cell office:value-type="float" office:value="0.57225239879939804" table:style-name="ce6">
            <text:p>0.572</text:p>
          </table:table-cell>
          <table:table-cell office:value-type="float" office:value="25.69597918326" table:style-name="ce5">
            <text:p><text:s/>2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.69597918326" table:style-name="ce5">
            <text:p><text:s/>26<text:s/></text:p>
          </table:table-cell>
          <table:table-cell office:value-type="float" office:value="2.4220320462309841" table:style-name="ce6">
            <text:p>2.422</text:p>
          </table:table-cell>
          <table:table-cell office:value-type="float" office:value="62.23648504114" table:style-name="ce5">
            <text:p><text:s/>62<text:s/></text:p>
          </table:table-cell>
          <table:table-cell office:value-type="float" office:value="0.4496390044648545" table:style-name="ce6">
            <text:p>0.450</text:p>
          </table:table-cell>
          <table:table-cell office:value-type="float" office:value="27.983951175289995" table:style-name="ce5">
            <text:p><text:s/>2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.983951175289995" table:style-name="ce5">
            <text:p><text:s/>28<text:s/></text:p>
          </table:table-cell>
          <table:table-cell office:value-type="float" office:value="1.9164486310516238" table:style-name="ce6">
            <text:p>1.916</text:p>
          </table:table-cell>
          <table:table-cell office:value-type="float" office:value="53.629804921299993" table:style-name="ce5">
            <text:p><text:s/>54<text:s/></text:p>
          </table:table-cell>
          <table:table-cell office:value-type="float" office:value="0.98046076251409575" table:style-name="ce6">
            <text:p>0.980</text:p>
          </table:table-cell>
          <table:table-cell office:value-type="float" office:value="52.581919426619997" table:style-name="ce5">
            <text:p><text:s/>5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2.581919426619997" table:style-name="ce5">
            <text:p><text:s/>53<text:s/></text:p>
          </table:table-cell>
          <table:table-cell office:value-type="float" office:value="0.95679115823585215" table:style-name="ce6">
            <text:p>0.957</text:p>
          </table:table-cell>
          <table:table-cell office:value-type="float" office:value="50.309915590460001" table:style-name="ce5">
            <text:p><text:s/>50<text:s/></text:p>
          </table:table-cell>
          <table:table-cell office:value-type="float" office:value="1.2103034159921409" table:style-name="ce6">
            <text:p>1.210</text:p>
          </table:table-cell>
          <table:table-cell office:value-type="float" office:value="60.890262697410002" table:style-name="ce5">
            <text:p><text:s/>6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0.890262697410002" table:style-name="ce5">
            <text:p><text:s/>61<text:s/></text:p>
          </table:table-cell>
          <table:table-cell office:value-type="float" office:value="1.2339013220262525" table:style-name="ce6">
            <text:p>1.234</text:p>
          </table:table-cell>
          <table:table-cell office:value-type="float" office:value="75.132575640860011" table:style-name="ce5">
            <text:p><text:s/>75<text:s/></text:p>
          </table:table-cell>
          <table:table-cell office:value-type="float" office:value="0.94242764875296514" table:style-name="ce6">
            <text:p>0.942</text:p>
          </table:table-cell>
          <table:table-cell office:value-type="float" office:value="70.807016605969991" table:style-name="ce5">
            <text:p><text:s/>7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0.807016605969991" table:style-name="ce5">
            <text:p><text:s/>71<text:s/></text:p>
          </table:table-cell>
          <table:table-cell office:value-type="float" office:value="1.1271631170171468" table:style-name="ce6">
            <text:p>1.127</text:p>
          </table:table-cell>
          <table:table-cell office:value-type="float" office:value="79.811057544270014" table:style-name="ce5">
            <text:p><text:s/>80<text:s/></text:p>
          </table:table-cell>
          <table:table-cell office:value-type="float" office:value="1.1422796596518128" table:style-name="ce6">
            <text:p>1.142</text:p>
          </table:table-cell>
          <table:table-cell office:value-type="float" office:value="91.166547648119987" table:style-name="ce5">
            <text:p><text:s/>9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1.166547648119987" table:style-name="ce5">
            <text:p><text:s/>91<text:s/></text:p>
          </table:table-cell>
          <table:table-cell office:value-type="float" office:value="1.0014122798785465" table:style-name="ce6">
            <text:p>1.001</text:p>
          </table:table-cell>
          <table:table-cell office:value-type="float" office:value="91.295300328959982" table:style-name="ce5">
            <text:p><text:s/>91<text:s/></text:p>
          </table:table-cell>
          <table:table-cell office:value-type="float" office:value="0.95645920033981158" table:style-name="ce6">
            <text:p>0.956</text:p>
          </table:table-cell>
          <table:table-cell office:value-type="float" office:value="87.320229947420003" table:style-name="ce5">
            <text:p><text:s/>8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7.320229947420003" table:style-name="ce5">
            <text:p><text:s/>87<text:s/></text:p>
          </table:table-cell>
          <table:table-cell office:value-type="float" office:value="1.279790547794267" table:style-name="ce6">
            <text:p>1.280</text:p>
          </table:table-cell>
          <table:table-cell office:value-type="float" office:value="111.75160491793001" table:style-name="ce5">
            <text:p><text:s/>112<text:s/></text:p>
          </table:table-cell>
          <table:table-cell office:value-type="float" office:value="0.95631604536637194" table:style-name="ce6">
            <text:p>0.956</text:p>
          </table:table-cell>
          <table:table-cell office:value-type="float" office:value="106.86985287846002" table:style-name="ce5">
            <text:p><text:s/>1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6.86985287846002" table:style-name="ce5">
            <text:p><text:s/>107<text:s/></text:p>
          </table:table-cell>
          <table:table-cell office:value-type="float" office:value="0.99880848797644706" table:style-name="ce6">
            <text:p>0.999</text:p>
          </table:table-cell>
          <table:table-cell office:value-type="float" office:value="106.7425161638" table:style-name="ce5">
            <text:p><text:s/>107<text:s/></text:p>
          </table:table-cell>
          <table:table-cell office:value-type="float" office:value="0.97173968035266334" table:style-name="ce6">
            <text:p>0.972</text:p>
          </table:table-cell>
          <table:table-cell office:value-type="float" office:value="103.72593853705001" table:style-name="ce5">
            <text:p><text:s/>10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3.72593853705001" table:style-name="ce5">
            <text:p><text:s/>104<text:s/></text:p>
          </table:table-cell>
          <table:table-cell office:value-type="float" office:value="0.79067369878485627" table:style-name="ce6">
            <text:p>0.791</text:p>
          </table:table-cell>
          <table:table-cell office:value-type="float" office:value="82.013371483019995" table:style-name="ce5">
            <text:p><text:s/>82<text:s/></text:p>
          </table:table-cell>
          <table:table-cell office:value-type="float" office:value="1.0842421993213684" table:style-name="ce6">
            <text:p>1.084</text:p>
          </table:table-cell>
          <table:table-cell office:value-type="float" office:value="88.922358270510003" table:style-name="ce5">
            <text:p><text:s/>8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8.922358270510003" table:style-name="ce5">
            <text:p><text:s/>89<text:s/></text:p>
          </table:table-cell>
          <table:table-cell office:value-type="float" office:value="0.74528837495089861" table:style-name="ce6">
            <text:p>0.745</text:p>
          </table:table-cell>
          <table:table-cell office:value-type="float" office:value="66.272799892229997" table:style-name="ce5">
            <text:p><text:s/>66<text:s/></text:p>
          </table:table-cell>
          <table:table-cell office:value-type="float" office:value="0.90321347534507845" table:style-name="ce6">
            <text:p>0.903</text:p>
          </table:table-cell>
          <table:table-cell office:value-type="float" office:value="59.858485911510009" table:style-name="ce5">
            <text:p><text:s/>6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9.858485911510009" table:style-name="ce5">
            <text:p><text:s/>60<text:s/></text:p>
          </table:table-cell>
          <table:table-cell office:value-type="float" office:value="1.3678956640529645" table:style-name="ce6">
            <text:p>1.368</text:p>
          </table:table-cell>
          <table:table-cell office:value-type="float" office:value="81.880163335129993" table:style-name="ce5">
            <text:p><text:s/>82<text:s/></text:p>
          </table:table-cell>
          <table:table-cell office:value-type="float" office:value="0.34299419974411083" table:style-name="ce6">
            <text:p>0.343</text:p>
          </table:table-cell>
          <table:table-cell office:value-type="float" office:value="28.084421098049997" table:style-name="ce5">
            <text:p><text:s/>2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8.084421098049997" table:style-name="ce5">
            <text:p><text:s/>28<text:s/></text:p>
          </table:table-cell>
          <table:table-cell office:value-type="float" office:value="0.98800272175688986" table:style-name="ce6">
            <text:p>0.988</text:p>
          </table:table-cell>
          <table:table-cell office:value-type="float" office:value="27.747484483840019" table:style-name="ce5">
            <text:p><text:s/>28<text:s/></text:p>
          </table:table-cell>
          <table:table-cell office:value-type="float" office:value="6.3251857927551907" table:style-name="ce6">
            <text:p>6.325</text:p>
          </table:table-cell>
          <table:table-cell office:value-type="float" office:value="175.50799464187998" table:style-name="ce5">
            <text:p><text:s/>17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8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49.91056450184999" table:style-name="ce5">
            <text:p><text:s/>85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49.91056450184999" table:style-name="ce5">
            <text:p><text:s/>850<text:s/></text:p>
          </table:table-cell>
          <table:table-cell office:value-type="float" office:value="1.2237161909136807" table:style-name="ce6">
            <text:p>1.224</text:p>
          </table:table-cell>
          <table:table-cell office:value-type="float" office:value="1040.0493186095" table:style-name="ce5">
            <text:p><text:s/>1,040<text:s/></text:p>
          </table:table-cell>
          <table:table-cell office:value-type="float" office:value="1.3088997115255314" table:style-name="ce6">
            <text:p>1.309</text:p>
          </table:table-cell>
          <table:table-cell office:value-type="float" office:value="1361.3202531003001" table:style-name="ce5">
            <text:p><text:s/>1,36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61.3202531003001" table:style-name="ce5">
            <text:p><text:s/>1,361<text:s/></text:p>
          </table:table-cell>
          <table:table-cell office:value-type="float" office:value="1.1671621349363217" table:style-name="ce6">
            <text:p>1.167</text:p>
          </table:table-cell>
          <table:table-cell office:value-type="float" office:value="1588.8814529406" table:style-name="ce5">
            <text:p><text:s/>1,589<text:s/></text:p>
          </table:table-cell>
          <table:table-cell office:value-type="float" office:value="0.98316200363149431" table:style-name="ce6">
            <text:p>0.983</text:p>
          </table:table-cell>
          <table:table-cell office:value-type="float" office:value="1562.1278728059999" table:style-name="ce5">
            <text:p><text:s/>1,56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62.1278728059999" table:style-name="ce5">
            <text:p><text:s/>1,562<text:s/></text:p>
          </table:table-cell>
          <table:table-cell office:value-type="float" office:value="1.0714552690376085" table:style-name="ce6">
            <text:p>1.071</text:p>
          </table:table-cell>
          <table:table-cell office:value-type="float" office:value="1673.7501402285" table:style-name="ce5">
            <text:p><text:s/>1,674<text:s/></text:p>
          </table:table-cell>
          <table:table-cell office:value-type="float" office:value="0.79403341241164194" table:style-name="ce6">
            <text:p>0.794</text:p>
          </table:table-cell>
          <table:table-cell office:value-type="float" office:value="1329.0135353701" table:style-name="ce5">
            <text:p><text:s/>1,32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29.0135353701" table:style-name="ce5">
            <text:p><text:s/>1,329<text:s/></text:p>
          </table:table-cell>
          <table:table-cell office:value-type="float" office:value="1.0509418587215866" table:style-name="ce6">
            <text:p>1.051</text:p>
          </table:table-cell>
          <table:table-cell office:value-type="float" office:value="1396.7159551280001" table:style-name="ce5">
            <text:p><text:s/>1,397<text:s/></text:p>
          </table:table-cell>
          <table:table-cell office:value-type="float" office:value="1.2011070658856031" table:style-name="ce6">
            <text:p>1.201</text:p>
          </table:table-cell>
          <table:table-cell office:value-type="float" office:value="1677.6054027394" table:style-name="ce5">
            <text:p><text:s/>1,67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77.6054027394" table:style-name="ce5">
            <text:p><text:s/>1,678<text:s/></text:p>
          </table:table-cell>
          <table:table-cell office:value-type="float" office:value="1.0607685267135112" table:style-name="ce6">
            <text:p>1.061</text:p>
          </table:table-cell>
          <table:table-cell office:value-type="float" office:value="1779.5510114705" table:style-name="ce5">
            <text:p><text:s/>1,780<text:s/></text:p>
          </table:table-cell>
          <table:table-cell office:value-type="float" office:value="1.0014600573746144" table:style-name="ce6">
            <text:p>1.001</text:p>
          </table:table-cell>
          <table:table-cell office:value-type="float" office:value="1782.1492580483" table:style-name="ce5">
            <text:p><text:s/>1,78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82.1492580483" table:style-name="ce5">
            <text:p><text:s/>1,782<text:s/></text:p>
          </table:table-cell>
          <table:table-cell office:value-type="float" office:value="1.1498747986863966" table:style-name="ce6">
            <text:p>1.150</text:p>
          </table:table-cell>
          <table:table-cell office:value-type="float" office:value="2049.2485193274001" table:style-name="ce5">
            <text:p><text:s/>2,049<text:s/></text:p>
          </table:table-cell>
          <table:table-cell office:value-type="float" office:value="0.91510821283965205" table:style-name="ce6">
            <text:p>0.915</text:p>
          </table:table-cell>
          <table:table-cell office:value-type="float" office:value="1875.284150186" table:style-name="ce5">
            <text:p><text:s/>1,87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75.284150186" table:style-name="ce5">
            <text:p><text:s/>1,875<text:s/></text:p>
          </table:table-cell>
          <table:table-cell office:value-type="float" office:value="1.1818712011157197" table:style-name="ce6">
            <text:p>1.182</text:p>
          </table:table-cell>
          <table:table-cell office:value-type="float" office:value="2216.3443310135999" table:style-name="ce5">
            <text:p><text:s/>2,216<text:s/></text:p>
          </table:table-cell>
          <table:table-cell office:value-type="float" office:value="0.88674992555407239" table:style-name="ce6">
            <text:p>0.887</text:p>
          </table:table-cell>
          <table:table-cell office:value-type="float" office:value="1965.3431705285" table:style-name="ce5">
            <text:p><text:s/>1,9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65.3431705285" table:style-name="ce5">
            <text:p><text:s/>1,965<text:s/></text:p>
          </table:table-cell>
          <table:table-cell office:value-type="float" office:value="1.1629690331137288" table:style-name="ce6">
            <text:p>1.163</text:p>
          </table:table-cell>
          <table:table-cell office:value-type="float" office:value="2285.6332467662" table:style-name="ce5">
            <text:p><text:s/>2,286<text:s/></text:p>
          </table:table-cell>
          <table:table-cell office:value-type="float" office:value="1.2084539110982648" table:style-name="ce6">
            <text:p>1.208</text:p>
          </table:table-cell>
          <table:table-cell office:value-type="float" office:value="2762.08243639084" table:style-name="ce5">
            <text:p><text:s/>2,76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62.08243639084" table:style-name="ce5">
            <text:p><text:s/>2,762<text:s/></text:p>
          </table:table-cell>
          <table:table-cell office:value-type="float" office:value="0.96703726559326086" table:style-name="ce6">
            <text:p>0.967</text:p>
          </table:table-cell>
          <table:table-cell office:value-type="float" office:value="2671.03664663057" table:style-name="ce5">
            <text:p><text:s/>2,671<text:s/></text:p>
          </table:table-cell>
          <table:table-cell office:value-type="float" office:value="1.3287657813597216" table:style-name="ce6">
            <text:p>1.329</text:p>
          </table:table-cell>
          <table:table-cell office:value-type="float" office:value="3549.18209680052" table:style-name="ce5">
            <text:p><text:s/>3,54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549.18209680052" table:style-name="ce5">
            <text:p><text:s/>3,549<text:s/></text:p>
          </table:table-cell>
          <table:table-cell office:value-type="float" office:value="1.1100864856141333" table:style-name="ce6">
            <text:p>1.110</text:p>
          </table:table-cell>
          <table:table-cell office:value-type="float" office:value="3939.8990806418901" table:style-name="ce5">
            <text:p><text:s/>3,940<text:s/></text:p>
          </table:table-cell>
          <table:table-cell office:value-type="float" office:value="0.97124997212188602" table:style-name="ce6">
            <text:p>0.971</text:p>
          </table:table-cell>
          <table:table-cell office:value-type="float" office:value="3826.6268722364803" table:style-name="ce5">
            <text:p><text:s/>3,82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826.6268722364803" table:style-name="ce5">
            <text:p><text:s/>3,827<text:s/></text:p>
          </table:table-cell>
          <table:table-cell office:value-type="float" office:value="1.0682564233552474" table:style-name="ce6">
            <text:p>1.068</text:p>
          </table:table-cell>
          <table:table-cell office:value-type="float" office:value="4087.8187360504198" table:style-name="ce5">
            <text:p><text:s/>4,088<text:s/></text:p>
          </table:table-cell>
          <table:table-cell office:value-type="float" office:value="1.0648736078687466" table:style-name="ce6">
            <text:p>1.065</text:p>
          </table:table-cell>
          <table:table-cell office:value-type="float" office:value="4353.0102857714701" table:style-name="ce5">
            <text:p><text:s/>4,35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353.0102857714701" table:style-name="ce5">
            <text:p><text:s/>4,353<text:s/></text:p>
          </table:table-cell>
          <table:table-cell office:value-type="float" office:value="1.1181117620614904" table:style-name="ce6">
            <text:p>1.118</text:p>
          </table:table-cell>
          <table:table-cell office:value-type="float" office:value="4867.1520008957305" table:style-name="ce5">
            <text:p><text:s/>4,867<text:s/></text:p>
          </table:table-cell>
          <table:table-cell office:value-type="float" office:value="1.0896628152634653" table:style-name="ce6">
            <text:p>1.090</text:p>
          </table:table-cell>
          <table:table-cell office:value-type="float" office:value="5303.5545516112497" table:style-name="ce5">
            <text:p><text:s/>5,30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303.5545516112497" table:style-name="ce5">
            <text:p><text:s/>5,304<text:s/></text:p>
          </table:table-cell>
          <table:table-cell office:value-type="float" office:value="1.0320798291807767" table:style-name="ce6">
            <text:p>1.032</text:p>
          </table:table-cell>
          <table:table-cell office:value-type="float" office:value="5473.6916756778701" table:style-name="ce5">
            <text:p><text:s/>5,474<text:s/></text:p>
          </table:table-cell>
          <table:table-cell office:value-type="float" office:value="1.2374858138298566" table:style-name="ce6">
            <text:p>1.237</text:p>
          </table:table-cell>
          <table:table-cell office:value-type="float" office:value="6773.6157979299405" table:style-name="ce5">
            <text:p><text:s/>6,77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773.6157979299405" table:style-name="ce5">
            <text:p><text:s/>6,774<text:s/></text:p>
          </table:table-cell>
          <table:table-cell office:value-type="float" office:value="1.0290902911757511" table:style-name="ce6">
            <text:p>1.029</text:p>
          </table:table-cell>
          <table:table-cell office:value-type="float" office:value="6970.6622538043903" table:style-name="ce5">
            <text:p><text:s/>6,971<text:s/></text:p>
          </table:table-cell>
          <table:table-cell office:value-type="float" office:value="0.99095013148870603" table:style-name="ce6">
            <text:p>0.991</text:p>
          </table:table-cell>
          <table:table-cell office:value-type="float" office:value="6907.5786769708202" table:style-name="ce5">
            <text:p><text:s/>6,9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907.5786769708202" table:style-name="ce5">
            <text:p><text:s/>6,908<text:s/></text:p>
          </table:table-cell>
          <table:table-cell office:value-type="float" office:value="0.94731901858446277" table:style-name="ce6">
            <text:p>0.947</text:p>
          </table:table-cell>
          <table:table-cell office:value-type="float" office:value="6543.6806530629601" table:style-name="ce5">
            <text:p><text:s/>6,544<text:s/></text:p>
          </table:table-cell>
          <table:table-cell office:value-type="float" office:value="0.99275208585694197" table:style-name="ce6">
            <text:p>0.993</text:p>
          </table:table-cell>
          <table:table-cell office:value-type="float" office:value="6496.2526175099702" table:style-name="ce5">
            <text:p><text:s/>6,49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496.2526175099702" table:style-name="ce5">
            <text:p><text:s/>6,496<text:s/></text:p>
          </table:table-cell>
          <table:table-cell office:value-type="float" office:value="0.92465657155380798" table:style-name="ce6">
            <text:p>0.925</text:p>
          </table:table-cell>
          <table:table-cell office:value-type="float" office:value="6006.8026732542203" table:style-name="ce5">
            <text:p><text:s/>6,007<text:s/></text:p>
          </table:table-cell>
          <table:table-cell office:value-type="float" office:value="1.0819965450321019" table:style-name="ce6">
            <text:p>1.082</text:p>
          </table:table-cell>
          <table:table-cell office:value-type="float" office:value="6499.3397391506596" table:style-name="ce5">
            <text:p><text:s/>6,49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61.84033488265004" table:style-name="ce5">
            <text:p><text:s/>76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61.84033488265004" table:style-name="ce5">
            <text:p><text:s/>762<text:s/></text:p>
          </table:table-cell>
          <table:table-cell office:value-type="float" office:value="1.2166914816943879" table:style-name="ce6">
            <text:p>1.217</text:p>
          </table:table-cell>
          <table:table-cell office:value-type="float" office:value="926.9246458629201" table:style-name="ce5">
            <text:p><text:s/>927<text:s/></text:p>
          </table:table-cell>
          <table:table-cell office:value-type="float" office:value="1.3654462693926206" table:style-name="ce6">
            <text:p>1.365</text:p>
          </table:table-cell>
          <table:table-cell office:value-type="float" office:value="1265.6657997016" table:style-name="ce5">
            <text:p><text:s/>1,26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265.6657997016" table:style-name="ce5">
            <text:p><text:s/>1,266<text:s/></text:p>
          </table:table-cell>
          <table:table-cell office:value-type="float" office:value="1.1676813905517838" table:style-name="ce6">
            <text:p>1.168</text:p>
          </table:table-cell>
          <table:table-cell office:value-type="float" office:value="1477.8944009693998" table:style-name="ce5">
            <text:p><text:s/>1,478<text:s/></text:p>
          </table:table-cell>
          <table:table-cell office:value-type="float" office:value="0.95741261367516128" table:style-name="ce6">
            <text:p>0.957</text:p>
          </table:table-cell>
          <table:table-cell office:value-type="float" office:value="1414.9547411680001" table:style-name="ce5">
            <text:p><text:s/>1,41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14.9547411680001" table:style-name="ce5">
            <text:p><text:s/>1,415<text:s/></text:p>
          </table:table-cell>
          <table:table-cell office:value-type="float" office:value="1.0756841428944934" table:style-name="ce6">
            <text:p>1.076</text:p>
          </table:table-cell>
          <table:table-cell office:value-type="float" office:value="1522.0443779877999" table:style-name="ce5">
            <text:p><text:s/>1,522<text:s/></text:p>
          </table:table-cell>
          <table:table-cell office:value-type="float" office:value="0.71006514958485856" table:style-name="ce6">
            <text:p>0.710</text:p>
          </table:table-cell>
          <table:table-cell office:value-type="float" office:value="1080.7506689307002" table:style-name="ce5">
            <text:p><text:s/>1,08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80.7506689307002" table:style-name="ce5">
            <text:p><text:s/>1,081<text:s/></text:p>
          </table:table-cell>
          <table:table-cell office:value-type="float" office:value="1.052839368101341" table:style-name="ce6">
            <text:p>1.053</text:p>
          </table:table-cell>
          <table:table-cell office:value-type="float" office:value="1137.8568513521" table:style-name="ce5">
            <text:p><text:s/>1,138<text:s/></text:p>
          </table:table-cell>
          <table:table-cell office:value-type="float" office:value="1.213699079644911" table:style-name="ce6">
            <text:p>1.214</text:p>
          </table:table-cell>
          <table:table-cell office:value-type="float" office:value="1381.0158132537001" table:style-name="ce5">
            <text:p><text:s/>1,38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81.0158132537001" table:style-name="ce5">
            <text:p><text:s/>1,381<text:s/></text:p>
          </table:table-cell>
          <table:table-cell office:value-type="float" office:value="1.081932225316897" table:style-name="ce6">
            <text:p>1.082</text:p>
          </table:table-cell>
          <table:table-cell office:value-type="float" office:value="1494.1655120313999" table:style-name="ce5">
            <text:p><text:s/>1,494<text:s/></text:p>
          </table:table-cell>
          <table:table-cell office:value-type="float" office:value="0.98605848774411931" table:style-name="ce6">
            <text:p>0.986</text:p>
          </table:table-cell>
          <table:table-cell office:value-type="float" office:value="1473.3345852330999" table:style-name="ce5">
            <text:p><text:s/>1,47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73.3345852330999" table:style-name="ce5">
            <text:p><text:s/>1,473<text:s/></text:p>
          </table:table-cell>
          <table:table-cell office:value-type="float" office:value="1.1472427669139917" table:style-name="ce6">
            <text:p>1.147</text:p>
          </table:table-cell>
          <table:table-cell office:value-type="float" office:value="1690.2724461528999" table:style-name="ce5">
            <text:p><text:s/>1,690<text:s/></text:p>
          </table:table-cell>
          <table:table-cell office:value-type="float" office:value="0.88760657953817512" table:style-name="ce6">
            <text:p>0.888</text:p>
          </table:table-cell>
          <table:table-cell office:value-type="float" office:value="1500.2969444173998" table:style-name="ce5">
            <text:p><text:s/>1,50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00.2969444173998" table:style-name="ce5">
            <text:p><text:s/>1,500<text:s/></text:p>
          </table:table-cell>
          <table:table-cell office:value-type="float" office:value="1.1746316756158832" table:style-name="ce6">
            <text:p>1.175</text:p>
          </table:table-cell>
          <table:table-cell office:value-type="float" office:value="1762.2963137423999" table:style-name="ce5">
            <text:p><text:s/>1,762<text:s/></text:p>
          </table:table-cell>
          <table:table-cell office:value-type="float" office:value="0.95783008524140678" table:style-name="ce6">
            <text:p>0.958</text:p>
          </table:table-cell>
          <table:table-cell office:value-type="float" office:value="1687.9804284124998" table:style-name="ce5">
            <text:p><text:s/>1,68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87.9804284124998" table:style-name="ce5">
            <text:p><text:s/>1,688<text:s/></text:p>
          </table:table-cell>
          <table:table-cell office:value-type="float" office:value="1.1218737594221249" table:style-name="ce6">
            <text:p>1.122</text:p>
          </table:table-cell>
          <table:table-cell office:value-type="float" office:value="1893.7009490541" table:style-name="ce5">
            <text:p><text:s/>1,894<text:s/></text:p>
          </table:table-cell>
          <table:table-cell office:value-type="float" office:value="1.1880072769598105" table:style-name="ce6">
            <text:p>1.188</text:p>
          </table:table-cell>
          <table:table-cell office:value-type="float" office:value="2249.7305078619697" table:style-name="ce5">
            <text:p><text:s/>2,25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49.7305078619697" table:style-name="ce5">
            <text:p><text:s/>2,250<text:s/></text:p>
          </table:table-cell>
          <table:table-cell office:value-type="float" office:value="0.96435514985348625" table:style-name="ce6">
            <text:p>0.964</text:p>
          </table:table-cell>
          <table:table-cell office:value-type="float" office:value="2169.5392010391897" table:style-name="ce5">
            <text:p><text:s/>2,170<text:s/></text:p>
          </table:table-cell>
          <table:table-cell office:value-type="float" office:value="1.3829387335144367" table:style-name="ce6">
            <text:p>1.383</text:p>
          </table:table-cell>
          <table:table-cell office:value-type="float" office:value="3000.3397949950599" table:style-name="ce5">
            <text:p><text:s/>3,00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000.3397949950599" table:style-name="ce5">
            <text:p><text:s/>3,000<text:s/></text:p>
          </table:table-cell>
          <table:table-cell office:value-type="float" office:value="1.1116012974810812" table:style-name="ce6">
            <text:p>1.112</text:p>
          </table:table-cell>
          <table:table-cell office:value-type="float" office:value="3335.18160900063" table:style-name="ce5">
            <text:p><text:s/>3,335<text:s/></text:p>
          </table:table-cell>
          <table:table-cell office:value-type="float" office:value="0.90696632904092589" table:style-name="ce6">
            <text:p>0.907</text:p>
          </table:table-cell>
          <table:table-cell office:value-type="float" office:value="3024.8974206001099" table:style-name="ce5">
            <text:p><text:s/>3,02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024.8974206001099" table:style-name="ce5">
            <text:p><text:s/>3,025<text:s/></text:p>
          </table:table-cell>
          <table:table-cell office:value-type="float" office:value="1.0725294948761186" table:style-name="ce6">
            <text:p>1.073</text:p>
          </table:table-cell>
          <table:table-cell office:value-type="float" office:value="3244.2917025683096" table:style-name="ce5">
            <text:p><text:s/>3,244<text:s/></text:p>
          </table:table-cell>
          <table:table-cell office:value-type="float" office:value="1.1078219101429227" table:style-name="ce6">
            <text:p>1.108</text:p>
          </table:table-cell>
          <table:table-cell office:value-type="float" office:value="3594.0974310000602" table:style-name="ce5">
            <text:p><text:s/>3,5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594.0974310000602" table:style-name="ce5">
            <text:p><text:s/>3,594<text:s/></text:p>
          </table:table-cell>
          <table:table-cell office:value-type="float" office:value="1.1227556907939491" table:style-name="ce6">
            <text:p>1.123</text:p>
          </table:table-cell>
          <table:table-cell office:value-type="float" office:value="4035.2933439232302" table:style-name="ce5">
            <text:p><text:s/>4,035<text:s/></text:p>
          </table:table-cell>
          <table:table-cell office:value-type="float" office:value="1.0346533426959952" table:style-name="ce6">
            <text:p>1.035</text:p>
          </table:table-cell>
          <table:table-cell office:value-type="float" office:value="4175.1297470490699" table:style-name="ce5">
            <text:p><text:s/>4,17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175.1297470490699" table:style-name="ce5">
            <text:p><text:s/>4,175<text:s/></text:p>
          </table:table-cell>
          <table:table-cell office:value-type="float" office:value="1.033662484450627" table:style-name="ce6">
            <text:p>1.034</text:p>
          </table:table-cell>
          <table:table-cell office:value-type="float" office:value="4315.6749872384598" table:style-name="ce5">
            <text:p><text:s/>4,316<text:s/></text:p>
          </table:table-cell>
          <table:table-cell office:value-type="float" office:value="1.3441385403933355" table:style-name="ce6">
            <text:p>1.344</text:p>
          </table:table-cell>
          <table:table-cell office:value-type="float" office:value="5800.8650781587294" table:style-name="ce5">
            <text:p><text:s/>5,80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800.8650781587294" table:style-name="ce5">
            <text:p><text:s/>5,801<text:s/></text:p>
          </table:table-cell>
          <table:table-cell office:value-type="float" office:value="1.0308443874886628" table:style-name="ce6">
            <text:p>1.031</text:p>
          </table:table-cell>
          <table:table-cell office:value-type="float" office:value="5979.78920839891" table:style-name="ce5">
            <text:p><text:s/>5,980<text:s/></text:p>
          </table:table-cell>
          <table:table-cell office:value-type="float" office:value="0.96626216909008456" table:style-name="ce6">
            <text:p>0.966</text:p>
          </table:table-cell>
          <table:table-cell office:value-type="float" office:value="5778.0440912090098" table:style-name="ce5">
            <text:p><text:s/>5,77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778.0440912090098" table:style-name="ce5">
            <text:p><text:s/>5,778<text:s/></text:p>
          </table:table-cell>
          <table:table-cell office:value-type="float" office:value="0.94911703300695272" table:style-name="ce6">
            <text:p>0.949</text:p>
          </table:table-cell>
          <table:table-cell office:value-type="float" office:value="5484.0400644316505" table:style-name="ce5">
            <text:p><text:s/>5,484<text:s/></text:p>
          </table:table-cell>
          <table:table-cell office:value-type="float" office:value="0.87811006940855274" table:style-name="ce6">
            <text:p>0.878</text:p>
          </table:table-cell>
          <table:table-cell office:value-type="float" office:value="4815.5908016173598" table:style-name="ce5">
            <text:p><text:s/>4,81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815.5908016173598" table:style-name="ce5">
            <text:p><text:s/>4,816<text:s/></text:p>
          </table:table-cell>
          <table:table-cell office:value-type="float" office:value="0.93694065875648325" table:style-name="ce6">
            <text:p>0.937</text:p>
          </table:table-cell>
          <table:table-cell office:value-type="float" office:value="4511.9228179690308" table:style-name="ce5">
            <text:p><text:s/>4,512<text:s/></text:p>
          </table:table-cell>
          <table:table-cell office:value-type="float" office:value="1.2622027024085234" table:style-name="ce6">
            <text:p>1.262</text:p>
          </table:table-cell>
          <table:table-cell office:value-type="float" office:value="5694.9611738991898" table:style-name="ce5">
            <text:p><text:s/>5,69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8.070229619199992" table:style-name="ce5">
            <text:p><text:s/>8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8.070229619199992" table:style-name="ce5">
            <text:p><text:s/>88<text:s/></text:p>
          </table:table-cell>
          <table:table-cell office:value-type="float" office:value="1.2844825457559379" table:style-name="ce6">
            <text:p>1.284</text:p>
          </table:table-cell>
          <table:table-cell office:value-type="float" office:value="113.12467274658" table:style-name="ce5">
            <text:p><text:s/>113<text:s/></text:p>
          </table:table-cell>
          <table:table-cell office:value-type="float" office:value="0.8455666750345745" table:style-name="ce6">
            <text:p>0.846</text:p>
          </table:table-cell>
          <table:table-cell office:value-type="float" office:value="95.654453398699999" table:style-name="ce5">
            <text:p><text:s/>9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5.654453398699999" table:style-name="ce5">
            <text:p><text:s/>96<text:s/></text:p>
          </table:table-cell>
          <table:table-cell office:value-type="float" office:value="1.1602915288072555" table:style-name="ce6">
            <text:p>1.160</text:p>
          </table:table-cell>
          <table:table-cell office:value-type="float" office:value="110.98705197119999" table:style-name="ce5">
            <text:p><text:s/>111<text:s/></text:p>
          </table:table-cell>
          <table:table-cell office:value-type="float" office:value="1.3260387497830823" table:style-name="ce6">
            <text:p>1.326</text:p>
          </table:table-cell>
          <table:table-cell office:value-type="float" office:value="147.173131638" table:style-name="ce5">
            <text:p><text:s/>1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7.173131638" table:style-name="ce5">
            <text:p><text:s/>147<text:s/></text:p>
          </table:table-cell>
          <table:table-cell office:value-type="float" office:value="1.0307979490023278" table:style-name="ce6">
            <text:p>1.031</text:p>
          </table:table-cell>
          <table:table-cell office:value-type="float" office:value="151.70576224070001" table:style-name="ce5">
            <text:p><text:s/>152<text:s/></text:p>
          </table:table-cell>
          <table:table-cell office:value-type="float" office:value="1.6364761810793984" table:style-name="ce6">
            <text:p>1.636</text:p>
          </table:table-cell>
          <table:table-cell office:value-type="float" office:value="248.26286643939997" table:style-name="ce5">
            <text:p><text:s/>24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48.26286643939997" table:style-name="ce5">
            <text:p><text:s/>248<text:s/></text:p>
          </table:table-cell>
          <table:table-cell office:value-type="float" office:value="1.0426815233726734" table:style-name="ce6">
            <text:p>1.043</text:p>
          </table:table-cell>
          <table:table-cell office:value-type="float" office:value="258.85910377590011" table:style-name="ce5">
            <text:p><text:s/>259<text:s/></text:p>
          </table:table-cell>
          <table:table-cell office:value-type="float" office:value="1.1457568428517153" table:style-name="ce6">
            <text:p>1.146</text:p>
          </table:table-cell>
          <table:table-cell office:value-type="float" office:value="296.58958948569989" table:style-name="ce5">
            <text:p><text:s/>29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6.58958948569989" table:style-name="ce5">
            <text:p><text:s/>297<text:s/></text:p>
          </table:table-cell>
          <table:table-cell office:value-type="float" office:value="0.9622235896208351" table:style-name="ce6">
            <text:p>0.962</text:p>
          </table:table-cell>
          <table:table-cell office:value-type="float" office:value="285.38549943910004" table:style-name="ce5">
            <text:p><text:s/>285<text:s/></text:p>
          </table:table-cell>
          <table:table-cell office:value-type="float" office:value="1.0820965796165118" table:style-name="ce6">
            <text:p>1.082</text:p>
          </table:table-cell>
          <table:table-cell office:value-type="float" office:value="308.81467281520008" table:style-name="ce5">
            <text:p><text:s/>30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8.81467281520008" table:style-name="ce5">
            <text:p><text:s/>309<text:s/></text:p>
          </table:table-cell>
          <table:table-cell office:value-type="float" office:value="1.1624320499476957" table:style-name="ce6">
            <text:p>1.162</text:p>
          </table:table-cell>
          <table:table-cell office:value-type="float" office:value="358.97607317450002" table:style-name="ce5">
            <text:p><text:s/>359<text:s/></text:p>
          </table:table-cell>
          <table:table-cell office:value-type="float" office:value="1.044602227810089" table:style-name="ce6">
            <text:p>1.045</text:p>
          </table:table-cell>
          <table:table-cell office:value-type="float" office:value="374.98720576860023" table:style-name="ce5">
            <text:p><text:s/>37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74.98720576860023" table:style-name="ce5">
            <text:p><text:s/>375<text:s/></text:p>
          </table:table-cell>
          <table:table-cell office:value-type="float" office:value="1.2108360239666074" table:style-name="ce6">
            <text:p>1.211</text:p>
          </table:table-cell>
          <table:table-cell office:value-type="float" office:value="454.04801727119997" table:style-name="ce5">
            <text:p><text:s/>454<text:s/></text:p>
          </table:table-cell>
          <table:table-cell office:value-type="float" office:value="0.61086654178765676" table:style-name="ce6">
            <text:p>0.611</text:p>
          </table:table-cell>
          <table:table-cell office:value-type="float" office:value="277.36274211600016" table:style-name="ce5">
            <text:p><text:s/>27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7.36274211600016" table:style-name="ce5">
            <text:p><text:s/>277<text:s/></text:p>
          </table:table-cell>
          <table:table-cell office:value-type="float" office:value="1.4130675761353122" table:style-name="ce6">
            <text:p>1.413</text:p>
          </table:table-cell>
          <table:table-cell office:value-type="float" office:value="391.93229771210002" table:style-name="ce5">
            <text:p><text:s/>392<text:s/></text:p>
          </table:table-cell>
          <table:table-cell office:value-type="float" office:value="1.3072460001885995" table:style-name="ce6">
            <text:p>1.307</text:p>
          </table:table-cell>
          <table:table-cell office:value-type="float" office:value="512.35192852887008" table:style-name="ce5">
            <text:p><text:s/>5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12.35192852887008" table:style-name="ce5">
            <text:p><text:s/>512<text:s/></text:p>
          </table:table-cell>
          <table:table-cell office:value-type="float" office:value="0.97881440015526677" table:style-name="ce6">
            <text:p>0.979</text:p>
          </table:table-cell>
          <table:table-cell office:value-type="float" office:value="501.49744559138014" table:style-name="ce5">
            <text:p><text:s/>501<text:s/></text:p>
          </table:table-cell>
          <table:table-cell office:value-type="float" office:value="1.0944069738146911" table:style-name="ce6">
            <text:p>1.094</text:p>
          </table:table-cell>
          <table:table-cell office:value-type="float" office:value="548.84230180546001" table:style-name="ce5">
            <text:p><text:s/>54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48.84230180546001" table:style-name="ce5">
            <text:p><text:s/>549<text:s/></text:p>
          </table:table-cell>
          <table:table-cell office:value-type="float" office:value="1.1018055088902485" table:style-name="ce6">
            <text:p>1.102</text:p>
          </table:table-cell>
          <table:table-cell office:value-type="float" office:value="604.7174716412602" table:style-name="ce5">
            <text:p><text:s/>605<text:s/></text:p>
          </table:table-cell>
          <table:table-cell office:value-type="float" office:value="1.325791777539354" table:style-name="ce6">
            <text:p>1.326</text:p>
          </table:table-cell>
          <table:table-cell office:value-type="float" office:value="801.72945163637019" table:style-name="ce5">
            <text:p><text:s/>80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01.72945163637019" table:style-name="ce5">
            <text:p><text:s/>802<text:s/></text:p>
          </table:table-cell>
          <table:table-cell office:value-type="float" office:value="1.0521342726781819" table:style-name="ce6">
            <text:p>1.052</text:p>
          </table:table-cell>
          <table:table-cell office:value-type="float" office:value="843.52703348211003" table:style-name="ce5">
            <text:p><text:s/>844<text:s/></text:p>
          </table:table-cell>
          <table:table-cell office:value-type="float" office:value="0.89969002136018139" table:style-name="ce6">
            <text:p>0.900</text:p>
          </table:table-cell>
          <table:table-cell office:value-type="float" office:value="758.91285477141003" table:style-name="ce5">
            <text:p><text:s/>75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58.91285477141003" table:style-name="ce5">
            <text:p><text:s/>759<text:s/></text:p>
          </table:table-cell>
          <table:table-cell office:value-type="float" office:value="1.0961188122489527" table:style-name="ce6">
            <text:p>1.096</text:p>
          </table:table-cell>
          <table:table-cell office:value-type="float" office:value="831.85865697249983" table:style-name="ce5">
            <text:p><text:s/>832<text:s/></text:p>
          </table:table-cell>
          <table:table-cell office:value-type="float" office:value="1.3565102618142066" table:style-name="ce6">
            <text:p>1.357</text:p>
          </table:table-cell>
          <table:table-cell office:value-type="float" office:value="1128.42480456218" table:style-name="ce5">
            <text:p><text:s/>1,12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28.42480456218" table:style-name="ce5">
            <text:p><text:s/>1,128<text:s/></text:p>
          </table:table-cell>
          <table:table-cell office:value-type="float" office:value="1.0262240636306392" table:style-name="ce6">
            <text:p>1.026</text:p>
          </table:table-cell>
          <table:table-cell office:value-type="float" office:value="1158.0166884394102" table:style-name="ce5">
            <text:p><text:s/>1,158<text:s/></text:p>
          </table:table-cell>
          <table:table-cell office:value-type="float" office:value="0.84001442248827052" table:style-name="ce6">
            <text:p>0.840</text:p>
          </table:table-cell>
          <table:table-cell office:value-type="float" office:value="972.7507197712107" table:style-name="ce5">
            <text:p><text:s/>97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72.7507197712107" table:style-name="ce5">
            <text:p><text:s/>973<text:s/></text:p>
          </table:table-cell>
          <table:table-cell office:value-type="float" office:value="1.0186299791569746" table:style-name="ce6">
            <text:p>1.019</text:p>
          </table:table-cell>
          <table:table-cell office:value-type="float" office:value="990.87304540548041" table:style-name="ce5">
            <text:p><text:s/>991<text:s/></text:p>
          </table:table-cell>
          <table:table-cell office:value-type="float" office:value="1.1399387550194056" table:style-name="ce6">
            <text:p>1.140</text:p>
          </table:table-cell>
          <table:table-cell office:value-type="float" office:value="1129.5345857618104" table:style-name="ce5">
            <text:p><text:s/>1,13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29.5345857618104" table:style-name="ce5">
            <text:p><text:s/>1,130<text:s/></text:p>
          </table:table-cell>
          <table:table-cell office:value-type="float" office:value="0.93812141920084624" table:style-name="ce6">
            <text:p>0.938</text:p>
          </table:table-cell>
          <table:table-cell office:value-type="float" office:value="1059.6405886313096" table:style-name="ce5">
            <text:p><text:s/>1,060<text:s/></text:p>
          </table:table-cell>
          <table:table-cell office:value-type="float" office:value="1.586067798765094" table:style-name="ce6">
            <text:p>1.586</text:p>
          </table:table-cell>
          <table:table-cell office:value-type="float" office:value="1680.6618158926096" table:style-name="ce5">
            <text:p><text:s/>1,68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80.6618158926096" table:style-name="ce5">
            <text:p><text:s/>1,681<text:s/></text:p>
          </table:table-cell>
          <table:table-cell office:value-type="float" office:value="0.88945904592426883" table:style-name="ce6">
            <text:p>0.889</text:p>
          </table:table-cell>
          <table:table-cell office:value-type="float" office:value="1494.8798552851897" table:style-name="ce5">
            <text:p><text:s/>1,495<text:s/></text:p>
          </table:table-cell>
          <table:table-cell office:value-type="float" office:value="0.53808910622988637" table:style-name="ce6">
            <text:p>0.538</text:p>
          </table:table-cell>
          <table:table-cell office:value-type="float" office:value="804.37856525146958" table:style-name="ce5">
            <text:p><text:s/>80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8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91.20320551050003" table:style-name="ce5">
            <text:p><text:s/>39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91.20320551050003" table:style-name="ce5">
            <text:p><text:s/>391<text:s/></text:p>
          </table:table-cell>
          <table:table-cell office:value-type="float" office:value="1.3889863388485595" table:style-name="ce6">
            <text:p>1.389</text:p>
          </table:table-cell>
          <table:table-cell office:value-type="float" office:value="543.37590816785007" table:style-name="ce5">
            <text:p><text:s/>543<text:s/></text:p>
          </table:table-cell>
          <table:table-cell office:value-type="float" office:value="0.91365675318987949" table:style-name="ce6">
            <text:p>0.914</text:p>
          </table:table-cell>
          <table:table-cell office:value-type="float" office:value="496.45906801823998" table:style-name="ce5">
            <text:p><text:s/>49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96.45906801823998" table:style-name="ce5">
            <text:p><text:s/>496<text:s/></text:p>
          </table:table-cell>
          <table:table-cell office:value-type="float" office:value="1.0577363465332996" table:style-name="ce6">
            <text:p>1.058</text:p>
          </table:table-cell>
          <table:table-cell office:value-type="float" office:value="525.12280080894004" table:style-name="ce5">
            <text:p><text:s/>525<text:s/></text:p>
          </table:table-cell>
          <table:table-cell office:value-type="float" office:value="1.1218628714041179" table:style-name="ce6">
            <text:p>1.122</text:p>
          </table:table-cell>
          <table:table-cell office:value-type="float" office:value="589.11577315528996" table:style-name="ce5">
            <text:p><text:s/>58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89.11577315528996" table:style-name="ce5">
            <text:p><text:s/>589<text:s/></text:p>
          </table:table-cell>
          <table:table-cell office:value-type="float" office:value="1.047774523479464" table:style-name="ce6">
            <text:p>1.048</text:p>
          </table:table-cell>
          <table:table-cell office:value-type="float" office:value="617.26049849202002" table:style-name="ce5">
            <text:p><text:s/>617<text:s/></text:p>
          </table:table-cell>
          <table:table-cell office:value-type="float" office:value="1.0343482466780825" table:style-name="ce6">
            <text:p>1.034</text:p>
          </table:table-cell>
          <table:table-cell office:value-type="float" office:value="638.46231435886" table:style-name="ce5">
            <text:p><text:s/>63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38.46231435886" table:style-name="ce5">
            <text:p><text:s/>638<text:s/></text:p>
          </table:table-cell>
          <table:table-cell office:value-type="float" office:value="1.0256891092046996" table:style-name="ce6">
            <text:p>1.026</text:p>
          </table:table-cell>
          <table:table-cell office:value-type="float" office:value="654.86384247550995" table:style-name="ce5">
            <text:p><text:s/>655<text:s/></text:p>
          </table:table-cell>
          <table:table-cell office:value-type="float" office:value="1.066928002941419" table:style-name="ce6">
            <text:p>1.067</text:p>
          </table:table-cell>
          <table:table-cell office:value-type="float" office:value="698.69257165093995" table:style-name="ce5">
            <text:p><text:s/>69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98.69257165093995" table:style-name="ce5">
            <text:p><text:s/>699<text:s/></text:p>
          </table:table-cell>
          <table:table-cell office:value-type="float" office:value="1.0807682501480966" table:style-name="ce6">
            <text:p>1.081</text:p>
          </table:table-cell>
          <table:table-cell office:value-type="float" office:value="755.12474805466002" table:style-name="ce5">
            <text:p><text:s/>755<text:s/></text:p>
          </table:table-cell>
          <table:table-cell office:value-type="float" office:value="1.3466380268610834" table:style-name="ce6">
            <text:p>1.347</text:p>
          </table:table-cell>
          <table:table-cell office:value-type="float" office:value="1016.8797007543" table:style-name="ce5">
            <text:p><text:s/>1,01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16.8797007543" table:style-name="ce5">
            <text:p><text:s/>1,017<text:s/></text:p>
          </table:table-cell>
          <table:table-cell office:value-type="float" office:value="1.0634864546564475" table:style-name="ce6">
            <text:p>1.063</text:p>
          </table:table-cell>
          <table:table-cell office:value-type="float" office:value="1081.4377877672998" table:style-name="ce5">
            <text:p><text:s/>1,081<text:s/></text:p>
          </table:table-cell>
          <table:table-cell office:value-type="float" office:value="1.0456130404332737" table:style-name="ce6">
            <text:p>1.046</text:p>
          </table:table-cell>
          <table:table-cell office:value-type="float" office:value="1130.7654533067998" table:style-name="ce5">
            <text:p><text:s/>1,1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30.7654533067998" table:style-name="ce5">
            <text:p><text:s/>1,131<text:s/></text:p>
          </table:table-cell>
          <table:table-cell office:value-type="float" office:value="1.0249609515254108" table:style-name="ce6">
            <text:p>1.025</text:p>
          </table:table-cell>
          <table:table-cell office:value-type="float" office:value="1158.9904349734002" table:style-name="ce5">
            <text:p><text:s/>1,159<text:s/></text:p>
          </table:table-cell>
          <table:table-cell office:value-type="float" office:value="0.95671581705171582" table:style-name="ce6">
            <text:p>0.957</text:p>
          </table:table-cell>
          <table:table-cell office:value-type="float" office:value="1108.8244809507" table:style-name="ce5">
            <text:p><text:s/>1,10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08.8244809507" table:style-name="ce5">
            <text:p><text:s/>1,109<text:s/></text:p>
          </table:table-cell>
          <table:table-cell office:value-type="float" office:value="1.4379119636594575" table:style-name="ce6">
            <text:p>1.438</text:p>
          </table:table-cell>
          <table:table-cell office:value-type="float" office:value="1594.3919867575" table:style-name="ce5">
            <text:p><text:s/>1,594<text:s/></text:p>
          </table:table-cell>
          <table:table-cell office:value-type="float" office:value="0.93846970210678748" table:style-name="ce6">
            <text:p>0.938</text:p>
          </table:table-cell>
          <table:table-cell office:value-type="float" office:value="1496.2885728537601" table:style-name="ce5">
            <text:p><text:s/>1,49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96.2885728537601" table:style-name="ce5">
            <text:p><text:s/>1,496<text:s/></text:p>
          </table:table-cell>
          <table:table-cell office:value-type="float" office:value="1.1152645855530143" table:style-name="ce6">
            <text:p>1.115</text:p>
          </table:table-cell>
          <table:table-cell office:value-type="float" office:value="1668.75765507146" table:style-name="ce5">
            <text:p><text:s/>1,669<text:s/></text:p>
          </table:table-cell>
          <table:table-cell office:value-type="float" office:value="1.090296772241298" table:style-name="ce6">
            <text:p>1.090</text:p>
          </table:table-cell>
          <table:table-cell office:value-type="float" office:value="1819.4410849773701" table:style-name="ce5">
            <text:p><text:s/>1,81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819.4410849773701" table:style-name="ce5">
            <text:p><text:s/>1,819<text:s/></text:p>
          </table:table-cell>
          <table:table-cell office:value-type="float" office:value="1.1156050894543674" table:style-name="ce6">
            <text:p>1.116</text:p>
          </table:table-cell>
          <table:table-cell office:value-type="float" office:value="2029.7777343631301" table:style-name="ce5">
            <text:p><text:s/>2,030<text:s/></text:p>
          </table:table-cell>
          <table:table-cell office:value-type="float" office:value="1.0033298112269275" table:style-name="ce6">
            <text:p>1.003</text:p>
          </table:table-cell>
          <table:table-cell office:value-type="float" office:value="2036.5365110511798" table:style-name="ce5">
            <text:p><text:s/>2,03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036.5365110511798" table:style-name="ce5">
            <text:p><text:s/>2,037<text:s/></text:p>
          </table:table-cell>
          <table:table-cell office:value-type="float" office:value="0.99051650507048805" table:style-name="ce6">
            <text:p>0.991</text:p>
          </table:table-cell>
          <table:table-cell office:value-type="float" office:value="2017.2230273748601" table:style-name="ce5">
            <text:p><text:s/>2,017<text:s/></text:p>
          </table:table-cell>
          <table:table-cell office:value-type="float" office:value="0.93466288184705126" table:style-name="ce6">
            <text:p>0.935</text:p>
          </table:table-cell>
          <table:table-cell office:value-type="float" office:value="1885.42348809442" table:style-name="ce5">
            <text:p><text:s/>1,88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85.42348809442" table:style-name="ce5">
            <text:p><text:s/>1,885<text:s/></text:p>
          </table:table-cell>
          <table:table-cell office:value-type="float" office:value="1.0160959575159967" table:style-name="ce6">
            <text:p>1.016</text:p>
          </table:table-cell>
          <table:table-cell office:value-type="float" office:value="1915.7711844584501" table:style-name="ce5">
            <text:p><text:s/>1,916<text:s/></text:p>
          </table:table-cell>
          <table:table-cell office:value-type="float" office:value="1.1240265133139928" table:style-name="ce6">
            <text:p>1.124</text:p>
          </table:table-cell>
          <table:table-cell office:value-type="float" office:value="2153.3776047742499" table:style-name="ce5">
            <text:p><text:s/>2,15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153.3776047742499" table:style-name="ce5">
            <text:p><text:s/>2,153<text:s/></text:p>
          </table:table-cell>
          <table:table-cell office:value-type="float" office:value="1.0228774228454209" table:style-name="ce6">
            <text:p>1.023</text:p>
          </table:table-cell>
          <table:table-cell office:value-type="float" office:value="2202.64133478453" table:style-name="ce5">
            <text:p><text:s/>2,203<text:s/></text:p>
          </table:table-cell>
          <table:table-cell office:value-type="float" office:value="1.0445270496133199" table:style-name="ce6">
            <text:p>1.045</text:p>
          </table:table-cell>
          <table:table-cell office:value-type="float" office:value="2300.7184547788302" table:style-name="ce5">
            <text:p><text:s/>2,30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00.7184547788302" table:style-name="ce5">
            <text:p><text:s/>2,301<text:s/></text:p>
          </table:table-cell>
          <table:table-cell office:value-type="float" office:value="0.90288271290257049" table:style-name="ce6">
            <text:p>0.903</text:p>
          </table:table-cell>
          <table:table-cell office:value-type="float" office:value="2077.2789200757202" table:style-name="ce5">
            <text:p><text:s/>2,077<text:s/></text:p>
          </table:table-cell>
          <table:table-cell office:value-type="float" office:value="1.1495864776389793" table:style-name="ce6">
            <text:p>1.150</text:p>
          </table:table-cell>
          <table:table-cell office:value-type="float" office:value="2388.0117568035498" table:style-name="ce5">
            <text:p><text:s/>2,38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88.0117568035498" table:style-name="ce5">
            <text:p><text:s/>2,388<text:s/></text:p>
          </table:table-cell>
          <table:table-cell office:value-type="float" office:value="0.97426107636276771" table:style-name="ce6">
            <text:p>0.974</text:p>
          </table:table-cell>
          <table:table-cell office:value-type="float" office:value="2326.5469045503701" table:style-name="ce5">
            <text:p><text:s/>2,327<text:s/></text:p>
          </table:table-cell>
          <table:table-cell office:value-type="float" office:value="1.0595607207260409" table:style-name="ce6">
            <text:p>1.060</text:p>
          </table:table-cell>
          <table:table-cell office:value-type="float" office:value="2465.1177149883297" table:style-name="ce5">
            <text:p><text:s/>2,46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65.1177149883297" table:style-name="ce5">
            <text:p><text:s/>2,465<text:s/></text:p>
          </table:table-cell>
          <table:table-cell office:value-type="float" office:value="1.08587340265232" table:style-name="ce6">
            <text:p>1.086</text:p>
          </table:table-cell>
          <table:table-cell office:value-type="float" office:value="2676.8057611128897" table:style-name="ce5">
            <text:p><text:s/>2,677<text:s/></text:p>
          </table:table-cell>
          <table:table-cell office:value-type="float" office:value="0.99552335743610409" table:style-name="ce6">
            <text:p>0.996</text:p>
          </table:table-cell>
          <table:table-cell office:value-type="float" office:value="2664.8226585074099" table:style-name="ce5">
            <text:p><text:s/>2,66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0.6095961323" table:style-name="ce5">
            <text:p><text:s/>11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10.6095961323" table:style-name="ce5">
            <text:p><text:s/>111<text:s/></text:p>
          </table:table-cell>
          <table:table-cell office:value-type="float" office:value="1.1277495181577077" table:style-name="ce6">
            <text:p>1.128</text:p>
          </table:table-cell>
          <table:table-cell office:value-type="float" office:value="124.73991874181999" table:style-name="ce5">
            <text:p><text:s/>125<text:s/></text:p>
          </table:table-cell>
          <table:table-cell office:value-type="float" office:value="0.97324417125364804" table:style-name="ce6">
            <text:p>0.973</text:p>
          </table:table-cell>
          <table:table-cell office:value-type="float" office:value="121.40239883813" table:style-name="ce5">
            <text:p><text:s/>12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21.40239883813" table:style-name="ce5">
            <text:p><text:s/>121<text:s/></text:p>
          </table:table-cell>
          <table:table-cell office:value-type="float" office:value="1.0966709397866028" table:style-name="ce6">
            <text:p>1.097</text:p>
          </table:table-cell>
          <table:table-cell office:value-type="float" office:value="133.13848282615999" table:style-name="ce5">
            <text:p><text:s/>133<text:s/></text:p>
          </table:table-cell>
          <table:table-cell office:value-type="float" office:value="1.0490174791238323" table:style-name="ce6">
            <text:p>1.049</text:p>
          </table:table-cell>
          <table:table-cell office:value-type="float" office:value="139.66459562867001" table:style-name="ce5">
            <text:p><text:s/>14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9.66459562867001" table:style-name="ce5">
            <text:p><text:s/>140<text:s/></text:p>
          </table:table-cell>
          <table:table-cell office:value-type="float" office:value="1.0507580304473725" table:style-name="ce6">
            <text:p>1.051</text:p>
          </table:table-cell>
          <table:table-cell office:value-type="float" office:value="146.75369542601001" table:style-name="ce5">
            <text:p><text:s/>147<text:s/></text:p>
          </table:table-cell>
          <table:table-cell office:value-type="float" office:value="1.1448299471046435" table:style-name="ce6">
            <text:p>1.145</text:p>
          </table:table-cell>
          <table:table-cell office:value-type="float" office:value="168.00802537197001" table:style-name="ce5">
            <text:p><text:s/>16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68.00802537197001" table:style-name="ce5">
            <text:p><text:s/>168<text:s/></text:p>
          </table:table-cell>
          <table:table-cell office:value-type="float" office:value="1.0255623678915431" table:style-name="ce6">
            <text:p>1.026</text:p>
          </table:table-cell>
          <table:table-cell office:value-type="float" office:value="172.30270832526" table:style-name="ce5">
            <text:p><text:s/>172<text:s/></text:p>
          </table:table-cell>
          <table:table-cell office:value-type="float" office:value="1.257782302118976" table:style-name="ce6">
            <text:p>1.258</text:p>
          </table:table-cell>
          <table:table-cell office:value-type="float" office:value="216.71929713868002" table:style-name="ce5">
            <text:p><text:s/>21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6.71929713868002" table:style-name="ce5">
            <text:p><text:s/>217<text:s/></text:p>
          </table:table-cell>
          <table:table-cell office:value-type="float" office:value="1.0873289070579129" table:style-name="ce6">
            <text:p>1.087</text:p>
          </table:table-cell>
          <table:table-cell office:value-type="float" office:value="235.64515649616001" table:style-name="ce5">
            <text:p><text:s/>236<text:s/></text:p>
          </table:table-cell>
          <table:table-cell office:value-type="float" office:value="1.3922547427667848" table:style-name="ce6">
            <text:p>1.392</text:p>
          </table:table-cell>
          <table:table-cell office:value-type="float" office:value="328.07808674180001" table:style-name="ce5">
            <text:p><text:s/>32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28.07808674180001" table:style-name="ce5">
            <text:p><text:s/>328<text:s/></text:p>
          </table:table-cell>
          <table:table-cell office:value-type="float" office:value="1.0822279772199208" table:style-name="ce6">
            <text:p>1.082</text:p>
          </table:table-cell>
          <table:table-cell office:value-type="float" office:value="355.05528418475996" table:style-name="ce5">
            <text:p><text:s/>355<text:s/></text:p>
          </table:table-cell>
          <table:table-cell office:value-type="float" office:value="0.95265164378814904" table:style-name="ce6">
            <text:p>0.953</text:p>
          </table:table-cell>
          <table:table-cell office:value-type="float" office:value="338.24400011427997" table:style-name="ce5">
            <text:p><text:s/>33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38.24400011427997" table:style-name="ce5">
            <text:p><text:s/>338<text:s/></text:p>
          </table:table-cell>
          <table:table-cell office:value-type="float" office:value="1.0545103584641873" table:style-name="ce6">
            <text:p>1.055</text:p>
          </table:table-cell>
          <table:table-cell office:value-type="float" office:value="356.68180180887003" table:style-name="ce5">
            <text:p><text:s/>357<text:s/></text:p>
          </table:table-cell>
          <table:table-cell office:value-type="float" office:value="0.90361439690510992" table:style-name="ce6">
            <text:p>0.904</text:p>
          </table:table-cell>
          <table:table-cell office:value-type="float" office:value="322.30281122855001" table:style-name="ce5">
            <text:p><text:s/>32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22.30281122855001" table:style-name="ce5">
            <text:p><text:s/>322<text:s/></text:p>
          </table:table-cell>
          <table:table-cell office:value-type="float" office:value="1.5839315806785574" table:style-name="ce6">
            <text:p>1.584</text:p>
          </table:table-cell>
          <table:table-cell office:value-type="float" office:value="510.50560124637997" table:style-name="ce5">
            <text:p><text:s/>511<text:s/></text:p>
          </table:table-cell>
          <table:table-cell office:value-type="float" office:value="0.86181730210087448" table:style-name="ce6">
            <text:p>0.862</text:p>
          </table:table-cell>
          <table:table-cell office:value-type="float" office:value="439.96255997354001" table:style-name="ce5">
            <text:p><text:s/>44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39.96255997354001" table:style-name="ce5">
            <text:p><text:s/>440<text:s/></text:p>
          </table:table-cell>
          <table:table-cell office:value-type="float" office:value="1.105780740219529" table:style-name="ce6">
            <text:p>1.106</text:p>
          </table:table-cell>
          <table:table-cell office:value-type="float" office:value="486.50212523642" table:style-name="ce5">
            <text:p><text:s/>487<text:s/></text:p>
          </table:table-cell>
          <table:table-cell office:value-type="float" office:value="1.0009682453134221" table:style-name="ce6">
            <text:p>1.001</text:p>
          </table:table-cell>
          <table:table-cell office:value-type="float" office:value="486.97317863915003" table:style-name="ce5">
            <text:p><text:s/>48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86.97317863915003" table:style-name="ce5">
            <text:p><text:s/>487<text:s/></text:p>
          </table:table-cell>
          <table:table-cell office:value-type="float" office:value="1.2089563637336009" table:style-name="ce6">
            <text:p>1.209</text:p>
          </table:table-cell>
          <table:table-cell office:value-type="float" office:value="588.72932328338004" table:style-name="ce5">
            <text:p><text:s/>589<text:s/></text:p>
          </table:table-cell>
          <table:table-cell office:value-type="float" office:value="0.93399861746890334" table:style-name="ce6">
            <text:p>0.934</text:p>
          </table:table-cell>
          <table:table-cell office:value-type="float" office:value="549.87237401007997" table:style-name="ce5">
            <text:p><text:s/>55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49.87237401007997" table:style-name="ce5">
            <text:p><text:s/>550<text:s/></text:p>
          </table:table-cell>
          <table:table-cell office:value-type="float" office:value="0.98015396906068253" table:style-name="ce6">
            <text:p>0.980</text:p>
          </table:table-cell>
          <table:table-cell office:value-type="float" office:value="538.95958986280004" table:style-name="ce5">
            <text:p><text:s/>539<text:s/></text:p>
          </table:table-cell>
          <table:table-cell office:value-type="float" office:value="1.1425776860100989" table:style-name="ce6">
            <text:p>1.143</text:p>
          </table:table-cell>
          <table:table-cell office:value-type="float" office:value="615.80320103839006" table:style-name="ce5">
            <text:p><text:s/>6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15.80320103839006" table:style-name="ce5">
            <text:p><text:s/>616<text:s/></text:p>
          </table:table-cell>
          <table:table-cell office:value-type="float" office:value="1.0416624797163738" table:style-name="ce6">
            <text:p>1.042</text:p>
          </table:table-cell>
          <table:table-cell office:value-type="float" office:value="641.45908941093001" table:style-name="ce5">
            <text:p><text:s/>641<text:s/></text:p>
          </table:table-cell>
          <table:table-cell office:value-type="float" office:value="1.8775062178203485" table:style-name="ce6">
            <text:p>1.878</text:p>
          </table:table-cell>
          <table:table-cell office:value-type="float" office:value="1204.3434288464" table:style-name="ce5">
            <text:p><text:s/>1,20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04.3434288464" table:style-name="ce5">
            <text:p><text:s/>1,204<text:s/></text:p>
          </table:table-cell>
          <table:table-cell office:value-type="float" office:value="1.0086906130605415" table:style-name="ce6">
            <text:p>1.009</text:p>
          </table:table-cell>
          <table:table-cell office:value-type="float" office:value="1214.8099115785101" table:style-name="ce5">
            <text:p><text:s/>1,215<text:s/></text:p>
          </table:table-cell>
          <table:table-cell office:value-type="float" office:value="0.8984349164013582" table:style-name="ce6">
            <text:p>0.898</text:p>
          </table:table-cell>
          <table:table-cell office:value-type="float" office:value="1091.4276413525802" table:style-name="ce5">
            <text:p><text:s/>1,09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91.4276413525802" table:style-name="ce5">
            <text:p><text:s/>1,091<text:s/></text:p>
          </table:table-cell>
          <table:table-cell office:value-type="float" office:value="0.86312154613068903" table:style-name="ce6">
            <text:p>0.863</text:p>
          </table:table-cell>
          <table:table-cell office:value-type="float" office:value="942.03471329401009" table:style-name="ce5">
            <text:p><text:s/>942<text:s/></text:p>
          </table:table-cell>
          <table:table-cell office:value-type="float" office:value="1.1356543186872841" table:style-name="ce6">
            <text:p>1.136</text:p>
          </table:table-cell>
          <table:table-cell office:value-type="float" office:value="1069.8257905056801" table:style-name="ce5">
            <text:p><text:s/>1,07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69.8257905056801" table:style-name="ce5">
            <text:p><text:s/>1,070<text:s/></text:p>
          </table:table-cell>
          <table:table-cell office:value-type="float" office:value="0.97547985433281559" table:style-name="ce6">
            <text:p>0.975</text:p>
          </table:table-cell>
          <table:table-cell office:value-type="float" office:value="1043.5935062839701" table:style-name="ce5">
            <text:p><text:s/>1,044<text:s/></text:p>
          </table:table-cell>
          <table:table-cell office:value-type="float" office:value="1.127491226222719" table:style-name="ce6">
            <text:p>1.127</text:p>
          </table:table-cell>
          <table:table-cell office:value-type="float" office:value="1176.64252207818" table:style-name="ce5">
            <text:p><text:s/>1,17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76.64252207818" table:style-name="ce5">
            <text:p><text:s/>1,177<text:s/></text:p>
          </table:table-cell>
          <table:table-cell office:value-type="float" office:value="1.080118277735246" table:style-name="ce6">
            <text:p>1.080</text:p>
          </table:table-cell>
          <table:table-cell office:value-type="float" office:value="1270.91309445714" table:style-name="ce5">
            <text:p><text:s/>1,271<text:s/></text:p>
          </table:table-cell>
          <table:table-cell office:value-type="float" office:value="1.0839440856893758" table:style-name="ce6">
            <text:p>1.084</text:p>
          </table:table-cell>
          <table:table-cell office:value-type="float" office:value="1377.598732162" table:style-name="ce5">
            <text:p><text:s/>1,37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80.59360937819997" table:style-name="ce5">
            <text:p><text:s/>28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80.59360937819997" table:style-name="ce5">
            <text:p><text:s/>281<text:s/></text:p>
          </table:table-cell>
          <table:table-cell office:value-type="float" office:value="1.4919655167975288" table:style-name="ce6">
            <text:p>1.492</text:p>
          </table:table-cell>
          <table:table-cell office:value-type="float" office:value="418.63598942603005" table:style-name="ce5">
            <text:p><text:s/>419<text:s/></text:p>
          </table:table-cell>
          <table:table-cell office:value-type="float" office:value="0.89590163926023325" table:style-name="ce6">
            <text:p>0.896</text:p>
          </table:table-cell>
          <table:table-cell office:value-type="float" office:value="375.05666918010996" table:style-name="ce5">
            <text:p><text:s/>37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75.05666918010996" table:style-name="ce5">
            <text:p><text:s/>375<text:s/></text:p>
          </table:table-cell>
          <table:table-cell office:value-type="float" office:value="1.0451335763197453" table:style-name="ce6">
            <text:p>1.045</text:p>
          </table:table-cell>
          <table:table-cell office:value-type="float" office:value="391.98431798278" table:style-name="ce5">
            <text:p><text:s/>392<text:s/></text:p>
          </table:table-cell>
          <table:table-cell office:value-type="float" office:value="1.1466049964436704" table:style-name="ce6">
            <text:p>1.147</text:p>
          </table:table-cell>
          <table:table-cell office:value-type="float" office:value="449.45117752662003" table:style-name="ce5">
            <text:p><text:s/>44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49.45117752662003" table:style-name="ce5">
            <text:p><text:s/>449<text:s/></text:p>
          </table:table-cell>
          <table:table-cell office:value-type="float" office:value="1.0468474143404438" table:style-name="ce6">
            <text:p>1.047</text:p>
          </table:table-cell>
          <table:table-cell office:value-type="float" office:value="470.50680306600998" table:style-name="ce5">
            <text:p><text:s/>471<text:s/></text:p>
          </table:table-cell>
          <table:table-cell office:value-type="float" office:value="0.99988838826818704" table:style-name="ce6">
            <text:p>1.000</text:p>
          </table:table-cell>
          <table:table-cell office:value-type="float" office:value="470.45428898688999" table:style-name="ce5">
            <text:p><text:s/>47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70.45428898688999" table:style-name="ce5">
            <text:p><text:s/>470<text:s/></text:p>
          </table:table-cell>
          <table:table-cell office:value-type="float" office:value="1.0257343708980349" table:style-name="ce6">
            <text:p>1.026</text:p>
          </table:table-cell>
          <table:table-cell office:value-type="float" office:value="482.56113415024998" table:style-name="ce5">
            <text:p><text:s/>483<text:s/></text:p>
          </table:table-cell>
          <table:table-cell office:value-type="float" office:value="0.99878179240641674" table:style-name="ce6">
            <text:p>0.999</text:p>
          </table:table-cell>
          <table:table-cell office:value-type="float" office:value="481.97327451225993" table:style-name="ce5">
            <text:p><text:s/>48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81.97327451225993" table:style-name="ce5">
            <text:p><text:s/>482<text:s/></text:p>
          </table:table-cell>
          <table:table-cell office:value-type="float" office:value="1.0778182505745677" table:style-name="ce6">
            <text:p>1.078</text:p>
          </table:table-cell>
          <table:table-cell office:value-type="float" office:value="519.47959155849992" table:style-name="ce5">
            <text:p><text:s/>519<text:s/></text:p>
          </table:table-cell>
          <table:table-cell office:value-type="float" office:value="1.3259454754440192" table:style-name="ce6">
            <text:p>1.326</text:p>
          </table:table-cell>
          <table:table-cell office:value-type="float" office:value="688.80161401250007" table:style-name="ce5">
            <text:p><text:s/>68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88.80161401250007" table:style-name="ce5">
            <text:p><text:s/>689<text:s/></text:p>
          </table:table-cell>
          <table:table-cell office:value-type="float" office:value="1.0545598163615189" table:style-name="ce6">
            <text:p>1.055</text:p>
          </table:table-cell>
          <table:table-cell office:value-type="float" office:value="726.38250358253993" table:style-name="ce5">
            <text:p><text:s/>726<text:s/></text:p>
          </table:table-cell>
          <table:table-cell office:value-type="float" office:value="1.0910525092272745" table:style-name="ce6">
            <text:p>1.091</text:p>
          </table:table-cell>
          <table:table-cell office:value-type="float" office:value="792.52145319251986" table:style-name="ce5">
            <text:p><text:s/>79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92.52145319251986" table:style-name="ce5">
            <text:p><text:s/>793<text:s/></text:p>
          </table:table-cell>
          <table:table-cell office:value-type="float" office:value="1.012349419605721" table:style-name="ce6">
            <text:p>1.012</text:p>
          </table:table-cell>
          <table:table-cell office:value-type="float" office:value="802.30863316453008" table:style-name="ce5">
            <text:p><text:s/>802<text:s/></text:p>
          </table:table-cell>
          <table:table-cell office:value-type="float" office:value="0.98032307918698103" table:style-name="ce6">
            <text:p>0.980</text:p>
          </table:table-cell>
          <table:table-cell office:value-type="float" office:value="786.52166972215014" table:style-name="ce5">
            <text:p><text:s/>78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86.52166972215014" table:style-name="ce5">
            <text:p><text:s/>787<text:s/></text:p>
          </table:table-cell>
          <table:table-cell office:value-type="float" office:value="1.378075680856979" table:style-name="ce6">
            <text:p>1.378</text:p>
          </table:table-cell>
          <table:table-cell office:value-type="float" office:value="1083.8863855111199" table:style-name="ce5">
            <text:p><text:s/>1,084<text:s/></text:p>
          </table:table-cell>
          <table:table-cell office:value-type="float" office:value="0.97457263694856411" table:style-name="ce6">
            <text:p>0.975</text:p>
          </table:table-cell>
          <table:table-cell office:value-type="float" office:value="1056.3260128802199" table:style-name="ce5">
            <text:p><text:s/>1,05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56.3260128802199" table:style-name="ce5">
            <text:p><text:s/>1,056<text:s/></text:p>
          </table:table-cell>
          <table:table-cell office:value-type="float" office:value="1.1192146320542233" table:style-name="ce6">
            <text:p>1.119</text:p>
          </table:table-cell>
          <table:table-cell office:value-type="float" office:value="1182.2555298350401" table:style-name="ce5">
            <text:p><text:s/>1,182<text:s/></text:p>
          </table:table-cell>
          <table:table-cell office:value-type="float" office:value="1.1270557613920733" table:style-name="ce6">
            <text:p>1.127</text:p>
          </table:table-cell>
          <table:table-cell office:value-type="float" office:value="1332.46790633822" table:style-name="ce5">
            <text:p><text:s/>1,33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32.46790633822" table:style-name="ce5">
            <text:p><text:s/>1,332<text:s/></text:p>
          </table:table-cell>
          <table:table-cell office:value-type="float" office:value="1.0814882701677386" table:style-name="ce6">
            <text:p>1.081</text:p>
          </table:table-cell>
          <table:table-cell office:value-type="float" office:value="1441.0484110797502" table:style-name="ce5">
            <text:p><text:s/>1,441<text:s/></text:p>
          </table:table-cell>
          <table:table-cell office:value-type="float" office:value="1.0316545409651927" table:style-name="ce6">
            <text:p>1.032</text:p>
          </table:table-cell>
          <table:table-cell office:value-type="float" office:value="1486.6641370411" table:style-name="ce5">
            <text:p><text:s/>1,48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86.6641370411" table:style-name="ce5">
            <text:p><text:s/>1,487<text:s/></text:p>
          </table:table-cell>
          <table:table-cell office:value-type="float" office:value="0.99434929563461472" table:style-name="ce6">
            <text:p>0.994</text:p>
          </table:table-cell>
          <table:table-cell office:value-type="float" office:value="1478.2634375120601" table:style-name="ce5">
            <text:p><text:s/>1,478<text:s/></text:p>
          </table:table-cell>
          <table:table-cell office:value-type="float" office:value="0.85885929046098852" table:style-name="ce6">
            <text:p>0.859</text:p>
          </table:table-cell>
          <table:table-cell office:value-type="float" office:value="1269.6202870560298" table:style-name="ce5">
            <text:p><text:s/>1,27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69.6202870560298" table:style-name="ce5">
            <text:p><text:s/>1,270<text:s/></text:p>
          </table:table-cell>
          <table:table-cell office:value-type="float" office:value="1.0036954418886685" table:style-name="ce6">
            <text:p>1.004</text:p>
          </table:table-cell>
          <table:table-cell office:value-type="float" office:value="1274.3120950475202" table:style-name="ce5">
            <text:p><text:s/>1,274<text:s/></text:p>
          </table:table-cell>
          <table:table-cell office:value-type="float" office:value="0.74474234343075885" table:style-name="ce6">
            <text:p>0.745</text:p>
          </table:table-cell>
          <table:table-cell office:value-type="float" office:value="949.03417592785001" table:style-name="ce5">
            <text:p><text:s/>94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49.03417592785001" table:style-name="ce5">
            <text:p><text:s/>949<text:s/></text:p>
          </table:table-cell>
          <table:table-cell office:value-type="float" office:value="1.0408807693782354" table:style-name="ce6">
            <text:p>1.041</text:p>
          </table:table-cell>
          <table:table-cell office:value-type="float" office:value="987.83142320602008" table:style-name="ce5">
            <text:p><text:s/>988<text:s/></text:p>
          </table:table-cell>
          <table:table-cell office:value-type="float" office:value="1.2241874322052648" table:style-name="ce6">
            <text:p>1.224</text:p>
          </table:table-cell>
          <table:table-cell office:value-type="float" office:value="1209.29081342625" table:style-name="ce5">
            <text:p><text:s/>1,2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09.29081342625" table:style-name="ce5">
            <text:p><text:s/>1,209<text:s/></text:p>
          </table:table-cell>
          <table:table-cell office:value-type="float" office:value="0.9387685692949691" table:style-name="ce6">
            <text:p>0.939</text:p>
          </table:table-cell>
          <table:table-cell office:value-type="float" office:value="1135.2442067817101" table:style-name="ce5">
            <text:p><text:s/>1,135<text:s/></text:p>
          </table:table-cell>
          <table:table-cell office:value-type="float" office:value="1.161147494453884" table:style-name="ce6">
            <text:p>1.161</text:p>
          </table:table-cell>
          <table:table-cell office:value-type="float" office:value="1318.1859662978698" table:style-name="ce5">
            <text:p><text:s/>1,31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18.1859662978698" table:style-name="ce5">
            <text:p><text:s/>1,318<text:s/></text:p>
          </table:table-cell>
          <table:table-cell office:value-type="float" office:value="0.97327192905078475" table:style-name="ce6">
            <text:p>0.973</text:p>
          </table:table-cell>
          <table:table-cell office:value-type="float" office:value="1282.9533982664004" table:style-name="ce5">
            <text:p><text:s/>1,283<text:s/></text:p>
          </table:table-cell>
          <table:table-cell office:value-type="float" office:value="1.0043039713299102" table:style-name="ce6">
            <text:p>1.004</text:p>
          </table:table-cell>
          <table:table-cell office:value-type="float" office:value="1288.4751929101499" table:style-name="ce5">
            <text:p><text:s/>1,28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88.4751929101499" table:style-name="ce5">
            <text:p><text:s/>1,288<text:s/></text:p>
          </table:table-cell>
          <table:table-cell office:value-type="float" office:value="1.0911290138853205" table:style-name="ce6">
            <text:p>1.091</text:p>
          </table:table-cell>
          <table:table-cell office:value-type="float" office:value="1405.8926666557497" table:style-name="ce5">
            <text:p><text:s/>1,406<text:s/></text:p>
          </table:table-cell>
          <table:table-cell office:value-type="float" office:value="0.91559189181018952" table:style-name="ce6">
            <text:p>0.916</text:p>
          </table:table-cell>
          <table:table-cell office:value-type="float" office:value="1287.2239263454101" table:style-name="ce5">
            <text:p><text:s/>1,28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8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54.5664819612" table:style-name="ce5">
            <text:p><text:s/>1,05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54.5664819612" table:style-name="ce5">
            <text:p><text:s/>1,055<text:s/></text:p>
          </table:table-cell>
          <table:table-cell office:value-type="float" office:value="0.85248439120620223" table:style-name="ce6">
            <text:p>0.852</text:p>
          </table:table-cell>
          <table:table-cell office:value-type="float" office:value="899.00146536116006" table:style-name="ce5">
            <text:p><text:s/>899<text:s/></text:p>
          </table:table-cell>
          <table:table-cell office:value-type="float" office:value="1.2583596051913339" table:style-name="ce6">
            <text:p>1.258</text:p>
          </table:table-cell>
          <table:table-cell office:value-type="float" office:value="1131.2671290183" table:style-name="ce5">
            <text:p><text:s/>1,13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31.2671290183" table:style-name="ce5">
            <text:p><text:s/>1,131<text:s/></text:p>
          </table:table-cell>
          <table:table-cell office:value-type="float" office:value="1.2591612663224101" table:style-name="ce6">
            <text:p>1.259</text:p>
          </table:table-cell>
          <table:table-cell office:value-type="float" office:value="1424.4477507235999" table:style-name="ce5">
            <text:p><text:s/>1,424<text:s/></text:p>
          </table:table-cell>
          <table:table-cell office:value-type="float" office:value="1.083861810690085" table:style-name="ce6">
            <text:p>1.084</text:p>
          </table:table-cell>
          <table:table-cell office:value-type="float" office:value="1543.9045183327" table:style-name="ce5">
            <text:p><text:s/>1,54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43.9045183327" table:style-name="ce5">
            <text:p><text:s/>1,544<text:s/></text:p>
          </table:table-cell>
          <table:table-cell office:value-type="float" office:value="0.95248824276586974" table:style-name="ce6">
            <text:p>0.952</text:p>
          </table:table-cell>
          <table:table-cell office:value-type="float" office:value="1470.5509016649999" table:style-name="ce5">
            <text:p><text:s/>1,471<text:s/></text:p>
          </table:table-cell>
          <table:table-cell office:value-type="float" office:value="0.94453651180863363" table:style-name="ce6">
            <text:p>0.945</text:p>
          </table:table-cell>
          <table:table-cell office:value-type="float" office:value="1388.9890190957001" table:style-name="ce5">
            <text:p><text:s/>1,38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88.9890190957001" table:style-name="ce5">
            <text:p><text:s/>1,389<text:s/></text:p>
          </table:table-cell>
          <table:table-cell office:value-type="float" office:value="1.0649884803025074" table:style-name="ce6">
            <text:p>1.065</text:p>
          </table:table-cell>
          <table:table-cell office:value-type="float" office:value="1479.2573046036" table:style-name="ce5">
            <text:p><text:s/>1,479<text:s/></text:p>
          </table:table-cell>
          <table:table-cell office:value-type="float" office:value="0.90417328714548018" table:style-name="ce6">
            <text:p>0.904</text:p>
          </table:table-cell>
          <table:table-cell office:value-type="float" office:value="1337.5049396374" table:style-name="ce5">
            <text:p><text:s/>1,33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37.5049396374" table:style-name="ce5">
            <text:p><text:s/>1,338<text:s/></text:p>
          </table:table-cell>
          <table:table-cell office:value-type="float" office:value="1.1263677046200824" table:style-name="ce6">
            <text:p>1.126</text:p>
          </table:table-cell>
          <table:table-cell office:value-type="float" office:value="1506.5223687774001" table:style-name="ce5">
            <text:p><text:s/>1,507<text:s/></text:p>
          </table:table-cell>
          <table:table-cell office:value-type="float" office:value="1.1083357126858668" table:style-name="ce6">
            <text:p>1.108</text:p>
          </table:table-cell>
          <table:table-cell office:value-type="float" office:value="1669.7325432760999" table:style-name="ce5">
            <text:p><text:s/>1,67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69.7325432760999" table:style-name="ce5">
            <text:p><text:s/>1,670<text:s/></text:p>
          </table:table-cell>
          <table:table-cell office:value-type="float" office:value="1.150845276317976" table:style-name="ce6">
            <text:p>1.151</text:p>
          </table:table-cell>
          <table:table-cell office:value-type="float" office:value="1921.6038101436998" table:style-name="ce5">
            <text:p><text:s/>1,922<text:s/></text:p>
          </table:table-cell>
          <table:table-cell office:value-type="float" office:value="1.1694526848482101" table:style-name="ce6">
            <text:p>1.169</text:p>
          </table:table-cell>
          <table:table-cell office:value-type="float" office:value="2247.2247349871" table:style-name="ce5">
            <text:p><text:s/>2,2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47.2247349871" table:style-name="ce5">
            <text:p><text:s/>2,247<text:s/></text:p>
          </table:table-cell>
          <table:table-cell office:value-type="float" office:value="0.8985879941319227" table:style-name="ce6">
            <text:p>0.899</text:p>
          </table:table-cell>
          <table:table-cell office:value-type="float" office:value="2019.3291669757" table:style-name="ce5">
            <text:p><text:s/>2,019<text:s/></text:p>
          </table:table-cell>
          <table:table-cell office:value-type="float" office:value="1.2534063465211951" table:style-name="ce6">
            <text:p>1.253</text:p>
          </table:table-cell>
          <table:table-cell office:value-type="float" office:value="2531.0399936027002" table:style-name="ce5">
            <text:p><text:s/>2,53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531.0399936027002" table:style-name="ce5">
            <text:p><text:s/>2,531<text:s/></text:p>
          </table:table-cell>
          <table:table-cell office:value-type="float" office:value="1.1924442129371022" table:style-name="ce6">
            <text:p>1.192</text:p>
          </table:table-cell>
          <table:table-cell office:value-type="float" office:value="3018.1239930839001" table:style-name="ce5">
            <text:p><text:s/>3,018<text:s/></text:p>
          </table:table-cell>
          <table:table-cell office:value-type="float" office:value="1.091661202982193" table:style-name="ce6">
            <text:p>1.092</text:p>
          </table:table-cell>
          <table:table-cell office:value-type="float" office:value="3294.7688690393902" table:style-name="ce5">
            <text:p><text:s/>3,29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294.7688690393902" table:style-name="ce5">
            <text:p><text:s/>3,295<text:s/></text:p>
          </table:table-cell>
          <table:table-cell office:value-type="float" office:value="0.99740889704079339" table:style-name="ce6">
            <text:p>0.997</text:p>
          </table:table-cell>
          <table:table-cell office:value-type="float" office:value="3286.2317836729203" table:style-name="ce5">
            <text:p><text:s/>3,286<text:s/></text:p>
          </table:table-cell>
          <table:table-cell office:value-type="float" office:value="0.80036648278962164" table:style-name="ce6">
            <text:p>0.800</text:p>
          </table:table-cell>
          <table:table-cell office:value-type="float" office:value="2630.18977432976" table:style-name="ce5">
            <text:p><text:s/>2,63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630.18977432976" table:style-name="ce5">
            <text:p><text:s/>2,630<text:s/></text:p>
          </table:table-cell>
          <table:table-cell office:value-type="float" office:value="1.0296665005876329" table:style-name="ce6">
            <text:p>1.030</text:p>
          </table:table-cell>
          <table:table-cell office:value-type="float" office:value="2708.2183008154998" table:style-name="ce5">
            <text:p><text:s/>2,708<text:s/></text:p>
          </table:table-cell>
          <table:table-cell office:value-type="float" office:value="0.87919171660978712" table:style-name="ce6">
            <text:p>0.879</text:p>
          </table:table-cell>
          <table:table-cell office:value-type="float" office:value="2381.04309684802" table:style-name="ce5">
            <text:p><text:s/>2,38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381.04309684802" table:style-name="ce5">
            <text:p><text:s/>2,381<text:s/></text:p>
          </table:table-cell>
          <table:table-cell office:value-type="float" office:value="1.0503076427001461" table:style-name="ce6">
            <text:p>1.050</text:p>
          </table:table-cell>
          <table:table-cell office:value-type="float" office:value="2500.8277622178998" table:style-name="ce5">
            <text:p><text:s/>2,501<text:s/></text:p>
          </table:table-cell>
          <table:table-cell office:value-type="float" office:value="1.2205257053328999" table:style-name="ce6">
            <text:p>1.221</text:p>
          </table:table-cell>
          <table:table-cell office:value-type="float" office:value="3052.3245683970999" table:style-name="ce5">
            <text:p><text:s/>3,05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52.3245683970999" table:style-name="ce5">
            <text:p><text:s/>3,052<text:s/></text:p>
          </table:table-cell>
          <table:table-cell office:value-type="float" office:value="1.0498691774268407" table:style-name="ce6">
            <text:p>1.050</text:p>
          </table:table-cell>
          <table:table-cell office:value-type="float" office:value="3204.5414838628003" table:style-name="ce5">
            <text:p><text:s/>3,205<text:s/></text:p>
          </table:table-cell>
          <table:table-cell office:value-type="float" office:value="1.0570955173909471" table:style-name="ce6">
            <text:p>1.057</text:p>
          </table:table-cell>
          <table:table-cell office:value-type="float" office:value="3387.5064378846996" table:style-name="ce5">
            <text:p><text:s/>3,38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387.5064378846996" table:style-name="ce5">
            <text:p><text:s/>3,388<text:s/></text:p>
          </table:table-cell>
          <table:table-cell office:value-type="float" office:value="0.87310231057138399" table:style-name="ce6">
            <text:p>0.873</text:p>
          </table:table-cell>
          <table:table-cell office:value-type="float" office:value="2957.6396979925698" table:style-name="ce5">
            <text:p><text:s/>2,958<text:s/></text:p>
          </table:table-cell>
          <table:table-cell office:value-type="float" office:value="1.0400116269252304" table:style-name="ce6">
            <text:p>1.040</text:p>
          </table:table-cell>
          <table:table-cell office:value-type="float" office:value="3075.9796741679002" table:style-name="ce5">
            <text:p><text:s/>3,07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075.9796741679002" table:style-name="ce5">
            <text:p><text:s/>3,076<text:s/></text:p>
          </table:table-cell>
          <table:table-cell office:value-type="float" office:value="0.99497333815651345" table:style-name="ce6">
            <text:p>0.995</text:p>
          </table:table-cell>
          <table:table-cell office:value-type="float" office:value="3060.51776450842" table:style-name="ce5">
            <text:p><text:s/>3,061<text:s/></text:p>
          </table:table-cell>
          <table:table-cell office:value-type="float" office:value="0.92444649449092786" table:style-name="ce6">
            <text:p>0.924</text:p>
          </table:table-cell>
          <table:table-cell office:value-type="float" office:value="2829.2849187270199" table:style-name="ce5">
            <text:p><text:s/>2,82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29.2849187270199" table:style-name="ce5">
            <text:p><text:s/>2,829<text:s/></text:p>
          </table:table-cell>
          <table:table-cell office:value-type="float" office:value="0.96793584631162677" table:style-name="ce6">
            <text:p>0.968</text:p>
          </table:table-cell>
          <table:table-cell office:value-type="float" office:value="2738.5662922647598" table:style-name="ce5">
            <text:p><text:s/>2,739<text:s/></text:p>
          </table:table-cell>
          <table:table-cell office:value-type="float" office:value="1.2565896585299989" table:style-name="ce6">
            <text:p>1.257</text:p>
          </table:table-cell>
          <table:table-cell office:value-type="float" office:value="3441.2540820587401" table:style-name="ce5">
            <text:p><text:s/>3,44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41.2540820587401" table:style-name="ce5">
            <text:p><text:s/>3,441<text:s/></text:p>
          </table:table-cell>
          <table:table-cell office:value-type="float" office:value="1.0233697447535979" table:style-name="ce6">
            <text:p>1.023</text:p>
          </table:table-cell>
          <table:table-cell office:value-type="float" office:value="3521.67531158873" table:style-name="ce5">
            <text:p><text:s/>3,522<text:s/></text:p>
          </table:table-cell>
          <table:table-cell office:value-type="float" office:value="1.0393066914805675" table:style-name="ce6">
            <text:p>1.039</text:p>
          </table:table-cell>
          <table:table-cell office:value-type="float" office:value="3660.10071655608" table:style-name="ce5">
            <text:p><text:s/>3,66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66.20878784337992" table:style-name="ce5">
            <text:p><text:s/>56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66.20878784337992" table:style-name="ce5">
            <text:p><text:s/>566<text:s/></text:p>
          </table:table-cell>
          <table:table-cell office:value-type="float" office:value="0.8683972102113301" table:style-name="ce6">
            <text:p>0.868</text:p>
          </table:table-cell>
          <table:table-cell office:value-type="float" office:value="491.69413176033004" table:style-name="ce5">
            <text:p><text:s/>492<text:s/></text:p>
          </table:table-cell>
          <table:table-cell office:value-type="float" office:value="1.4392518819184434" table:style-name="ce6">
            <text:p>1.439</text:p>
          </table:table-cell>
          <table:table-cell office:value-type="float" office:value="707.6717044643101" table:style-name="ce5">
            <text:p><text:s/>70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07.6717044643101" table:style-name="ce5">
            <text:p><text:s/>708<text:s/></text:p>
          </table:table-cell>
          <table:table-cell office:value-type="float" office:value="1.2382702330334077" table:style-name="ce6">
            <text:p>1.238</text:p>
          </table:table-cell>
          <table:table-cell office:value-type="float" office:value="876.28880639816998" table:style-name="ce5">
            <text:p><text:s/>876<text:s/></text:p>
          </table:table-cell>
          <table:table-cell office:value-type="float" office:value="1.0766835675502249" table:style-name="ce6">
            <text:p>1.077</text:p>
          </table:table-cell>
          <table:table-cell office:value-type="float" office:value="943.48575827710999" table:style-name="ce5">
            <text:p><text:s/>94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43.48575827710999" table:style-name="ce5">
            <text:p><text:s/>943<text:s/></text:p>
          </table:table-cell>
          <table:table-cell office:value-type="float" office:value="0.96592348024840347" table:style-name="ce6">
            <text:p>0.966</text:p>
          </table:table-cell>
          <table:table-cell office:value-type="float" office:value="911.33504719983" table:style-name="ce5">
            <text:p><text:s/>911<text:s/></text:p>
          </table:table-cell>
          <table:table-cell office:value-type="float" office:value="0.95360656315863246" table:style-name="ce6">
            <text:p>0.954</text:p>
          </table:table-cell>
          <table:table-cell office:value-type="float" office:value="869.05508224623998" table:style-name="ce5">
            <text:p><text:s/>86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69.05508224623998" table:style-name="ce5">
            <text:p><text:s/>869<text:s/></text:p>
          </table:table-cell>
          <table:table-cell office:value-type="float" office:value="1.0776313853228165" table:style-name="ce6">
            <text:p>1.078</text:p>
          </table:table-cell>
          <table:table-cell office:value-type="float" office:value="936.52103220284994" table:style-name="ce5">
            <text:p><text:s/>937<text:s/></text:p>
          </table:table-cell>
          <table:table-cell office:value-type="float" office:value="0.90663929968140666" table:style-name="ce6">
            <text:p>0.907</text:p>
          </table:table-cell>
          <table:table-cell office:value-type="float" office:value="849.08677277330003" table:style-name="ce5">
            <text:p><text:s/>84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49.08677277330003" table:style-name="ce5">
            <text:p><text:s/>849<text:s/></text:p>
          </table:table-cell>
          <table:table-cell office:value-type="float" office:value="1.1109838347026399" table:style-name="ce6">
            <text:p>1.111</text:p>
          </table:table-cell>
          <table:table-cell office:value-type="float" office:value="943.32167881096996" table:style-name="ce5">
            <text:p><text:s/>943<text:s/></text:p>
          </table:table-cell>
          <table:table-cell office:value-type="float" office:value="1.0918275338230494" table:style-name="ce6">
            <text:p>1.092</text:p>
          </table:table-cell>
          <table:table-cell office:value-type="float" office:value="1029.944582178" table:style-name="ce5">
            <text:p><text:s/>1,0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29.944582178" table:style-name="ce5">
            <text:p><text:s/>1,030<text:s/></text:p>
          </table:table-cell>
          <table:table-cell office:value-type="float" office:value="1.1665566804253096" table:style-name="ce6">
            <text:p>1.167</text:p>
          </table:table-cell>
          <table:table-cell office:value-type="float" office:value="1201.4887328075999" table:style-name="ce5">
            <text:p><text:s/>1,201<text:s/></text:p>
          </table:table-cell>
          <table:table-cell office:value-type="float" office:value="1.2173999058999312" table:style-name="ce6">
            <text:p>1.217</text:p>
          </table:table-cell>
          <table:table-cell office:value-type="float" office:value="1462.6922702597999" table:style-name="ce5">
            <text:p><text:s/>1,46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62.6922702597999" table:style-name="ce5">
            <text:p><text:s/>1,463<text:s/></text:p>
          </table:table-cell>
          <table:table-cell office:value-type="float" office:value="0.88208571956576631" table:style-name="ce6">
            <text:p>0.882</text:p>
          </table:table-cell>
          <table:table-cell office:value-type="float" office:value="1290.2199637153999" table:style-name="ce5">
            <text:p><text:s/>1,290<text:s/></text:p>
          </table:table-cell>
          <table:table-cell office:value-type="float" office:value="1.1652017927690479" table:style-name="ce6">
            <text:p>1.165</text:p>
          </table:table-cell>
          <table:table-cell office:value-type="float" office:value="1503.3666147875999" table:style-name="ce5">
            <text:p><text:s/>1,50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03.3666147875999" table:style-name="ce5">
            <text:p><text:s/>1,503<text:s/></text:p>
          </table:table-cell>
          <table:table-cell office:value-type="float" office:value="1.1844394557477751" table:style-name="ce6">
            <text:p>1.184</text:p>
          </table:table-cell>
          <table:table-cell office:value-type="float" office:value="1780.6467350083999" table:style-name="ce5">
            <text:p><text:s/>1,781<text:s/></text:p>
          </table:table-cell>
          <table:table-cell office:value-type="float" office:value="1.0275512930150676" table:style-name="ce6">
            <text:p>1.028</text:p>
          </table:table-cell>
          <table:table-cell office:value-type="float" office:value="1829.7058549609399" table:style-name="ce5">
            <text:p><text:s/>1,83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29.7058549609399" table:style-name="ce5">
            <text:p><text:s/>1,830<text:s/></text:p>
          </table:table-cell>
          <table:table-cell office:value-type="float" office:value="0.99326795795757949" table:style-name="ce6">
            <text:p>0.993</text:p>
          </table:table-cell>
          <table:table-cell office:value-type="float" office:value="1817.3881982200799" table:style-name="ce5">
            <text:p><text:s/>1,817<text:s/></text:p>
          </table:table-cell>
          <table:table-cell office:value-type="float" office:value="0.76854349295974633" table:style-name="ce6">
            <text:p>0.769</text:p>
          </table:table-cell>
          <table:table-cell office:value-type="float" office:value="1396.7418739238801" table:style-name="ce5">
            <text:p><text:s/>1,39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96.7418739238801" table:style-name="ce5">
            <text:p><text:s/>1,397<text:s/></text:p>
          </table:table-cell>
          <table:table-cell office:value-type="float" office:value="1.033364741727554" table:style-name="ce6">
            <text:p>1.033</text:p>
          </table:table-cell>
          <table:table-cell office:value-type="float" office:value="1443.34380580741" table:style-name="ce5">
            <text:p><text:s/>1,443<text:s/></text:p>
          </table:table-cell>
          <table:table-cell office:value-type="float" office:value="0.89247981074585547" table:style-name="ce6">
            <text:p>0.892</text:p>
          </table:table-cell>
          <table:table-cell office:value-type="float" office:value="1288.1552066482" table:style-name="ce5">
            <text:p><text:s/>1,28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88.1552066482" table:style-name="ce5">
            <text:p><text:s/>1,288<text:s/></text:p>
          </table:table-cell>
          <table:table-cell office:value-type="float" office:value="1.046190962914572" table:style-name="ce6">
            <text:p>1.046</text:p>
          </table:table-cell>
          <table:table-cell office:value-type="float" office:value="1347.6563360267" table:style-name="ce5">
            <text:p><text:s/>1,348<text:s/></text:p>
          </table:table-cell>
          <table:table-cell office:value-type="float" office:value="1.1814641955968328" table:style-name="ce6">
            <text:p>1.181</text:p>
          </table:table-cell>
          <table:table-cell office:value-type="float" office:value="1592.2077089847601" table:style-name="ce5">
            <text:p><text:s/>1,59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92.2077089847601" table:style-name="ce5">
            <text:p><text:s/>1,592<text:s/></text:p>
          </table:table-cell>
          <table:table-cell office:value-type="float" office:value="1.0419515309166609" table:style-name="ce6">
            <text:p>1.042</text:p>
          </table:table-cell>
          <table:table-cell office:value-type="float" office:value="1659.0032599139799" table:style-name="ce5">
            <text:p><text:s/>1,659<text:s/></text:p>
          </table:table-cell>
          <table:table-cell office:value-type="float" office:value="1.0901052225368026" table:style-name="ce6">
            <text:p>1.090</text:p>
          </table:table-cell>
          <table:table-cell office:value-type="float" office:value="1808.48811783781" table:style-name="ce5">
            <text:p><text:s/>1,80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08.48811783781" table:style-name="ce5">
            <text:p><text:s/>1,808<text:s/></text:p>
          </table:table-cell>
          <table:table-cell office:value-type="float" office:value="0.86753768832175759" table:style-name="ce6">
            <text:p>0.868</text:p>
          </table:table-cell>
          <table:table-cell office:value-type="float" office:value="1568.93160110638" table:style-name="ce5">
            <text:p><text:s/>1,569<text:s/></text:p>
          </table:table-cell>
          <table:table-cell office:value-type="float" office:value="0.97348080723098462" table:style-name="ce6">
            <text:p>0.973</text:p>
          </table:table-cell>
          <table:table-cell office:value-type="float" office:value="1527.3248015352399" table:style-name="ce5">
            <text:p><text:s/>1,5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27.3248015352399" table:style-name="ce5">
            <text:p><text:s/>1,527<text:s/></text:p>
          </table:table-cell>
          <table:table-cell office:value-type="float" office:value="0.994236925856961" table:style-name="ce6">
            <text:p>0.994</text:p>
          </table:table-cell>
          <table:table-cell office:value-type="float" office:value="1518.5227154634899" table:style-name="ce5">
            <text:p><text:s/>1,519<text:s/></text:p>
          </table:table-cell>
          <table:table-cell office:value-type="float" office:value="1.0082426832717346" table:style-name="ce6">
            <text:p>1.008</text:p>
          </table:table-cell>
          <table:table-cell office:value-type="float" office:value="1531.0394172479898" table:style-name="ce5">
            <text:p><text:s/>1,53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31.0394172479898" table:style-name="ce5">
            <text:p><text:s/>1,531<text:s/></text:p>
          </table:table-cell>
          <table:table-cell office:value-type="float" office:value="0.98702100426188366" table:style-name="ce6">
            <text:p>0.987</text:p>
          </table:table-cell>
          <table:table-cell office:value-type="float" office:value="1511.1680631766401" table:style-name="ce5">
            <text:p><text:s/>1,511<text:s/></text:p>
          </table:table-cell>
          <table:table-cell office:value-type="float" office:value="1.2533381507792163" table:style-name="ce6">
            <text:p>1.253</text:p>
          </table:table-cell>
          <table:table-cell office:value-type="float" office:value="1894.0045858184199" table:style-name="ce5">
            <text:p><text:s/>1,89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94.0045858184199" table:style-name="ce5">
            <text:p><text:s/>1,894<text:s/></text:p>
          </table:table-cell>
          <table:table-cell office:value-type="float" office:value="1.039178961017803" table:style-name="ce6">
            <text:p>1.039</text:p>
          </table:table-cell>
          <table:table-cell office:value-type="float" office:value="1968.20971765374" table:style-name="ce5">
            <text:p><text:s/>1,968<text:s/></text:p>
          </table:table-cell>
          <table:table-cell office:value-type="float" office:value="1.0083665269136157" table:style-name="ce6">
            <text:p>1.008</text:p>
          </table:table-cell>
          <table:table-cell office:value-type="float" office:value="1984.67679722813" table:style-name="ce5">
            <text:p><text:s/>1,98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88.35769411782002" table:style-name="ce5">
            <text:p><text:s/>48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88.35769411782002" table:style-name="ce5">
            <text:p><text:s/>488<text:s/></text:p>
          </table:table-cell>
          <table:table-cell office:value-type="float" office:value="0.83403484475984113" table:style-name="ce6">
            <text:p>0.834</text:p>
          </table:table-cell>
          <table:table-cell office:value-type="float" office:value="407.30733360083002" table:style-name="ce5">
            <text:p><text:s/>407<text:s/></text:p>
          </table:table-cell>
          <table:table-cell office:value-type="float" office:value="1.0399896825062391" table:style-name="ce6">
            <text:p>1.040</text:p>
          </table:table-cell>
          <table:table-cell office:value-type="float" office:value="423.59542455399003" table:style-name="ce5">
            <text:p><text:s/>42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23.59542455399003" table:style-name="ce5">
            <text:p><text:s/>424<text:s/></text:p>
          </table:table-cell>
          <table:table-cell office:value-type="float" office:value="1.2940624769556817" table:style-name="ce6">
            <text:p>1.294</text:p>
          </table:table-cell>
          <table:table-cell office:value-type="float" office:value="548.15894432542996" table:style-name="ce5">
            <text:p><text:s/>548<text:s/></text:p>
          </table:table-cell>
          <table:table-cell office:value-type="float" office:value="1.0953369752900257" table:style-name="ce6">
            <text:p>1.095</text:p>
          </table:table-cell>
          <table:table-cell office:value-type="float" office:value="600.41876005559004" table:style-name="ce5">
            <text:p><text:s/>60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00.41876005559004" table:style-name="ce5">
            <text:p><text:s/>600<text:s/></text:p>
          </table:table-cell>
          <table:table-cell office:value-type="float" office:value="0.93137638539707635" table:style-name="ce6">
            <text:p>0.931</text:p>
          </table:table-cell>
          <table:table-cell office:value-type="float" office:value="559.21585446516985" table:style-name="ce5">
            <text:p><text:s/>559<text:s/></text:p>
          </table:table-cell>
          <table:table-cell office:value-type="float" office:value="0.92975535778884733" table:style-name="ce6">
            <text:p>0.930</text:p>
          </table:table-cell>
          <table:table-cell office:value-type="float" office:value="519.93393684946" table:style-name="ce5">
            <text:p><text:s/>52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19.93393684946" table:style-name="ce5">
            <text:p><text:s/>520<text:s/></text:p>
          </table:table-cell>
          <table:table-cell office:value-type="float" office:value="1.0438562169829897" table:style-name="ce6">
            <text:p>1.044</text:p>
          </table:table-cell>
          <table:table-cell office:value-type="float" office:value="542.73627240075007" table:style-name="ce5">
            <text:p><text:s/>543<text:s/></text:p>
          </table:table-cell>
          <table:table-cell office:value-type="float" office:value="0.89991804804868036" table:style-name="ce6">
            <text:p>0.900</text:p>
          </table:table-cell>
          <table:table-cell office:value-type="float" office:value="488.41816686409987" table:style-name="ce5">
            <text:p><text:s/>48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88.41816686409987" table:style-name="ce5">
            <text:p><text:s/>488<text:s/></text:p>
          </table:table-cell>
          <table:table-cell office:value-type="float" office:value="1.1531116739216993" table:style-name="ce6">
            <text:p>1.153</text:p>
          </table:table-cell>
          <table:table-cell office:value-type="float" office:value="563.2006899664301" table:style-name="ce5">
            <text:p><text:s/>563<text:s/></text:p>
          </table:table-cell>
          <table:table-cell office:value-type="float" office:value="1.1359857551599144" table:style-name="ce6">
            <text:p>1.136</text:p>
          </table:table-cell>
          <table:table-cell office:value-type="float" office:value="639.78796109809991" table:style-name="ce5">
            <text:p><text:s/>64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39.78796109809991" table:style-name="ce5">
            <text:p><text:s/>640<text:s/></text:p>
          </table:table-cell>
          <table:table-cell office:value-type="float" office:value="1.1255527160907037" table:style-name="ce6">
            <text:p>1.126</text:p>
          </table:table-cell>
          <table:table-cell office:value-type="float" office:value="720.11507733609983" table:style-name="ce5">
            <text:p><text:s/>720<text:s/></text:p>
          </table:table-cell>
          <table:table-cell office:value-type="float" office:value="1.089454296151523" table:style-name="ce6">
            <text:p>1.089</text:p>
          </table:table-cell>
          <table:table-cell office:value-type="float" office:value="784.53246472730018" table:style-name="ce5">
            <text:p><text:s/>78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84.53246472730018" table:style-name="ce5">
            <text:p><text:s/>785<text:s/></text:p>
          </table:table-cell>
          <table:table-cell office:value-type="float" office:value="0.92935504397990065" table:style-name="ce6">
            <text:p>0.929</text:p>
          </table:table-cell>
          <table:table-cell office:value-type="float" office:value="729.10920326029986" table:style-name="ce5">
            <text:p><text:s/>729<text:s/></text:p>
          </table:table-cell>
          <table:table-cell office:value-type="float" office:value="1.4094917115566976" table:style-name="ce6">
            <text:p>1.409</text:p>
          </table:table-cell>
          <table:table-cell office:value-type="float" office:value="1027.6733788151002" table:style-name="ce5">
            <text:p><text:s/>1,02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27.6733788151002" table:style-name="ce5">
            <text:p><text:s/>1,028<text:s/></text:p>
          </table:table-cell>
          <table:table-cell office:value-type="float" office:value="1.204154241596004" table:style-name="ce6">
            <text:p>1.204</text:p>
          </table:table-cell>
          <table:table-cell office:value-type="float" office:value="1237.4772580755" table:style-name="ce5">
            <text:p><text:s/>1,237<text:s/></text:p>
          </table:table-cell>
          <table:table-cell office:value-type="float" office:value="1.1839110614096351" table:style-name="ce6">
            <text:p>1.184</text:p>
          </table:table-cell>
          <table:table-cell office:value-type="float" office:value="1465.0630140784501" table:style-name="ce5">
            <text:p><text:s/>1,46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65.0630140784501" table:style-name="ce5">
            <text:p><text:s/>1,465<text:s/></text:p>
          </table:table-cell>
          <table:table-cell office:value-type="float" office:value="1.0025804838003969" table:style-name="ce6">
            <text:p>1.003</text:p>
          </table:table-cell>
          <table:table-cell office:value-type="float" office:value="1468.8435854528402" table:style-name="ce5">
            <text:p><text:s/>1,469<text:s/></text:p>
          </table:table-cell>
          <table:table-cell office:value-type="float" office:value="0.83974080877073887" table:style-name="ce6">
            <text:p>0.840</text:p>
          </table:table-cell>
          <table:table-cell office:value-type="float" office:value="1233.4479004058799" table:style-name="ce5">
            <text:p><text:s/>1,23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33.4479004058799" table:style-name="ce5">
            <text:p><text:s/>1,233<text:s/></text:p>
          </table:table-cell>
          <table:table-cell office:value-type="float" office:value="1.0254786558815079" table:style-name="ce6">
            <text:p>1.025</text:p>
          </table:table-cell>
          <table:table-cell office:value-type="float" office:value="1264.8744950080898" table:style-name="ce5">
            <text:p><text:s/>1,265<text:s/></text:p>
          </table:table-cell>
          <table:table-cell office:value-type="float" office:value="0.86402871946028936" table:style-name="ce6">
            <text:p>0.864</text:p>
          </table:table-cell>
          <table:table-cell office:value-type="float" office:value="1092.88789019982" table:style-name="ce5">
            <text:p><text:s/>1,09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92.88789019982" table:style-name="ce5">
            <text:p><text:s/>1,093<text:s/></text:p>
          </table:table-cell>
          <table:table-cell office:value-type="float" office:value="1.0551598535695712" table:style-name="ce6">
            <text:p>1.055</text:p>
          </table:table-cell>
          <table:table-cell office:value-type="float" office:value="1153.1714261911998" table:style-name="ce5">
            <text:p><text:s/>1,153<text:s/></text:p>
          </table:table-cell>
          <table:table-cell office:value-type="float" office:value="1.2661750250220365" table:style-name="ce6">
            <text:p>1.266</text:p>
          </table:table-cell>
          <table:table-cell office:value-type="float" office:value="1460.1168594123399" table:style-name="ce5">
            <text:p><text:s/>1,4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60.1168594123399" table:style-name="ce5">
            <text:p><text:s/>1,460<text:s/></text:p>
          </table:table-cell>
          <table:table-cell office:value-type="float" office:value="1.0585031013003028" table:style-name="ce6">
            <text:p>1.059</text:p>
          </table:table-cell>
          <table:table-cell office:value-type="float" office:value="1545.5382239488201" table:style-name="ce5">
            <text:p><text:s/>1,546<text:s/></text:p>
          </table:table-cell>
          <table:table-cell office:value-type="float" office:value="1.0216624186832006" table:style-name="ce6">
            <text:p>1.022</text:p>
          </table:table-cell>
          <table:table-cell office:value-type="float" office:value="1579.0183200468898" table:style-name="ce5">
            <text:p><text:s/>1,57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79.0183200468898" table:style-name="ce5">
            <text:p><text:s/>1,579<text:s/></text:p>
          </table:table-cell>
          <table:table-cell office:value-type="float" office:value="0.87947560788588663" table:style-name="ce6">
            <text:p>0.879</text:p>
          </table:table-cell>
          <table:table-cell office:value-type="float" office:value="1388.7080968861899" table:style-name="ce5">
            <text:p><text:s/>1,389<text:s/></text:p>
          </table:table-cell>
          <table:table-cell office:value-type="float" office:value="1.1151766711126034" table:style-name="ce6">
            <text:p>1.115</text:p>
          </table:table-cell>
          <table:table-cell office:value-type="float" office:value="1548.65487263266" table:style-name="ce5">
            <text:p><text:s/>1,54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48.65487263266" table:style-name="ce5">
            <text:p><text:s/>1,549<text:s/></text:p>
          </table:table-cell>
          <table:table-cell office:value-type="float" office:value="0.99569960763665266" table:style-name="ce6">
            <text:p>0.996</text:p>
          </table:table-cell>
          <table:table-cell office:value-type="float" office:value="1541.9950490449301" table:style-name="ce5">
            <text:p><text:s/>1,542<text:s/></text:p>
          </table:table-cell>
          <table:table-cell office:value-type="float" office:value="0.8419258559118773" table:style-name="ce6">
            <text:p>0.842</text:p>
          </table:table-cell>
          <table:table-cell office:value-type="float" office:value="1298.2455014790298" table:style-name="ce5">
            <text:p><text:s/>1,29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98.2455014790298" table:style-name="ce5">
            <text:p><text:s/>1,298<text:s/></text:p>
          </table:table-cell>
          <table:table-cell office:value-type="float" office:value="0.94542844761626599" table:style-name="ce6">
            <text:p>0.945</text:p>
          </table:table-cell>
          <table:table-cell office:value-type="float" office:value="1227.3982290881199" table:style-name="ce5">
            <text:p><text:s/>1,227<text:s/></text:p>
          </table:table-cell>
          <table:table-cell office:value-type="float" office:value="1.2605929025902454" table:style-name="ce6">
            <text:p>1.261</text:p>
          </table:table-cell>
          <table:table-cell office:value-type="float" office:value="1547.2494962403202" table:style-name="ce5">
            <text:p><text:s/>1,54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47.2494962403202" table:style-name="ce5">
            <text:p><text:s/>1,547<text:s/></text:p>
          </table:table-cell>
          <table:table-cell office:value-type="float" office:value="1.0040175147639565" table:style-name="ce6">
            <text:p>1.004</text:p>
          </table:table-cell>
          <table:table-cell office:value-type="float" office:value="1553.46559393499" table:style-name="ce5">
            <text:p><text:s/>1,553<text:s/></text:p>
          </table:table-cell>
          <table:table-cell office:value-type="float" office:value="1.0785072587826259" table:style-name="ce6">
            <text:p>1.079</text:p>
          </table:table-cell>
          <table:table-cell office:value-type="float" office:value="1675.4239193279498" table:style-name="ce5">
            <text:p><text:s/>1,67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8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84.45964441720002" table:style-name="ce5">
            <text:p><text:s/>68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84.45964441720002" table:style-name="ce5">
            <text:p><text:s/>684<text:s/></text:p>
          </table:table-cell>
          <table:table-cell office:value-type="float" office:value="1.0288398361478825" table:style-name="ce6">
            <text:p>1.029</text:p>
          </table:table-cell>
          <table:table-cell office:value-type="float" office:value="704.19934841202996" table:style-name="ce5">
            <text:p><text:s/>704<text:s/></text:p>
          </table:table-cell>
          <table:table-cell office:value-type="float" office:value="1.4393245423854824" table:style-name="ce6">
            <text:p>1.439</text:p>
          </table:table-cell>
          <table:table-cell office:value-type="float" office:value="1013.5714049013" table:style-name="ce5">
            <text:p><text:s/>1,01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13.5714049013" table:style-name="ce5">
            <text:p><text:s/>1,014<text:s/></text:p>
          </table:table-cell>
          <table:table-cell office:value-type="float" office:value="1.1972350500753" table:style-name="ce6">
            <text:p>1.197</text:p>
          </table:table-cell>
          <table:table-cell office:value-type="float" office:value="1213.4832117019" table:style-name="ce5">
            <text:p><text:s/>1,213<text:s/></text:p>
          </table:table-cell>
          <table:table-cell office:value-type="float" office:value="1.1252545023284908" table:style-name="ce6">
            <text:p>1.125</text:p>
          </table:table-cell>
          <table:table-cell office:value-type="float" office:value="1365.4774474676001" table:style-name="ce5">
            <text:p><text:s/>1,3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65.4774474676001" table:style-name="ce5">
            <text:p><text:s/>1,365<text:s/></text:p>
          </table:table-cell>
          <table:table-cell office:value-type="float" office:value="1.1609612294042775" table:style-name="ce6">
            <text:p>1.161</text:p>
          </table:table-cell>
          <table:table-cell office:value-type="float" office:value="1585.2663761357999" table:style-name="ce5">
            <text:p><text:s/>1,585<text:s/></text:p>
          </table:table-cell>
          <table:table-cell office:value-type="float" office:value="0.86737086452088541" table:style-name="ce6">
            <text:p>0.867</text:p>
          </table:table-cell>
          <table:table-cell office:value-type="float" office:value="1375.0138671647999" table:style-name="ce5">
            <text:p><text:s/>1,37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75.0138671647999" table:style-name="ce5">
            <text:p><text:s/>1,375<text:s/></text:p>
          </table:table-cell>
          <table:table-cell office:value-type="float" office:value="1.1856885345858834" table:style-name="ce6">
            <text:p>1.186</text:p>
          </table:table-cell>
          <table:table-cell office:value-type="float" office:value="1630.3381771939" table:style-name="ce5">
            <text:p><text:s/>1,630<text:s/></text:p>
          </table:table-cell>
          <table:table-cell office:value-type="float" office:value="0.80166225804295665" table:style-name="ce6">
            <text:p>0.802</text:p>
          </table:table-cell>
          <table:table-cell office:value-type="float" office:value="1306.9805845028998" table:style-name="ce5">
            <text:p><text:s/>1,30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06.9805845028998" table:style-name="ce5">
            <text:p><text:s/>1,307<text:s/></text:p>
          </table:table-cell>
          <table:table-cell office:value-type="float" office:value="1.0624106720417921" table:style-name="ce6">
            <text:p>1.062</text:p>
          </table:table-cell>
          <table:table-cell office:value-type="float" office:value="1388.5501211272999" table:style-name="ce5">
            <text:p><text:s/>1,389<text:s/></text:p>
          </table:table-cell>
          <table:table-cell office:value-type="float" office:value="1.2943408627609996" table:style-name="ce6">
            <text:p>1.294</text:p>
          </table:table-cell>
          <table:table-cell office:value-type="float" office:value="1797.2571617668" table:style-name="ce5">
            <text:p><text:s/>1,79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97.2571617668" table:style-name="ce5">
            <text:p><text:s/>1,797<text:s/></text:p>
          </table:table-cell>
          <table:table-cell office:value-type="float" office:value="1.0444424076335181" table:style-name="ce6">
            <text:p>1.044</text:p>
          </table:table-cell>
          <table:table-cell office:value-type="float" office:value="1877.1315971723002" table:style-name="ce5">
            <text:p><text:s/>1,877<text:s/></text:p>
          </table:table-cell>
          <table:table-cell office:value-type="float" office:value="1.1408070051800629" table:style-name="ce6">
            <text:p>1.141</text:p>
          </table:table-cell>
          <table:table-cell office:value-type="float" office:value="2141.444875699" table:style-name="ce5">
            <text:p><text:s/>2,14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141.444875699" table:style-name="ce5">
            <text:p><text:s/>2,141<text:s/></text:p>
          </table:table-cell>
          <table:table-cell office:value-type="float" office:value="0.96695188640688257" table:style-name="ce6">
            <text:p>0.967</text:p>
          </table:table-cell>
          <table:table-cell office:value-type="float" office:value="2070.6741621935003" table:style-name="ce5">
            <text:p><text:s/>2,071<text:s/></text:p>
          </table:table-cell>
          <table:table-cell office:value-type="float" office:value="1.178539418566499" table:style-name="ce6">
            <text:p>1.179</text:p>
          </table:table-cell>
          <table:table-cell office:value-type="float" office:value="2440.3711231522002" table:style-name="ce5">
            <text:p><text:s/>2,44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40.3711231522002" table:style-name="ce5">
            <text:p><text:s/>2,440<text:s/></text:p>
          </table:table-cell>
          <table:table-cell office:value-type="float" office:value="1.3983517131301388" table:style-name="ce6">
            <text:p>1.398</text:p>
          </table:table-cell>
          <table:table-cell office:value-type="float" office:value="3412.4971407332" table:style-name="ce5">
            <text:p><text:s/>3,412<text:s/></text:p>
          </table:table-cell>
          <table:table-cell office:value-type="float" office:value="0.87040071586349588" table:style-name="ce6">
            <text:p>0.870</text:p>
          </table:table-cell>
          <table:table-cell office:value-type="float" office:value="2970.2399541763102" table:style-name="ce5">
            <text:p><text:s/>2,97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70.2399541763102" table:style-name="ce5">
            <text:p><text:s/>2,970<text:s/></text:p>
          </table:table-cell>
          <table:table-cell office:value-type="float" office:value="1.1535838380332222" table:style-name="ce6">
            <text:p>1.154</text:p>
          </table:table-cell>
          <table:table-cell office:value-type="float" office:value="3426.4208062183297" table:style-name="ce5">
            <text:p><text:s/>3,426<text:s/></text:p>
          </table:table-cell>
          <table:table-cell office:value-type="float" office:value="0.92538786938565543" table:style-name="ce6">
            <text:p>0.925</text:p>
          </table:table-cell>
          <table:table-cell office:value-type="float" office:value="3170.7682494850601" table:style-name="ce5">
            <text:p><text:s/>3,17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170.7682494850601" table:style-name="ce5">
            <text:p><text:s/>3,171<text:s/></text:p>
          </table:table-cell>
          <table:table-cell office:value-type="float" office:value="1.0896786972368222" table:style-name="ce6">
            <text:p>1.090</text:p>
          </table:table-cell>
          <table:table-cell office:value-type="float" office:value="3455.1186153387598" table:style-name="ce5">
            <text:p><text:s/>3,455<text:s/></text:p>
          </table:table-cell>
          <table:table-cell office:value-type="float" office:value="1.0556606499823262" table:style-name="ce6">
            <text:p>1.056</text:p>
          </table:table-cell>
          <table:table-cell office:value-type="float" office:value="3647.4327632345498" table:style-name="ce5">
            <text:p><text:s/>3,64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647.4327632345498" table:style-name="ce5">
            <text:p><text:s/>3,647<text:s/></text:p>
          </table:table-cell>
          <table:table-cell office:value-type="float" office:value="1.0282980918725937" table:style-name="ce6">
            <text:p>1.028</text:p>
          </table:table-cell>
          <table:table-cell office:value-type="float" office:value="3750.6481506676696" table:style-name="ce5">
            <text:p><text:s/>3,751<text:s/></text:p>
          </table:table-cell>
          <table:table-cell office:value-type="float" office:value="1.3026133846500463" table:style-name="ce6">
            <text:p>1.303</text:p>
          </table:table-cell>
          <table:table-cell office:value-type="float" office:value="4885.64448217265" table:style-name="ce5">
            <text:p><text:s/>4,88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885.64448217265" table:style-name="ce5">
            <text:p><text:s/>4,886<text:s/></text:p>
          </table:table-cell>
          <table:table-cell office:value-type="float" office:value="1.0760692426973171" table:style-name="ce6">
            <text:p>1.076</text:p>
          </table:table-cell>
          <table:table-cell office:value-type="float" office:value="5257.29175801985" table:style-name="ce5">
            <text:p><text:s/>5,257<text:s/></text:p>
          </table:table-cell>
          <table:table-cell office:value-type="float" office:value="1.0055889957616462" table:style-name="ce6">
            <text:p>1.006</text:p>
          </table:table-cell>
          <table:table-cell office:value-type="float" office:value="5286.6747393731603" table:style-name="ce5">
            <text:p><text:s/>5,28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286.6747393731603" table:style-name="ce5">
            <text:p><text:s/>5,287<text:s/></text:p>
          </table:table-cell>
          <table:table-cell office:value-type="float" office:value="0.94774971307050315" table:style-name="ce6">
            <text:p>0.948</text:p>
          </table:table-cell>
          <table:table-cell office:value-type="float" office:value="5010.4444673379894" table:style-name="ce5">
            <text:p><text:s/>5,010<text:s/></text:p>
          </table:table-cell>
          <table:table-cell office:value-type="float" office:value="1.4771512793089294" table:style-name="ce6">
            <text:p>1.477</text:p>
          </table:table-cell>
          <table:table-cell office:value-type="float" office:value="7401.1844548346598" table:style-name="ce5">
            <text:p><text:s/>7,40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401.1844548346598" table:style-name="ce5">
            <text:p><text:s/>7,401<text:s/></text:p>
          </table:table-cell>
          <table:table-cell office:value-type="float" office:value="0.91974616528391206" table:style-name="ce6">
            <text:p>0.920</text:p>
          </table:table-cell>
          <table:table-cell office:value-type="float" office:value="6807.2110208930799" table:style-name="ce5">
            <text:p><text:s/>6,807<text:s/></text:p>
          </table:table-cell>
          <table:table-cell office:value-type="float" office:value="1.124180605593575" table:style-name="ce6">
            <text:p>1.124</text:p>
          </table:table-cell>
          <table:table-cell office:value-type="float" office:value="7652.5346078708399" table:style-name="ce5">
            <text:p><text:s/>7,65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652.5346078708399" table:style-name="ce5">
            <text:p><text:s/>7,653<text:s/></text:p>
          </table:table-cell>
          <table:table-cell office:value-type="float" office:value="1.0186250058031368" table:style-name="ce6">
            <text:p>1.019</text:p>
          </table:table-cell>
          <table:table-cell office:value-type="float" office:value="7795.0631093511402" table:style-name="ce5">
            <text:p><text:s/>7,795<text:s/></text:p>
          </table:table-cell>
          <table:table-cell office:value-type="float" office:value="1.0684384134163498" table:style-name="ce6">
            <text:p>1.068</text:p>
          </table:table-cell>
          <table:table-cell office:value-type="float" office:value="8328.5448610354506" table:style-name="ce5">
            <text:p><text:s/>8,32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328.5448610354506" table:style-name="ce5">
            <text:p><text:s/>8,329<text:s/></text:p>
          </table:table-cell>
          <table:table-cell office:value-type="float" office:value="1.0627013549270521" table:style-name="ce6">
            <text:p>1.063</text:p>
          </table:table-cell>
          <table:table-cell office:value-type="float" office:value="8850.7559083931101" table:style-name="ce5">
            <text:p><text:s/>8,851<text:s/></text:p>
          </table:table-cell>
          <table:table-cell office:value-type="float" office:value="1.0141221122024653" table:style-name="ce6">
            <text:p>1.014</text:p>
          </table:table-cell>
          <table:table-cell office:value-type="float" office:value="8975.7472764080703" table:style-name="ce5">
            <text:p><text:s/>8,97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88.71083181081997" table:style-name="ce5">
            <text:p><text:s/>38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88.71083181081997" table:style-name="ce5">
            <text:p><text:s/>389<text:s/></text:p>
          </table:table-cell>
          <table:table-cell office:value-type="float" office:value="1.0202940524163453" table:style-name="ce6">
            <text:p>1.020</text:p>
          </table:table-cell>
          <table:table-cell office:value-type="float" office:value="396.59934980638997" table:style-name="ce5">
            <text:p><text:s/>397<text:s/></text:p>
          </table:table-cell>
          <table:table-cell office:value-type="float" office:value="1.3167661018930796" table:style-name="ce6">
            <text:p>1.317</text:p>
          </table:table-cell>
          <table:table-cell office:value-type="float" office:value="522.22857985789005" table:style-name="ce5">
            <text:p><text:s/>52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22.22857985789005" table:style-name="ce5">
            <text:p><text:s/>522<text:s/></text:p>
          </table:table-cell>
          <table:table-cell office:value-type="float" office:value="1.1711078068936329" table:style-name="ce6">
            <text:p>1.171</text:p>
          </table:table-cell>
          <table:table-cell office:value-type="float" office:value="611.58596685454995" table:style-name="ce5">
            <text:p><text:s/>612<text:s/></text:p>
          </table:table-cell>
          <table:table-cell office:value-type="float" office:value="1.0926287854342525" table:style-name="ce6">
            <text:p>1.093</text:p>
          </table:table-cell>
          <table:table-cell office:value-type="float" office:value="668.23643215291997" table:style-name="ce5">
            <text:p><text:s/>66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68.23643215291997" table:style-name="ce5">
            <text:p><text:s/>668<text:s/></text:p>
          </table:table-cell>
          <table:table-cell office:value-type="float" office:value="1.1942040809291019" table:style-name="ce6">
            <text:p>1.194</text:p>
          </table:table-cell>
          <table:table-cell office:value-type="float" office:value="798.01067430251999" table:style-name="ce5">
            <text:p><text:s/>798<text:s/></text:p>
          </table:table-cell>
          <table:table-cell office:value-type="float" office:value="0.80856441128423184" table:style-name="ce6">
            <text:p>0.809</text:p>
          </table:table-cell>
          <table:table-cell office:value-type="float" office:value="645.24303106595005" table:style-name="ce5">
            <text:p><text:s/>64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45.24303106595005" table:style-name="ce5">
            <text:p><text:s/>645<text:s/></text:p>
          </table:table-cell>
          <table:table-cell office:value-type="float" office:value="1.2194034389124619" table:style-name="ce6">
            <text:p>1.219</text:p>
          </table:table-cell>
          <table:table-cell office:value-type="float" office:value="786.81157101611996" table:style-name="ce5">
            <text:p><text:s/>787<text:s/></text:p>
          </table:table-cell>
          <table:table-cell office:value-type="float" office:value="0.51046801793952168" table:style-name="ce6">
            <text:p>0.510</text:p>
          </table:table-cell>
          <table:table-cell office:value-type="float" office:value="401.64214314847999" table:style-name="ce5">
            <text:p><text:s/>40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01.64214314847999" table:style-name="ce5">
            <text:p><text:s/>402<text:s/></text:p>
          </table:table-cell>
          <table:table-cell office:value-type="float" office:value="1.0561469766014153" table:style-name="ce6">
            <text:p>1.056</text:p>
          </table:table-cell>
          <table:table-cell office:value-type="float" office:value="424.19313516197997" table:style-name="ce5">
            <text:p><text:s/>424<text:s/></text:p>
          </table:table-cell>
          <table:table-cell office:value-type="float" office:value="1.4412956885947692" table:style-name="ce6">
            <text:p>1.441</text:p>
          </table:table-cell>
          <table:table-cell office:value-type="float" office:value="611.38773684045998" table:style-name="ce5">
            <text:p><text:s/>61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11.38773684045998" table:style-name="ce5">
            <text:p><text:s/>611<text:s/></text:p>
          </table:table-cell>
          <table:table-cell office:value-type="float" office:value="1.0468912851334653" table:style-name="ce6">
            <text:p>1.047</text:p>
          </table:table-cell>
          <table:table-cell office:value-type="float" office:value="640.05649353575006" table:style-name="ce5">
            <text:p><text:s/>640<text:s/></text:p>
          </table:table-cell>
          <table:table-cell office:value-type="float" office:value="1.0353955604185345" table:style-name="ce6">
            <text:p>1.035</text:p>
          </table:table-cell>
          <table:table-cell office:value-type="float" office:value="662.71165182396999" table:style-name="ce5">
            <text:p><text:s/>66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62.71165182396999" table:style-name="ce5">
            <text:p><text:s/>663<text:s/></text:p>
          </table:table-cell>
          <table:table-cell office:value-type="float" office:value="0.99616744455562323" table:style-name="ce6">
            <text:p>0.996</text:p>
          </table:table-cell>
          <table:table-cell office:value-type="float" office:value="660.17177267472005" table:style-name="ce5">
            <text:p><text:s/>660<text:s/></text:p>
          </table:table-cell>
          <table:table-cell office:value-type="float" office:value="1.1881805468497535" table:style-name="ce6">
            <text:p>1.188</text:p>
          </table:table-cell>
          <table:table-cell office:value-type="float" office:value="784.40325787142001" table:style-name="ce5">
            <text:p><text:s/>78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84.40325787142001" table:style-name="ce5">
            <text:p><text:s/>784<text:s/></text:p>
          </table:table-cell>
          <table:table-cell office:value-type="float" office:value="1.367013897492724" table:style-name="ce6">
            <text:p>1.367</text:p>
          </table:table-cell>
          <table:table-cell office:value-type="float" office:value="1072.2901547488" table:style-name="ce5">
            <text:p><text:s/>1,072<text:s/></text:p>
          </table:table-cell>
          <table:table-cell office:value-type="float" office:value="1.0077437247154761" table:style-name="ce6">
            <text:p>1.008</text:p>
          </table:table-cell>
          <table:table-cell office:value-type="float" office:value="1080.59367452229" table:style-name="ce5">
            <text:p><text:s/>1,08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80.59367452229" table:style-name="ce5">
            <text:p><text:s/>1,081<text:s/></text:p>
          </table:table-cell>
          <table:table-cell office:value-type="float" office:value="1.1914427705708661" table:style-name="ce6">
            <text:p>1.191</text:p>
          </table:table-cell>
          <table:table-cell office:value-type="float" office:value="1287.4655214341901" table:style-name="ce5">
            <text:p><text:s/>1,287<text:s/></text:p>
          </table:table-cell>
          <table:table-cell office:value-type="float" office:value="0.92250169290030182" table:style-name="ce6">
            <text:p>0.923</text:p>
          </table:table-cell>
          <table:table-cell office:value-type="float" office:value="1187.6891230738102" table:style-name="ce5">
            <text:p><text:s/>1,18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87.6891230738102" table:style-name="ce5">
            <text:p><text:s/>1,188<text:s/></text:p>
          </table:table-cell>
          <table:table-cell office:value-type="float" office:value="1.1120656608204353" table:style-name="ce6">
            <text:p>1.112</text:p>
          </table:table-cell>
          <table:table-cell office:value-type="float" office:value="1320.7882895003199" table:style-name="ce5">
            <text:p><text:s/>1,321<text:s/></text:p>
          </table:table-cell>
          <table:table-cell office:value-type="float" office:value="1.0798687952114483" table:style-name="ce6">
            <text:p>1.080</text:p>
          </table:table-cell>
          <table:table-cell office:value-type="float" office:value="1426.2780589121001" table:style-name="ce5">
            <text:p><text:s/>1,42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26.2780589121001" table:style-name="ce5">
            <text:p><text:s/>1,426<text:s/></text:p>
          </table:table-cell>
          <table:table-cell office:value-type="float" office:value="1.032604377216698" table:style-name="ce6">
            <text:p>1.033</text:p>
          </table:table-cell>
          <table:table-cell office:value-type="float" office:value="1472.7809667607701" table:style-name="ce5">
            <text:p><text:s/>1,473<text:s/></text:p>
          </table:table-cell>
          <table:table-cell office:value-type="float" office:value="1.2455716507510775" table:style-name="ce6">
            <text:p>1.246</text:p>
          </table:table-cell>
          <table:table-cell office:value-type="float" office:value="1834.45421996298" table:style-name="ce5">
            <text:p><text:s/>1,83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34.45421996298" table:style-name="ce5">
            <text:p><text:s/>1,834<text:s/></text:p>
          </table:table-cell>
          <table:table-cell office:value-type="float" office:value="1.0881365995560863" table:style-name="ce6">
            <text:p>1.088</text:p>
          </table:table-cell>
          <table:table-cell office:value-type="float" office:value="1996.1367769518299" table:style-name="ce5">
            <text:p><text:s/>1,996<text:s/></text:p>
          </table:table-cell>
          <table:table-cell office:value-type="float" office:value="0.99928086523433435" table:style-name="ce6">
            <text:p>0.999</text:p>
          </table:table-cell>
          <table:table-cell office:value-type="float" office:value="1994.7012855984999" table:style-name="ce5">
            <text:p><text:s/>1,99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994.7012855984999" table:style-name="ce5">
            <text:p><text:s/>1,995<text:s/></text:p>
          </table:table-cell>
          <table:table-cell office:value-type="float" office:value="0.94902783781075106" table:style-name="ce6">
            <text:p>0.949</text:p>
          </table:table-cell>
          <table:table-cell office:value-type="float" office:value="1893.0270481498699" table:style-name="ce5">
            <text:p><text:s/>1,893<text:s/></text:p>
          </table:table-cell>
          <table:table-cell office:value-type="float" office:value="1.4833066957776702" table:style-name="ce6">
            <text:p>1.483</text:p>
          </table:table-cell>
          <table:table-cell office:value-type="float" office:value="2807.9396958089401" table:style-name="ce5">
            <text:p><text:s/>2,80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807.9396958089401" table:style-name="ce5">
            <text:p><text:s/>2,808<text:s/></text:p>
          </table:table-cell>
          <table:table-cell office:value-type="float" office:value="0.92735534212016435" table:style-name="ce6">
            <text:p>0.927</text:p>
          </table:table-cell>
          <table:table-cell office:value-type="float" office:value="2603.9578772596897" table:style-name="ce5">
            <text:p><text:s/>2,604<text:s/></text:p>
          </table:table-cell>
          <table:table-cell office:value-type="float" office:value="1.0700958915512047" table:style-name="ce6">
            <text:p>1.070</text:p>
          </table:table-cell>
          <table:table-cell office:value-type="float" office:value="2786.4846262279902" table:style-name="ce5">
            <text:p><text:s/>2,7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786.4846262279902" table:style-name="ce5">
            <text:p><text:s/>2,786<text:s/></text:p>
          </table:table-cell>
          <table:table-cell office:value-type="float" office:value="1.022018377800237" table:style-name="ce6">
            <text:p>1.022</text:p>
          </table:table-cell>
          <table:table-cell office:value-type="float" office:value="2847.8384974628302" table:style-name="ce5">
            <text:p><text:s/>2,848<text:s/></text:p>
          </table:table-cell>
          <table:table-cell office:value-type="float" office:value="1.1102694071344961" table:style-name="ce6">
            <text:p>1.110</text:p>
          </table:table-cell>
          <table:table-cell office:value-type="float" office:value="3161.8679601928502" table:style-name="ce5">
            <text:p><text:s/>3,16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161.8679601928502" table:style-name="ce5">
            <text:p><text:s/>3,162<text:s/></text:p>
          </table:table-cell>
          <table:table-cell office:value-type="float" office:value="1.0638627943472136" table:style-name="ce6">
            <text:p>1.064</text:p>
          </table:table-cell>
          <table:table-cell office:value-type="float" office:value="3363.79368348769" table:style-name="ce5">
            <text:p><text:s/>3,364<text:s/></text:p>
          </table:table-cell>
          <table:table-cell office:value-type="float" office:value="1.0401387862896627" table:style-name="ce6">
            <text:p>1.040</text:p>
          </table:table-cell>
          <table:table-cell office:value-type="float" office:value="3498.8122792717199" table:style-name="ce5">
            <text:p><text:s/>3,49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5.74881260638" table:style-name="ce5">
            <text:p><text:s/>29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95.74881260638" table:style-name="ce5">
            <text:p><text:s/>296<text:s/></text:p>
          </table:table-cell>
          <table:table-cell office:value-type="float" office:value="1.0400717957066934" table:style-name="ce6">
            <text:p>1.040</text:p>
          </table:table-cell>
          <table:table-cell office:value-type="float" office:value="307.59999860564" table:style-name="ce5">
            <text:p><text:s/>308<text:s/></text:p>
          </table:table-cell>
          <table:table-cell office:value-type="float" office:value="1.5973433916472097" table:style-name="ce6">
            <text:p>1.597</text:p>
          </table:table-cell>
          <table:table-cell office:value-type="float" office:value="491.34282504340996" table:style-name="ce5">
            <text:p><text:s/>49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91.34282504340996" table:style-name="ce5">
            <text:p><text:s/>491<text:s/></text:p>
          </table:table-cell>
          <table:table-cell office:value-type="float" office:value="1.2250046488298116" table:style-name="ce6">
            <text:p>1.225</text:p>
          </table:table-cell>
          <table:table-cell office:value-type="float" office:value="601.89724484734995" table:style-name="ce5">
            <text:p><text:s/>602<text:s/></text:p>
          </table:table-cell>
          <table:table-cell office:value-type="float" office:value="1.158405394414973" table:style-name="ce6">
            <text:p>1.158</text:p>
          </table:table-cell>
          <table:table-cell office:value-type="float" office:value="697.24101531468011" table:style-name="ce5">
            <text:p><text:s/>69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97.24101531468011" table:style-name="ce5">
            <text:p><text:s/>697<text:s/></text:p>
          </table:table-cell>
          <table:table-cell office:value-type="float" office:value="1.1291012498425299" table:style-name="ce6">
            <text:p>1.129</text:p>
          </table:table-cell>
          <table:table-cell office:value-type="float" office:value="787.25570183327989" table:style-name="ce5">
            <text:p><text:s/>787<text:s/></text:p>
          </table:table-cell>
          <table:table-cell office:value-type="float" office:value="0.92698069305745878" table:style-name="ce6">
            <text:p>0.927</text:p>
          </table:table-cell>
          <table:table-cell office:value-type="float" office:value="729.77083609884994" table:style-name="ce5">
            <text:p><text:s/>73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29.77083609884994" table:style-name="ce5">
            <text:p><text:s/>730<text:s/></text:p>
          </table:table-cell>
          <table:table-cell office:value-type="float" office:value="1.1558787559763783" table:style-name="ce6">
            <text:p>1.156</text:p>
          </table:table-cell>
          <table:table-cell office:value-type="float" office:value="843.5266061777802" table:style-name="ce5">
            <text:p><text:s/>844<text:s/></text:p>
          </table:table-cell>
          <table:table-cell office:value-type="float" office:value="1.0732778725934016" table:style-name="ce6">
            <text:p>1.073</text:p>
          </table:table-cell>
          <table:table-cell office:value-type="float" office:value="905.33844135441996" table:style-name="ce5">
            <text:p><text:s/>90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05.33844135441996" table:style-name="ce5">
            <text:p><text:s/>905<text:s/></text:p>
          </table:table-cell>
          <table:table-cell office:value-type="float" office:value="1.065189482645414" table:style-name="ce6">
            <text:p>1.065</text:p>
          </table:table-cell>
          <table:table-cell office:value-type="float" office:value="964.35698596532006" table:style-name="ce5">
            <text:p><text:s/>964<text:s/></text:p>
          </table:table-cell>
          <table:table-cell office:value-type="float" office:value="1.2296996259526096" table:style-name="ce6">
            <text:p>1.230</text:p>
          </table:table-cell>
          <table:table-cell office:value-type="float" office:value="1185.8694249263401" table:style-name="ce5">
            <text:p><text:s/>1,18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85.8694249263401" table:style-name="ce5">
            <text:p><text:s/>1,186<text:s/></text:p>
          </table:table-cell>
          <table:table-cell office:value-type="float" office:value="1.0431798624991031" table:style-name="ce6">
            <text:p>1.043</text:p>
          </table:table-cell>
          <table:table-cell office:value-type="float" office:value="1237.07510363655" table:style-name="ce5">
            <text:p><text:s/>1,237<text:s/></text:p>
          </table:table-cell>
          <table:table-cell office:value-type="float" office:value="1.1953463613713455" table:style-name="ce6">
            <text:p>1.195</text:p>
          </table:table-cell>
          <table:table-cell office:value-type="float" office:value="1478.73322387503" table:style-name="ce5">
            <text:p><text:s/>1,47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78.73322387503" table:style-name="ce5">
            <text:p><text:s/>1,479<text:s/></text:p>
          </table:table-cell>
          <table:table-cell office:value-type="float" office:value="0.9538585910868691" table:style-name="ce6">
            <text:p>0.954</text:p>
          </table:table-cell>
          <table:table-cell office:value-type="float" office:value="1410.5023895187801" table:style-name="ce5">
            <text:p><text:s/>1,411<text:s/></text:p>
          </table:table-cell>
          <table:table-cell office:value-type="float" office:value="1.174026983283414" table:style-name="ce6">
            <text:p>1.174</text:p>
          </table:table-cell>
          <table:table-cell office:value-type="float" office:value="1655.9678652807804" table:style-name="ce5">
            <text:p><text:s/>1,65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55.9678652807804" table:style-name="ce5">
            <text:p><text:s/>1,656<text:s/></text:p>
          </table:table-cell>
          <table:table-cell office:value-type="float" office:value="1.4131958928971138" table:style-name="ce6">
            <text:p>1.413</text:p>
          </table:table-cell>
          <table:table-cell office:value-type="float" office:value="2340.2069859843996" table:style-name="ce5">
            <text:p><text:s/>2,340<text:s/></text:p>
          </table:table-cell>
          <table:table-cell office:value-type="float" office:value="0.80746971997399919" table:style-name="ce6">
            <text:p>0.807</text:p>
          </table:table-cell>
          <table:table-cell office:value-type="float" office:value="1889.64627965402" table:style-name="ce5">
            <text:p><text:s/>1,89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89.64627965402" table:style-name="ce5">
            <text:p><text:s/>1,890<text:s/></text:p>
          </table:table-cell>
          <table:table-cell office:value-type="float" office:value="1.131934218490757" table:style-name="ce6">
            <text:p>1.132</text:p>
          </table:table-cell>
          <table:table-cell office:value-type="float" office:value="2138.9552847841401" table:style-name="ce5">
            <text:p><text:s/>2,139<text:s/></text:p>
          </table:table-cell>
          <table:table-cell office:value-type="float" office:value="0.92712509724642489" table:style-name="ce6">
            <text:p>0.927</text:p>
          </table:table-cell>
          <table:table-cell office:value-type="float" office:value="1983.0791264112502" table:style-name="ce5">
            <text:p><text:s/>1,98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83.0791264112502" table:style-name="ce5">
            <text:p><text:s/>1,983<text:s/></text:p>
          </table:table-cell>
          <table:table-cell office:value-type="float" office:value="1.0762708847129601" table:style-name="ce6">
            <text:p>1.076</text:p>
          </table:table-cell>
          <table:table-cell office:value-type="float" office:value="2134.3303258384399" table:style-name="ce5">
            <text:p><text:s/>2,134<text:s/></text:p>
          </table:table-cell>
          <table:table-cell office:value-type="float" office:value="1.0406799160527798" table:style-name="ce6">
            <text:p>1.041</text:p>
          </table:table-cell>
          <table:table-cell office:value-type="float" office:value="2221.1547043224496" table:style-name="ce5">
            <text:p><text:s/>2,22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21.1547043224496" table:style-name="ce5">
            <text:p><text:s/>2,221<text:s/></text:p>
          </table:table-cell>
          <table:table-cell office:value-type="float" office:value="1.0255328813765585" table:style-name="ce6">
            <text:p>1.026</text:p>
          </table:table-cell>
          <table:table-cell office:value-type="float" office:value="2277.8671839068993" table:style-name="ce5">
            <text:p><text:s/>2,278<text:s/></text:p>
          </table:table-cell>
          <table:table-cell office:value-type="float" office:value="1.339494367259991" table:style-name="ce6">
            <text:p>1.339</text:p>
          </table:table-cell>
          <table:table-cell office:value-type="float" office:value="3051.19026220967" table:style-name="ce5">
            <text:p><text:s/>3,05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51.19026220967" table:style-name="ce5">
            <text:p><text:s/>3,051<text:s/></text:p>
          </table:table-cell>
          <table:table-cell office:value-type="float" office:value="1.0688140367576728" table:style-name="ce6">
            <text:p>1.069</text:p>
          </table:table-cell>
          <table:table-cell office:value-type="float" office:value="3261.1549810680199" table:style-name="ce5">
            <text:p><text:s/>3,261<text:s/></text:p>
          </table:table-cell>
          <table:table-cell office:value-type="float" office:value="1.0094501711465877" table:style-name="ce6">
            <text:p>1.009</text:p>
          </table:table-cell>
          <table:table-cell office:value-type="float" office:value="3291.9734537746599" table:style-name="ce5">
            <text:p><text:s/>3,29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291.9734537746599" table:style-name="ce5">
            <text:p><text:s/>3,292<text:s/></text:p>
          </table:table-cell>
          <table:table-cell office:value-type="float" office:value="0.94697526057314041" table:style-name="ce6">
            <text:p>0.947</text:p>
          </table:table-cell>
          <table:table-cell office:value-type="float" office:value="3117.4174191881198" table:style-name="ce5">
            <text:p><text:s/>3,117<text:s/></text:p>
          </table:table-cell>
          <table:table-cell office:value-type="float" office:value="1.4734134513888597" table:style-name="ce6">
            <text:p>1.473</text:p>
          </table:table-cell>
          <table:table-cell office:value-type="float" office:value="4593.2447590257198" table:style-name="ce5">
            <text:p><text:s/>4,59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593.2447590257198" table:style-name="ce5">
            <text:p><text:s/>4,593<text:s/></text:p>
          </table:table-cell>
          <table:table-cell office:value-type="float" office:value="0.91509452775709443" table:style-name="ce6">
            <text:p>0.915</text:p>
          </table:table-cell>
          <table:table-cell office:value-type="float" office:value="4203.2531436333902" table:style-name="ce5">
            <text:p><text:s/>4,203<text:s/></text:p>
          </table:table-cell>
          <table:table-cell office:value-type="float" office:value="1.1576866335099016" table:style-name="ce6">
            <text:p>1.158</text:p>
          </table:table-cell>
          <table:table-cell office:value-type="float" office:value="4866.0499816428501" table:style-name="ce5">
            <text:p><text:s/>4,86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866.0499816428501" table:style-name="ce5">
            <text:p><text:s/>4,866<text:s/></text:p>
          </table:table-cell>
          <table:table-cell office:value-type="float" office:value="1.0166818324003433" table:style-name="ce6">
            <text:p>1.017</text:p>
          </table:table-cell>
          <table:table-cell office:value-type="float" office:value="4947.2246118883095" table:style-name="ce5">
            <text:p><text:s/>4,947<text:s/></text:p>
          </table:table-cell>
          <table:table-cell office:value-type="float" office:value="1.0443586669638854" table:style-name="ce6">
            <text:p>1.044</text:p>
          </table:table-cell>
          <table:table-cell office:value-type="float" office:value="5166.6769008425999" table:style-name="ce5">
            <text:p><text:s/>5,16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166.6769008425999" table:style-name="ce5">
            <text:p><text:s/>5,167<text:s/></text:p>
          </table:table-cell>
          <table:table-cell office:value-type="float" office:value="1.0619905850916644" table:style-name="ce6">
            <text:p>1.062</text:p>
          </table:table-cell>
          <table:table-cell office:value-type="float" office:value="5486.96222490542" table:style-name="ce5">
            <text:p><text:s/>5,487<text:s/></text:p>
          </table:table-cell>
          <table:table-cell office:value-type="float" office:value="0.99817253566580855" table:style-name="ce6">
            <text:p>0.998</text:p>
          </table:table-cell>
          <table:table-cell office:value-type="float" office:value="5476.9349971363499" table:style-name="ce5">
            <text:p><text:s/>5,47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8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7.94175399211002" table:style-name="ce5">
            <text:p><text:s/>24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7.94175399211002" table:style-name="ce5">
            <text:p><text:s/>248<text:s/></text:p>
          </table:table-cell>
          <table:table-cell office:value-type="float" office:value="0.98454494621659427" table:style-name="ce6">
            <text:p>0.985</text:p>
          </table:table-cell>
          <table:table-cell office:value-type="float" office:value="244.10980084900999" table:style-name="ce5">
            <text:p><text:s/>244<text:s/></text:p>
          </table:table-cell>
          <table:table-cell office:value-type="float" office:value="1.0601723225225006" table:style-name="ce6">
            <text:p>1.060</text:p>
          </table:table-cell>
          <table:table-cell office:value-type="float" office:value="258.79845451660003" table:style-name="ce5">
            <text:p><text:s/>25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58.79845451660003" table:style-name="ce5">
            <text:p><text:s/>259<text:s/></text:p>
          </table:table-cell>
          <table:table-cell office:value-type="float" office:value="1.1117240827014496" table:style-name="ce6">
            <text:p>1.112</text:p>
          </table:table-cell>
          <table:table-cell office:value-type="float" office:value="287.71247445201999" table:style-name="ce5">
            <text:p><text:s/>288<text:s/></text:p>
          </table:table-cell>
          <table:table-cell office:value-type="float" office:value="1.1669053563871736" table:style-name="ce6">
            <text:p>1.167</text:p>
          </table:table-cell>
          <table:table-cell office:value-type="float" office:value="335.73322753746999" table:style-name="ce5">
            <text:p><text:s/>33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35.73322753746999" table:style-name="ce5">
            <text:p><text:s/>336<text:s/></text:p>
          </table:table-cell>
          <table:table-cell office:value-type="float" office:value="0.96375282772187976" table:style-name="ce6">
            <text:p>0.964</text:p>
          </table:table-cell>
          <table:table-cell office:value-type="float" office:value="323.56384739942996" table:style-name="ce5">
            <text:p><text:s/>324<text:s/></text:p>
          </table:table-cell>
          <table:table-cell office:value-type="float" office:value="0.86901976731803254" table:style-name="ce6">
            <text:p>0.869</text:p>
          </table:table-cell>
          <table:table-cell office:value-type="float" office:value="281.18337937958" table:style-name="ce5">
            <text:p><text:s/>28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81.18337937958" table:style-name="ce5">
            <text:p><text:s/>281<text:s/></text:p>
          </table:table-cell>
          <table:table-cell office:value-type="float" office:value="1.0517635194214363" table:style-name="ce6">
            <text:p>1.052</text:p>
          </table:table-cell>
          <table:table-cell office:value-type="float" office:value="295.73842069908" table:style-name="ce5">
            <text:p><text:s/>296<text:s/></text:p>
          </table:table-cell>
          <table:table-cell office:value-type="float" office:value="1.6704785196814871" table:style-name="ce6">
            <text:p>1.670</text:p>
          </table:table-cell>
          <table:table-cell office:value-type="float" office:value="494.02467922234001" table:style-name="ce5">
            <text:p><text:s/>49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94.02467922234001" table:style-name="ce5">
            <text:p><text:s/>494<text:s/></text:p>
          </table:table-cell>
          <table:table-cell office:value-type="float" office:value="0.99596086478501222" table:style-name="ce6">
            <text:p>0.996</text:p>
          </table:table-cell>
          <table:table-cell office:value-type="float" office:value="492.02924674342" table:style-name="ce5">
            <text:p><text:s/>492<text:s/></text:p>
          </table:table-cell>
          <table:table-cell office:value-type="float" office:value="0.89433679690109746" table:style-name="ce6">
            <text:p>0.894</text:p>
          </table:table-cell>
          <table:table-cell office:value-type="float" office:value="440.03986051417002" table:style-name="ce5">
            <text:p><text:s/>44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40.03986051417002" table:style-name="ce5">
            <text:p><text:s/>440<text:s/></text:p>
          </table:table-cell>
          <table:table-cell office:value-type="float" office:value="1.1068196301818807" table:style-name="ce6">
            <text:p>1.107</text:p>
          </table:table-cell>
          <table:table-cell office:value-type="float" office:value="487.04475567957996" table:style-name="ce5">
            <text:p><text:s/>487<text:s/></text:p>
          </table:table-cell>
          <table:table-cell office:value-type="float" office:value="1.4824434411102552" table:style-name="ce6">
            <text:p>1.482</text:p>
          </table:table-cell>
          <table:table-cell office:value-type="float" office:value="722.01630358433999" table:style-name="ce5">
            <text:p><text:s/>72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22.01630358433999" table:style-name="ce5">
            <text:p><text:s/>722<text:s/></text:p>
          </table:table-cell>
          <table:table-cell office:value-type="float" office:value="0.9722283637840351" table:style-name="ce6">
            <text:p>0.972</text:p>
          </table:table-cell>
          <table:table-cell office:value-type="float" office:value="701.96472945920004" table:style-name="ce5">
            <text:p><text:s/>702<text:s/></text:p>
          </table:table-cell>
          <table:table-cell office:value-type="float" office:value="1.0602810381946683" table:style-name="ce6">
            <text:p>1.060</text:p>
          </table:table-cell>
          <table:table-cell office:value-type="float" office:value="744.27989212704006" table:style-name="ce5">
            <text:p><text:s/>74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44.27989212704006" table:style-name="ce5">
            <text:p><text:s/>744<text:s/></text:p>
          </table:table-cell>
          <table:table-cell office:value-type="float" office:value="1.1631659208174487" table:style-name="ce6">
            <text:p>1.163</text:p>
          </table:table-cell>
          <table:table-cell office:value-type="float" office:value="865.72100607185996" table:style-name="ce5">
            <text:p><text:s/>866<text:s/></text:p>
          </table:table-cell>
          <table:table-cell office:value-type="float" office:value="0.83774612270817372" table:style-name="ce6">
            <text:p>0.838</text:p>
          </table:table-cell>
          <table:table-cell office:value-type="float" office:value="725.25441618371997" table:style-name="ce5">
            <text:p><text:s/>72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25.25441618371997" table:style-name="ce5">
            <text:p><text:s/>725<text:s/></text:p>
          </table:table-cell>
          <table:table-cell office:value-type="float" office:value="1.0468611852478409" table:style-name="ce6">
            <text:p>1.047</text:p>
          </table:table-cell>
          <table:table-cell office:value-type="float" office:value="759.24069773231997" table:style-name="ce5">
            <text:p><text:s/>759<text:s/></text:p>
          </table:table-cell>
          <table:table-cell office:value-type="float" office:value="1.1363817935964711" table:style-name="ce6">
            <text:p>1.136</text:p>
          </table:table-cell>
          <table:table-cell office:value-type="float" office:value="862.78730586048994" table:style-name="ce5">
            <text:p><text:s/>86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862.78730586048994" table:style-name="ce5">
            <text:p><text:s/>863<text:s/></text:p>
          </table:table-cell>
          <table:table-cell office:value-type="float" office:value="1.0803361872424995" table:style-name="ce6">
            <text:p>1.080</text:p>
          </table:table-cell>
          <table:table-cell office:value-type="float" office:value="932.1003484145499" table:style-name="ce5">
            <text:p><text:s/>932<text:s/></text:p>
          </table:table-cell>
          <table:table-cell office:value-type="float" office:value="1.1593180366560647" table:style-name="ce6">
            <text:p>1.159</text:p>
          </table:table-cell>
          <table:table-cell office:value-type="float" office:value="1080.6007458903898" table:style-name="ce5">
            <text:p><text:s/>1,08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80.6007458903898" table:style-name="ce5">
            <text:p><text:s/>1,081<text:s/></text:p>
          </table:table-cell>
          <table:table-cell office:value-type="float" office:value="1.0901533469990607" table:style-name="ce6">
            <text:p>1.090</text:p>
          </table:table-cell>
          <table:table-cell office:value-type="float" office:value="1178.02051990209" table:style-name="ce5">
            <text:p><text:s/>1,178<text:s/></text:p>
          </table:table-cell>
          <table:table-cell office:value-type="float" office:value="1.0333223593583434" table:style-name="ce6">
            <text:p>1.033</text:p>
          </table:table-cell>
          <table:table-cell office:value-type="float" office:value="1217.27494299777" table:style-name="ce5">
            <text:p><text:s/>1,21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17.27494299777" table:style-name="ce5">
            <text:p><text:s/>1,217<text:s/></text:p>
          </table:table-cell>
          <table:table-cell office:value-type="float" office:value="1.075462071756609" table:style-name="ce6">
            <text:p>1.075</text:p>
          </table:table-cell>
          <table:table-cell office:value-type="float" office:value="1309.13303209379" table:style-name="ce5">
            <text:p><text:s/>1,309<text:s/></text:p>
          </table:table-cell>
          <table:table-cell office:value-type="float" office:value="0.93005662924266508" table:style-name="ce6">
            <text:p>0.930</text:p>
          </table:table-cell>
          <table:table-cell office:value-type="float" office:value="1217.56785505938" table:style-name="ce5">
            <text:p><text:s/>1,21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217.56785505938" table:style-name="ce5">
            <text:p><text:s/>1,218<text:s/></text:p>
          </table:table-cell>
          <table:table-cell office:value-type="float" office:value="0.98343609351151406" table:style-name="ce6">
            <text:p>0.983</text:p>
          </table:table-cell>
          <table:table-cell office:value-type="float" office:value="1197.40017496479" table:style-name="ce5">
            <text:p><text:s/>1,197<text:s/></text:p>
          </table:table-cell>
          <table:table-cell office:value-type="float" office:value="1.1320085722614479" table:style-name="ce6">
            <text:p>1.132</text:p>
          </table:table-cell>
          <table:table-cell office:value-type="float" office:value="1355.4672624875" table:style-name="ce5">
            <text:p><text:s/>1,35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55.4672624875" table:style-name="ce5">
            <text:p><text:s/>1,355<text:s/></text:p>
          </table:table-cell>
          <table:table-cell office:value-type="float" office:value="0.93217335136401513" table:style-name="ce6">
            <text:p>0.932</text:p>
          </table:table-cell>
          <table:table-cell office:value-type="float" office:value="1263.53046073718" table:style-name="ce5">
            <text:p><text:s/>1,264<text:s/></text:p>
          </table:table-cell>
          <table:table-cell office:value-type="float" office:value="1.0370978309798262" table:style-name="ce6">
            <text:p>1.037</text:p>
          </table:table-cell>
          <table:table-cell office:value-type="float" office:value="1310.4047002074699" table:style-name="ce5">
            <text:p><text:s/>1,31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10.4047002074699" table:style-name="ce5">
            <text:p><text:s/>1,310<text:s/></text:p>
          </table:table-cell>
          <table:table-cell office:value-type="float" office:value="1.0793348631099999" table:style-name="ce6">
            <text:p>1.079</text:p>
          </table:table-cell>
          <table:table-cell office:value-type="float" office:value="1414.36547771713" table:style-name="ce5">
            <text:p><text:s/>1,414<text:s/></text:p>
          </table:table-cell>
          <table:table-cell office:value-type="float" office:value="1.0535039278267753" table:style-name="ce6">
            <text:p>1.054</text:p>
          </table:table-cell>
          <table:table-cell office:value-type="float" office:value="1490.0395861575898" table:style-name="ce5">
            <text:p><text:s/>1,49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90.0395861575898" table:style-name="ce5">
            <text:p><text:s/>1,490<text:s/></text:p>
          </table:table-cell>
          <table:table-cell office:value-type="float" office:value="1.0532407991814923" table:style-name="ce6">
            <text:p>1.053</text:p>
          </table:table-cell>
          <table:table-cell office:value-type="float" office:value="1569.3704845366799" table:style-name="ce5">
            <text:p><text:s/>1,569<text:s/></text:p>
          </table:table-cell>
          <table:table-cell office:value-type="float" office:value="1.068587872125853" table:style-name="ce6">
            <text:p>1.069</text:p>
          </table:table-cell>
          <table:table-cell office:value-type="float" office:value="1677.01026664817" table:style-name="ce5">
            <text:p><text:s/>1,67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7.24394229539001" table:style-name="ce5">
            <text:p><text:s/>13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37.24394229539001" table:style-name="ce5">
            <text:p><text:s/>137<text:s/></text:p>
          </table:table-cell>
          <table:table-cell office:value-type="float" office:value="0.97860583857158234" table:style-name="ce6">
            <text:p>0.979</text:p>
          </table:table-cell>
          <table:table-cell office:value-type="float" office:value="134.30772323885" table:style-name="ce5">
            <text:p><text:s/>134<text:s/></text:p>
          </table:table-cell>
          <table:table-cell office:value-type="float" office:value="0.98218999750694846" table:style-name="ce6">
            <text:p>0.982</text:p>
          </table:table-cell>
          <table:table-cell office:value-type="float" office:value="131.91570235313" table:style-name="ce5">
            <text:p><text:s/>13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31.91570235313" table:style-name="ce5">
            <text:p><text:s/>132<text:s/></text:p>
          </table:table-cell>
          <table:table-cell office:value-type="float" office:value="1.13075315922442" table:style-name="ce6">
            <text:p>1.131</text:p>
          </table:table-cell>
          <table:table-cell office:value-type="float" office:value="149.16409718711" table:style-name="ce5">
            <text:p><text:s/>149<text:s/></text:p>
          </table:table-cell>
          <table:table-cell office:value-type="float" office:value="1.3820417917923382" table:style-name="ce6">
            <text:p>1.382</text:p>
          </table:table-cell>
          <table:table-cell office:value-type="float" office:value="206.15101614756" table:style-name="ce5">
            <text:p><text:s/>20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6.15101614756" table:style-name="ce5">
            <text:p><text:s/>206<text:s/></text:p>
          </table:table-cell>
          <table:table-cell office:value-type="float" office:value="0.97590042444785308" table:style-name="ce6">
            <text:p>0.976</text:p>
          </table:table-cell>
          <table:table-cell office:value-type="float" office:value="201.18286415876" table:style-name="ce5">
            <text:p><text:s/>201<text:s/></text:p>
          </table:table-cell>
          <table:table-cell office:value-type="float" office:value="0.83988644649292599" table:style-name="ce6">
            <text:p>0.840</text:p>
          </table:table-cell>
          <table:table-cell office:value-type="float" office:value="168.97076087356999" table:style-name="ce5">
            <text:p><text:s/>16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68.97076087356999" table:style-name="ce5">
            <text:p><text:s/>169<text:s/></text:p>
          </table:table-cell>
          <table:table-cell office:value-type="float" office:value="1.0519550834636928" table:style-name="ce6">
            <text:p>1.052</text:p>
          </table:table-cell>
          <table:table-cell office:value-type="float" office:value="177.74965085768" table:style-name="ce5">
            <text:p><text:s/>178<text:s/></text:p>
          </table:table-cell>
          <table:table-cell office:value-type="float" office:value="1.712895477783972" table:style-name="ce6">
            <text:p>1.713</text:p>
          </table:table-cell>
          <table:table-cell office:value-type="float" office:value="304.46657313179998" table:style-name="ce5">
            <text:p><text:s/>30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04.46657313179998" table:style-name="ce5">
            <text:p><text:s/>304<text:s/></text:p>
          </table:table-cell>
          <table:table-cell office:value-type="float" office:value="0.99529850680803522" table:style-name="ce6">
            <text:p>0.995</text:p>
          </table:table-cell>
          <table:table-cell office:value-type="float" office:value="303.03512561103997" table:style-name="ce5">
            <text:p><text:s/>303<text:s/></text:p>
          </table:table-cell>
          <table:table-cell office:value-type="float" office:value="0.80697180647902766" table:style-name="ce6">
            <text:p>0.807</text:p>
          </table:table-cell>
          <table:table-cell office:value-type="float" office:value="244.54080274093999" table:style-name="ce5">
            <text:p><text:s/>24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4.54080274093999" table:style-name="ce5">
            <text:p><text:s/>245<text:s/></text:p>
          </table:table-cell>
          <table:table-cell office:value-type="float" office:value="1.1050041386194858" table:style-name="ce6">
            <text:p>1.105</text:p>
          </table:table-cell>
          <table:table-cell office:value-type="float" office:value="270.21859909007003" table:style-name="ce5">
            <text:p><text:s/>270<text:s/></text:p>
          </table:table-cell>
          <table:table-cell office:value-type="float" office:value="1.7353976266040176" table:style-name="ce6">
            <text:p>1.735</text:p>
          </table:table-cell>
          <table:table-cell office:value-type="float" office:value="468.93671552517003" table:style-name="ce5">
            <text:p><text:s/>46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68.93671552517003" table:style-name="ce5">
            <text:p><text:s/>469<text:s/></text:p>
          </table:table-cell>
          <table:table-cell office:value-type="float" office:value="0.98762772338187998" table:style-name="ce6">
            <text:p>0.988</text:p>
          </table:table-cell>
          <table:table-cell office:value-type="float" office:value="463.13490076429997" table:style-name="ce5">
            <text:p><text:s/>463<text:s/></text:p>
          </table:table-cell>
          <table:table-cell office:value-type="float" office:value="1.0331654915384516" table:style-name="ce6">
            <text:p>1.033</text:p>
          </table:table-cell>
          <table:table-cell office:value-type="float" office:value="478.49499739675997" table:style-name="ce5">
            <text:p><text:s/>47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78.49499739675997" table:style-name="ce5">
            <text:p><text:s/>478<text:s/></text:p>
          </table:table-cell>
          <table:table-cell office:value-type="float" office:value="1.1526494620983148" table:style-name="ce6">
            <text:p>1.153</text:p>
          </table:table-cell>
          <table:table-cell office:value-type="float" office:value="551.53700136610996" table:style-name="ce5">
            <text:p><text:s/>552<text:s/></text:p>
          </table:table-cell>
          <table:table-cell office:value-type="float" office:value="0.70851796563423042" table:style-name="ce6">
            <text:p>0.709</text:p>
          </table:table-cell>
          <table:table-cell office:value-type="float" office:value="390.77387417992003" table:style-name="ce5">
            <text:p><text:s/>39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90.77387417992003" table:style-name="ce5">
            <text:p><text:s/>391<text:s/></text:p>
          </table:table-cell>
          <table:table-cell office:value-type="float" office:value="1.0564956758364437" table:style-name="ce6">
            <text:p>1.056</text:p>
          </table:table-cell>
          <table:table-cell office:value-type="float" office:value="412.85090830093998" table:style-name="ce5">
            <text:p><text:s/>413<text:s/></text:p>
          </table:table-cell>
          <table:table-cell office:value-type="float" office:value="1.0957216330101993" table:style-name="ce6">
            <text:p>1.096</text:p>
          </table:table-cell>
          <table:table-cell office:value-type="float" office:value="452.36967143325001" table:style-name="ce5">
            <text:p><text:s/>45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52.36967143325001" table:style-name="ce5">
            <text:p><text:s/>452<text:s/></text:p>
          </table:table-cell>
          <table:table-cell office:value-type="float" office:value="1.0965649683771201" table:style-name="ce6">
            <text:p>1.097</text:p>
          </table:table-cell>
          <table:table-cell office:value-type="float" office:value="496.05273444996999" table:style-name="ce5">
            <text:p><text:s/>496<text:s/></text:p>
          </table:table-cell>
          <table:table-cell office:value-type="float" office:value="1.2829854556731364" table:style-name="ce6">
            <text:p>1.283</text:p>
          </table:table-cell>
          <table:table-cell office:value-type="float" office:value="636.42844354620001" table:style-name="ce5">
            <text:p><text:s/>63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36.42844354620001" table:style-name="ce5">
            <text:p><text:s/>636<text:s/></text:p>
          </table:table-cell>
          <table:table-cell office:value-type="float" office:value="1.0930465106119054" table:style-name="ce6">
            <text:p>1.093</text:p>
          </table:table-cell>
          <table:table-cell office:value-type="float" office:value="695.64588947233995" table:style-name="ce5">
            <text:p><text:s/>696<text:s/></text:p>
          </table:table-cell>
          <table:table-cell office:value-type="float" office:value="1.0082776395861806" table:style-name="ce6">
            <text:p>1.008</text:p>
          </table:table-cell>
          <table:table-cell office:value-type="float" office:value="701.4041954249999" table:style-name="ce5">
            <text:p><text:s/>70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01.4041954249999" table:style-name="ce5">
            <text:p><text:s/>701<text:s/></text:p>
          </table:table-cell>
          <table:table-cell office:value-type="float" office:value="1.0871613380819123" table:style-name="ce6">
            <text:p>1.087</text:p>
          </table:table-cell>
          <table:table-cell office:value-type="float" office:value="762.53952363451003" table:style-name="ce5">
            <text:p><text:s/>763<text:s/></text:p>
          </table:table-cell>
          <table:table-cell office:value-type="float" office:value="0.92818024586250902" table:style-name="ce6">
            <text:p>0.928</text:p>
          </table:table-cell>
          <table:table-cell office:value-type="float" office:value="707.77412252696001" table:style-name="ce5">
            <text:p><text:s/>70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07.77412252696001" table:style-name="ce5">
            <text:p><text:s/>708<text:s/></text:p>
          </table:table-cell>
          <table:table-cell office:value-type="float" office:value="0.9778913348639644" table:style-name="ce6">
            <text:p>0.978</text:p>
          </table:table-cell>
          <table:table-cell office:value-type="float" office:value="692.12618146006002" table:style-name="ce5">
            <text:p><text:s/>692<text:s/></text:p>
          </table:table-cell>
          <table:table-cell office:value-type="float" office:value="1.3136589266002612" table:style-name="ce6">
            <text:p>1.314</text:p>
          </table:table-cell>
          <table:table-cell office:value-type="float" office:value="909.21773660875999" table:style-name="ce5">
            <text:p><text:s/>9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09.21773660875999" table:style-name="ce5">
            <text:p><text:s/>909<text:s/></text:p>
          </table:table-cell>
          <table:table-cell office:value-type="float" office:value="0.9279367102453876" table:style-name="ce6">
            <text:p>0.928</text:p>
          </table:table-cell>
          <table:table-cell office:value-type="float" office:value="843.69651540549" table:style-name="ce5">
            <text:p><text:s/>844<text:s/></text:p>
          </table:table-cell>
          <table:table-cell office:value-type="float" office:value="0.94704719496030132" table:style-name="ce6">
            <text:p>0.947</text:p>
          </table:table-cell>
          <table:table-cell office:value-type="float" office:value="799.02041831254996" table:style-name="ce5">
            <text:p><text:s/>79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99.02041831254996" table:style-name="ce5">
            <text:p><text:s/>799<text:s/></text:p>
          </table:table-cell>
          <table:table-cell office:value-type="float" office:value="1.0853768074757326" table:style-name="ce6">
            <text:p>1.085</text:p>
          </table:table-cell>
          <table:table-cell office:value-type="float" office:value="867.23823073599999" table:style-name="ce5">
            <text:p><text:s/>867<text:s/></text:p>
          </table:table-cell>
          <table:table-cell office:value-type="float" office:value="0.89181526354497076" table:style-name="ce6">
            <text:p>0.892</text:p>
          </table:table-cell>
          <table:table-cell office:value-type="float" office:value="773.41629130009994" table:style-name="ce5">
            <text:p><text:s/>77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73.41629130009994" table:style-name="ce5">
            <text:p><text:s/>773<text:s/></text:p>
          </table:table-cell>
          <table:table-cell office:value-type="float" office:value="1.0553338484268291" table:style-name="ce6">
            <text:p>1.055</text:p>
          </table:table-cell>
          <table:table-cell office:value-type="float" office:value="816.21239113373997" table:style-name="ce5">
            <text:p><text:s/>816<text:s/></text:p>
          </table:table-cell>
          <table:table-cell office:value-type="float" office:value="1.3320974545393485" table:style-name="ce6">
            <text:p>1.332</text:p>
          </table:table-cell>
          <table:table-cell office:value-type="float" office:value="1087.2744485927301" table:style-name="ce5">
            <text:p><text:s/>1,08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0.69781169672001" table:style-name="ce5">
            <text:p><text:s/>11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0.69781169672001" table:style-name="ce5">
            <text:p><text:s/>111<text:s/></text:p>
          </table:table-cell>
          <table:table-cell office:value-type="float" office:value="0.99190829454683294" table:style-name="ce6">
            <text:p>0.992</text:p>
          </table:table-cell>
          <table:table-cell office:value-type="float" office:value="109.80207761016" table:style-name="ce5">
            <text:p><text:s/>110<text:s/></text:p>
          </table:table-cell>
          <table:table-cell office:value-type="float" office:value="1.1555587555815934" table:style-name="ce6">
            <text:p>1.156</text:p>
          </table:table-cell>
          <table:table-cell office:value-type="float" office:value="126.88275216347002" table:style-name="ce5">
            <text:p><text:s/>12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6.88275216347002" table:style-name="ce5">
            <text:p><text:s/>127<text:s/></text:p>
          </table:table-cell>
          <table:table-cell office:value-type="float" office:value="1.0919401959882655" table:style-name="ce6">
            <text:p>1.092</text:p>
          </table:table-cell>
          <table:table-cell office:value-type="float" office:value="138.54837726490999" table:style-name="ce5">
            <text:p><text:s/>139<text:s/></text:p>
          </table:table-cell>
          <table:table-cell office:value-type="float" office:value="0.93528494485463132" table:style-name="ce6">
            <text:p>0.935</text:p>
          </table:table-cell>
          <table:table-cell office:value-type="float" office:value="129.58221138990999" table:style-name="ce5">
            <text:p><text:s/>13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9.58221138990999" table:style-name="ce5">
            <text:p><text:s/>130<text:s/></text:p>
          </table:table-cell>
          <table:table-cell office:value-type="float" office:value="0.94442734020357411" table:style-name="ce6">
            <text:p>0.944</text:p>
          </table:table-cell>
          <table:table-cell office:value-type="float" office:value="122.38098324066996" table:style-name="ce5">
            <text:p><text:s/>122<text:s/></text:p>
          </table:table-cell>
          <table:table-cell office:value-type="float" office:value="0.91691221572666071" table:style-name="ce6">
            <text:p>0.917</text:p>
          </table:table-cell>
          <table:table-cell office:value-type="float" office:value="112.21261850601003" table:style-name="ce5">
            <text:p><text:s/>11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2.21261850601003" table:style-name="ce5">
            <text:p><text:s/>112<text:s/></text:p>
          </table:table-cell>
          <table:table-cell office:value-type="float" office:value="1.0514750605795782" table:style-name="ce6">
            <text:p>1.051</text:p>
          </table:table-cell>
          <table:table-cell office:value-type="float" office:value="117.9887698414" table:style-name="ce5">
            <text:p><text:s/>118<text:s/></text:p>
          </table:table-cell>
          <table:table-cell office:value-type="float" office:value="1.6065775272116423" table:style-name="ce6">
            <text:p>1.607</text:p>
          </table:table-cell>
          <table:table-cell office:value-type="float" office:value="189.55810609053998" table:style-name="ce5">
            <text:p><text:s/>19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9.55810609053998" table:style-name="ce5">
            <text:p><text:s/>190<text:s/></text:p>
          </table:table-cell>
          <table:table-cell office:value-type="float" office:value="0.9970247383781593" table:style-name="ce6">
            <text:p>0.997</text:p>
          </table:table-cell>
          <table:table-cell office:value-type="float" office:value="188.99412113238" table:style-name="ce5">
            <text:p><text:s/>189<text:s/></text:p>
          </table:table-cell>
          <table:table-cell office:value-type="float" office:value="1.0344187247829451" table:style-name="ce6">
            <text:p>1.034</text:p>
          </table:table-cell>
          <table:table-cell office:value-type="float" office:value="195.49905777322999" table:style-name="ce5">
            <text:p><text:s/>19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5.49905777322999" table:style-name="ce5">
            <text:p><text:s/>195<text:s/></text:p>
          </table:table-cell>
          <table:table-cell office:value-type="float" office:value="1.109090545290599" table:style-name="ce6">
            <text:p>1.109</text:p>
          </table:table-cell>
          <table:table-cell office:value-type="float" office:value="216.82615658950996" table:style-name="ce5">
            <text:p><text:s/>217<text:s/></text:p>
          </table:table-cell>
          <table:table-cell office:value-type="float" office:value="1.1672004523803561" table:style-name="ce6">
            <text:p>1.167</text:p>
          </table:table-cell>
          <table:table-cell office:value-type="float" office:value="253.07958805916994" table:style-name="ce5">
            <text:p><text:s/>25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3.07958805916994" table:style-name="ce5">
            <text:p><text:s/>253<text:s/></text:p>
          </table:table-cell>
          <table:table-cell office:value-type="float" office:value="0.94369455287346871" table:style-name="ce6">
            <text:p>0.944</text:p>
          </table:table-cell>
          <table:table-cell office:value-type="float" office:value="238.82982869490004" table:style-name="ce5">
            <text:p><text:s/>239<text:s/></text:p>
          </table:table-cell>
          <table:table-cell office:value-type="float" office:value="1.1128630631386272" table:style-name="ce6">
            <text:p>1.113</text:p>
          </table:table-cell>
          <table:table-cell office:value-type="float" office:value="265.78489473028003" table:style-name="ce5">
            <text:p><text:s/>26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5.78489473028003" table:style-name="ce5">
            <text:p><text:s/>266<text:s/></text:p>
          </table:table-cell>
          <table:table-cell office:value-type="float" office:value="1.1820987984459599" table:style-name="ce6">
            <text:p>1.182</text:p>
          </table:table-cell>
          <table:table-cell office:value-type="float" office:value="314.18400470575" table:style-name="ce5">
            <text:p><text:s/>314<text:s/></text:p>
          </table:table-cell>
          <table:table-cell office:value-type="float" office:value="1.0646007976028531" table:style-name="ce6">
            <text:p>1.065</text:p>
          </table:table-cell>
          <table:table-cell office:value-type="float" office:value="334.4805420038" table:style-name="ce5">
            <text:p><text:s/>33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34.4805420038" table:style-name="ce5">
            <text:p><text:s/>334<text:s/></text:p>
          </table:table-cell>
          <table:table-cell office:value-type="float" office:value="1.0356052024917033" table:style-name="ce6">
            <text:p>1.036</text:p>
          </table:table-cell>
          <table:table-cell office:value-type="float" office:value="346.38978943138" table:style-name="ce5">
            <text:p><text:s/>346<text:s/></text:p>
          </table:table-cell>
          <table:table-cell office:value-type="float" office:value="1.1848433381970225" table:style-name="ce6">
            <text:p>1.185</text:p>
          </table:table-cell>
          <table:table-cell office:value-type="float" office:value="410.41763442723993" table:style-name="ce5">
            <text:p><text:s/>41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10.41763442723993" table:style-name="ce5">
            <text:p><text:s/>410<text:s/></text:p>
          </table:table-cell>
          <table:table-cell office:value-type="float" office:value="1.0624485338528595" table:style-name="ce6">
            <text:p>1.062</text:p>
          </table:table-cell>
          <table:table-cell office:value-type="float" office:value="436.04761396457997" table:style-name="ce5">
            <text:p><text:s/>436<text:s/></text:p>
          </table:table-cell>
          <table:table-cell office:value-type="float" office:value="1.0186325715802906" table:style-name="ce6">
            <text:p>1.019</text:p>
          </table:table-cell>
          <table:table-cell office:value-type="float" office:value="444.17230234418986" table:style-name="ce5">
            <text:p><text:s/>44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44.17230234418986" table:style-name="ce5">
            <text:p><text:s/>444<text:s/></text:p>
          </table:table-cell>
          <table:table-cell office:value-type="float" office:value="1.0860079025277833" table:style-name="ce6">
            <text:p>1.086</text:p>
          </table:table-cell>
          <table:table-cell office:value-type="float" office:value="482.37463042975008" table:style-name="ce5">
            <text:p><text:s/>482<text:s/></text:p>
          </table:table-cell>
          <table:table-cell office:value-type="float" office:value="1.0694400472785606" table:style-name="ce6">
            <text:p>1.069</text:p>
          </table:table-cell>
          <table:table-cell office:value-type="float" office:value="515.87074757277014" table:style-name="ce5">
            <text:p><text:s/>5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15.87074757277014" table:style-name="ce5">
            <text:p><text:s/>516<text:s/></text:p>
          </table:table-cell>
          <table:table-cell office:value-type="float" office:value="1.0595551521986155" table:style-name="ce6">
            <text:p>1.060</text:p>
          </table:table-cell>
          <table:table-cell office:value-type="float" office:value="546.59350845927997" table:style-name="ce5">
            <text:p><text:s/>547<text:s/></text:p>
          </table:table-cell>
          <table:table-cell office:value-type="float" office:value="0.93267432679434858" table:style-name="ce6">
            <text:p>0.933</text:p>
          </table:table-cell>
          <table:table-cell office:value-type="float" office:value="509.79373253242005" table:style-name="ce5">
            <text:p><text:s/>51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09.79373253242005" table:style-name="ce5">
            <text:p><text:s/>510<text:s/></text:p>
          </table:table-cell>
          <table:table-cell office:value-type="float" office:value="0.99113418086715588" table:style-name="ce6">
            <text:p>0.991</text:p>
          </table:table-cell>
          <table:table-cell office:value-type="float" office:value="505.27399350473013" table:style-name="ce5">
            <text:p><text:s/>505<text:s/></text:p>
          </table:table-cell>
          <table:table-cell office:value-type="float" office:value="0.88318324634802803" table:style-name="ce6">
            <text:p>0.883</text:p>
          </table:table-cell>
          <table:table-cell office:value-type="float" office:value="446.24952587873997" table:style-name="ce5">
            <text:p><text:s/>44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46.24952587873997" table:style-name="ce5">
            <text:p><text:s/>446<text:s/></text:p>
          </table:table-cell>
          <table:table-cell office:value-type="float" office:value="0.9408053588515678" table:style-name="ce6">
            <text:p>0.941</text:p>
          </table:table-cell>
          <table:table-cell office:value-type="float" office:value="419.83394533168996" table:style-name="ce5">
            <text:p><text:s/>420<text:s/></text:p>
          </table:table-cell>
          <table:table-cell office:value-type="float" office:value="1.2180632070875086" table:style-name="ce6">
            <text:p>1.218</text:p>
          </table:table-cell>
          <table:table-cell office:value-type="float" office:value="511.38428189491998" table:style-name="ce5">
            <text:p><text:s/>51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11.38428189491998" table:style-name="ce5">
            <text:p><text:s/>511<text:s/></text:p>
          </table:table-cell>
          <table:table-cell office:value-type="float" office:value="1.0698945320606363" table:style-name="ce6">
            <text:p>1.070</text:p>
          </table:table-cell>
          <table:table-cell office:value-type="float" office:value="547.12724698113004" table:style-name="ce5">
            <text:p><text:s/>547<text:s/></text:p>
          </table:table-cell>
          <table:table-cell office:value-type="float" office:value="1.3097927379994032" table:style-name="ce6">
            <text:p>1.310</text:p>
          </table:table-cell>
          <table:table-cell office:value-type="float" office:value="716.6232948574899" table:style-name="ce5">
            <text:p><text:s/>71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16.6232948574899" table:style-name="ce5">
            <text:p><text:s/>717<text:s/></text:p>
          </table:table-cell>
          <table:table-cell office:value-type="float" office:value="1.0509818740300865" table:style-name="ce6">
            <text:p>1.051</text:p>
          </table:table-cell>
          <table:table-cell office:value-type="float" office:value="753.15809340294004" table:style-name="ce5">
            <text:p><text:s/>753<text:s/></text:p>
          </table:table-cell>
          <table:table-cell office:value-type="float" office:value="0.78301730170737327" table:style-name="ce6">
            <text:p>0.783</text:p>
          </table:table-cell>
          <table:table-cell office:value-type="float" office:value="589.73581805543995" table:style-name="ce5">
            <text:p><text:s/>59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8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6.90969888611002" table:style-name="ce5">
            <text:p><text:s/>14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6.90969888611002" table:style-name="ce5">
            <text:p><text:s/>147<text:s/></text:p>
          </table:table-cell>
          <table:table-cell office:value-type="float" office:value="0.96445477292028037" table:style-name="ce6">
            <text:p>0.964</text:p>
          </table:table-cell>
          <table:table-cell office:value-type="float" office:value="141.68776027899" table:style-name="ce5">
            <text:p><text:s/>142<text:s/></text:p>
          </table:table-cell>
          <table:table-cell office:value-type="float" office:value="0.7671689653043956" table:style-name="ce6">
            <text:p>0.767</text:p>
          </table:table-cell>
          <table:table-cell office:value-type="float" office:value="108.69845244953001" table:style-name="ce5">
            <text:p><text:s/>10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8.69845244953001" table:style-name="ce5">
            <text:p><text:s/>109<text:s/></text:p>
          </table:table-cell>
          <table:table-cell office:value-type="float" office:value="1.0984528831232341" table:style-name="ce6">
            <text:p>1.098</text:p>
          </table:table-cell>
          <table:table-cell office:value-type="float" office:value="119.40012848422001" table:style-name="ce5">
            <text:p><text:s/>119<text:s/></text:p>
          </table:table-cell>
          <table:table-cell office:value-type="float" office:value="0.93287581868507596" table:style-name="ce6">
            <text:p>0.933</text:p>
          </table:table-cell>
          <table:table-cell office:value-type="float" office:value="111.38549261081999" table:style-name="ce5">
            <text:p><text:s/>11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1.38549261081999" table:style-name="ce5">
            <text:p><text:s/>111<text:s/></text:p>
          </table:table-cell>
          <table:table-cell office:value-type="float" office:value="1.0340290825842415" table:style-name="ce6">
            <text:p>1.034</text:p>
          </table:table-cell>
          <table:table-cell office:value-type="float" office:value="115.17583873756" table:style-name="ce5">
            <text:p><text:s/>115<text:s/></text:p>
          </table:table-cell>
          <table:table-cell office:value-type="float" office:value="0.95879620448440128" table:style-name="ce6">
            <text:p>0.959</text:p>
          </table:table-cell>
          <table:table-cell office:value-type="float" office:value="110.43015702988001" table:style-name="ce5">
            <text:p><text:s/>11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0.43015702988001" table:style-name="ce5">
            <text:p><text:s/>110<text:s/></text:p>
          </table:table-cell>
          <table:table-cell office:value-type="float" office:value="1.0485618141658439" table:style-name="ce6">
            <text:p>1.049</text:p>
          </table:table-cell>
          <table:table-cell office:value-type="float" office:value="115.79284579387" table:style-name="ce5">
            <text:p><text:s/>116<text:s/></text:p>
          </table:table-cell>
          <table:table-cell office:value-type="float" office:value="1.7119496494064423" table:style-name="ce6">
            <text:p>1.712</text:p>
          </table:table-cell>
          <table:table-cell office:value-type="float" office:value="198.23152176059" table:style-name="ce5">
            <text:p><text:s/>19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8.23152176059" table:style-name="ce5">
            <text:p><text:s/>198<text:s/></text:p>
          </table:table-cell>
          <table:table-cell office:value-type="float" office:value="1.0102225794129118" table:style-name="ce6">
            <text:p>1.010</text:p>
          </table:table-cell>
          <table:table-cell office:value-type="float" office:value="200.25795923392999" table:style-name="ce5">
            <text:p><text:s/>200<text:s/></text:p>
          </table:table-cell>
          <table:table-cell office:value-type="float" office:value="1.1881164374106297" table:style-name="ce6">
            <text:p>1.188</text:p>
          </table:table-cell>
          <table:table-cell office:value-type="float" office:value="237.92977308814002" table:style-name="ce5">
            <text:p><text:s/>23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7.92977308814002" table:style-name="ce5">
            <text:p><text:s/>238<text:s/></text:p>
          </table:table-cell>
          <table:table-cell office:value-type="float" office:value="1.0773497351009635" table:style-name="ce6">
            <text:p>1.077</text:p>
          </table:table-cell>
          <table:table-cell office:value-type="float" office:value="256.33357800914001" table:style-name="ce5">
            <text:p><text:s/>256<text:s/></text:p>
          </table:table-cell>
          <table:table-cell office:value-type="float" office:value="0.90224030671406419" table:style-name="ce6">
            <text:p>0.902</text:p>
          </table:table-cell>
          <table:table-cell office:value-type="float" office:value="231.27448604407999" table:style-name="ce5">
            <text:p><text:s/>2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1.27448604407999" table:style-name="ce5">
            <text:p><text:s/>231<text:s/></text:p>
          </table:table-cell>
          <table:table-cell office:value-type="float" office:value="1.0516754580738412" table:style-name="ce6">
            <text:p>1.052</text:p>
          </table:table-cell>
          <table:table-cell office:value-type="float" office:value="243.22570105119999" table:style-name="ce5">
            <text:p><text:s/>243<text:s/></text:p>
          </table:table-cell>
          <table:table-cell office:value-type="float" office:value="1.3391374835195404" table:style-name="ce6">
            <text:p>1.339</text:p>
          </table:table-cell>
          <table:table-cell office:value-type="float" office:value="325.71265323298002" table:style-name="ce5">
            <text:p><text:s/>3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25.71265323298002" table:style-name="ce5">
            <text:p><text:s/>326<text:s/></text:p>
          </table:table-cell>
          <table:table-cell office:value-type="float" office:value="1.1952393553284315" table:style-name="ce6">
            <text:p>1.195</text:p>
          </table:table-cell>
          <table:table-cell office:value-type="float" office:value="389.30458167250003" table:style-name="ce5">
            <text:p><text:s/>389<text:s/></text:p>
          </table:table-cell>
          <table:table-cell office:value-type="float" office:value="0.86649617544698576" table:style-name="ce6">
            <text:p>0.866</text:p>
          </table:table-cell>
          <table:table-cell office:value-type="float" office:value="337.33093110320999" table:style-name="ce5">
            <text:p><text:s/>33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37.33093110320999" table:style-name="ce5">
            <text:p><text:s/>337<text:s/></text:p>
          </table:table-cell>
          <table:table-cell office:value-type="float" office:value="1.1805249931089126" table:style-name="ce6">
            <text:p>1.181</text:p>
          </table:table-cell>
          <table:table-cell office:value-type="float" office:value="398.22759511603999" table:style-name="ce5">
            <text:p><text:s/>398<text:s/></text:p>
          </table:table-cell>
          <table:table-cell office:value-type="float" office:value="0.96408514583055838" table:style-name="ce6">
            <text:p>0.964</text:p>
          </table:table-cell>
          <table:table-cell office:value-type="float" office:value="383.92530911119997" table:style-name="ce5">
            <text:p><text:s/>38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83.92530911119997" table:style-name="ce5">
            <text:p><text:s/>384<text:s/></text:p>
          </table:table-cell>
          <table:table-cell office:value-type="float" office:value="1.0751681757139155" table:style-name="ce6">
            <text:p>1.075</text:p>
          </table:table-cell>
          <table:table-cell office:value-type="float" office:value="412.78427420749" table:style-name="ce5">
            <text:p><text:s/>413<text:s/></text:p>
          </table:table-cell>
          <table:table-cell office:value-type="float" office:value="1.5591606050573035" table:style-name="ce6">
            <text:p>1.559</text:p>
          </table:table-cell>
          <table:table-cell office:value-type="float" office:value="643.59697873149003" table:style-name="ce5">
            <text:p><text:s/>64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43.59697873149003" table:style-name="ce5">
            <text:p><text:s/>644<text:s/></text:p>
          </table:table-cell>
          <table:table-cell office:value-type="float" office:value="0.96318573403410124" table:style-name="ce6">
            <text:p>0.963</text:p>
          </table:table-cell>
          <table:table-cell office:value-type="float" office:value="619.90342838162007" table:style-name="ce5">
            <text:p><text:s/>620<text:s/></text:p>
          </table:table-cell>
          <table:table-cell office:value-type="float" office:value="0.85076052090738352" table:style-name="ce6">
            <text:p>0.851</text:p>
          </table:table-cell>
          <table:table-cell office:value-type="float" office:value="527.38936364222002" table:style-name="ce5">
            <text:p><text:s/>52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27.38936364222002" table:style-name="ce5">
            <text:p><text:s/>527<text:s/></text:p>
          </table:table-cell>
          <table:table-cell office:value-type="float" office:value="1.0920470789866603" table:style-name="ce6">
            <text:p>1.092</text:p>
          </table:table-cell>
          <table:table-cell office:value-type="float" office:value="575.93401405411998" table:style-name="ce5">
            <text:p><text:s/>576<text:s/></text:p>
          </table:table-cell>
          <table:table-cell office:value-type="float" office:value="1.2712042880538785" table:style-name="ce6">
            <text:p>1.271</text:p>
          </table:table-cell>
          <table:table-cell office:value-type="float" office:value="732.12978830167992" table:style-name="ce5">
            <text:p><text:s/>73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32.12978830167992" table:style-name="ce5">
            <text:p><text:s/>732<text:s/></text:p>
          </table:table-cell>
          <table:table-cell office:value-type="float" office:value="0.93154566422191709" table:style-name="ce6">
            <text:p>0.932</text:p>
          </table:table-cell>
          <table:table-cell office:value-type="float" office:value="682.01232994014003" table:style-name="ce5">
            <text:p><text:s/>682<text:s/></text:p>
          </table:table-cell>
          <table:table-cell office:value-type="float" office:value="1.2613749392934082" table:style-name="ce6">
            <text:p>1.261</text:p>
          </table:table-cell>
          <table:table-cell office:value-type="float" office:value="860.27326127559991" table:style-name="ce5">
            <text:p><text:s/>86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60.27326127559991" table:style-name="ce5">
            <text:p><text:s/>860<text:s/></text:p>
          </table:table-cell>
          <table:table-cell office:value-type="float" office:value="1.0268292807576707" table:style-name="ce6">
            <text:p>1.027</text:p>
          </table:table-cell>
          <table:table-cell office:value-type="float" office:value="883.35377413067999" table:style-name="ce5">
            <text:p><text:s/>883<text:s/></text:p>
          </table:table-cell>
          <table:table-cell office:value-type="float" office:value="1.0587106599386509" table:style-name="ce6">
            <text:p>1.059</text:p>
          </table:table-cell>
          <table:table-cell office:value-type="float" office:value="935.21605716919009" table:style-name="ce5">
            <text:p><text:s/>93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35.21605716919009" table:style-name="ce5">
            <text:p><text:s/>935<text:s/></text:p>
          </table:table-cell>
          <table:table-cell office:value-type="float" office:value="1.1179015783120501" table:style-name="ce6">
            <text:p>1.118</text:p>
          </table:table-cell>
          <table:table-cell office:value-type="float" office:value="1045.4795063722099" table:style-name="ce5">
            <text:p><text:s/>1,045<text:s/></text:p>
          </table:table-cell>
          <table:table-cell office:value-type="float" office:value="0.83269313292933478" table:style-name="ce6">
            <text:p>0.833</text:p>
          </table:table-cell>
          <table:table-cell office:value-type="float" office:value="870.56360557449" table:style-name="ce5">
            <text:p><text:s/>87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70.56360557449" table:style-name="ce5">
            <text:p><text:s/>871<text:s/></text:p>
          </table:table-cell>
          <table:table-cell office:value-type="float" office:value="1.0768299300734978" table:style-name="ce6">
            <text:p>1.077</text:p>
          </table:table-cell>
          <table:table-cell office:value-type="float" office:value="937.44894651531001" table:style-name="ce5">
            <text:p><text:s/>937<text:s/></text:p>
          </table:table-cell>
          <table:table-cell office:value-type="float" office:value="1.220541458826583" table:style-name="ce6">
            <text:p>1.221</text:p>
          </table:table-cell>
          <table:table-cell office:value-type="float" office:value="1144.1953047552399" table:style-name="ce5">
            <text:p><text:s/>1,14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7.936724300040012" table:style-name="ce5">
            <text:p><text:s/>6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7.936724300040012" table:style-name="ce5">
            <text:p><text:s/>68<text:s/></text:p>
          </table:table-cell>
          <table:table-cell office:value-type="float" office:value="0.96182418685458348" table:style-name="ce6">
            <text:p>0.962</text:p>
          </table:table-cell>
          <table:table-cell office:value-type="float" office:value="65.343184607449999" table:style-name="ce5">
            <text:p><text:s/>65<text:s/></text:p>
          </table:table-cell>
          <table:table-cell office:value-type="float" office:value="0.60655193474532909" table:style-name="ce6">
            <text:p>0.607</text:p>
          </table:table-cell>
          <table:table-cell office:value-type="float" office:value="39.634035046070004" table:style-name="ce5">
            <text:p><text:s/>4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9.634035046070004" table:style-name="ce5">
            <text:p><text:s/>40<text:s/></text:p>
          </table:table-cell>
          <table:table-cell office:value-type="float" office:value="1.0932022027516546" table:style-name="ce6">
            <text:p>1.093</text:p>
          </table:table-cell>
          <table:table-cell office:value-type="float" office:value="43.3280144163" table:style-name="ce5">
            <text:p><text:s/>43<text:s/></text:p>
          </table:table-cell>
          <table:table-cell office:value-type="float" office:value="1.1433344521138187" table:style-name="ce6">
            <text:p>1.143</text:p>
          </table:table-cell>
          <table:table-cell office:value-type="float" office:value="49.538411623839998" table:style-name="ce5">
            <text:p><text:s/>5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9.538411623839998" table:style-name="ce5">
            <text:p><text:s/>50<text:s/></text:p>
          </table:table-cell>
          <table:table-cell office:value-type="float" office:value="1.0387105281051672" table:style-name="ce6">
            <text:p>1.039</text:p>
          </table:table-cell>
          <table:table-cell office:value-type="float" office:value="51.456069699289998" table:style-name="ce5">
            <text:p><text:s/>51<text:s/></text:p>
          </table:table-cell>
          <table:table-cell office:value-type="float" office:value="0.86482010638997608" table:style-name="ce6">
            <text:p>0.865</text:p>
          </table:table-cell>
          <table:table-cell office:value-type="float" office:value="44.500243671749999" table:style-name="ce5">
            <text:p><text:s/>4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4.500243671749999" table:style-name="ce5">
            <text:p><text:s/>45<text:s/></text:p>
          </table:table-cell>
          <table:table-cell office:value-type="float" office:value="1.0332554992861638" table:style-name="ce6">
            <text:p>1.033</text:p>
          </table:table-cell>
          <table:table-cell office:value-type="float" office:value="45.980121493409996" table:style-name="ce5">
            <text:p><text:s/>46<text:s/></text:p>
          </table:table-cell>
          <table:table-cell office:value-type="float" office:value="1.837255719081071" table:style-name="ce6">
            <text:p>1.837</text:p>
          </table:table-cell>
          <table:table-cell office:value-type="float" office:value="84.477241177810001" table:style-name="ce5">
            <text:p><text:s/>8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4.477241177810001" table:style-name="ce5">
            <text:p><text:s/>84<text:s/></text:p>
          </table:table-cell>
          <table:table-cell office:value-type="float" office:value="1.0115490214837446" table:style-name="ce6">
            <text:p>1.012</text:p>
          </table:table-cell>
          <table:table-cell office:value-type="float" office:value="85.452870651059996" table:style-name="ce5">
            <text:p><text:s/>85<text:s/></text:p>
          </table:table-cell>
          <table:table-cell office:value-type="float" office:value="1.2027204153585112" table:style-name="ce6">
            <text:p>1.203</text:p>
          </table:table-cell>
          <table:table-cell office:value-type="float" office:value="102.77591208302" table:style-name="ce5">
            <text:p><text:s/>1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2.77591208302" table:style-name="ce5">
            <text:p><text:s/>103<text:s/></text:p>
          </table:table-cell>
          <table:table-cell office:value-type="float" office:value="1.0776863462709092" table:style-name="ce6">
            <text:p>1.078</text:p>
          </table:table-cell>
          <table:table-cell office:value-type="float" office:value="110.76019717741001" table:style-name="ce5">
            <text:p><text:s/>111<text:s/></text:p>
          </table:table-cell>
          <table:table-cell office:value-type="float" office:value="0.88568967299380841" table:style-name="ce6">
            <text:p>0.886</text:p>
          </table:table-cell>
          <table:table-cell office:value-type="float" office:value="98.099162818790006" table:style-name="ce5">
            <text:p><text:s/>9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8.099162818790006" table:style-name="ce5">
            <text:p><text:s/>98<text:s/></text:p>
          </table:table-cell>
          <table:table-cell office:value-type="float" office:value="1.0665767131575259" table:style-name="ce6">
            <text:p>1.067</text:p>
          </table:table-cell>
          <table:table-cell office:value-type="float" office:value="104.63028264277001" table:style-name="ce5">
            <text:p><text:s/>105<text:s/></text:p>
          </table:table-cell>
          <table:table-cell office:value-type="float" office:value="1.4226483376886465" table:style-name="ce6">
            <text:p>1.423</text:p>
          </table:table-cell>
          <table:table-cell office:value-type="float" office:value="148.85209767363" table:style-name="ce5">
            <text:p><text:s/>14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8.85209767363" table:style-name="ce5">
            <text:p><text:s/>149<text:s/></text:p>
          </table:table-cell>
          <table:table-cell office:value-type="float" office:value="1.2027851451834626" table:style-name="ce6">
            <text:p>1.203</text:p>
          </table:table-cell>
          <table:table-cell office:value-type="float" office:value="179.03709191124" table:style-name="ce5">
            <text:p><text:s/>179<text:s/></text:p>
          </table:table-cell>
          <table:table-cell office:value-type="float" office:value="0.78170288053044301" table:style-name="ce6">
            <text:p>0.782</text:p>
          </table:table-cell>
          <table:table-cell office:value-type="float" office:value="139.95381046880999" table:style-name="ce5">
            <text:p><text:s/>14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9.95381046880999" table:style-name="ce5">
            <text:p><text:s/>140<text:s/></text:p>
          </table:table-cell>
          <table:table-cell office:value-type="float" office:value="1.1908909665988971" table:style-name="ce6">
            <text:p>1.191</text:p>
          </table:table-cell>
          <table:table-cell office:value-type="float" office:value="166.66972862840001" table:style-name="ce5">
            <text:p><text:s/>167<text:s/></text:p>
          </table:table-cell>
          <table:table-cell office:value-type="float" office:value="1.0025926567762251" table:style-name="ce6">
            <text:p>1.003</text:p>
          </table:table-cell>
          <table:table-cell office:value-type="float" office:value="167.10184602972001" table:style-name="ce5">
            <text:p><text:s/>16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7.10184602972001" table:style-name="ce5">
            <text:p><text:s/>167<text:s/></text:p>
          </table:table-cell>
          <table:table-cell office:value-type="float" office:value="1.0706265694840438" table:style-name="ce6">
            <text:p>1.071</text:p>
          </table:table-cell>
          <table:table-cell office:value-type="float" office:value="178.90367616925002" table:style-name="ce5">
            <text:p><text:s/>179<text:s/></text:p>
          </table:table-cell>
          <table:table-cell office:value-type="float" office:value="1.5518497136845271" table:style-name="ce6">
            <text:p>1.552</text:p>
          </table:table-cell>
          <table:table-cell office:value-type="float" office:value="277.63161864035999" table:style-name="ce5">
            <text:p><text:s/>27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77.63161864035999" table:style-name="ce5">
            <text:p><text:s/>278<text:s/></text:p>
          </table:table-cell>
          <table:table-cell office:value-type="float" office:value="0.96937542586680725" table:style-name="ce6">
            <text:p>0.969</text:p>
          </table:table-cell>
          <table:table-cell office:value-type="float" office:value="269.12926855359001" table:style-name="ce5">
            <text:p><text:s/>269<text:s/></text:p>
          </table:table-cell>
          <table:table-cell office:value-type="float" office:value="0.85014743331671705" table:style-name="ce6">
            <text:p>0.850</text:p>
          </table:table-cell>
          <table:table-cell office:value-type="float" office:value="228.79955689124" table:style-name="ce5">
            <text:p><text:s/>22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28.79955689124" table:style-name="ce5">
            <text:p><text:s/>229<text:s/></text:p>
          </table:table-cell>
          <table:table-cell office:value-type="float" office:value="1.0946955566358421" table:style-name="ce6">
            <text:p>1.095</text:p>
          </table:table-cell>
          <table:table-cell office:value-type="float" office:value="250.46585828908999" table:style-name="ce5">
            <text:p><text:s/>250<text:s/></text:p>
          </table:table-cell>
          <table:table-cell office:value-type="float" office:value="1.2486661979837312" table:style-name="ce6">
            <text:p>1.249</text:p>
          </table:table-cell>
          <table:table-cell office:value-type="float" office:value="312.74825099457001" table:style-name="ce5">
            <text:p><text:s/>31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12.74825099457001" table:style-name="ce5">
            <text:p><text:s/>313<text:s/></text:p>
          </table:table-cell>
          <table:table-cell office:value-type="float" office:value="0.93083251027378056" table:style-name="ce6">
            <text:p>0.931</text:p>
          </table:table-cell>
          <table:table-cell office:value-type="float" office:value="291.11623955700998" table:style-name="ce5">
            <text:p><text:s/>291<text:s/></text:p>
          </table:table-cell>
          <table:table-cell office:value-type="float" office:value="1.2339846001835308" table:style-name="ce6">
            <text:p>1.234</text:p>
          </table:table-cell>
          <table:table-cell office:value-type="float" office:value="359.23295647668999" table:style-name="ce5">
            <text:p><text:s/>35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9.23295647668999" table:style-name="ce5">
            <text:p><text:s/>359<text:s/></text:p>
          </table:table-cell>
          <table:table-cell office:value-type="float" office:value="1.0324866618795798" table:style-name="ce6">
            <text:p>1.032</text:p>
          </table:table-cell>
          <table:table-cell office:value-type="float" office:value="370.90323606974999" table:style-name="ce5">
            <text:p><text:s/>371<text:s/></text:p>
          </table:table-cell>
          <table:table-cell office:value-type="float" office:value="1.0272763361402364" table:style-name="ce6">
            <text:p>1.027</text:p>
          </table:table-cell>
          <table:table-cell office:value-type="float" office:value="381.02011741228995" table:style-name="ce5">
            <text:p><text:s/>38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81.02011741228995" table:style-name="ce5">
            <text:p><text:s/>381<text:s/></text:p>
          </table:table-cell>
          <table:table-cell office:value-type="float" office:value="1.1264482870391506" table:style-name="ce6">
            <text:p>1.126</text:p>
          </table:table-cell>
          <table:table-cell office:value-type="float" office:value="429.19945858653006" table:style-name="ce5">
            <text:p><text:s/>429<text:s/></text:p>
          </table:table-cell>
          <table:table-cell office:value-type="float" office:value="0.91608299726645936" table:style-name="ce6">
            <text:p>0.916</text:p>
          </table:table-cell>
          <table:table-cell office:value-type="float" office:value="393.18232644709002" table:style-name="ce5">
            <text:p><text:s/>39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93.18232644709002" table:style-name="ce5">
            <text:p><text:s/>393<text:s/></text:p>
          </table:table-cell>
          <table:table-cell office:value-type="float" office:value="1.0662937479151358" table:style-name="ce6">
            <text:p>1.066</text:p>
          </table:table-cell>
          <table:table-cell office:value-type="float" office:value="419.24785648125999" table:style-name="ce5">
            <text:p><text:s/>419<text:s/></text:p>
          </table:table-cell>
          <table:table-cell office:value-type="float" office:value="1.1572771393334897" table:style-name="ce6">
            <text:p>1.157</text:p>
          </table:table-cell>
          <table:table-cell office:value-type="float" office:value="485.18596002033001" table:style-name="ce5">
            <text:p><text:s/>48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8.972974586069995" table:style-name="ce5">
            <text:p><text:s/>7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8.972974586069995" table:style-name="ce5">
            <text:p><text:s/>79<text:s/></text:p>
          </table:table-cell>
          <table:table-cell office:value-type="float" office:value="0.96671774200849681" table:style-name="ce6">
            <text:p>0.967</text:p>
          </table:table-cell>
          <table:table-cell office:value-type="float" office:value="76.344575671539985" table:style-name="ce5">
            <text:p><text:s/>76<text:s/></text:p>
          </table:table-cell>
          <table:table-cell office:value-type="float" office:value="0.90464079204000447" table:style-name="ce6">
            <text:p>0.905</text:p>
          </table:table-cell>
          <table:table-cell office:value-type="float" office:value="69.064417403459998" table:style-name="ce5">
            <text:p><text:s/>6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9.064417403459998" table:style-name="ce5">
            <text:p><text:s/>69<text:s/></text:p>
          </table:table-cell>
          <table:table-cell office:value-type="float" office:value="1.1014660939441869" table:style-name="ce6">
            <text:p>1.101</text:p>
          </table:table-cell>
          <table:table-cell office:value-type="float" office:value="76.072114067919998" table:style-name="ce5">
            <text:p><text:s/>76<text:s/></text:p>
          </table:table-cell>
          <table:table-cell office:value-type="float" office:value="0.81300594501370949" table:style-name="ce6">
            <text:p>0.813</text:p>
          </table:table-cell>
          <table:table-cell office:value-type="float" office:value="61.847080986979996" table:style-name="ce5">
            <text:p><text:s/>6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1.847080986979996" table:style-name="ce5">
            <text:p><text:s/>62<text:s/></text:p>
          </table:table-cell>
          <table:table-cell office:value-type="float" office:value="1.0302793280039237" table:style-name="ce6">
            <text:p>1.030</text:p>
          </table:table-cell>
          <table:table-cell office:value-type="float" office:value="63.719769038270002" table:style-name="ce5">
            <text:p><text:s/>64<text:s/></text:p>
          </table:table-cell>
          <table:table-cell office:value-type="float" office:value="1.0346853787014292" table:style-name="ce6">
            <text:p>1.035</text:p>
          </table:table-cell>
          <table:table-cell office:value-type="float" office:value="65.929913358129994" table:style-name="ce5">
            <text:p><text:s/>6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5.929913358129994" table:style-name="ce5">
            <text:p><text:s/>66<text:s/></text:p>
          </table:table-cell>
          <table:table-cell office:value-type="float" office:value="1.0588930084169632" table:style-name="ce6">
            <text:p>1.059</text:p>
          </table:table-cell>
          <table:table-cell office:value-type="float" office:value="69.812724300460005" table:style-name="ce5">
            <text:p><text:s/>70<text:s/></text:p>
          </table:table-cell>
          <table:table-cell office:value-type="float" office:value="1.629420449103294" table:style-name="ce6">
            <text:p>1.629</text:p>
          </table:table-cell>
          <table:table-cell office:value-type="float" office:value="113.75428058277998" table:style-name="ce5">
            <text:p><text:s/>11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3.75428058277998" table:style-name="ce5">
            <text:p><text:s/>114<text:s/></text:p>
          </table:table-cell>
          <table:table-cell office:value-type="float" office:value="1.0092375249063732" table:style-name="ce6">
            <text:p>1.009</text:p>
          </table:table-cell>
          <table:table-cell office:value-type="float" office:value="114.80508858286998" table:style-name="ce5">
            <text:p><text:s/>115<text:s/></text:p>
          </table:table-cell>
          <table:table-cell office:value-type="float" office:value="1.1772462586234722" table:style-name="ce6">
            <text:p>1.177</text:p>
          </table:table-cell>
          <table:table-cell office:value-type="float" office:value="135.15386100512001" table:style-name="ce5">
            <text:p><text:s/>1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5.15386100512001" table:style-name="ce5">
            <text:p><text:s/>135<text:s/></text:p>
          </table:table-cell>
          <table:table-cell office:value-type="float" office:value="1.0770937637232227" table:style-name="ce6">
            <text:p>1.077</text:p>
          </table:table-cell>
          <table:table-cell office:value-type="float" office:value="145.57338083173002" table:style-name="ce5">
            <text:p><text:s/>146<text:s/></text:p>
          </table:table-cell>
          <table:table-cell office:value-type="float" office:value="0.914832934870345" table:style-name="ce6">
            <text:p>0.915</text:p>
          </table:table-cell>
          <table:table-cell office:value-type="float" office:value="133.17532322528999" table:style-name="ce5">
            <text:p><text:s/>13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3.17532322528999" table:style-name="ce5">
            <text:p><text:s/>133<text:s/></text:p>
          </table:table-cell>
          <table:table-cell office:value-type="float" office:value="1.040698945209023" table:style-name="ce6">
            <text:p>1.041</text:p>
          </table:table-cell>
          <table:table-cell office:value-type="float" office:value="138.59541840842999" table:style-name="ce5">
            <text:p><text:s/>139<text:s/></text:p>
          </table:table-cell>
          <table:table-cell office:value-type="float" office:value="1.2760923671961193" table:style-name="ce6">
            <text:p>1.276</text:p>
          </table:table-cell>
          <table:table-cell office:value-type="float" office:value="176.86055555935002" table:style-name="ce5">
            <text:p><text:s/>17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6.86055555935002" table:style-name="ce5">
            <text:p><text:s/>177<text:s/></text:p>
          </table:table-cell>
          <table:table-cell office:value-type="float" office:value="1.1888885517534149" table:style-name="ce6">
            <text:p>1.189</text:p>
          </table:table-cell>
          <table:table-cell office:value-type="float" office:value="210.26748976126001" table:style-name="ce5">
            <text:p><text:s/>210<text:s/></text:p>
          </table:table-cell>
          <table:table-cell office:value-type="float" office:value="0.93869537729538743" table:style-name="ce6">
            <text:p>0.939</text:p>
          </table:table-cell>
          <table:table-cell office:value-type="float" office:value="197.37712063439997" table:style-name="ce5">
            <text:p><text:s/>19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7.37712063439997" table:style-name="ce5">
            <text:p><text:s/>197<text:s/></text:p>
          </table:table-cell>
          <table:table-cell office:value-type="float" office:value="1.1731748124776464" table:style-name="ce6">
            <text:p>1.173</text:p>
          </table:table-cell>
          <table:table-cell office:value-type="float" office:value="231.55786648763998" table:style-name="ce5">
            <text:p><text:s/>232<text:s/></text:p>
          </table:table-cell>
          <table:table-cell office:value-type="float" office:value="0.93636837465443434" table:style-name="ce6">
            <text:p>0.936</text:p>
          </table:table-cell>
          <table:table-cell office:value-type="float" office:value="216.82346308147996" table:style-name="ce5">
            <text:p><text:s/>21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6.82346308147996" table:style-name="ce5">
            <text:p><text:s/>217<text:s/></text:p>
          </table:table-cell>
          <table:table-cell office:value-type="float" office:value="1.0786683079143984" table:style-name="ce6">
            <text:p>1.079</text:p>
          </table:table-cell>
          <table:table-cell office:value-type="float" office:value="233.88059803824001" table:style-name="ce5">
            <text:p><text:s/>234<text:s/></text:p>
          </table:table-cell>
          <table:table-cell office:value-type="float" office:value="1.5647529686549453" table:style-name="ce6">
            <text:p>1.565</text:p>
          </table:table-cell>
          <table:table-cell office:value-type="float" office:value="365.96536009113004" table:style-name="ce5">
            <text:p><text:s/>36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65.96536009113004" table:style-name="ce5">
            <text:p><text:s/>366<text:s/></text:p>
          </table:table-cell>
          <table:table-cell office:value-type="float" office:value="0.95849005966215717" table:style-name="ce6">
            <text:p>0.958</text:p>
          </table:table-cell>
          <table:table-cell office:value-type="float" office:value="350.77415982803007" table:style-name="ce5">
            <text:p><text:s/>351<text:s/></text:p>
          </table:table-cell>
          <table:table-cell office:value-type="float" office:value="0.85123090850639105" table:style-name="ce6">
            <text:p>0.851</text:p>
          </table:table-cell>
          <table:table-cell office:value-type="float" office:value="298.58980675098002" table:style-name="ce5">
            <text:p><text:s/>29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8.58980675098002" table:style-name="ce5">
            <text:p><text:s/>299<text:s/></text:p>
          </table:table-cell>
          <table:table-cell office:value-type="float" office:value="1.0900176375962696" table:style-name="ce6">
            <text:p>1.090</text:p>
          </table:table-cell>
          <table:table-cell office:value-type="float" office:value="325.46815576502991" table:style-name="ce5">
            <text:p><text:s/>325<text:s/></text:p>
          </table:table-cell>
          <table:table-cell office:value-type="float" office:value="1.2885486026162274" table:style-name="ce6">
            <text:p>1.289</text:p>
          </table:table-cell>
          <table:table-cell office:value-type="float" office:value="419.38153730710997" table:style-name="ce5">
            <text:p><text:s/>41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19.38153730710997" table:style-name="ce5">
            <text:p><text:s/>419<text:s/></text:p>
          </table:table-cell>
          <table:table-cell office:value-type="float" office:value="0.93207748937426338" table:style-name="ce6">
            <text:p>0.932</text:p>
          </table:table-cell>
          <table:table-cell office:value-type="float" office:value="390.89609038313" table:style-name="ce5">
            <text:p><text:s/>391<text:s/></text:p>
          </table:table-cell>
          <table:table-cell office:value-type="float" office:value="1.2817736404266002" table:style-name="ce6">
            <text:p>1.282</text:p>
          </table:table-cell>
          <table:table-cell office:value-type="float" office:value="501.04030479890997" table:style-name="ce5">
            <text:p><text:s/>50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01.04030479890997" table:style-name="ce5">
            <text:p><text:s/>501<text:s/></text:p>
          </table:table-cell>
          <table:table-cell office:value-type="float" office:value="1.022773084625596" table:style-name="ce6">
            <text:p>1.023</text:p>
          </table:table-cell>
          <table:table-cell office:value-type="float" office:value="512.45053806092994" table:style-name="ce5">
            <text:p><text:s/>512<text:s/></text:p>
          </table:table-cell>
          <table:table-cell office:value-type="float" office:value="1.0814623043502525" table:style-name="ce6">
            <text:p>1.081</text:p>
          </table:table-cell>
          <table:table-cell office:value-type="float" office:value="554.19593975690009" table:style-name="ce5">
            <text:p><text:s/>55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54.19593975690009" table:style-name="ce5">
            <text:p><text:s/>554<text:s/></text:p>
          </table:table-cell>
          <table:table-cell office:value-type="float" office:value="1.1120255555390994" table:style-name="ce6">
            <text:p>1.112</text:p>
          </table:table-cell>
          <table:table-cell office:value-type="float" office:value="616.28004778568004" table:style-name="ce5">
            <text:p><text:s/>616<text:s/></text:p>
          </table:table-cell>
          <table:table-cell office:value-type="float" office:value="0.7746174500418288" table:style-name="ce6">
            <text:p>0.775</text:p>
          </table:table-cell>
          <table:table-cell office:value-type="float" office:value="477.38127912739992" table:style-name="ce5">
            <text:p><text:s/>47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77.38127912739992" table:style-name="ce5">
            <text:p><text:s/>477<text:s/></text:p>
          </table:table-cell>
          <table:table-cell office:value-type="float" office:value="1.08550777479432" table:style-name="ce6">
            <text:p>1.086</text:p>
          </table:table-cell>
          <table:table-cell office:value-type="float" office:value="518.20109003405003" table:style-name="ce5">
            <text:p><text:s/>518<text:s/></text:p>
          </table:table-cell>
          <table:table-cell office:value-type="float" office:value="1.2717251225612198" table:style-name="ce6">
            <text:p>1.272</text:p>
          </table:table-cell>
          <table:table-cell office:value-type="float" office:value="659.00934473490997" table:style-name="ce5">
            <text:p><text:s/>65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8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8.32708151705999" table:style-name="ce5">
            <text:p><text:s/>10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8.32708151705999" table:style-name="ce5">
            <text:p><text:s/>108<text:s/></text:p>
          </table:table-cell>
          <table:table-cell office:value-type="float" office:value="1.3457091664639946" table:style-name="ce6">
            <text:p>1.346</text:p>
          </table:table-cell>
          <table:table-cell office:value-type="float" office:value="145.77674657380001" table:style-name="ce5">
            <text:p><text:s/>146<text:s/></text:p>
          </table:table-cell>
          <table:table-cell office:value-type="float" office:value="1.5457754026901114" table:style-name="ce6">
            <text:p>1.546</text:p>
          </table:table-cell>
          <table:table-cell office:value-type="float" office:value="225.33810913797001" table:style-name="ce5">
            <text:p><text:s/>22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5.33810913797001" table:style-name="ce5">
            <text:p><text:s/>225<text:s/></text:p>
          </table:table-cell>
          <table:table-cell office:value-type="float" office:value="1.1661667471002162" table:style-name="ce6">
            <text:p>1.166</text:p>
          </table:table-cell>
          <table:table-cell office:value-type="float" office:value="262.78180973114002" table:style-name="ce5">
            <text:p><text:s/>263<text:s/></text:p>
          </table:table-cell>
          <table:table-cell office:value-type="float" office:value="1.1398830970681684" table:style-name="ce6">
            <text:p>1.140</text:p>
          </table:table-cell>
          <table:table-cell office:value-type="float" office:value="299.54054312951001" table:style-name="ce5">
            <text:p><text:s/>30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9.54054312951001" table:style-name="ce5">
            <text:p><text:s/>300<text:s/></text:p>
          </table:table-cell>
          <table:table-cell office:value-type="float" office:value="1.1471620161356624" table:style-name="ce6">
            <text:p>1.147</text:p>
          </table:table-cell>
          <table:table-cell office:value-type="float" office:value="343.62153337081998" table:style-name="ce5">
            <text:p><text:s/>344<text:s/></text:p>
          </table:table-cell>
          <table:table-cell office:value-type="float" office:value="0.93291370040231714" table:style-name="ce6">
            <text:p>0.933</text:p>
          </table:table-cell>
          <table:table-cell office:value-type="float" office:value="320.56923623488996" table:style-name="ce5">
            <text:p><text:s/>32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20.56923623488996" table:style-name="ce5">
            <text:p><text:s/>321<text:s/></text:p>
          </table:table-cell>
          <table:table-cell office:value-type="float" office:value="0.99865337006872457" table:style-name="ce6">
            <text:p>0.999</text:p>
          </table:table-cell>
          <table:table-cell office:value-type="float" office:value="320.13754810632997" table:style-name="ce5">
            <text:p><text:s/>320<text:s/></text:p>
          </table:table-cell>
          <table:table-cell office:value-type="float" office:value="1.0411621383697962" table:style-name="ce6">
            <text:p>1.041</text:p>
          </table:table-cell>
          <table:table-cell office:value-type="float" office:value="333.31509415885" table:style-name="ce5">
            <text:p><text:s/>33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33.31509415885" table:style-name="ce5">
            <text:p><text:s/>333<text:s/></text:p>
          </table:table-cell>
          <table:table-cell office:value-type="float" office:value="1.031559311902799" table:style-name="ce6">
            <text:p>1.032</text:p>
          </table:table-cell>
          <table:table-cell office:value-type="float" office:value="343.83428917731999" table:style-name="ce5">
            <text:p><text:s/>344<text:s/></text:p>
          </table:table-cell>
          <table:table-cell office:value-type="float" office:value="1.1732644926157052" table:style-name="ce6">
            <text:p>1.173</text:p>
          </table:table-cell>
          <table:table-cell office:value-type="float" office:value="403.40856283551" table:style-name="ce5">
            <text:p><text:s/>4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03.40856283551" table:style-name="ce5">
            <text:p><text:s/>403<text:s/></text:p>
          </table:table-cell>
          <table:table-cell office:value-type="float" office:value="1.1164540851942339" table:style-name="ce6">
            <text:p>1.116</text:p>
          </table:table-cell>
          <table:table-cell office:value-type="float" office:value="450.38713798003999" table:style-name="ce5">
            <text:p><text:s/>450<text:s/></text:p>
          </table:table-cell>
          <table:table-cell office:value-type="float" office:value="0.77122416544065175" table:style-name="ce6">
            <text:p>0.771</text:p>
          </table:table-cell>
          <table:table-cell office:value-type="float" office:value="347.34944461385999" table:style-name="ce5">
            <text:p><text:s/>3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47.34944461385999" table:style-name="ce5">
            <text:p><text:s/>347<text:s/></text:p>
          </table:table-cell>
          <table:table-cell office:value-type="float" office:value="1.0688681678369538" table:style-name="ce6">
            <text:p>1.069</text:p>
          </table:table-cell>
          <table:table-cell office:value-type="float" office:value="371.27076446359996" table:style-name="ce5">
            <text:p><text:s/>371<text:s/></text:p>
          </table:table-cell>
          <table:table-cell office:value-type="float" office:value="1.0682483334883597" table:style-name="ce6">
            <text:p>1.068</text:p>
          </table:table-cell>
          <table:table-cell office:value-type="float" office:value="396.60937541119" table:style-name="ce5">
            <text:p><text:s/>39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96.60937541119" table:style-name="ce5">
            <text:p><text:s/>397<text:s/></text:p>
          </table:table-cell>
          <table:table-cell office:value-type="float" office:value="0.88502261763284729" table:style-name="ce6">
            <text:p>0.885</text:p>
          </table:table-cell>
          <table:table-cell office:value-type="float" office:value="351.00826760413997" table:style-name="ce5">
            <text:p><text:s/>351<text:s/></text:p>
          </table:table-cell>
          <table:table-cell office:value-type="float" office:value="1.0441414807380374" table:style-name="ce6">
            <text:p>1.044</text:p>
          </table:table-cell>
          <table:table-cell office:value-type="float" office:value="366.50229228747997" table:style-name="ce5">
            <text:p><text:s/>36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66.50229228747997" table:style-name="ce5">
            <text:p><text:s/>367<text:s/></text:p>
          </table:table-cell>
          <table:table-cell office:value-type="float" office:value="1.0498200195270204" table:style-name="ce6">
            <text:p>1.050</text:p>
          </table:table-cell>
          <table:table-cell office:value-type="float" office:value="384.76144364594001" table:style-name="ce5">
            <text:p><text:s/>385<text:s/></text:p>
          </table:table-cell>
          <table:table-cell office:value-type="float" office:value="0.99837066433310062" table:style-name="ce6">
            <text:p>0.998</text:p>
          </table:table-cell>
          <table:table-cell office:value-type="float" office:value="384.13453810255999" table:style-name="ce5">
            <text:p><text:s/>38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84.13453810255999" table:style-name="ce5">
            <text:p><text:s/>384<text:s/></text:p>
          </table:table-cell>
          <table:table-cell office:value-type="float" office:value="1.1701392184256041" table:style-name="ce6">
            <text:p>1.170</text:p>
          </table:table-cell>
          <table:table-cell office:value-type="float" office:value="449.49088818561" table:style-name="ce5">
            <text:p><text:s/>449<text:s/></text:p>
          </table:table-cell>
          <table:table-cell office:value-type="float" office:value="0.93655391145616784" table:style-name="ce6">
            <text:p>0.937</text:p>
          </table:table-cell>
          <table:table-cell office:value-type="float" office:value="420.97244949414005" table:style-name="ce5">
            <text:p><text:s/>42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20.97244949414005" table:style-name="ce5">
            <text:p><text:s/>421<text:s/></text:p>
          </table:table-cell>
          <table:table-cell office:value-type="float" office:value="0.68379642016463371" table:style-name="ce6">
            <text:p>0.684</text:p>
          </table:table-cell>
          <table:table-cell office:value-type="float" office:value="287.85945395202998" table:style-name="ce5">
            <text:p><text:s/>288<text:s/></text:p>
          </table:table-cell>
          <table:table-cell office:value-type="float" office:value="1.3730918675876707" table:style-name="ce6">
            <text:p>1.373</text:p>
          </table:table-cell>
          <table:table-cell office:value-type="float" office:value="395.25747522976002" table:style-name="ce5">
            <text:p><text:s/>39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95.25747522976002" table:style-name="ce5">
            <text:p><text:s/>395<text:s/></text:p>
          </table:table-cell>
          <table:table-cell office:value-type="float" office:value="0.97997815353738782" table:style-name="ce6">
            <text:p>0.980</text:p>
          </table:table-cell>
          <table:table-cell office:value-type="float" office:value="387.34369074751004" table:style-name="ce5">
            <text:p><text:s/>387<text:s/></text:p>
          </table:table-cell>
          <table:table-cell office:value-type="float" office:value="1.6403056313584845" table:style-name="ce6">
            <text:p>1.640</text:p>
          </table:table-cell>
          <table:table-cell office:value-type="float" office:value="635.3620372043199" table:style-name="ce5">
            <text:p><text:s/>63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35.3620372043199" table:style-name="ce5">
            <text:p><text:s/>635<text:s/></text:p>
          </table:table-cell>
          <table:table-cell office:value-type="float" office:value="1.1073130141829892" table:style-name="ce6">
            <text:p>1.107</text:p>
          </table:table-cell>
          <table:table-cell office:value-type="float" office:value="703.54465251416002" table:style-name="ce5">
            <text:p><text:s/>704<text:s/></text:p>
          </table:table-cell>
          <table:table-cell office:value-type="float" office:value="1.0197877234031139" table:style-name="ce6">
            <text:p>1.020</text:p>
          </table:table-cell>
          <table:table-cell office:value-type="float" office:value="717.46619949985006" table:style-name="ce5">
            <text:p><text:s/>71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17.46619949985006" table:style-name="ce5">
            <text:p><text:s/>717<text:s/></text:p>
          </table:table-cell>
          <table:table-cell office:value-type="float" office:value="0.96747594195866382" table:style-name="ce6">
            <text:p>0.967</text:p>
          </table:table-cell>
          <table:table-cell office:value-type="float" office:value="694.13128718462008" table:style-name="ce5">
            <text:p><text:s/>694<text:s/></text:p>
          </table:table-cell>
          <table:table-cell office:value-type="float" office:value="1.0775223045097631" table:style-name="ce6">
            <text:p>1.078</text:p>
          </table:table-cell>
          <table:table-cell office:value-type="float" office:value="747.94194419949997" table:style-name="ce5">
            <text:p><text:s/>74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47.94194419949997" table:style-name="ce5">
            <text:p><text:s/>748<text:s/></text:p>
          </table:table-cell>
          <table:table-cell office:value-type="float" office:value="1.0389915676628656" table:style-name="ce6">
            <text:p>1.039</text:p>
          </table:table-cell>
          <table:table-cell office:value-type="float" office:value="777.10537312464999" table:style-name="ce5">
            <text:p><text:s/>777<text:s/></text:p>
          </table:table-cell>
          <table:table-cell office:value-type="float" office:value="1.0107586007810281" table:style-name="ce6">
            <text:p>1.011</text:p>
          </table:table-cell>
          <table:table-cell office:value-type="float" office:value="785.46593959888992" table:style-name="ce5">
            <text:p><text:s/>7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85.46593959888992" table:style-name="ce5">
            <text:p><text:s/>785<text:s/></text:p>
          </table:table-cell>
          <table:table-cell office:value-type="float" office:value="0.96642831057454148" table:style-name="ce6">
            <text:p>0.966</text:p>
          </table:table-cell>
          <table:table-cell office:value-type="float" office:value="759.09652102040002" table:style-name="ce5">
            <text:p><text:s/>759<text:s/></text:p>
          </table:table-cell>
          <table:table-cell office:value-type="float" office:value="1.037395898516899" table:style-name="ce6">
            <text:p>1.037</text:p>
          </table:table-cell>
          <table:table-cell office:value-type="float" office:value="787.48361748500997" table:style-name="ce5">
            <text:p><text:s/>78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2.713381275949999" table:style-name="ce5">
            <text:p><text:s/>5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2.713381275949999" table:style-name="ce5">
            <text:p><text:s/>53<text:s/></text:p>
          </table:table-cell>
          <table:table-cell office:value-type="float" office:value="1.3651211921706332" table:style-name="ce6">
            <text:p>1.365</text:p>
          </table:table-cell>
          <table:table-cell office:value-type="float" office:value="71.960153890770002" table:style-name="ce5">
            <text:p><text:s/>72<text:s/></text:p>
          </table:table-cell>
          <table:table-cell office:value-type="float" office:value="1.7425742864643032" table:style-name="ce6">
            <text:p>1.743</text:p>
          </table:table-cell>
          <table:table-cell office:value-type="float" office:value="125.39591382006999" table:style-name="ce5">
            <text:p><text:s/>12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25.39591382006999" table:style-name="ce5">
            <text:p><text:s/>125<text:s/></text:p>
          </table:table-cell>
          <table:table-cell office:value-type="float" office:value="1.1445646024832317" table:style-name="ce6">
            <text:p>1.145</text:p>
          </table:table-cell>
          <table:table-cell office:value-type="float" office:value="143.52372425448999" table:style-name="ce5">
            <text:p><text:s/>144<text:s/></text:p>
          </table:table-cell>
          <table:table-cell office:value-type="float" office:value="1.0239636580501597" table:style-name="ce6">
            <text:p>1.024</text:p>
          </table:table-cell>
          <table:table-cell office:value-type="float" office:value="146.96307770460999" table:style-name="ce5">
            <text:p><text:s/>1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6.96307770460999" table:style-name="ce5">
            <text:p><text:s/>147<text:s/></text:p>
          </table:table-cell>
          <table:table-cell office:value-type="float" office:value="1.1353865503101523" table:style-name="ce6">
            <text:p>1.135</text:p>
          </table:table-cell>
          <table:table-cell office:value-type="float" office:value="166.859901818" table:style-name="ce5">
            <text:p><text:s/>167<text:s/></text:p>
          </table:table-cell>
          <table:table-cell office:value-type="float" office:value="1.071671770570465" table:style-name="ce6">
            <text:p>1.072</text:p>
          </table:table-cell>
          <table:table-cell office:value-type="float" office:value="178.81904641851" table:style-name="ce5">
            <text:p><text:s/>17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78.81904641851" table:style-name="ce5">
            <text:p><text:s/>179<text:s/></text:p>
          </table:table-cell>
          <table:table-cell office:value-type="float" office:value="1.0097685799985856" table:style-name="ce6">
            <text:p>1.010</text:p>
          </table:table-cell>
          <table:table-cell office:value-type="float" office:value="180.56585457872001" table:style-name="ce5">
            <text:p><text:s/>181<text:s/></text:p>
          </table:table-cell>
          <table:table-cell office:value-type="float" office:value="1.0266310519369188" table:style-name="ce6">
            <text:p>1.027</text:p>
          </table:table-cell>
          <table:table-cell office:value-type="float" office:value="185.37451323004001" table:style-name="ce5">
            <text:p><text:s/>18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5.37451323004001" table:style-name="ce5">
            <text:p><text:s/>185<text:s/></text:p>
          </table:table-cell>
          <table:table-cell office:value-type="float" office:value="1.0313437590024561" table:style-name="ce6">
            <text:p>1.031</text:p>
          </table:table-cell>
          <table:table-cell office:value-type="float" office:value="191.18484729791999" table:style-name="ce5">
            <text:p><text:s/>191<text:s/></text:p>
          </table:table-cell>
          <table:table-cell office:value-type="float" office:value="1.2824367977279414" table:style-name="ce6">
            <text:p>1.282</text:p>
          </table:table-cell>
          <table:table-cell office:value-type="float" office:value="245.18248334284999" table:style-name="ce5">
            <text:p><text:s/>24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5.18248334284999" table:style-name="ce5">
            <text:p><text:s/>245<text:s/></text:p>
          </table:table-cell>
          <table:table-cell office:value-type="float" office:value="1.1114321609508111" table:style-name="ce6">
            <text:p>1.111</text:p>
          </table:table-cell>
          <table:table-cell office:value-type="float" office:value="272.50369728903001" table:style-name="ce5">
            <text:p><text:s/>273<text:s/></text:p>
          </table:table-cell>
          <table:table-cell office:value-type="float" office:value="0.7088265502604093" table:style-name="ce6">
            <text:p>0.709</text:p>
          </table:table-cell>
          <table:table-cell office:value-type="float" office:value="193.15785568259" table:style-name="ce5">
            <text:p><text:s/>19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3.15785568259" table:style-name="ce5">
            <text:p><text:s/>193<text:s/></text:p>
          </table:table-cell>
          <table:table-cell office:value-type="float" office:value="1.0863386564562236" table:style-name="ce6">
            <text:p>1.086</text:p>
          </table:table-cell>
          <table:table-cell office:value-type="float" office:value="209.83484542618999" table:style-name="ce5">
            <text:p><text:s/>210<text:s/></text:p>
          </table:table-cell>
          <table:table-cell office:value-type="float" office:value="1.037545240405561" table:style-name="ce6">
            <text:p>1.038</text:p>
          </table:table-cell>
          <table:table-cell office:value-type="float" office:value="217.71314514318001" table:style-name="ce5">
            <text:p><text:s/>2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7.71314514318001" table:style-name="ce5">
            <text:p><text:s/>218<text:s/></text:p>
          </table:table-cell>
          <table:table-cell office:value-type="float" office:value="0.88865888536676008" table:style-name="ce6">
            <text:p>0.889</text:p>
          </table:table-cell>
          <table:table-cell office:value-type="float" office:value="193.47272089263001" table:style-name="ce5">
            <text:p><text:s/>193<text:s/></text:p>
          </table:table-cell>
          <table:table-cell office:value-type="float" office:value="0.96752972158769424" table:style-name="ce6">
            <text:p>0.968</text:p>
          </table:table-cell>
          <table:table-cell office:value-type="float" office:value="187.19060778005999" table:style-name="ce5">
            <text:p><text:s/>18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7.19060778005999" table:style-name="ce5">
            <text:p><text:s/>187<text:s/></text:p>
          </table:table-cell>
          <table:table-cell office:value-type="float" office:value="1.0656617433768989" table:style-name="ce6">
            <text:p>1.066</text:p>
          </table:table-cell>
          <table:table-cell office:value-type="float" office:value="199.48186943068001" table:style-name="ce5">
            <text:p><text:s/>199<text:s/></text:p>
          </table:table-cell>
          <table:table-cell office:value-type="float" office:value="1.0509728711650832" table:style-name="ce6">
            <text:p>1.051</text:p>
          </table:table-cell>
          <table:table-cell office:value-type="float" office:value="209.65003306093999" table:style-name="ce5">
            <text:p><text:s/>21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9.65003306093999" table:style-name="ce5">
            <text:p><text:s/>210<text:s/></text:p>
          </table:table-cell>
          <table:table-cell office:value-type="float" office:value="1.1781392339948937" table:style-name="ce6">
            <text:p>1.178</text:p>
          </table:table-cell>
          <table:table-cell office:value-type="float" office:value="246.99692935741999" table:style-name="ce5">
            <text:p><text:s/>247<text:s/></text:p>
          </table:table-cell>
          <table:table-cell office:value-type="float" office:value="0.96244936308856444" table:style-name="ce6">
            <text:p>0.962</text:p>
          </table:table-cell>
          <table:table-cell office:value-type="float" office:value="237.72203734488002" table:style-name="ce5">
            <text:p><text:s/>23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37.72203734488002" table:style-name="ce5">
            <text:p><text:s/>238<text:s/></text:p>
          </table:table-cell>
          <table:table-cell office:value-type="float" office:value="0.65707893879205903" table:style-name="ce6">
            <text:p>0.657</text:p>
          </table:table-cell>
          <table:table-cell office:value-type="float" office:value="156.20214402605998" table:style-name="ce5">
            <text:p><text:s/>156<text:s/></text:p>
          </table:table-cell>
          <table:table-cell office:value-type="float" office:value="1.2239666380625571" table:style-name="ce6">
            <text:p>1.224</text:p>
          </table:table-cell>
          <table:table-cell office:value-type="float" office:value="191.18621308173999" table:style-name="ce5">
            <text:p><text:s/>19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1.18621308173999" table:style-name="ce5">
            <text:p><text:s/>191<text:s/></text:p>
          </table:table-cell>
          <table:table-cell office:value-type="float" office:value="0.96994435960503467" table:style-name="ce6">
            <text:p>0.970</text:p>
          </table:table-cell>
          <table:table-cell office:value-type="float" office:value="185.43998901288001" table:style-name="ce5">
            <text:p><text:s/>185<text:s/></text:p>
          </table:table-cell>
          <table:table-cell office:value-type="float" office:value="1.9745541499926846" table:style-name="ce6">
            <text:p>1.975</text:p>
          </table:table-cell>
          <table:table-cell office:value-type="float" office:value="366.16129987998005" table:style-name="ce5">
            <text:p><text:s/>36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66.16129987998005" table:style-name="ce5">
            <text:p><text:s/>366<text:s/></text:p>
          </table:table-cell>
          <table:table-cell office:value-type="float" office:value="1.0975775579775122" table:style-name="ce6">
            <text:p>1.098</text:p>
          </table:table-cell>
          <table:table-cell office:value-type="float" office:value="401.89042534814001" table:style-name="ce5">
            <text:p><text:s/>402<text:s/></text:p>
          </table:table-cell>
          <table:table-cell office:value-type="float" office:value="1.0221328964599359" table:style-name="ce6">
            <text:p>1.022</text:p>
          </table:table-cell>
          <table:table-cell office:value-type="float" office:value="410.78542452060998" table:style-name="ce5">
            <text:p><text:s/>41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10.78542452060998" table:style-name="ce5">
            <text:p><text:s/>411<text:s/></text:p>
          </table:table-cell>
          <table:table-cell office:value-type="float" office:value="0.97079938708071634" table:style-name="ce6">
            <text:p>0.971</text:p>
          </table:table-cell>
          <table:table-cell office:value-type="float" office:value="398.79023834629999" table:style-name="ce5">
            <text:p><text:s/>399<text:s/></text:p>
          </table:table-cell>
          <table:table-cell office:value-type="float" office:value="1.1062426074907785" table:style-name="ce6">
            <text:p>1.106</text:p>
          </table:table-cell>
          <table:table-cell office:value-type="float" office:value="441.15875311008" table:style-name="ce5">
            <text:p><text:s/>44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41.15875311008" table:style-name="ce5">
            <text:p><text:s/>441<text:s/></text:p>
          </table:table-cell>
          <table:table-cell office:value-type="float" office:value="1.0386534609529441" table:style-name="ce6">
            <text:p>1.039</text:p>
          </table:table-cell>
          <table:table-cell office:value-type="float" office:value="458.21106574747" table:style-name="ce5">
            <text:p><text:s/>458<text:s/></text:p>
          </table:table-cell>
          <table:table-cell office:value-type="float" office:value="0.93829397353246669" table:style-name="ce6">
            <text:p>0.938</text:p>
          </table:table-cell>
          <table:table-cell office:value-type="float" office:value="429.93668159674002" table:style-name="ce5">
            <text:p><text:s/>43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29.93668159674002" table:style-name="ce5">
            <text:p><text:s/>430<text:s/></text:p>
          </table:table-cell>
          <table:table-cell office:value-type="float" office:value="0.9726965477326488" table:style-name="ce6">
            <text:p>0.973</text:p>
          </table:table-cell>
          <table:table-cell office:value-type="float" office:value="418.19792593278004" table:style-name="ce5">
            <text:p><text:s/>418<text:s/></text:p>
          </table:table-cell>
          <table:table-cell office:value-type="float" office:value="1.0571887354399845" table:style-name="ce6">
            <text:p>1.057</text:p>
          </table:table-cell>
          <table:table-cell office:value-type="float" office:value="442.11413648050001" table:style-name="ce5">
            <text:p><text:s/>44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5.613700241109996" table:style-name="ce5">
            <text:p><text:s/>5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5.613700241109996" table:style-name="ce5">
            <text:p><text:s/>56<text:s/></text:p>
          </table:table-cell>
          <table:table-cell office:value-type="float" office:value="1.3273095004109132" table:style-name="ce6">
            <text:p>1.327</text:p>
          </table:table-cell>
          <table:table-cell office:value-type="float" office:value="73.816592683029995" table:style-name="ce5">
            <text:p><text:s/>74<text:s/></text:p>
          </table:table-cell>
          <table:table-cell office:value-type="float" office:value="1.3539258815027388" table:style-name="ce6">
            <text:p>1.354</text:p>
          </table:table-cell>
          <table:table-cell office:value-type="float" office:value="99.942195317900001" table:style-name="ce5">
            <text:p><text:s/>10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9.942195317900001" table:style-name="ce5">
            <text:p><text:s/>100<text:s/></text:p>
          </table:table-cell>
          <table:table-cell office:value-type="float" office:value="1.1932706210555939" table:style-name="ce6">
            <text:p>1.193</text:p>
          </table:table-cell>
          <table:table-cell office:value-type="float" office:value="119.25808547665" table:style-name="ce5">
            <text:p><text:s/>119<text:s/></text:p>
          </table:table-cell>
          <table:table-cell office:value-type="float" office:value="1.2793888549785057" table:style-name="ce6">
            <text:p>1.279</text:p>
          </table:table-cell>
          <table:table-cell office:value-type="float" office:value="152.5774654249" table:style-name="ce5">
            <text:p><text:s/>15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2.5774654249" table:style-name="ce5">
            <text:p><text:s/>153<text:s/></text:p>
          </table:table-cell>
          <table:table-cell office:value-type="float" office:value="1.1585041805522958" table:style-name="ce6">
            <text:p>1.159</text:p>
          </table:table-cell>
          <table:table-cell office:value-type="float" office:value="176.76163155282001" table:style-name="ce5">
            <text:p><text:s/>177<text:s/></text:p>
          </table:table-cell>
          <table:table-cell office:value-type="float" office:value="0.80192849868565586" table:style-name="ce6">
            <text:p>0.802</text:p>
          </table:table-cell>
          <table:table-cell office:value-type="float" office:value="141.75018981637999" table:style-name="ce5">
            <text:p><text:s/>14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1.75018981637999" table:style-name="ce5">
            <text:p><text:s/>142<text:s/></text:p>
          </table:table-cell>
          <table:table-cell office:value-type="float" office:value="0.98463144005950187" table:style-name="ce6">
            <text:p>0.985</text:p>
          </table:table-cell>
          <table:table-cell office:value-type="float" office:value="139.57169352760997" table:style-name="ce5">
            <text:p><text:s/>140<text:s/></text:p>
          </table:table-cell>
          <table:table-cell office:value-type="float" office:value="1.0599612083917611" table:style-name="ce6">
            <text:p>1.060</text:p>
          </table:table-cell>
          <table:table-cell office:value-type="float" office:value="147.94058092880999" table:style-name="ce5">
            <text:p><text:s/>14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7.94058092880999" table:style-name="ce5">
            <text:p><text:s/>148<text:s/></text:p>
          </table:table-cell>
          <table:table-cell office:value-type="float" office:value="1.0318294069215259" table:style-name="ce6">
            <text:p>1.032</text:p>
          </table:table-cell>
          <table:table-cell office:value-type="float" office:value="152.6494418794" table:style-name="ce5">
            <text:p><text:s/>153<text:s/></text:p>
          </table:table-cell>
          <table:table-cell office:value-type="float" office:value="1.0365323157726696" table:style-name="ce6">
            <text:p>1.037</text:p>
          </table:table-cell>
          <table:table-cell office:value-type="float" office:value="158.22607949266001" table:style-name="ce5">
            <text:p><text:s/>15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8.22607949266001" table:style-name="ce5">
            <text:p><text:s/>158<text:s/></text:p>
          </table:table-cell>
          <table:table-cell office:value-type="float" office:value="1.1242359114336893" table:style-name="ce6">
            <text:p>1.124</text:p>
          </table:table-cell>
          <table:table-cell office:value-type="float" office:value="177.88344069101001" table:style-name="ce5">
            <text:p><text:s/>178<text:s/></text:p>
          </table:table-cell>
          <table:table-cell office:value-type="float" office:value="0.86681249436312846" table:style-name="ce6">
            <text:p>0.867</text:p>
          </table:table-cell>
          <table:table-cell office:value-type="float" office:value="154.19158893126999" table:style-name="ce5">
            <text:p><text:s/>15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4.19158893126999" table:style-name="ce5">
            <text:p><text:s/>154<text:s/></text:p>
          </table:table-cell>
          <table:table-cell office:value-type="float" office:value="1.0469826542183771" table:style-name="ce6">
            <text:p>1.047</text:p>
          </table:table-cell>
          <table:table-cell office:value-type="float" office:value="161.43591903741" table:style-name="ce5">
            <text:p><text:s/>161<text:s/></text:p>
          </table:table-cell>
          <table:table-cell office:value-type="float" office:value="1.1081562971531376" table:style-name="ce6">
            <text:p>1.108</text:p>
          </table:table-cell>
          <table:table-cell office:value-type="float" office:value="178.89623026800996" table:style-name="ce5">
            <text:p><text:s/>17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8.89623026800996" table:style-name="ce5">
            <text:p><text:s/>179<text:s/></text:p>
          </table:table-cell>
          <table:table-cell office:value-type="float" office:value="0.88059735230586533" table:style-name="ce6">
            <text:p>0.881</text:p>
          </table:table-cell>
          <table:table-cell office:value-type="float" office:value="157.53554671150997" table:style-name="ce5">
            <text:p><text:s/>158<text:s/></text:p>
          </table:table-cell>
          <table:table-cell office:value-type="float" office:value="1.1382299947565993" table:style-name="ce6">
            <text:p>1.138</text:p>
          </table:table-cell>
          <table:table-cell office:value-type="float" office:value="179.31168450742001" table:style-name="ce5">
            <text:p><text:s/>17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9.31168450742001" table:style-name="ce5">
            <text:p><text:s/>179<text:s/></text:p>
          </table:table-cell>
          <table:table-cell office:value-type="float" office:value="1.0332822131710722" table:style-name="ce6">
            <text:p>1.033</text:p>
          </table:table-cell>
          <table:table-cell office:value-type="float" office:value="185.27957421526" table:style-name="ce5">
            <text:p><text:s/>185<text:s/></text:p>
          </table:table-cell>
          <table:table-cell office:value-type="float" office:value="0.94173632350267511" table:style-name="ce6">
            <text:p>0.942</text:p>
          </table:table-cell>
          <table:table-cell office:value-type="float" office:value="174.48450504162" table:style-name="ce5">
            <text:p><text:s/>17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4.48450504162" table:style-name="ce5">
            <text:p><text:s/>174<text:s/></text:p>
          </table:table-cell>
          <table:table-cell office:value-type="float" office:value="1.1605268833463973" table:style-name="ce6">
            <text:p>1.161</text:p>
          </table:table-cell>
          <table:table-cell office:value-type="float" office:value="202.49395882818999" table:style-name="ce5">
            <text:p><text:s/>202<text:s/></text:p>
          </table:table-cell>
          <table:table-cell office:value-type="float" office:value="0.90496730475175535" table:style-name="ce6">
            <text:p>0.905</text:p>
          </table:table-cell>
          <table:table-cell office:value-type="float" office:value="183.25041214926" table:style-name="ce5">
            <text:p><text:s/>18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3.25041214926" table:style-name="ce5">
            <text:p><text:s/>183<text:s/></text:p>
          </table:table-cell>
          <table:table-cell office:value-type="float" office:value="0.71845573705304033" table:style-name="ce6">
            <text:p>0.718</text:p>
          </table:table-cell>
          <table:table-cell office:value-type="float" office:value="131.65730992597003" table:style-name="ce5">
            <text:p><text:s/>132<text:s/></text:p>
          </table:table-cell>
          <table:table-cell office:value-type="float" office:value="1.5500184703968798" table:style-name="ce6">
            <text:p>1.550</text:p>
          </table:table-cell>
          <table:table-cell office:value-type="float" office:value="204.07126214802" table:style-name="ce5">
            <text:p><text:s/>2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4.07126214802" table:style-name="ce5">
            <text:p><text:s/>204<text:s/></text:p>
          </table:table-cell>
          <table:table-cell office:value-type="float" office:value="0.98937841423346629" table:style-name="ce6">
            <text:p>0.989</text:p>
          </table:table-cell>
          <table:table-cell office:value-type="float" office:value="201.90370173463" table:style-name="ce5">
            <text:p><text:s/>202<text:s/></text:p>
          </table:table-cell>
          <table:table-cell office:value-type="float" office:value="1.3333125396490306" table:style-name="ce6">
            <text:p>1.333</text:p>
          </table:table-cell>
          <table:table-cell office:value-type="float" office:value="269.20073732433991" table:style-name="ce5">
            <text:p><text:s/>26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69.20073732433991" table:style-name="ce5">
            <text:p><text:s/>269<text:s/></text:p>
          </table:table-cell>
          <table:table-cell office:value-type="float" office:value="1.1205549812539306" table:style-name="ce6">
            <text:p>1.121</text:p>
          </table:table-cell>
          <table:table-cell office:value-type="float" office:value="301.65422716602006" table:style-name="ce5">
            <text:p><text:s/>302<text:s/></text:p>
          </table:table-cell>
          <table:table-cell office:value-type="float" office:value="1.0166632765615236" table:style-name="ce6">
            <text:p>1.017</text:p>
          </table:table-cell>
          <table:table-cell office:value-type="float" office:value="306.68077497924008" table:style-name="ce5">
            <text:p><text:s/>30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06.68077497924008" table:style-name="ce5">
            <text:p><text:s/>307<text:s/></text:p>
          </table:table-cell>
          <table:table-cell office:value-type="float" office:value="0.96302433322829695" table:style-name="ce6">
            <text:p>0.963</text:p>
          </table:table-cell>
          <table:table-cell office:value-type="float" office:value="295.34104883832003" table:style-name="ce5">
            <text:p><text:s/>295<text:s/></text:p>
          </table:table-cell>
          <table:table-cell office:value-type="float" office:value="1.0387421331917994" table:style-name="ce6">
            <text:p>1.039</text:p>
          </table:table-cell>
          <table:table-cell office:value-type="float" office:value="306.78319108941997" table:style-name="ce5">
            <text:p><text:s/>30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6.78319108941997" table:style-name="ce5">
            <text:p><text:s/>307<text:s/></text:p>
          </table:table-cell>
          <table:table-cell office:value-type="float" office:value="1.0394777700980036" table:style-name="ce6">
            <text:p>1.039</text:p>
          </table:table-cell>
          <table:table-cell office:value-type="float" office:value="318.89430737717998" table:style-name="ce5">
            <text:p><text:s/>319<text:s/></text:p>
          </table:table-cell>
          <table:table-cell office:value-type="float" office:value="1.1148811683917552" table:style-name="ce6">
            <text:p>1.115</text:p>
          </table:table-cell>
          <table:table-cell office:value-type="float" office:value="355.52925800214996" table:style-name="ce5">
            <text:p><text:s/>35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55.52925800214996" table:style-name="ce5">
            <text:p><text:s/>356<text:s/></text:p>
          </table:table-cell>
          <table:table-cell office:value-type="float" office:value="0.95884821689009503" table:style-name="ce6">
            <text:p>0.959</text:p>
          </table:table-cell>
          <table:table-cell office:value-type="float" office:value="340.89859508762004" table:style-name="ce5">
            <text:p><text:s/>341<text:s/></text:p>
          </table:table-cell>
          <table:table-cell office:value-type="float" office:value="1.0131150024708693" table:style-name="ce6">
            <text:p>1.013</text:p>
          </table:table-cell>
          <table:table-cell office:value-type="float" office:value="345.36948100451002" table:style-name="ce5">
            <text:p><text:s/>34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8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8.49683336673002" table:style-name="ce5">
            <text:p><text:s/>19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98.49683336673002" table:style-name="ce5">
            <text:p><text:s/>198<text:s/></text:p>
          </table:table-cell>
          <table:table-cell office:value-type="float" office:value="1.0650730817047127" table:style-name="ce6">
            <text:p>1.065</text:p>
          </table:table-cell>
          <table:table-cell office:value-type="float" office:value="211.41363402252998" table:style-name="ce5">
            <text:p><text:s/>211<text:s/></text:p>
          </table:table-cell>
          <table:table-cell office:value-type="float" office:value="0.95570821601845179" table:style-name="ce6">
            <text:p>0.956</text:p>
          </table:table-cell>
          <table:table-cell office:value-type="float" office:value="202.04974701365001" table:style-name="ce5">
            <text:p><text:s/>20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2.04974701365001" table:style-name="ce5">
            <text:p><text:s/>202<text:s/></text:p>
          </table:table-cell>
          <table:table-cell office:value-type="float" office:value="1.0915595984091493" table:style-name="ce6">
            <text:p>1.092</text:p>
          </table:table-cell>
          <table:table-cell office:value-type="float" office:value="220.54934070888999" table:style-name="ce5">
            <text:p><text:s/>221<text:s/></text:p>
          </table:table-cell>
          <table:table-cell office:value-type="float" office:value="0.94969973144135167" table:style-name="ce6">
            <text:p>0.950</text:p>
          </table:table-cell>
          <table:table-cell office:value-type="float" office:value="209.4556496408" table:style-name="ce5">
            <text:p><text:s/>20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9.4556496408" table:style-name="ce5">
            <text:p><text:s/>209<text:s/></text:p>
          </table:table-cell>
          <table:table-cell office:value-type="float" office:value="1.1178669052671426" table:style-name="ce6">
            <text:p>1.118</text:p>
          </table:table-cell>
          <table:table-cell office:value-type="float" office:value="234.14353885468" table:style-name="ce5">
            <text:p><text:s/>234<text:s/></text:p>
          </table:table-cell>
          <table:table-cell office:value-type="float" office:value="1.095250033117855" table:style-name="ce6">
            <text:p>1.095</text:p>
          </table:table-cell>
          <table:table-cell office:value-type="float" office:value="256.44571868492" table:style-name="ce5">
            <text:p><text:s/>25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56.44571868492" table:style-name="ce5">
            <text:p><text:s/>256<text:s/></text:p>
          </table:table-cell>
          <table:table-cell office:value-type="float" office:value="1.0778648266239674" table:style-name="ce6">
            <text:p>1.078</text:p>
          </table:table-cell>
          <table:table-cell office:value-type="float" office:value="276.41382010878004" table:style-name="ce5">
            <text:p><text:s/>276<text:s/></text:p>
          </table:table-cell>
          <table:table-cell office:value-type="float" office:value="1.039393524061875" table:style-name="ce6">
            <text:p>1.039</text:p>
          </table:table-cell>
          <table:table-cell office:value-type="float" office:value="287.30273458227003" table:style-name="ce5">
            <text:p><text:s/>28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7.30273458227003" table:style-name="ce5">
            <text:p><text:s/>287<text:s/></text:p>
          </table:table-cell>
          <table:table-cell office:value-type="float" office:value="1.1382813862986867" table:style-name="ce6">
            <text:p>1.138</text:p>
          </table:table-cell>
          <table:table-cell office:value-type="float" office:value="327.03135500770998" table:style-name="ce5">
            <text:p><text:s/>327<text:s/></text:p>
          </table:table-cell>
          <table:table-cell office:value-type="float" office:value="0.99070274585221862" table:style-name="ce6">
            <text:p>0.991</text:p>
          </table:table-cell>
          <table:table-cell office:value-type="float" office:value="323.99086138590997" table:style-name="ce5">
            <text:p><text:s/>32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23.99086138590997" table:style-name="ce5">
            <text:p><text:s/>324<text:s/></text:p>
          </table:table-cell>
          <table:table-cell office:value-type="float" office:value="1.176090157088675" table:style-name="ce6">
            <text:p>1.176</text:p>
          </table:table-cell>
          <table:table-cell office:value-type="float" office:value="381.04246306265003" table:style-name="ce5">
            <text:p><text:s/>381<text:s/></text:p>
          </table:table-cell>
          <table:table-cell office:value-type="float" office:value="0.87362278795696191" table:style-name="ce6">
            <text:p>0.874</text:p>
          </table:table-cell>
          <table:table-cell office:value-type="float" office:value="332.88737891078" table:style-name="ce5">
            <text:p><text:s/>33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32.88737891078" table:style-name="ce5">
            <text:p><text:s/>333<text:s/></text:p>
          </table:table-cell>
          <table:table-cell office:value-type="float" office:value="1.200583019572262" table:style-name="ce6">
            <text:p>1.201</text:p>
          </table:table-cell>
          <table:table-cell office:value-type="float" office:value="399.6589345502" table:style-name="ce5">
            <text:p><text:s/>400<text:s/></text:p>
          </table:table-cell>
          <table:table-cell office:value-type="float" office:value="0.98249379711289497" table:style-name="ce6">
            <text:p>0.982</text:p>
          </table:table-cell>
          <table:table-cell office:value-type="float" office:value="392.66242415631996" table:style-name="ce5">
            <text:p><text:s/>39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92.66242415631996" table:style-name="ce5">
            <text:p><text:s/>393<text:s/></text:p>
          </table:table-cell>
          <table:table-cell office:value-type="float" office:value="1.1521490100528593" table:style-name="ce6">
            <text:p>1.152</text:p>
          </table:table-cell>
          <table:table-cell office:value-type="float" office:value="452.40562327666004" table:style-name="ce5">
            <text:p><text:s/>452<text:s/></text:p>
          </table:table-cell>
          <table:table-cell office:value-type="float" office:value="1.1132750776737832" table:style-name="ce6">
            <text:p>1.113</text:p>
          </table:table-cell>
          <table:table-cell office:value-type="float" office:value="503.65190539337999" table:style-name="ce5">
            <text:p><text:s/>50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03.65190539337999" table:style-name="ce5">
            <text:p><text:s/>504<text:s/></text:p>
          </table:table-cell>
          <table:table-cell office:value-type="float" office:value="1.0776885383291639" table:style-name="ce6">
            <text:p>1.078</text:p>
          </table:table-cell>
          <table:table-cell office:value-type="float" office:value="542.77988575008999" table:style-name="ce5">
            <text:p><text:s/>543<text:s/></text:p>
          </table:table-cell>
          <table:table-cell office:value-type="float" office:value="1.0367172800489075" table:style-name="ce6">
            <text:p>1.037</text:p>
          </table:table-cell>
          <table:table-cell office:value-type="float" office:value="562.70928682009003" table:style-name="ce5">
            <text:p><text:s/>56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62.70928682009003" table:style-name="ce5">
            <text:p><text:s/>563<text:s/></text:p>
          </table:table-cell>
          <table:table-cell office:value-type="float" office:value="1.2086619975158865" table:style-name="ce6">
            <text:p>1.209</text:p>
          </table:table-cell>
          <table:table-cell office:value-type="float" office:value="680.12533062871" table:style-name="ce5">
            <text:p><text:s/>680<text:s/></text:p>
          </table:table-cell>
          <table:table-cell office:value-type="float" office:value="1.028119034349068" table:style-name="ce6">
            <text:p>1.028</text:p>
          </table:table-cell>
          <table:table-cell office:value-type="float" office:value="699.24979816233008" table:style-name="ce5">
            <text:p><text:s/>69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99.24979816233008" table:style-name="ce5">
            <text:p><text:s/>699<text:s/></text:p>
          </table:table-cell>
          <table:table-cell office:value-type="float" office:value="1.1634762902926328" table:style-name="ce6">
            <text:p>1.163</text:p>
          </table:table-cell>
          <table:table-cell office:value-type="float" office:value="813.56056115377999" table:style-name="ce5">
            <text:p><text:s/>814<text:s/></text:p>
          </table:table-cell>
          <table:table-cell office:value-type="float" office:value="1.0314434009782889" table:style-name="ce6">
            <text:p>1.031</text:p>
          </table:table-cell>
          <table:table-cell office:value-type="float" office:value="839.14167209826007" table:style-name="ce5">
            <text:p><text:s/>83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39.14167209826007" table:style-name="ce5">
            <text:p><text:s/>839<text:s/></text:p>
          </table:table-cell>
          <table:table-cell office:value-type="float" office:value="1.1572444243323781" table:style-name="ce6">
            <text:p>1.157</text:p>
          </table:table-cell>
          <table:table-cell office:value-type="float" office:value="971.09202126066009" table:style-name="ce5">
            <text:p><text:s/>971<text:s/></text:p>
          </table:table-cell>
          <table:table-cell office:value-type="float" office:value="1.1249721241918276" table:style-name="ce6">
            <text:p>1.125</text:p>
          </table:table-cell>
          <table:table-cell office:value-type="float" office:value="1092.4514539433401" table:style-name="ce5">
            <text:p><text:s/>1,09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092.4514539433401" table:style-name="ce5">
            <text:p><text:s/>1,092<text:s/></text:p>
          </table:table-cell>
          <table:table-cell office:value-type="float" office:value="1.0543152644413776" table:style-name="ce6">
            <text:p>1.054</text:p>
          </table:table-cell>
          <table:table-cell office:value-type="float" office:value="1151.7882435536399" table:style-name="ce5">
            <text:p><text:s/>1,152<text:s/></text:p>
          </table:table-cell>
          <table:table-cell office:value-type="float" office:value="1.137914292272495" table:style-name="ce6">
            <text:p>1.138</text:p>
          </table:table-cell>
          <table:table-cell office:value-type="float" office:value="1310.63630401112" table:style-name="ce5">
            <text:p><text:s/>1,31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10.63630401112" table:style-name="ce5">
            <text:p><text:s/>1,311<text:s/></text:p>
          </table:table-cell>
          <table:table-cell office:value-type="float" office:value="0.97451350464687214" table:style-name="ce6">
            <text:p>0.975</text:p>
          </table:table-cell>
          <table:table-cell office:value-type="float" office:value="1277.2327779393001" table:style-name="ce5">
            <text:p><text:s/>1,277<text:s/></text:p>
          </table:table-cell>
          <table:table-cell office:value-type="float" office:value="1.1679988504423486" table:style-name="ce6">
            <text:p>1.168</text:p>
          </table:table-cell>
          <table:table-cell office:value-type="float" office:value="1491.8064163803899" table:style-name="ce5">
            <text:p><text:s/>1,49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91.8064163803899" table:style-name="ce5">
            <text:p><text:s/>1,492<text:s/></text:p>
          </table:table-cell>
          <table:table-cell office:value-type="float" office:value="1.0123222897267876" table:style-name="ce6">
            <text:p>1.012</text:p>
          </table:table-cell>
          <table:table-cell office:value-type="float" office:value="1510.1888872593099" table:style-name="ce5">
            <text:p><text:s/>1,510<text:s/></text:p>
          </table:table-cell>
          <table:table-cell office:value-type="float" office:value="1.0451526885670834" table:style-name="ce6">
            <text:p>1.045</text:p>
          </table:table-cell>
          <table:table-cell office:value-type="float" office:value="1578.3779757632001" table:style-name="ce5">
            <text:p><text:s/>1,57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78.3779757632001" table:style-name="ce5">
            <text:p><text:s/>1,578<text:s/></text:p>
          </table:table-cell>
          <table:table-cell office:value-type="float" office:value="1.0514256040894525" table:style-name="ce6">
            <text:p>1.051</text:p>
          </table:table-cell>
          <table:table-cell office:value-type="float" office:value="1659.5470166483099" table:style-name="ce5">
            <text:p><text:s/>1,660<text:s/></text:p>
          </table:table-cell>
          <table:table-cell office:value-type="float" office:value="1.0630232817390042" table:style-name="ce6">
            <text:p>1.063</text:p>
          </table:table-cell>
          <table:table-cell office:value-type="float" office:value="1764.1371158376601" table:style-name="ce5">
            <text:p><text:s/>1,76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0.562365274070004" table:style-name="ce5">
            <text:p><text:s/>6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0.562365274070004" table:style-name="ce5">
            <text:p><text:s/>61<text:s/></text:p>
          </table:table-cell>
          <table:table-cell office:value-type="float" office:value="1.0660061840941926" table:style-name="ce6">
            <text:p>1.066</text:p>
          </table:table-cell>
          <table:table-cell office:value-type="float" office:value="64.55985590553" table:style-name="ce5">
            <text:p><text:s/>65<text:s/></text:p>
          </table:table-cell>
          <table:table-cell office:value-type="float" office:value="0.95859593778893437" table:style-name="ce6">
            <text:p>0.959</text:p>
          </table:table-cell>
          <table:table-cell office:value-type="float" office:value="61.88681561528" table:style-name="ce5">
            <text:p><text:s/>6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1.88681561528" table:style-name="ce5">
            <text:p><text:s/>62<text:s/></text:p>
          </table:table-cell>
          <table:table-cell office:value-type="float" office:value="1.0854962605001706" table:style-name="ce6">
            <text:p>1.085</text:p>
          </table:table-cell>
          <table:table-cell office:value-type="float" office:value="67.177906924650003" table:style-name="ce5">
            <text:p><text:s/>67<text:s/></text:p>
          </table:table-cell>
          <table:table-cell office:value-type="float" office:value="1.021473003059741" table:style-name="ce6">
            <text:p>1.021</text:p>
          </table:table-cell>
          <table:table-cell office:value-type="float" office:value="68.620418325589995" table:style-name="ce5">
            <text:p><text:s/>6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8.620418325589995" table:style-name="ce5">
            <text:p><text:s/>69<text:s/></text:p>
          </table:table-cell>
          <table:table-cell office:value-type="float" office:value="1.1265340494330971" table:style-name="ce6">
            <text:p>1.127</text:p>
          </table:table-cell>
          <table:table-cell office:value-type="float" office:value="77.303237730120003" table:style-name="ce5">
            <text:p><text:s/>77<text:s/></text:p>
          </table:table-cell>
          <table:table-cell office:value-type="float" office:value="1.0549489983250071" table:style-name="ce6">
            <text:p>1.055</text:p>
          </table:table-cell>
          <table:table-cell office:value-type="float" office:value="81.550973210669994" table:style-name="ce5">
            <text:p><text:s/>8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1.550973210669994" table:style-name="ce5">
            <text:p><text:s/>82<text:s/></text:p>
          </table:table-cell>
          <table:table-cell office:value-type="float" office:value="1.0919272786903926" table:style-name="ce6">
            <text:p>1.092</text:p>
          </table:table-cell>
          <table:table-cell office:value-type="float" office:value="89.047732252480003" table:style-name="ce5">
            <text:p><text:s/>89<text:s/></text:p>
          </table:table-cell>
          <table:table-cell office:value-type="float" office:value="1.0582083468842707" table:style-name="ce6">
            <text:p>1.058</text:p>
          </table:table-cell>
          <table:table-cell office:value-type="float" office:value="94.231053540689999" table:style-name="ce5">
            <text:p><text:s/>9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4.231053540689999" table:style-name="ce5">
            <text:p><text:s/>94<text:s/></text:p>
          </table:table-cell>
          <table:table-cell office:value-type="float" office:value="1.1376213368807364" table:style-name="ce6">
            <text:p>1.138</text:p>
          </table:table-cell>
          <table:table-cell office:value-type="float" office:value="107.19925710464001" table:style-name="ce5">
            <text:p><text:s/>107<text:s/></text:p>
          </table:table-cell>
          <table:table-cell office:value-type="float" office:value="1.0047154452029137" table:style-name="ce6">
            <text:p>1.005</text:p>
          </table:table-cell>
          <table:table-cell office:value-type="float" office:value="107.70474932731" table:style-name="ce5">
            <text:p><text:s/>10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7.70474932731" table:style-name="ce5">
            <text:p><text:s/>108<text:s/></text:p>
          </table:table-cell>
          <table:table-cell office:value-type="float" office:value="1.1738630885723793" table:style-name="ce6">
            <text:p>1.174</text:p>
          </table:table-cell>
          <table:table-cell office:value-type="float" office:value="126.43062969927" table:style-name="ce5">
            <text:p><text:s/>126<text:s/></text:p>
          </table:table-cell>
          <table:table-cell office:value-type="float" office:value="0.98021783704052501" table:style-name="ce6">
            <text:p>0.980</text:p>
          </table:table-cell>
          <table:table-cell office:value-type="float" office:value="123.92955837949" table:style-name="ce5">
            <text:p><text:s/>12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3.92955837949" table:style-name="ce5">
            <text:p><text:s/>124<text:s/></text:p>
          </table:table-cell>
          <table:table-cell office:value-type="float" office:value="1.207200483459882" table:style-name="ce6">
            <text:p>1.207</text:p>
          </table:table-cell>
          <table:table-cell office:value-type="float" office:value="149.60782279068999" table:style-name="ce5">
            <text:p><text:s/>150<text:s/></text:p>
          </table:table-cell>
          <table:table-cell office:value-type="float" office:value="0.98478919856608182" table:style-name="ce6">
            <text:p>0.985</text:p>
          </table:table-cell>
          <table:table-cell office:value-type="float" office:value="147.33216790526001" table:style-name="ce5">
            <text:p><text:s/>14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7.33216790526001" table:style-name="ce5">
            <text:p><text:s/>147<text:s/></text:p>
          </table:table-cell>
          <table:table-cell office:value-type="float" office:value="1.1576552918306766" table:style-name="ce6">
            <text:p>1.158</text:p>
          </table:table-cell>
          <table:table-cell office:value-type="float" office:value="170.55986383241" table:style-name="ce5">
            <text:p><text:s/>171<text:s/></text:p>
          </table:table-cell>
          <table:table-cell office:value-type="float" office:value="1.0866176599034827" table:style-name="ce6">
            <text:p>1.087</text:p>
          </table:table-cell>
          <table:table-cell office:value-type="float" office:value="185.33336011103" table:style-name="ce5">
            <text:p><text:s/>18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5.33336011103" table:style-name="ce5">
            <text:p><text:s/>185<text:s/></text:p>
          </table:table-cell>
          <table:table-cell office:value-type="float" office:value="1.0537268458849756" table:style-name="ce6">
            <text:p>1.054</text:p>
          </table:table-cell>
          <table:table-cell office:value-type="float" office:value="195.29073698706" table:style-name="ce5">
            <text:p><text:s/>195<text:s/></text:p>
          </table:table-cell>
          <table:table-cell office:value-type="float" office:value="1.0986262385868113" table:style-name="ce6">
            <text:p>1.099</text:p>
          </table:table-cell>
          <table:table-cell office:value-type="float" office:value="214.55152780693999" table:style-name="ce5">
            <text:p><text:s/>21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4.55152780693999" table:style-name="ce5">
            <text:p><text:s/>215<text:s/></text:p>
          </table:table-cell>
          <table:table-cell office:value-type="float" office:value="1.2297095586406999" table:style-name="ce6">
            <text:p>1.230</text:p>
          </table:table-cell>
          <table:table-cell office:value-type="float" office:value="263.83606456516003" table:style-name="ce5">
            <text:p><text:s/>264<text:s/></text:p>
          </table:table-cell>
          <table:table-cell office:value-type="float" office:value="1.0042070521855659" table:style-name="ce6">
            <text:p>1.004</text:p>
          </table:table-cell>
          <table:table-cell office:value-type="float" office:value="264.94603665722002" table:style-name="ce5">
            <text:p><text:s/>26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4.94603665722002" table:style-name="ce5">
            <text:p><text:s/>265<text:s/></text:p>
          </table:table-cell>
          <table:table-cell office:value-type="float" office:value="1.1704957803402154" table:style-name="ce6">
            <text:p>1.170</text:p>
          </table:table-cell>
          <table:table-cell office:value-type="float" office:value="310.11821792514002" table:style-name="ce5">
            <text:p><text:s/>310<text:s/></text:p>
          </table:table-cell>
          <table:table-cell office:value-type="float" office:value="1.0345314269957691" table:style-name="ce6">
            <text:p>1.035</text:p>
          </table:table-cell>
          <table:table-cell office:value-type="float" office:value="320.82704252747999" table:style-name="ce5">
            <text:p><text:s/>32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0.82704252747999" table:style-name="ce5">
            <text:p><text:s/>321<text:s/></text:p>
          </table:table-cell>
          <table:table-cell office:value-type="float" office:value="1.1940336496349055" table:style-name="ce6">
            <text:p>1.194</text:p>
          </table:table-cell>
          <table:table-cell office:value-type="float" office:value="383.07828449066" table:style-name="ce5">
            <text:p><text:s/>383<text:s/></text:p>
          </table:table-cell>
          <table:table-cell office:value-type="float" office:value="1.0398793461319067" table:style-name="ce6">
            <text:p>1.040</text:p>
          </table:table-cell>
          <table:table-cell office:value-type="float" office:value="398.35519599348004" table:style-name="ce5">
            <text:p><text:s/>39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98.35519599348004" table:style-name="ce5">
            <text:p><text:s/>398<text:s/></text:p>
          </table:table-cell>
          <table:table-cell office:value-type="float" office:value="1.0886642972260063" table:style-name="ce6">
            <text:p>1.089</text:p>
          </table:table-cell>
          <table:table-cell office:value-type="float" office:value="433.67507949256998" table:style-name="ce5">
            <text:p><text:s/>434<text:s/></text:p>
          </table:table-cell>
          <table:table-cell office:value-type="float" office:value="1.0997481027733602" table:style-name="ce6">
            <text:p>1.100</text:p>
          </table:table-cell>
          <table:table-cell office:value-type="float" office:value="476.93334589203999" table:style-name="ce5">
            <text:p><text:s/>47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76.93334589203999" table:style-name="ce5">
            <text:p><text:s/>477<text:s/></text:p>
          </table:table-cell>
          <table:table-cell office:value-type="float" office:value="0.95186104028145035" table:style-name="ce6">
            <text:p>0.952</text:p>
          </table:table-cell>
          <table:table-cell office:value-type="float" office:value="453.97427076571" table:style-name="ce5">
            <text:p><text:s/>454<text:s/></text:p>
          </table:table-cell>
          <table:table-cell office:value-type="float" office:value="1.0967474412259963" table:style-name="ce6">
            <text:p>1.097</text:p>
          </table:table-cell>
          <table:table-cell office:value-type="float" office:value="497.89511984473" table:style-name="ce5">
            <text:p><text:s/>49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97.89511984473" table:style-name="ce5">
            <text:p><text:s/>498<text:s/></text:p>
          </table:table-cell>
          <table:table-cell office:value-type="float" office:value="1.0088114719413561" table:style-name="ce6">
            <text:p>1.009</text:p>
          </table:table-cell>
          <table:table-cell office:value-type="float" office:value="502.28230872298002" table:style-name="ce5">
            <text:p><text:s/>502<text:s/></text:p>
          </table:table-cell>
          <table:table-cell office:value-type="float" office:value="1.0644404535304692" table:style-name="ce6">
            <text:p>1.064</text:p>
          </table:table-cell>
          <table:table-cell office:value-type="float" office:value="534.64960849741999" table:style-name="ce5">
            <text:p><text:s/>53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34.64960849741999" table:style-name="ce5">
            <text:p><text:s/>535<text:s/></text:p>
          </table:table-cell>
          <table:table-cell office:value-type="float" office:value="1.0579370256094363" table:style-name="ce6">
            <text:p>1.058</text:p>
          </table:table-cell>
          <table:table-cell office:value-type="float" office:value="565.62561655701006" table:style-name="ce5">
            <text:p><text:s/>566<text:s/></text:p>
          </table:table-cell>
          <table:table-cell office:value-type="float" office:value="1.1282025521717352" table:style-name="ce6">
            <text:p>1.128</text:p>
          </table:table-cell>
          <table:table-cell office:value-type="float" office:value="638.14026417332991" table:style-name="ce5">
            <text:p><text:s/>63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7.93446809266001" table:style-name="ce5">
            <text:p><text:s/>13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7.93446809266001" table:style-name="ce5">
            <text:p><text:s/>138<text:s/></text:p>
          </table:table-cell>
          <table:table-cell office:value-type="float" office:value="1.0646633879673082" table:style-name="ce6">
            <text:p>1.065</text:p>
          </table:table-cell>
          <table:table-cell office:value-type="float" office:value="146.85377811699999" table:style-name="ce5">
            <text:p><text:s/>147<text:s/></text:p>
          </table:table-cell>
          <table:table-cell office:value-type="float" office:value="0.95443871581363526" table:style-name="ce6">
            <text:p>0.954</text:p>
          </table:table-cell>
          <table:table-cell office:value-type="float" office:value="140.16293139837001" table:style-name="ce5">
            <text:p><text:s/>14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0.16293139837001" table:style-name="ce5">
            <text:p><text:s/>140<text:s/></text:p>
          </table:table-cell>
          <table:table-cell office:value-type="float" office:value="1.0942367732616045" table:style-name="ce6">
            <text:p>1.094</text:p>
          </table:table-cell>
          <table:table-cell office:value-type="float" office:value="153.37143378424" table:style-name="ce5">
            <text:p><text:s/>153<text:s/></text:p>
          </table:table-cell>
          <table:table-cell office:value-type="float" office:value="0.91826246805082545" table:style-name="ce6">
            <text:p>0.918</text:p>
          </table:table-cell>
          <table:table-cell office:value-type="float" office:value="140.83523131521" table:style-name="ce5">
            <text:p><text:s/>14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0.83523131521" table:style-name="ce5">
            <text:p><text:s/>141<text:s/></text:p>
          </table:table-cell>
          <table:table-cell office:value-type="float" office:value="1.1136439345459539" table:style-name="ce6">
            <text:p>1.114</text:p>
          </table:table-cell>
          <table:table-cell office:value-type="float" office:value="156.84030112456" table:style-name="ce5">
            <text:p><text:s/>157<text:s/></text:p>
          </table:table-cell>
          <table:table-cell office:value-type="float" office:value="1.1151135532145624" table:style-name="ce6">
            <text:p>1.115</text:p>
          </table:table-cell>
          <table:table-cell office:value-type="float" office:value="174.89474547425002" table:style-name="ce5">
            <text:p><text:s/>17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4.89474547425002" table:style-name="ce5">
            <text:p><text:s/>175<text:s/></text:p>
          </table:table-cell>
          <table:table-cell office:value-type="float" office:value="1.071307701945146" table:style-name="ce6">
            <text:p>1.071</text:p>
          </table:table-cell>
          <table:table-cell office:value-type="float" office:value="187.36608785630003" table:style-name="ce5">
            <text:p><text:s/>187<text:s/></text:p>
          </table:table-cell>
          <table:table-cell office:value-type="float" office:value="1.0304515787811928" table:style-name="ce6">
            <text:p>1.030</text:p>
          </table:table-cell>
          <table:table-cell office:value-type="float" office:value="193.07168104158004" table:style-name="ce5">
            <text:p><text:s/>1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3.07168104158004" table:style-name="ce5">
            <text:p><text:s/>193<text:s/></text:p>
          </table:table-cell>
          <table:table-cell office:value-type="float" office:value="1.1386035316889731" table:style-name="ce6">
            <text:p>1.139</text:p>
          </table:table-cell>
          <table:table-cell office:value-type="float" office:value="219.83209790306998" table:style-name="ce5">
            <text:p><text:s/>220<text:s/></text:p>
          </table:table-cell>
          <table:table-cell office:value-type="float" office:value="0.98386957192196056" table:style-name="ce6">
            <text:p>0.984</text:p>
          </table:table-cell>
          <table:table-cell office:value-type="float" office:value="216.28611205859997" table:style-name="ce5">
            <text:p><text:s/>21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6.28611205859997" table:style-name="ce5">
            <text:p><text:s/>216<text:s/></text:p>
          </table:table-cell>
          <table:table-cell office:value-type="float" office:value="1.1771991781626561" table:style-name="ce6">
            <text:p>1.177</text:p>
          </table:table-cell>
          <table:table-cell office:value-type="float" office:value="254.61183336338001" table:style-name="ce5">
            <text:p><text:s/>255<text:s/></text:p>
          </table:table-cell>
          <table:table-cell office:value-type="float" office:value="0.820691708515633" table:style-name="ce6">
            <text:p>0.821</text:p>
          </table:table-cell>
          <table:table-cell office:value-type="float" office:value="208.95782053129" table:style-name="ce5">
            <text:p><text:s/>20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8.95782053129" table:style-name="ce5">
            <text:p><text:s/>209<text:s/></text:p>
          </table:table-cell>
          <table:table-cell office:value-type="float" office:value="1.1966583070388914" table:style-name="ce6">
            <text:p>1.197</text:p>
          </table:table-cell>
          <table:table-cell office:value-type="float" office:value="250.05111175950998" table:style-name="ce5">
            <text:p><text:s/>250<text:s/></text:p>
          </table:table-cell>
          <table:table-cell office:value-type="float" office:value="0.98112043783676373" table:style-name="ce6">
            <text:p>0.981</text:p>
          </table:table-cell>
          <table:table-cell office:value-type="float" office:value="245.33025625105998" table:style-name="ce5">
            <text:p><text:s/>24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5.33025625105998" table:style-name="ce5">
            <text:p><text:s/>245<text:s/></text:p>
          </table:table-cell>
          <table:table-cell office:value-type="float" office:value="1.1488422331235886" table:style-name="ce6">
            <text:p>1.149</text:p>
          </table:table-cell>
          <table:table-cell office:value-type="float" office:value="281.84575944425001" table:style-name="ce5">
            <text:p><text:s/>282<text:s/></text:p>
          </table:table-cell>
          <table:table-cell office:value-type="float" office:value="1.1294068993978048" table:style-name="ce6">
            <text:p>1.129</text:p>
          </table:table-cell>
          <table:table-cell office:value-type="float" office:value="318.31854528234993" table:style-name="ce5">
            <text:p><text:s/>31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8.31854528234993" table:style-name="ce5">
            <text:p><text:s/>318<text:s/></text:p>
          </table:table-cell>
          <table:table-cell office:value-type="float" office:value="1.0916396606889667" table:style-name="ce6">
            <text:p>1.092</text:p>
          </table:table-cell>
          <table:table-cell office:value-type="float" office:value="347.48914876303002" table:style-name="ce5">
            <text:p><text:s/>347<text:s/></text:p>
          </table:table-cell>
          <table:table-cell office:value-type="float" office:value="1.0019241183573651" table:style-name="ce6">
            <text:p>1.002</text:p>
          </table:table-cell>
          <table:table-cell office:value-type="float" office:value="348.1577590131501" table:style-name="ce5">
            <text:p><text:s/>34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48.1577590131501" table:style-name="ce5">
            <text:p><text:s/>348<text:s/></text:p>
          </table:table-cell>
          <table:table-cell office:value-type="float" office:value="1.1956914797576765" table:style-name="ce6">
            <text:p>1.196</text:p>
          </table:table-cell>
          <table:table-cell office:value-type="float" office:value="416.28926606354997" table:style-name="ce5">
            <text:p><text:s/>416<text:s/></text:p>
          </table:table-cell>
          <table:table-cell office:value-type="float" office:value="1.0432739849670061" table:style-name="ce6">
            <text:p>1.043</text:p>
          </table:table-cell>
          <table:table-cell office:value-type="float" office:value="434.30376150511" table:style-name="ce5">
            <text:p><text:s/>43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34.30376150511" table:style-name="ce5">
            <text:p><text:s/>434<text:s/></text:p>
          </table:table-cell>
          <table:table-cell office:value-type="float" office:value="1.1591940661161335" table:style-name="ce6">
            <text:p>1.159</text:p>
          </table:table-cell>
          <table:table-cell office:value-type="float" office:value="503.44234322863997" table:style-name="ce5">
            <text:p><text:s/>503<text:s/></text:p>
          </table:table-cell>
          <table:table-cell office:value-type="float" office:value="1.029541190847719" table:style-name="ce6">
            <text:p>1.030</text:p>
          </table:table-cell>
          <table:table-cell office:value-type="float" office:value="518.31462957078008" table:style-name="ce5">
            <text:p><text:s/>51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18.31462957078008" table:style-name="ce5">
            <text:p><text:s/>518<text:s/></text:p>
          </table:table-cell>
          <table:table-cell office:value-type="float" office:value="1.1344725832974043" table:style-name="ce6">
            <text:p>1.134</text:p>
          </table:table-cell>
          <table:table-cell office:value-type="float" office:value="588.01373677000004" table:style-name="ce5">
            <text:p><text:s/>588<text:s/></text:p>
          </table:table-cell>
          <table:table-cell office:value-type="float" office:value="1.1804082363153261" table:style-name="ce6">
            <text:p>1.180</text:p>
          </table:table-cell>
          <table:table-cell office:value-type="float" office:value="694.09625794986005" table:style-name="ce5">
            <text:p><text:s/>69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94.09625794986005" table:style-name="ce5">
            <text:p><text:s/>694<text:s/></text:p>
          </table:table-cell>
          <table:table-cell office:value-type="float" office:value="1.0346016936932467" table:style-name="ce6">
            <text:p>1.035</text:p>
          </table:table-cell>
          <table:table-cell office:value-type="float" office:value="718.11316406106994" table:style-name="ce5">
            <text:p><text:s/>718<text:s/></text:p>
          </table:table-cell>
          <table:table-cell office:value-type="float" office:value="1.1609632016830429" table:style-name="ce6">
            <text:p>1.161</text:p>
          </table:table-cell>
          <table:table-cell office:value-type="float" office:value="833.70295811908011" table:style-name="ce5">
            <text:p><text:s/>83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33.70295811908011" table:style-name="ce5">
            <text:p><text:s/>834<text:s/></text:p>
          </table:table-cell>
          <table:table-cell office:value-type="float" office:value="0.98747221556097897" table:style-name="ce6">
            <text:p>0.987</text:p>
          </table:table-cell>
          <table:table-cell office:value-type="float" office:value="823.25850717359003" table:style-name="ce5">
            <text:p><text:s/>823<text:s/></text:p>
          </table:table-cell>
          <table:table-cell office:value-type="float" office:value="1.2072894332400581" table:style-name="ce6">
            <text:p>1.207</text:p>
          </table:table-cell>
          <table:table-cell office:value-type="float" office:value="993.91129653565986" table:style-name="ce5">
            <text:p><text:s/>99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93.91129653565986" table:style-name="ce5">
            <text:p><text:s/>994<text:s/></text:p>
          </table:table-cell>
          <table:table-cell office:value-type="float" office:value="1.0140810171385026" table:style-name="ce6">
            <text:p>1.014</text:p>
          </table:table-cell>
          <table:table-cell office:value-type="float" office:value="1007.90657853633" table:style-name="ce5">
            <text:p><text:s/>1,008<text:s/></text:p>
          </table:table-cell>
          <table:table-cell office:value-type="float" office:value="1.0355407827394776" table:style-name="ce6">
            <text:p>1.036</text:p>
          </table:table-cell>
          <table:table-cell office:value-type="float" office:value="1043.72836726578" table:style-name="ce5">
            <text:p><text:s/>1,0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43.72836726578" table:style-name="ce5">
            <text:p><text:s/>1,044<text:s/></text:p>
          </table:table-cell>
          <table:table-cell office:value-type="float" office:value="1.0480901299607379" table:style-name="ce6">
            <text:p>1.048</text:p>
          </table:table-cell>
          <table:table-cell office:value-type="float" office:value="1093.9214000913" table:style-name="ce5">
            <text:p><text:s/>1,094<text:s/></text:p>
          </table:table-cell>
          <table:table-cell office:value-type="float" office:value="1.0293215322146114" table:style-name="ce6">
            <text:p>1.029</text:p>
          </table:table-cell>
          <table:table-cell office:value-type="float" office:value="1125.9968516643301" table:style-name="ce5">
            <text:p><text:s/>1,12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8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12.9519888504001" table:style-name="ce5">
            <text:p><text:s/>1,11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12.9519888504001" table:style-name="ce5">
            <text:p><text:s/>1,113<text:s/></text:p>
          </table:table-cell>
          <table:table-cell office:value-type="float" office:value="1.0393445516047197" table:style-name="ce6">
            <text:p>1.039</text:p>
          </table:table-cell>
          <table:table-cell office:value-type="float" office:value="1156.7405858093" table:style-name="ce5">
            <text:p><text:s/>1,157<text:s/></text:p>
          </table:table-cell>
          <table:table-cell office:value-type="float" office:value="1.052601848198254" table:style-name="ce6">
            <text:p>1.053</text:p>
          </table:table-cell>
          <table:table-cell office:value-type="float" office:value="1217.5872785088" table:style-name="ce5">
            <text:p><text:s/>1,21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17.5872785088" table:style-name="ce5">
            <text:p><text:s/>1,218<text:s/></text:p>
          </table:table-cell>
          <table:table-cell office:value-type="float" office:value="0.80002041128923462" table:style-name="ce6">
            <text:p>0.800</text:p>
          </table:table-cell>
          <table:table-cell office:value-type="float" office:value="974.09467533315001" table:style-name="ce5">
            <text:p><text:s/>974<text:s/></text:p>
          </table:table-cell>
          <table:table-cell office:value-type="float" office:value="0.99758768043050194" table:style-name="ce6">
            <text:p>0.998</text:p>
          </table:table-cell>
          <table:table-cell office:value-type="float" office:value="971.74484768529999" table:style-name="ce5">
            <text:p><text:s/>97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71.74484768529999" table:style-name="ce5">
            <text:p><text:s/>972<text:s/></text:p>
          </table:table-cell>
          <table:table-cell office:value-type="float" office:value="1.0413456983369687" table:style-name="ce6">
            <text:p>1.041</text:p>
          </table:table-cell>
          <table:table-cell office:value-type="float" office:value="1011.9223170182" table:style-name="ce5">
            <text:p><text:s/>1,012<text:s/></text:p>
          </table:table-cell>
          <table:table-cell office:value-type="float" office:value="1.0739488132593029" table:style-name="ce6">
            <text:p>1.074</text:p>
          </table:table-cell>
          <table:table-cell office:value-type="float" office:value="1086.7527714723001" table:style-name="ce5">
            <text:p><text:s/>1,08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86.7527714723001" table:style-name="ce5">
            <text:p><text:s/>1,087<text:s/></text:p>
          </table:table-cell>
          <table:table-cell office:value-type="float" office:value="1.0212940259849981" table:style-name="ce6">
            <text:p>1.021</text:p>
          </table:table-cell>
          <table:table-cell office:value-type="float" office:value="1109.8941132272998" table:style-name="ce5">
            <text:p><text:s/>1,110<text:s/></text:p>
          </table:table-cell>
          <table:table-cell office:value-type="float" office:value="1.0120094489331437" table:style-name="ce6">
            <text:p>1.012</text:p>
          </table:table-cell>
          <table:table-cell office:value-type="float" office:value="1123.2233299012998" table:style-name="ce5">
            <text:p><text:s/>1,1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23.2233299012998" table:style-name="ce5">
            <text:p><text:s/>1,123<text:s/></text:p>
          </table:table-cell>
          <table:table-cell office:value-type="float" office:value="1.0680014099644919" table:style-name="ce6">
            <text:p>1.068</text:p>
          </table:table-cell>
          <table:table-cell office:value-type="float" office:value="1199.6041000395999" table:style-name="ce5">
            <text:p><text:s/>1,200<text:s/></text:p>
          </table:table-cell>
          <table:table-cell office:value-type="float" office:value="1.0753113987071383" table:style-name="ce6">
            <text:p>1.075</text:p>
          </table:table-cell>
          <table:table-cell office:value-type="float" office:value="1289.9479627083999" table:style-name="ce5">
            <text:p><text:s/>1,29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89.9479627083999" table:style-name="ce5">
            <text:p><text:s/>1,290<text:s/></text:p>
          </table:table-cell>
          <table:table-cell office:value-type="float" office:value="1.0034248095762128" table:style-name="ce6">
            <text:p>1.003</text:p>
          </table:table-cell>
          <table:table-cell office:value-type="float" office:value="1294.3657888439" table:style-name="ce5">
            <text:p><text:s/>1,294<text:s/></text:p>
          </table:table-cell>
          <table:table-cell office:value-type="float" office:value="1.067149431200767" table:style-name="ce6">
            <text:p>1.067</text:p>
          </table:table-cell>
          <table:table-cell office:value-type="float" office:value="1381.2817153305" table:style-name="ce5">
            <text:p><text:s/>1,38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81.2817153305" table:style-name="ce5">
            <text:p><text:s/>1,381<text:s/></text:p>
          </table:table-cell>
          <table:table-cell office:value-type="float" office:value="1.0229365815229949" table:style-name="ce6">
            <text:p>1.023</text:p>
          </table:table-cell>
          <table:table-cell office:value-type="float" office:value="1412.9635960004" table:style-name="ce5">
            <text:p><text:s/>1,413<text:s/></text:p>
          </table:table-cell>
          <table:table-cell office:value-type="float" office:value="1.0636274343817378" table:style-name="ce6">
            <text:p>1.064</text:p>
          </table:table-cell>
          <table:table-cell office:value-type="float" office:value="1502.8668444886998" table:style-name="ce5">
            <text:p><text:s/>1,50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02.8668444886998" table:style-name="ce5">
            <text:p><text:s/>1,503<text:s/></text:p>
          </table:table-cell>
          <table:table-cell office:value-type="float" office:value="1.022584672530285" table:style-name="ce6">
            <text:p>1.023</text:p>
          </table:table-cell>
          <table:table-cell office:value-type="float" office:value="1536.8086000281" table:style-name="ce5">
            <text:p><text:s/>1,537<text:s/></text:p>
          </table:table-cell>
          <table:table-cell office:value-type="float" office:value="1.0333647852384171" table:style-name="ce6">
            <text:p>1.033</text:p>
          </table:table-cell>
          <table:table-cell office:value-type="float" office:value="1588.08388892059" table:style-name="ce5">
            <text:p><text:s/>1,58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88.08388892059" table:style-name="ce5">
            <text:p><text:s/>1,588<text:s/></text:p>
          </table:table-cell>
          <table:table-cell office:value-type="float" office:value="1.1008497956294225" table:style-name="ce6">
            <text:p>1.101</text:p>
          </table:table-cell>
          <table:table-cell office:value-type="float" office:value="1748.24182456061" table:style-name="ce5">
            <text:p><text:s/>1,748<text:s/></text:p>
          </table:table-cell>
          <table:table-cell office:value-type="float" office:value="0.99678955622376741" table:style-name="ce6">
            <text:p>0.997</text:p>
          </table:table-cell>
          <table:table-cell office:value-type="float" office:value="1742.6291924755999" table:style-name="ce5">
            <text:p><text:s/>1,74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742.6291924755999" table:style-name="ce5">
            <text:p><text:s/>1,743<text:s/></text:p>
          </table:table-cell>
          <table:table-cell office:value-type="float" office:value="1.0482433248248519" table:style-name="ce6">
            <text:p>1.048</text:p>
          </table:table-cell>
          <table:table-cell office:value-type="float" office:value="1826.69941865747" table:style-name="ce5">
            <text:p><text:s/>1,827<text:s/></text:p>
          </table:table-cell>
          <table:table-cell office:value-type="float" office:value="1.0965909267994876" table:style-name="ce6">
            <text:p>1.097</text:p>
          </table:table-cell>
          <table:table-cell office:value-type="float" office:value="2003.1420084896802" table:style-name="ce5">
            <text:p><text:s/>2,00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003.1420084896802" table:style-name="ce5">
            <text:p><text:s/>2,003<text:s/></text:p>
          </table:table-cell>
          <table:table-cell office:value-type="float" office:value="1.0651260351620209" table:style-name="ce6">
            <text:p>1.065</text:p>
          </table:table-cell>
          <table:table-cell office:value-type="float" office:value="2133.5987053691001" table:style-name="ce5">
            <text:p><text:s/>2,134<text:s/></text:p>
          </table:table-cell>
          <table:table-cell office:value-type="float" office:value="0.98702848568152723" table:style-name="ce6">
            <text:p>0.987</text:p>
          </table:table-cell>
          <table:table-cell office:value-type="float" office:value="2105.92269921253" table:style-name="ce5">
            <text:p><text:s/>2,10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05.92269921253" table:style-name="ce5">
            <text:p><text:s/>2,106<text:s/></text:p>
          </table:table-cell>
          <table:table-cell office:value-type="float" office:value="1.0260374797529008" table:style-name="ce6">
            <text:p>1.026</text:p>
          </table:table-cell>
          <table:table-cell office:value-type="float" office:value="2160.7556188544504" table:style-name="ce5">
            <text:p><text:s/>2,161<text:s/></text:p>
          </table:table-cell>
          <table:table-cell office:value-type="float" office:value="1.1330538751044459" table:style-name="ce6">
            <text:p>1.133</text:p>
          </table:table-cell>
          <table:table-cell office:value-type="float" office:value="2448.2525270967399" table:style-name="ce5">
            <text:p><text:s/>2,44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448.2525270967399" table:style-name="ce5">
            <text:p><text:s/>2,448<text:s/></text:p>
          </table:table-cell>
          <table:table-cell office:value-type="float" office:value="1.0192304277713098" table:style-name="ce6">
            <text:p>1.019</text:p>
          </table:table-cell>
          <table:table-cell office:value-type="float" office:value="2495.3334704849999" table:style-name="ce5">
            <text:p><text:s/>2,495<text:s/></text:p>
          </table:table-cell>
          <table:table-cell office:value-type="float" office:value="0.9722329148624359" table:style-name="ce6">
            <text:p>0.972</text:p>
          </table:table-cell>
          <table:table-cell office:value-type="float" office:value="2426.0453335634297" table:style-name="ce5">
            <text:p><text:s/>2,42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26.0453335634297" table:style-name="ce5">
            <text:p><text:s/>2,426<text:s/></text:p>
          </table:table-cell>
          <table:table-cell office:value-type="float" office:value="1.0029098685984037" table:style-name="ce6">
            <text:p>1.003</text:p>
          </table:table-cell>
          <table:table-cell office:value-type="float" office:value="2433.1048066978697" table:style-name="ce5">
            <text:p><text:s/>2,433<text:s/></text:p>
          </table:table-cell>
          <table:table-cell office:value-type="float" office:value="1.0490928023805028" table:style-name="ce6">
            <text:p>1.049</text:p>
          </table:table-cell>
          <table:table-cell office:value-type="float" office:value="2552.55274014414" table:style-name="ce5">
            <text:p><text:s/>2,55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52.55274014414" table:style-name="ce5">
            <text:p><text:s/>2,553<text:s/></text:p>
          </table:table-cell>
          <table:table-cell office:value-type="float" office:value="1.0303340297897854" table:style-name="ce6">
            <text:p>1.030</text:p>
          </table:table-cell>
          <table:table-cell office:value-type="float" office:value="2629.98195100367" table:style-name="ce5">
            <text:p><text:s/>2,630<text:s/></text:p>
          </table:table-cell>
          <table:table-cell office:value-type="float" office:value="0.96956091410407619" table:style-name="ce6">
            <text:p>0.970</text:p>
          </table:table-cell>
          <table:table-cell office:value-type="float" office:value="2549.9277044923401" table:style-name="ce5">
            <text:p><text:s/>2,55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49.9277044923401" table:style-name="ce5">
            <text:p><text:s/>2,550<text:s/></text:p>
          </table:table-cell>
          <table:table-cell office:value-type="float" office:value="1.0477748630624739" table:style-name="ce6">
            <text:p>1.048</text:p>
          </table:table-cell>
          <table:table-cell office:value-type="float" office:value="2671.75015139367" table:style-name="ce5">
            <text:p><text:s/>2,672<text:s/></text:p>
          </table:table-cell>
          <table:table-cell office:value-type="float" office:value="1.0126255326805556" table:style-name="ce6">
            <text:p>1.013</text:p>
          </table:table-cell>
          <table:table-cell office:value-type="float" office:value="2705.4824202443701" table:style-name="ce5">
            <text:p><text:s/>2,70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5.66634596086001" table:style-name="ce5">
            <text:p><text:s/>13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35.66634596086001" table:style-name="ce5">
            <text:p><text:s/>136<text:s/></text:p>
          </table:table-cell>
          <table:table-cell office:value-type="float" office:value="1.0267539115581188" table:style-name="ce6">
            <text:p>1.027</text:p>
          </table:table-cell>
          <table:table-cell office:value-type="float" office:value="139.29595138210999" table:style-name="ce5">
            <text:p><text:s/>139<text:s/></text:p>
          </table:table-cell>
          <table:table-cell office:value-type="float" office:value="1.15825187286686" table:style-name="ce6">
            <text:p>1.158</text:p>
          </table:table-cell>
          <table:table-cell office:value-type="float" office:value="161.33979657110001" table:style-name="ce5">
            <text:p><text:s/>16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61.33979657110001" table:style-name="ce5">
            <text:p><text:s/>161<text:s/></text:p>
          </table:table-cell>
          <table:table-cell office:value-type="float" office:value="0.70924656589908719" table:style-name="ce6">
            <text:p>0.709</text:p>
          </table:table-cell>
          <table:table-cell office:value-type="float" office:value="114.42969666091" table:style-name="ce5">
            <text:p><text:s/>114<text:s/></text:p>
          </table:table-cell>
          <table:table-cell office:value-type="float" office:value="1.0085149440479366" table:style-name="ce6">
            <text:p>1.009</text:p>
          </table:table-cell>
          <table:table-cell office:value-type="float" office:value="115.40405912540001" table:style-name="ce5">
            <text:p><text:s/>11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5.40405912540001" table:style-name="ce5">
            <text:p><text:s/>115<text:s/></text:p>
          </table:table-cell>
          <table:table-cell office:value-type="float" office:value="1.0709821933120984" table:style-name="ce6">
            <text:p>1.071</text:p>
          </table:table-cell>
          <table:table-cell office:value-type="float" office:value="123.59569235923999" table:style-name="ce5">
            <text:p><text:s/>124<text:s/></text:p>
          </table:table-cell>
          <table:table-cell office:value-type="float" office:value="1.1099542769583752" table:style-name="ce6">
            <text:p>1.110</text:p>
          </table:table-cell>
          <table:table-cell office:value-type="float" office:value="137.18556734777002" table:style-name="ce5">
            <text:p><text:s/>13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37.18556734777002" table:style-name="ce5">
            <text:p><text:s/>137<text:s/></text:p>
          </table:table-cell>
          <table:table-cell office:value-type="float" office:value="0.92736178655391188" table:style-name="ce6">
            <text:p>0.927</text:p>
          </table:table-cell>
          <table:table-cell office:value-type="float" office:value="127.22065282503999" table:style-name="ce5">
            <text:p><text:s/>127<text:s/></text:p>
          </table:table-cell>
          <table:table-cell office:value-type="float" office:value="1.0337553577093008" table:style-name="ce6">
            <text:p>1.034</text:p>
          </table:table-cell>
          <table:table-cell office:value-type="float" office:value="131.51503146915999" table:style-name="ce5">
            <text:p><text:s/>13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1.51503146915999" table:style-name="ce5">
            <text:p><text:s/>132<text:s/></text:p>
          </table:table-cell>
          <table:table-cell office:value-type="float" office:value="1.0045480913227798" table:style-name="ce6">
            <text:p>1.005</text:p>
          </table:table-cell>
          <table:table-cell office:value-type="float" office:value="132.11317384259999" table:style-name="ce5">
            <text:p><text:s/>132<text:s/></text:p>
          </table:table-cell>
          <table:table-cell office:value-type="float" office:value="1.0593263766776051" table:style-name="ce6">
            <text:p>1.059</text:p>
          </table:table-cell>
          <table:table-cell office:value-type="float" office:value="139.95096975806001" table:style-name="ce5">
            <text:p><text:s/>14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9.95096975806001" table:style-name="ce5">
            <text:p><text:s/>140<text:s/></text:p>
          </table:table-cell>
          <table:table-cell office:value-type="float" office:value="1.0312824173945951" table:style-name="ce6">
            <text:p>1.031</text:p>
          </table:table-cell>
          <table:table-cell office:value-type="float" office:value="144.32897440880998" table:style-name="ce5">
            <text:p><text:s/>144<text:s/></text:p>
          </table:table-cell>
          <table:table-cell office:value-type="float" office:value="1.0279805912528088" table:style-name="ce6">
            <text:p>1.028</text:p>
          </table:table-cell>
          <table:table-cell office:value-type="float" office:value="148.36738444768" table:style-name="ce5">
            <text:p><text:s/>14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8.36738444768" table:style-name="ce5">
            <text:p><text:s/>148<text:s/></text:p>
          </table:table-cell>
          <table:table-cell office:value-type="float" office:value="0.99453417521540288" table:style-name="ce6">
            <text:p>0.995</text:p>
          </table:table-cell>
          <table:table-cell office:value-type="float" office:value="147.55643432054001" table:style-name="ce5">
            <text:p><text:s/>148<text:s/></text:p>
          </table:table-cell>
          <table:table-cell office:value-type="float" office:value="1.0337558013347619" table:style-name="ce6">
            <text:p>1.034</text:p>
          </table:table-cell>
          <table:table-cell office:value-type="float" office:value="152.53732000312999" table:style-name="ce5">
            <text:p><text:s/>15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2.53732000312999" table:style-name="ce5">
            <text:p><text:s/>153<text:s/></text:p>
          </table:table-cell>
          <table:table-cell office:value-type="float" office:value="0.74459965944104312" table:style-name="ce6">
            <text:p>0.745</text:p>
          </table:table-cell>
          <table:table-cell office:value-type="float" office:value="113.57923652638" table:style-name="ce5">
            <text:p><text:s/>114<text:s/></text:p>
          </table:table-cell>
          <table:table-cell office:value-type="float" office:value="1.0559990524528022" table:style-name="ce6">
            <text:p>1.056</text:p>
          </table:table-cell>
          <table:table-cell office:value-type="float" office:value="119.93956615016999" table:style-name="ce5">
            <text:p><text:s/>12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9.93956615016999" table:style-name="ce5">
            <text:p><text:s/>120<text:s/></text:p>
          </table:table-cell>
          <table:table-cell office:value-type="float" office:value="1.5086624775205886" table:style-name="ce6">
            <text:p>1.509</text:p>
          </table:table-cell>
          <table:table-cell office:value-type="float" office:value="180.94832302085999" table:style-name="ce5">
            <text:p><text:s/>181<text:s/></text:p>
          </table:table-cell>
          <table:table-cell office:value-type="float" office:value="0.93529753026586337" table:style-name="ce6">
            <text:p>0.935</text:p>
          </table:table-cell>
          <table:table-cell office:value-type="float" office:value="169.24051962716001" table:style-name="ce5">
            <text:p><text:s/>16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9.24051962716001" table:style-name="ce5">
            <text:p><text:s/>169<text:s/></text:p>
          </table:table-cell>
          <table:table-cell office:value-type="float" office:value="0.99862941749392509" table:style-name="ce6">
            <text:p>0.999</text:p>
          </table:table-cell>
          <table:table-cell office:value-type="float" office:value="169.00856153164" table:style-name="ce5">
            <text:p><text:s/>169<text:s/></text:p>
          </table:table-cell>
          <table:table-cell office:value-type="float" office:value="1.2504282464468313" table:style-name="ce6">
            <text:p>1.250</text:p>
          </table:table-cell>
          <table:table-cell office:value-type="float" office:value="211.33307923051001" table:style-name="ce5">
            <text:p><text:s/>21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1.33307923051001" table:style-name="ce5">
            <text:p><text:s/>211<text:s/></text:p>
          </table:table-cell>
          <table:table-cell office:value-type="float" office:value="1.1047072329356633" table:style-name="ce6">
            <text:p>1.105</text:p>
          </table:table-cell>
          <table:table-cell office:value-type="float" office:value="233.46118118451" table:style-name="ce5">
            <text:p><text:s/>233<text:s/></text:p>
          </table:table-cell>
          <table:table-cell office:value-type="float" office:value="0.75117935118052848" table:style-name="ce6">
            <text:p>0.751</text:p>
          </table:table-cell>
          <table:table-cell office:value-type="float" office:value="175.37121860802" table:style-name="ce5">
            <text:p><text:s/>17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5.37121860802" table:style-name="ce5">
            <text:p><text:s/>175<text:s/></text:p>
          </table:table-cell>
          <table:table-cell office:value-type="float" office:value="1.029267669544695" table:style-name="ce6">
            <text:p>1.029</text:p>
          </table:table-cell>
          <table:table-cell office:value-type="float" office:value="180.50392548188998" table:style-name="ce5">
            <text:p><text:s/>181<text:s/></text:p>
          </table:table-cell>
          <table:table-cell office:value-type="float" office:value="1.151566463526938" table:style-name="ce6">
            <text:p>1.152</text:p>
          </table:table-cell>
          <table:table-cell office:value-type="float" office:value="207.86226711991" table:style-name="ce5">
            <text:p><text:s/>20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7.86226711991" table:style-name="ce5">
            <text:p><text:s/>208<text:s/></text:p>
          </table:table-cell>
          <table:table-cell office:value-type="float" office:value="1.0718478838554895" table:style-name="ce6">
            <text:p>1.072</text:p>
          </table:table-cell>
          <table:table-cell office:value-type="float" office:value="222.79673114588002" table:style-name="ce5">
            <text:p><text:s/>223<text:s/></text:p>
          </table:table-cell>
          <table:table-cell office:value-type="float" office:value="0.9624008216265747" table:style-name="ce6">
            <text:p>0.962</text:p>
          </table:table-cell>
          <table:table-cell office:value-type="float" office:value="214.41975711051001" table:style-name="ce5">
            <text:p><text:s/>21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4.41975711051001" table:style-name="ce5">
            <text:p><text:s/>214<text:s/></text:p>
          </table:table-cell>
          <table:table-cell office:value-type="float" office:value="0.97975718536975609" table:style-name="ce6">
            <text:p>0.980</text:p>
          </table:table-cell>
          <table:table-cell office:value-type="float" office:value="210.07929771426001" table:style-name="ce5">
            <text:p><text:s/>210<text:s/></text:p>
          </table:table-cell>
          <table:table-cell office:value-type="float" office:value="1.218467191386106" table:style-name="ce6">
            <text:p>1.218</text:p>
          </table:table-cell>
          <table:table-cell office:value-type="float" office:value="255.97473185426" table:style-name="ce5">
            <text:p><text:s/>25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5.97473185426" table:style-name="ce5">
            <text:p><text:s/>256<text:s/></text:p>
          </table:table-cell>
          <table:table-cell office:value-type="float" office:value="1.0395864925086409" table:style-name="ce6">
            <text:p>1.040</text:p>
          </table:table-cell>
          <table:table-cell office:value-type="float" office:value="266.10787365920999" table:style-name="ce5">
            <text:p><text:s/>266<text:s/></text:p>
          </table:table-cell>
          <table:table-cell office:value-type="float" office:value="0.82817790040900763" table:style-name="ce6">
            <text:p>0.828</text:p>
          </table:table-cell>
          <table:table-cell office:value-type="float" office:value="220.38466008939" table:style-name="ce5">
            <text:p><text:s/>2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20.38466008939" table:style-name="ce5">
            <text:p><text:s/>220<text:s/></text:p>
          </table:table-cell>
          <table:table-cell office:value-type="float" office:value="1.0344295903831615" table:style-name="ce6">
            <text:p>1.034</text:p>
          </table:table-cell>
          <table:table-cell office:value-type="float" office:value="227.972413663" table:style-name="ce5">
            <text:p><text:s/>228<text:s/></text:p>
          </table:table-cell>
          <table:table-cell office:value-type="float" office:value="1.0353650594222248" table:style-name="ce6">
            <text:p>1.035</text:p>
          </table:table-cell>
          <table:table-cell office:value-type="float" office:value="236.03467161882" table:style-name="ce5">
            <text:p><text:s/>23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77.28564288953999" table:style-name="ce5">
            <text:p><text:s/>97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77.28564288953999" table:style-name="ce5">
            <text:p><text:s/>977<text:s/></text:p>
          </table:table-cell>
          <table:table-cell office:value-type="float" office:value="1.0410923784973571" table:style-name="ce6">
            <text:p>1.041</text:p>
          </table:table-cell>
          <table:table-cell office:value-type="float" office:value="1017.44463442719" table:style-name="ce5">
            <text:p><text:s/>1,017<text:s/></text:p>
          </table:table-cell>
          <table:table-cell office:value-type="float" office:value="1.0381375518603582" table:style-name="ce6">
            <text:p>1.038</text:p>
          </table:table-cell>
          <table:table-cell office:value-type="float" office:value="1056.2474819377001" table:style-name="ce5">
            <text:p><text:s/>1,05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56.2474819377001" table:style-name="ce5">
            <text:p><text:s/>1,056<text:s/></text:p>
          </table:table-cell>
          <table:table-cell office:value-type="float" office:value="0.8138859437517173" table:style-name="ce6">
            <text:p>0.814</text:p>
          </table:table-cell>
          <table:table-cell office:value-type="float" office:value="859.66497867224007" table:style-name="ce5">
            <text:p><text:s/>860<text:s/></text:p>
          </table:table-cell>
          <table:table-cell office:value-type="float" office:value="0.99613315629365962" table:style-name="ce6">
            <text:p>0.996</text:p>
          </table:table-cell>
          <table:table-cell office:value-type="float" office:value="856.34078855990003" table:style-name="ce5">
            <text:p><text:s/>85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56.34078855990003" table:style-name="ce5">
            <text:p><text:s/>856<text:s/></text:p>
          </table:table-cell>
          <table:table-cell office:value-type="float" office:value="1.037351760568185" table:style-name="ce6">
            <text:p>1.037</text:p>
          </table:table-cell>
          <table:table-cell office:value-type="float" office:value="888.3266246589601" table:style-name="ce5">
            <text:p><text:s/>888<text:s/></text:p>
          </table:table-cell>
          <table:table-cell office:value-type="float" office:value="1.0689392592382121" table:style-name="ce6">
            <text:p>1.069</text:p>
          </table:table-cell>
          <table:table-cell office:value-type="float" office:value="949.56720412453012" table:style-name="ce5">
            <text:p><text:s/>95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49.56720412453012" table:style-name="ce5">
            <text:p><text:s/>950<text:s/></text:p>
          </table:table-cell>
          <table:table-cell office:value-type="float" office:value="1.0348645742333242" table:style-name="ce6">
            <text:p>1.035</text:p>
          </table:table-cell>
          <table:table-cell office:value-type="float" office:value="982.67346040225993" table:style-name="ce5">
            <text:p><text:s/>983<text:s/></text:p>
          </table:table-cell>
          <table:table-cell office:value-type="float" office:value="1.009194140672306" table:style-name="ce6">
            <text:p>1.009</text:p>
          </table:table-cell>
          <table:table-cell office:value-type="float" office:value="991.70829843213994" table:style-name="ce5">
            <text:p><text:s/>9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91.70829843213994" table:style-name="ce5">
            <text:p><text:s/>992<text:s/></text:p>
          </table:table-cell>
          <table:table-cell office:value-type="float" office:value="1.0764162484922934" table:style-name="ce6">
            <text:p>1.076</text:p>
          </table:table-cell>
          <table:table-cell office:value-type="float" office:value="1067.4909261969999" table:style-name="ce5">
            <text:p><text:s/>1,067<text:s/></text:p>
          </table:table-cell>
          <table:table-cell office:value-type="float" office:value="1.0772897124730352" table:style-name="ce6">
            <text:p>1.077</text:p>
          </table:table-cell>
          <table:table-cell office:value-type="float" office:value="1149.99699295034" table:style-name="ce5">
            <text:p><text:s/>1,15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49.99699295034" table:style-name="ce5">
            <text:p><text:s/>1,150<text:s/></text:p>
          </table:table-cell>
          <table:table-cell office:value-type="float" office:value="1.0000346274685883" table:style-name="ce6">
            <text:p>1.000</text:p>
          </table:table-cell>
          <table:table-cell office:value-type="float" office:value="1150.03681443509" table:style-name="ce5">
            <text:p><text:s/>1,150<text:s/></text:p>
          </table:table-cell>
          <table:table-cell office:value-type="float" office:value="1.0720650986189866" table:style-name="ce6">
            <text:p>1.072</text:p>
          </table:table-cell>
          <table:table-cell office:value-type="float" office:value="1232.91433088282" table:style-name="ce5">
            <text:p><text:s/>1,23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32.91433088282" table:style-name="ce5">
            <text:p><text:s/>1,233<text:s/></text:p>
          </table:table-cell>
          <table:table-cell office:value-type="float" office:value="1.0263544919408747" table:style-name="ce6">
            <text:p>1.026</text:p>
          </table:table-cell>
          <table:table-cell office:value-type="float" office:value="1265.4071616798601" table:style-name="ce5">
            <text:p><text:s/>1,265<text:s/></text:p>
          </table:table-cell>
          <table:table-cell office:value-type="float" office:value="1.0671107018969082" table:style-name="ce6">
            <text:p>1.067</text:p>
          </table:table-cell>
          <table:table-cell office:value-type="float" office:value="1350.3295244855699" table:style-name="ce5">
            <text:p><text:s/>1,3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50.3295244855699" table:style-name="ce5">
            <text:p><text:s/>1,350<text:s/></text:p>
          </table:table-cell>
          <table:table-cell office:value-type="float" office:value="1.0539867030189705" table:style-name="ce6">
            <text:p>1.054</text:p>
          </table:table-cell>
          <table:table-cell office:value-type="float" office:value="1423.2293635017199" table:style-name="ce5">
            <text:p><text:s/>1,423<text:s/></text:p>
          </table:table-cell>
          <table:table-cell office:value-type="float" office:value="1.0315584827158084" table:style-name="ce6">
            <text:p>1.032</text:p>
          </table:table-cell>
          <table:table-cell office:value-type="float" office:value="1468.1443227704199" table:style-name="ce5">
            <text:p><text:s/>1,46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68.1443227704199" table:style-name="ce5">
            <text:p><text:s/>1,468<text:s/></text:p>
          </table:table-cell>
          <table:table-cell office:value-type="float" office:value="1.067533673107991" table:style-name="ce6">
            <text:p>1.068</text:p>
          </table:table-cell>
          <table:table-cell office:value-type="float" office:value="1567.2935015397502" table:style-name="ce5">
            <text:p><text:s/>1,567<text:s/></text:p>
          </table:table-cell>
          <table:table-cell office:value-type="float" office:value="1.0038889788687964" table:style-name="ce6">
            <text:p>1.004</text:p>
          </table:table-cell>
          <table:table-cell office:value-type="float" office:value="1573.3886728484399" table:style-name="ce5">
            <text:p><text:s/>1,57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73.3886728484399" table:style-name="ce5">
            <text:p><text:s/>1,573<text:s/></text:p>
          </table:table-cell>
          <table:table-cell office:value-type="float" office:value="1.053580012194171" table:style-name="ce6">
            <text:p>1.054</text:p>
          </table:table-cell>
          <table:table-cell office:value-type="float" office:value="1657.69085712583" table:style-name="ce5">
            <text:p><text:s/>1,658<text:s/></text:p>
          </table:table-cell>
          <table:table-cell office:value-type="float" office:value="1.0809065644277482" table:style-name="ce6">
            <text:p>1.081</text:p>
          </table:table-cell>
          <table:table-cell office:value-type="float" office:value="1791.8089292591701" table:style-name="ce5">
            <text:p><text:s/>1,79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91.8089292591701" table:style-name="ce5">
            <text:p><text:s/>1,792<text:s/></text:p>
          </table:table-cell>
          <table:table-cell office:value-type="float" office:value="1.0604576711034748" table:style-name="ce6">
            <text:p>1.060</text:p>
          </table:table-cell>
          <table:table-cell office:value-type="float" office:value="1900.1375241845901" table:style-name="ce5">
            <text:p><text:s/>1,900<text:s/></text:p>
          </table:table-cell>
          <table:table-cell office:value-type="float" office:value="1.016006186937954" table:style-name="ce6">
            <text:p>1.016</text:p>
          </table:table-cell>
          <table:table-cell office:value-type="float" office:value="1930.5514806045098" table:style-name="ce5">
            <text:p><text:s/>1,93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30.5514806045098" table:style-name="ce5">
            <text:p><text:s/>1,931<text:s/></text:p>
          </table:table-cell>
          <table:table-cell office:value-type="float" office:value="1.0257440494425396" table:style-name="ce6">
            <text:p>1.026</text:p>
          </table:table-cell>
          <table:table-cell office:value-type="float" office:value="1980.2516933725603" table:style-name="ce5">
            <text:p><text:s/>1,980<text:s/></text:p>
          </table:table-cell>
          <table:table-cell office:value-type="float" office:value="1.131366415428348" table:style-name="ce6">
            <text:p>1.131</text:p>
          </table:table-cell>
          <table:table-cell office:value-type="float" office:value="2240.3902599768294" table:style-name="ce5">
            <text:p><text:s/>2,24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40.3902599768294" table:style-name="ce5">
            <text:p><text:s/>2,240<text:s/></text:p>
          </table:table-cell>
          <table:table-cell office:value-type="float" office:value="1.014348606997882" table:style-name="ce6">
            <text:p>1.014</text:p>
          </table:table-cell>
          <table:table-cell office:value-type="float" office:value="2272.5367393391198" table:style-name="ce5">
            <text:p><text:s/>2,273<text:s/></text:p>
          </table:table-cell>
          <table:table-cell office:value-type="float" office:value="0.97319684129554995" table:style-name="ce6">
            <text:p>0.973</text:p>
          </table:table-cell>
          <table:table-cell office:value-type="float" office:value="2211.6255764529201" table:style-name="ce5">
            <text:p><text:s/>2,2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11.6255764529201" table:style-name="ce5">
            <text:p><text:s/>2,212<text:s/></text:p>
          </table:table-cell>
          <table:table-cell office:value-type="float" office:value="1.0051545490575187" table:style-name="ce6">
            <text:p>1.005</text:p>
          </table:table-cell>
          <table:table-cell office:value-type="float" office:value="2223.0255089836096" table:style-name="ce5">
            <text:p><text:s/>2,223<text:s/></text:p>
          </table:table-cell>
          <table:table-cell office:value-type="float" office:value="1.0330866645519956" table:style-name="ce6">
            <text:p>1.033</text:p>
          </table:table-cell>
          <table:table-cell office:value-type="float" office:value="2296.57800828988" table:style-name="ce5">
            <text:p><text:s/>2,29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96.57800828988" table:style-name="ce5">
            <text:p><text:s/>2,297<text:s/></text:p>
          </table:table-cell>
          <table:table-cell office:value-type="float" office:value="1.0293027577603129" table:style-name="ce6">
            <text:p>1.029</text:p>
          </table:table-cell>
          <table:table-cell office:value-type="float" office:value="2363.8740773444601" table:style-name="ce5">
            <text:p><text:s/>2,364<text:s/></text:p>
          </table:table-cell>
          <table:table-cell office:value-type="float" office:value="0.98547679283319667" table:style-name="ce6">
            <text:p>0.985</text:p>
          </table:table-cell>
          <table:table-cell office:value-type="float" office:value="2329.5430444029503" table:style-name="ce5">
            <text:p><text:s/>2,33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29.5430444029503" table:style-name="ce5">
            <text:p><text:s/>2,330<text:s/></text:p>
          </table:table-cell>
          <table:table-cell office:value-type="float" office:value="1.0490373825039139" table:style-name="ce6">
            <text:p>1.049</text:p>
          </table:table-cell>
          <table:table-cell office:value-type="float" office:value="2443.7777377306702" table:style-name="ce5">
            <text:p><text:s/>2,444<text:s/></text:p>
          </table:table-cell>
          <table:table-cell office:value-type="float" office:value="1.0105042330562832" table:style-name="ce6">
            <text:p>1.011</text:p>
          </table:table-cell>
          <table:table-cell office:value-type="float" office:value="2469.4477486255496" table:style-name="ce5">
            <text:p><text:s/>2,46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8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5.58984500474" table:style-name="ce5">
            <text:p><text:s/>18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5.58984500474" table:style-name="ce5">
            <text:p><text:s/>186<text:s/></text:p>
          </table:table-cell>
          <table:table-cell office:value-type="float" office:value="1.0910406996690929" table:style-name="ce6">
            <text:p>1.091</text:p>
          </table:table-cell>
          <table:table-cell office:value-type="float" office:value="202.48607434545002" table:style-name="ce5">
            <text:p><text:s/>202<text:s/></text:p>
          </table:table-cell>
          <table:table-cell office:value-type="float" office:value="0.79474834251768922" table:style-name="ce6">
            <text:p>0.795</text:p>
          </table:table-cell>
          <table:table-cell office:value-type="float" office:value="160.92547196895998" table:style-name="ce5">
            <text:p><text:s/>16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0.92547196895998" table:style-name="ce5">
            <text:p><text:s/>161<text:s/></text:p>
          </table:table-cell>
          <table:table-cell office:value-type="float" office:value="1.0723993896964756" table:style-name="ce6">
            <text:p>1.072</text:p>
          </table:table-cell>
          <table:table-cell office:value-type="float" office:value="172.57637792612999" table:style-name="ce5">
            <text:p><text:s/>173<text:s/></text:p>
          </table:table-cell>
          <table:table-cell office:value-type="float" office:value="1.3950975653168238" table:style-name="ce6">
            <text:p>1.395</text:p>
          </table:table-cell>
          <table:table-cell office:value-type="float" office:value="240.76088467594002" table:style-name="ce5">
            <text:p><text:s/>24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0.76088467594002" table:style-name="ce5">
            <text:p><text:s/>241<text:s/></text:p>
          </table:table-cell>
          <table:table-cell office:value-type="float" office:value="1.1507424963843258" table:style-name="ce6">
            <text:p>1.151</text:p>
          </table:table-cell>
          <table:table-cell office:value-type="float" office:value="277.05378146368997" table:style-name="ce5">
            <text:p><text:s/>277<text:s/></text:p>
          </table:table-cell>
          <table:table-cell office:value-type="float" office:value="0.70479072762571549" table:style-name="ce6">
            <text:p>0.705</text:p>
          </table:table-cell>
          <table:table-cell office:value-type="float" office:value="195.26493622925003" table:style-name="ce5">
            <text:p><text:s/>19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5.26493622925003" table:style-name="ce5">
            <text:p><text:s/>195<text:s/></text:p>
          </table:table-cell>
          <table:table-cell office:value-type="float" office:value="1.040655570927643" table:style-name="ce6">
            <text:p>1.041</text:p>
          </table:table-cell>
          <table:table-cell office:value-type="float" office:value="203.20354369380001" table:style-name="ce5">
            <text:p><text:s/>203<text:s/></text:p>
          </table:table-cell>
          <table:table-cell office:value-type="float" office:value="1.1781782100899194" table:style-name="ce6">
            <text:p>1.178</text:p>
          </table:table-cell>
          <table:table-cell office:value-type="float" office:value="239.40998739309001" table:style-name="ce5">
            <text:p><text:s/>23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9.40998739309001" table:style-name="ce5">
            <text:p><text:s/>239<text:s/></text:p>
          </table:table-cell>
          <table:table-cell office:value-type="float" office:value="1.057131347579674" table:style-name="ce6">
            <text:p>1.057</text:p>
          </table:table-cell>
          <table:table-cell office:value-type="float" office:value="253.08780259689001" table:style-name="ce5">
            <text:p><text:s/>253<text:s/></text:p>
          </table:table-cell>
          <table:table-cell office:value-type="float" office:value="1.5529819033606393" table:style-name="ce6">
            <text:p>1.553</text:p>
          </table:table-cell>
          <table:table-cell office:value-type="float" office:value="393.04077739428004" table:style-name="ce5">
            <text:p><text:s/>39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93.04077739428004" table:style-name="ce5">
            <text:p><text:s/>393<text:s/></text:p>
          </table:table-cell>
          <table:table-cell office:value-type="float" office:value="1.0829498106566549" table:style-name="ce6">
            <text:p>1.083</text:p>
          </table:table-cell>
          <table:table-cell office:value-type="float" office:value="425.64343545947997" table:style-name="ce5">
            <text:p><text:s/>426<text:s/></text:p>
          </table:table-cell>
          <table:table-cell office:value-type="float" office:value="0.85911147565662671" table:style-name="ce6">
            <text:p>0.859</text:p>
          </table:table-cell>
          <table:table-cell office:value-type="float" office:value="365.67515994115001" table:style-name="ce5">
            <text:p><text:s/>36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65.67515994115001" table:style-name="ce5">
            <text:p><text:s/>366<text:s/></text:p>
          </table:table-cell>
          <table:table-cell office:value-type="float" office:value="1.106463124573885" table:style-name="ce6">
            <text:p>1.106</text:p>
          </table:table-cell>
          <table:table-cell office:value-type="float" office:value="404.60608004753999" table:style-name="ce5">
            <text:p><text:s/>405<text:s/></text:p>
          </table:table-cell>
          <table:table-cell office:value-type="float" office:value="1.1987684912675078" table:style-name="ce6">
            <text:p>1.199</text:p>
          </table:table-cell>
          <table:table-cell office:value-type="float" office:value="485.02902013625004" table:style-name="ce5">
            <text:p><text:s/>48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85.02902013625004" table:style-name="ce5">
            <text:p><text:s/>485<text:s/></text:p>
          </table:table-cell>
          <table:table-cell office:value-type="float" office:value="1.1123673410464181" table:style-name="ce6">
            <text:p>1.112</text:p>
          </table:table-cell>
          <table:table-cell office:value-type="float" office:value="539.53044145931005" table:style-name="ce5">
            <text:p><text:s/>540<text:s/></text:p>
          </table:table-cell>
          <table:table-cell office:value-type="float" office:value="1.071103146211247" table:style-name="ce6">
            <text:p>1.071</text:p>
          </table:table-cell>
          <table:table-cell office:value-type="float" office:value="577.89275332380998" table:style-name="ce5">
            <text:p><text:s/>57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77.89275332380998" table:style-name="ce5">
            <text:p><text:s/>578<text:s/></text:p>
          </table:table-cell>
          <table:table-cell office:value-type="float" office:value="1.0392869084975158" table:style-name="ce6">
            <text:p>1.039</text:p>
          </table:table-cell>
          <table:table-cell office:value-type="float" office:value="600.59637304501996" table:style-name="ce5">
            <text:p><text:s/>601<text:s/></text:p>
          </table:table-cell>
          <table:table-cell office:value-type="float" office:value="1.111710484411818" table:style-name="ce6">
            <text:p>1.112</text:p>
          </table:table-cell>
          <table:table-cell office:value-type="float" office:value="667.68928481386001" table:style-name="ce5">
            <text:p><text:s/>66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67.68928481386001" table:style-name="ce5">
            <text:p><text:s/>668<text:s/></text:p>
          </table:table-cell>
          <table:table-cell office:value-type="float" office:value="1.1407429304397148" table:style-name="ce6">
            <text:p>1.141</text:p>
          </table:table-cell>
          <table:table-cell office:value-type="float" office:value="761.66183138175995" table:style-name="ce5">
            <text:p><text:s/>762<text:s/></text:p>
          </table:table-cell>
          <table:table-cell office:value-type="float" office:value="1.126302717414013" table:style-name="ce6">
            <text:p>1.126</text:p>
          </table:table-cell>
          <table:table-cell office:value-type="float" office:value="857.86179043581001" table:style-name="ce5">
            <text:p><text:s/>85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57.86179043581001" table:style-name="ce5">
            <text:p><text:s/>858<text:s/></text:p>
          </table:table-cell>
          <table:table-cell office:value-type="float" office:value="1.0913840373483052" table:style-name="ce6">
            <text:p>1.091</text:p>
          </table:table-cell>
          <table:table-cell office:value-type="float" office:value="936.25666433267997" table:style-name="ce5">
            <text:p><text:s/>936<text:s/></text:p>
          </table:table-cell>
          <table:table-cell office:value-type="float" office:value="1.1331164663698616" table:style-name="ce6">
            <text:p>1.133</text:p>
          </table:table-cell>
          <table:table-cell office:value-type="float" office:value="1060.88784310388" table:style-name="ce5">
            <text:p><text:s/>1,06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60.88784310388" table:style-name="ce5">
            <text:p><text:s/>1,061<text:s/></text:p>
          </table:table-cell>
          <table:table-cell office:value-type="float" office:value="1.1124188855811801" table:style-name="ce6">
            <text:p>1.112</text:p>
          </table:table-cell>
          <table:table-cell office:value-type="float" office:value="1180.1516721522401" table:style-name="ce5">
            <text:p><text:s/>1,180<text:s/></text:p>
          </table:table-cell>
          <table:table-cell office:value-type="float" office:value="0.91850083256328896" table:style-name="ce6">
            <text:p>0.919</text:p>
          </table:table-cell>
          <table:table-cell office:value-type="float" office:value="1083.9702934227901" table:style-name="ce5">
            <text:p><text:s/>1,08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083.9702934227901" table:style-name="ce5">
            <text:p><text:s/>1,084<text:s/></text:p>
          </table:table-cell>
          <table:table-cell office:value-type="float" office:value="1.0327279962541953" table:style-name="ce6">
            <text:p>1.033</text:p>
          </table:table-cell>
          <table:table-cell office:value-type="float" office:value="1119.4464691255901" table:style-name="ce5">
            <text:p><text:s/>1,119<text:s/></text:p>
          </table:table-cell>
          <table:table-cell office:value-type="float" office:value="1.1147080447454283" table:style-name="ce6">
            <text:p>1.115</text:p>
          </table:table-cell>
          <table:table-cell office:value-type="float" office:value="1247.8559847961599" table:style-name="ce5">
            <text:p><text:s/>1,24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47.8559847961599" table:style-name="ce5">
            <text:p><text:s/>1,248<text:s/></text:p>
          </table:table-cell>
          <table:table-cell office:value-type="float" office:value="1.0573946128103953" table:style-name="ce6">
            <text:p>1.057</text:p>
          </table:table-cell>
          <table:table-cell office:value-type="float" office:value="1319.4761958866702" table:style-name="ce5">
            <text:p><text:s/>1,319<text:s/></text:p>
          </table:table-cell>
          <table:table-cell office:value-type="float" office:value="0.9878647768932427" table:style-name="ce6">
            <text:p>0.988</text:p>
          </table:table-cell>
          <table:table-cell office:value-type="float" office:value="1303.4640578655301" table:style-name="ce5">
            <text:p><text:s/>1,30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03.4640578655301" table:style-name="ce5">
            <text:p><text:s/>1,303<text:s/></text:p>
          </table:table-cell>
          <table:table-cell office:value-type="float" office:value="1.0648029963437657" table:style-name="ce6">
            <text:p>1.065</text:p>
          </table:table-cell>
          <table:table-cell office:value-type="float" office:value="1387.9324344416202" table:style-name="ce5">
            <text:p><text:s/>1,388<text:s/></text:p>
          </table:table-cell>
          <table:table-cell office:value-type="float" office:value="1.1288580589225452" table:style-name="ce6">
            <text:p>1.129</text:p>
          </table:table-cell>
          <table:table-cell office:value-type="float" office:value="1566.7787138594101" table:style-name="ce5">
            <text:p><text:s/>1,56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66.7787138594101" table:style-name="ce5">
            <text:p><text:s/>1,567<text:s/></text:p>
          </table:table-cell>
          <table:table-cell office:value-type="float" office:value="1.0783027821253055" table:style-name="ce6">
            <text:p>1.078</text:p>
          </table:table-cell>
          <table:table-cell office:value-type="float" office:value="1689.4618461293098" table:style-name="ce5">
            <text:p><text:s/>1,689<text:s/></text:p>
          </table:table-cell>
          <table:table-cell office:value-type="float" office:value="1.0912206582812194" table:style-name="ce6">
            <text:p>1.091</text:p>
          </table:table-cell>
          <table:table-cell office:value-type="float" office:value="1843.57566787423" table:style-name="ce5">
            <text:p><text:s/>1,84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0.902509945969996" table:style-name="ce5">
            <text:p><text:s/>7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0.902509945969996" table:style-name="ce5">
            <text:p><text:s/>71<text:s/></text:p>
          </table:table-cell>
          <table:table-cell office:value-type="float" office:value="1.1108933483548264" table:style-name="ce6">
            <text:p>1.111</text:p>
          </table:table-cell>
          <table:table-cell office:value-type="float" office:value="78.765126680639995" table:style-name="ce5">
            <text:p><text:s/>79<text:s/></text:p>
          </table:table-cell>
          <table:table-cell office:value-type="float" office:value="0.55288791474938248" table:style-name="ce6">
            <text:p>0.553</text:p>
          </table:table-cell>
          <table:table-cell office:value-type="float" office:value="43.548286645429997" table:style-name="ce5">
            <text:p><text:s/>4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3.548286645429997" table:style-name="ce5">
            <text:p><text:s/>44<text:s/></text:p>
          </table:table-cell>
          <table:table-cell office:value-type="float" office:value="1.0612474698843266" table:style-name="ce6">
            <text:p>1.061</text:p>
          </table:table-cell>
          <table:table-cell office:value-type="float" office:value="46.215509020260001" table:style-name="ce5">
            <text:p><text:s/>46<text:s/></text:p>
          </table:table-cell>
          <table:table-cell office:value-type="float" office:value="1.9561866737230496" table:style-name="ce6">
            <text:p>1.956</text:p>
          </table:table-cell>
          <table:table-cell office:value-type="float" office:value="90.406162864759992" table:style-name="ce5">
            <text:p><text:s/>9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0.406162864759992" table:style-name="ce5">
            <text:p><text:s/>90<text:s/></text:p>
          </table:table-cell>
          <table:table-cell office:value-type="float" office:value="1.1662879077587749" table:style-name="ce6">
            <text:p>1.166</text:p>
          </table:table-cell>
          <table:table-cell office:value-type="float" office:value="105.43961453604" table:style-name="ce5">
            <text:p><text:s/>105<text:s/></text:p>
          </table:table-cell>
          <table:table-cell office:value-type="float" office:value="0.53828675386811231" table:style-name="ce6">
            <text:p>0.538</text:p>
          </table:table-cell>
          <table:table-cell office:value-type="float" office:value="56.756747837710002" table:style-name="ce5">
            <text:p><text:s/>5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6.756747837710002" table:style-name="ce5">
            <text:p><text:s/>57<text:s/></text:p>
          </table:table-cell>
          <table:table-cell office:value-type="float" office:value="1.0495501767000726" table:style-name="ce6">
            <text:p>1.050</text:p>
          </table:table-cell>
          <table:table-cell office:value-type="float" office:value="59.56905472199" table:style-name="ce5">
            <text:p><text:s/>60<text:s/></text:p>
          </table:table-cell>
          <table:table-cell office:value-type="float" office:value="1.3366296632281043" table:style-name="ce6">
            <text:p>1.337</text:p>
          </table:table-cell>
          <table:table-cell office:value-type="float" office:value="79.621765551869998" table:style-name="ce5">
            <text:p><text:s/>8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9.621765551869998" table:style-name="ce5">
            <text:p><text:s/>80<text:s/></text:p>
          </table:table-cell>
          <table:table-cell office:value-type="float" office:value="1.0571495572254757" table:style-name="ce6">
            <text:p>1.057</text:p>
          </table:table-cell>
          <table:table-cell office:value-type="float" office:value="84.172114198670002" table:style-name="ce5">
            <text:p><text:s/>84<text:s/></text:p>
          </table:table-cell>
          <table:table-cell office:value-type="float" office:value="1.73938452757295" table:style-name="ce6">
            <text:p>1.739</text:p>
          </table:table-cell>
          <table:table-cell office:value-type="float" office:value="146.40767309027001" table:style-name="ce5">
            <text:p><text:s/>14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6.40767309027001" table:style-name="ce5">
            <text:p><text:s/>146<text:s/></text:p>
          </table:table-cell>
          <table:table-cell office:value-type="float" office:value="1.0819787380692796" table:style-name="ce6">
            <text:p>1.082</text:p>
          </table:table-cell>
          <table:table-cell office:value-type="float" office:value="158.40998937386999" table:style-name="ce5">
            <text:p><text:s/>158<text:s/></text:p>
          </table:table-cell>
          <table:table-cell office:value-type="float" office:value="0.84265778497374655" table:style-name="ce6">
            <text:p>0.843</text:p>
          </table:table-cell>
          <table:table-cell office:value-type="float" office:value="133.4854107635" table:style-name="ce5">
            <text:p><text:s/>13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3.4854107635" table:style-name="ce5">
            <text:p><text:s/>133<text:s/></text:p>
          </table:table-cell>
          <table:table-cell office:value-type="float" office:value="1.1042537642613695" table:style-name="ce6">
            <text:p>1.104</text:p>
          </table:table-cell>
          <table:table-cell office:value-type="float" office:value="147.40176730957" table:style-name="ce5">
            <text:p><text:s/>147<text:s/></text:p>
          </table:table-cell>
          <table:table-cell office:value-type="float" office:value="1.0096397978902505" table:style-name="ce6">
            <text:p>1.010</text:p>
          </table:table-cell>
          <table:table-cell office:value-type="float" office:value="148.8226905551" table:style-name="ce5">
            <text:p><text:s/>14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8.8226905551" table:style-name="ce5">
            <text:p><text:s/>149<text:s/></text:p>
          </table:table-cell>
          <table:table-cell office:value-type="float" office:value="1.1118039195865741" table:style-name="ce6">
            <text:p>1.112</text:p>
          </table:table-cell>
          <table:table-cell office:value-type="float" office:value="165.46165068258" table:style-name="ce5">
            <text:p><text:s/>165<text:s/></text:p>
          </table:table-cell>
          <table:table-cell office:value-type="float" office:value="1.0362697029498558" table:style-name="ce6">
            <text:p>1.036</text:p>
          </table:table-cell>
          <table:table-cell office:value-type="float" office:value="171.46289560243" table:style-name="ce5">
            <text:p><text:s/>17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1.46289560243" table:style-name="ce5">
            <text:p><text:s/>171<text:s/></text:p>
          </table:table-cell>
          <table:table-cell office:value-type="float" office:value="1.0383478511950828" table:style-name="ce6">
            <text:p>1.038</text:p>
          </table:table-cell>
          <table:table-cell office:value-type="float" office:value="178.03812920847" table:style-name="ce5">
            <text:p><text:s/>178<text:s/></text:p>
          </table:table-cell>
          <table:table-cell office:value-type="float" office:value="1.1038300984184941" table:style-name="ce6">
            <text:p>1.104</text:p>
          </table:table-cell>
          <table:table-cell office:value-type="float" office:value="196.52384568643001" table:style-name="ce5">
            <text:p><text:s/>19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6.52384568643001" table:style-name="ce5">
            <text:p><text:s/>197<text:s/></text:p>
          </table:table-cell>
          <table:table-cell office:value-type="float" office:value="1.1665062512487741" table:style-name="ce6">
            <text:p>1.167</text:p>
          </table:table-cell>
          <table:table-cell office:value-type="float" office:value="229.24629451267" table:style-name="ce5">
            <text:p><text:s/>229<text:s/></text:p>
          </table:table-cell>
          <table:table-cell office:value-type="float" office:value="1.0897680551289024" table:style-name="ce6">
            <text:p>1.090</text:p>
          </table:table-cell>
          <table:table-cell office:value-type="float" office:value="249.82528851657997" table:style-name="ce5">
            <text:p><text:s/>25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49.82528851657997" table:style-name="ce5">
            <text:p><text:s/>250<text:s/></text:p>
          </table:table-cell>
          <table:table-cell office:value-type="float" office:value="1.0871073566685614" table:style-name="ce6">
            <text:p>1.087</text:p>
          </table:table-cell>
          <table:table-cell office:value-type="float" office:value="271.58690902822002" table:style-name="ce5">
            <text:p><text:s/>272<text:s/></text:p>
          </table:table-cell>
          <table:table-cell office:value-type="float" office:value="1.0422659589144161" table:style-name="ce6">
            <text:p>1.042</text:p>
          </table:table-cell>
          <table:table-cell office:value-type="float" office:value="283.0657901669" table:style-name="ce5">
            <text:p><text:s/>2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3.0657901669" table:style-name="ce5">
            <text:p><text:s/>283<text:s/></text:p>
          </table:table-cell>
          <table:table-cell office:value-type="float" office:value="1.1134697473180419" table:style-name="ce6">
            <text:p>1.113</text:p>
          </table:table-cell>
          <table:table-cell office:value-type="float" office:value="315.18519385152001" table:style-name="ce5">
            <text:p><text:s/>315<text:s/></text:p>
          </table:table-cell>
          <table:table-cell office:value-type="float" office:value="0.86125033165732534" table:style-name="ce6">
            <text:p>0.861</text:p>
          </table:table-cell>
          <table:table-cell office:value-type="float" office:value="271.45335273809997" table:style-name="ce5">
            <text:p><text:s/>27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71.45335273809997" table:style-name="ce5">
            <text:p><text:s/>271<text:s/></text:p>
          </table:table-cell>
          <table:table-cell office:value-type="float" office:value="1.0378112320223312" table:style-name="ce6">
            <text:p>1.038</text:p>
          </table:table-cell>
          <table:table-cell office:value-type="float" office:value="281.71733844172002" table:style-name="ce5">
            <text:p><text:s/>282<text:s/></text:p>
          </table:table-cell>
          <table:table-cell office:value-type="float" office:value="1.202860003981518" table:style-name="ce6">
            <text:p>1.203</text:p>
          </table:table-cell>
          <table:table-cell office:value-type="float" office:value="338.86651883966999" table:style-name="ce5">
            <text:p><text:s/>33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8.86651883966999" table:style-name="ce5">
            <text:p><text:s/>339<text:s/></text:p>
          </table:table-cell>
          <table:table-cell office:value-type="float" office:value="1.0611274257178254" table:style-name="ce6">
            <text:p>1.061</text:p>
          </table:table-cell>
          <table:table-cell office:value-type="float" office:value="359.58055679830005" table:style-name="ce5">
            <text:p><text:s/>360<text:s/></text:p>
          </table:table-cell>
          <table:table-cell office:value-type="float" office:value="1.0298387311526092" table:style-name="ce6">
            <text:p>1.030</text:p>
          </table:table-cell>
          <table:table-cell office:value-type="float" office:value="370.30998436031001" table:style-name="ce5">
            <text:p><text:s/>37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70.30998436031001" table:style-name="ce5">
            <text:p><text:s/>370<text:s/></text:p>
          </table:table-cell>
          <table:table-cell office:value-type="float" office:value="1.05846755656408" table:style-name="ce6">
            <text:p>1.058</text:p>
          </table:table-cell>
          <table:table-cell office:value-type="float" office:value="391.96110431713998" table:style-name="ce5">
            <text:p><text:s/>392<text:s/></text:p>
          </table:table-cell>
          <table:table-cell office:value-type="float" office:value="1.0438833165313843" table:style-name="ce6">
            <text:p>1.044</text:p>
          </table:table-cell>
          <table:table-cell office:value-type="float" office:value="409.16165752588" table:style-name="ce5">
            <text:p><text:s/>40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09.16165752588" table:style-name="ce5">
            <text:p><text:s/>409<text:s/></text:p>
          </table:table-cell>
          <table:table-cell office:value-type="float" office:value="1.0754424430588967" table:style-name="ce6">
            <text:p>1.075</text:p>
          </table:table-cell>
          <table:table-cell office:value-type="float" office:value="440.02981257566" table:style-name="ce5">
            <text:p><text:s/>440<text:s/></text:p>
          </table:table-cell>
          <table:table-cell office:value-type="float" office:value="1.1104233838716222" table:style-name="ce6">
            <text:p>1.110</text:p>
          </table:table-cell>
          <table:table-cell office:value-type="float" office:value="488.61939348466001" table:style-name="ce5">
            <text:p><text:s/>48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4.68733505877" table:style-name="ce5">
            <text:p><text:s/>11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4.68733505877" table:style-name="ce5">
            <text:p><text:s/>115<text:s/></text:p>
          </table:table-cell>
          <table:table-cell office:value-type="float" office:value="1.07876730766663" table:style-name="ce6">
            <text:p>1.079</text:p>
          </table:table-cell>
          <table:table-cell office:value-type="float" office:value="123.72094766481001" table:style-name="ce5">
            <text:p><text:s/>124<text:s/></text:p>
          </table:table-cell>
          <table:table-cell office:value-type="float" office:value="0.94872523642102369" table:style-name="ce6">
            <text:p>0.949</text:p>
          </table:table-cell>
          <table:table-cell office:value-type="float" office:value="117.37718532352999" table:style-name="ce5">
            <text:p><text:s/>11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7.37718532352999" table:style-name="ce5">
            <text:p><text:s/>117<text:s/></text:p>
          </table:table-cell>
          <table:table-cell office:value-type="float" office:value="1.0765368802938835" table:style-name="ce6">
            <text:p>1.077</text:p>
          </table:table-cell>
          <table:table-cell office:value-type="float" office:value="126.36086890586999" table:style-name="ce5">
            <text:p><text:s/>126<text:s/></text:p>
          </table:table-cell>
          <table:table-cell office:value-type="float" office:value="1.1898835700725021" table:style-name="ce6">
            <text:p>1.190</text:p>
          </table:table-cell>
          <table:table-cell office:value-type="float" office:value="150.35472181117999" table:style-name="ce5">
            <text:p><text:s/>15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0.35472181117999" table:style-name="ce5">
            <text:p><text:s/>150<text:s/></text:p>
          </table:table-cell>
          <table:table-cell office:value-type="float" office:value="1.1413952608895663" table:style-name="ce6">
            <text:p>1.141</text:p>
          </table:table-cell>
          <table:table-cell office:value-type="float" office:value="171.61416692764996" table:style-name="ce5">
            <text:p><text:s/>172<text:s/></text:p>
          </table:table-cell>
          <table:table-cell office:value-type="float" office:value="0.80709064333793057" table:style-name="ce6">
            <text:p>0.807</text:p>
          </table:table-cell>
          <table:table-cell office:value-type="float" office:value="138.50818839154002" table:style-name="ce5">
            <text:p><text:s/>13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8.50818839154002" table:style-name="ce5">
            <text:p><text:s/>139<text:s/></text:p>
          </table:table-cell>
          <table:table-cell office:value-type="float" office:value="1.0370108124277735" table:style-name="ce6">
            <text:p>1.037</text:p>
          </table:table-cell>
          <table:table-cell office:value-type="float" office:value="143.63448897181001" table:style-name="ce5">
            <text:p><text:s/>144<text:s/></text:p>
          </table:table-cell>
          <table:table-cell office:value-type="float" office:value="1.1124641650138802" table:style-name="ce6">
            <text:p>1.112</text:p>
          </table:table-cell>
          <table:table-cell office:value-type="float" office:value="159.78822184122001" table:style-name="ce5">
            <text:p><text:s/>16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9.78822184122001" table:style-name="ce5">
            <text:p><text:s/>160<text:s/></text:p>
          </table:table-cell>
          <table:table-cell office:value-type="float" office:value="1.0571222737935582" table:style-name="ce6">
            <text:p>1.057</text:p>
          </table:table-cell>
          <table:table-cell office:value-type="float" office:value="168.91568839822" table:style-name="ce5">
            <text:p><text:s/>169<text:s/></text:p>
          </table:table-cell>
          <table:table-cell office:value-type="float" office:value="1.460095901350327" table:style-name="ce6">
            <text:p>1.460</text:p>
          </table:table-cell>
          <table:table-cell office:value-type="float" office:value="246.63310430401" table:style-name="ce5">
            <text:p><text:s/>24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6.63310430401" table:style-name="ce5">
            <text:p><text:s/>247<text:s/></text:p>
          </table:table-cell>
          <table:table-cell office:value-type="float" office:value="1.0835262640014747" table:style-name="ce6">
            <text:p>1.084</text:p>
          </table:table-cell>
          <table:table-cell office:value-type="float" office:value="267.23344608561001" table:style-name="ce5">
            <text:p><text:s/>267<text:s/></text:p>
          </table:table-cell>
          <table:table-cell office:value-type="float" office:value="0.86886485422661686" table:style-name="ce6">
            <text:p>0.869</text:p>
          </table:table-cell>
          <table:table-cell office:value-type="float" office:value="232.18974917765001" table:style-name="ce5">
            <text:p><text:s/>23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2.18974917765001" table:style-name="ce5">
            <text:p><text:s/>232<text:s/></text:p>
          </table:table-cell>
          <table:table-cell office:value-type="float" office:value="1.1077332812878882" table:style-name="ce6">
            <text:p>1.108</text:p>
          </table:table-cell>
          <table:table-cell office:value-type="float" office:value="257.20431273796999" table:style-name="ce5">
            <text:p><text:s/>257<text:s/></text:p>
          </table:table-cell>
          <table:table-cell office:value-type="float" office:value="1.3071566569090323" table:style-name="ce6">
            <text:p>1.307</text:p>
          </table:table-cell>
          <table:table-cell office:value-type="float" office:value="336.20632958115004" table:style-name="ce5">
            <text:p><text:s/>33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6.20632958115004" table:style-name="ce5">
            <text:p><text:s/>336<text:s/></text:p>
          </table:table-cell>
          <table:table-cell office:value-type="float" office:value="1.1126167411623378" table:style-name="ce6">
            <text:p>1.113</text:p>
          </table:table-cell>
          <table:table-cell office:value-type="float" office:value="374.06879077673005" table:style-name="ce5">
            <text:p><text:s/>374<text:s/></text:p>
          </table:table-cell>
          <table:table-cell office:value-type="float" office:value="1.0865110047738926" table:style-name="ce6">
            <text:p>1.087</text:p>
          </table:table-cell>
          <table:table-cell office:value-type="float" office:value="406.42985772138002" table:style-name="ce5">
            <text:p><text:s/>40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06.42985772138002" table:style-name="ce5">
            <text:p><text:s/>406<text:s/></text:p>
          </table:table-cell>
          <table:table-cell office:value-type="float" office:value="1.0396830739886893" table:style-name="ce6">
            <text:p>1.040</text:p>
          </table:table-cell>
          <table:table-cell office:value-type="float" office:value="422.55824383654999" table:style-name="ce5">
            <text:p><text:s/>423<text:s/></text:p>
          </table:table-cell>
          <table:table-cell office:value-type="float" office:value="1.1150307584809109" table:style-name="ce6">
            <text:p>1.115</text:p>
          </table:table-cell>
          <table:table-cell office:value-type="float" office:value="471.16543912743009" table:style-name="ce5">
            <text:p><text:s/>47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71.16543912743009" table:style-name="ce5">
            <text:p><text:s/>471<text:s/></text:p>
          </table:table-cell>
          <table:table-cell office:value-type="float" office:value="1.1299970088109419" table:style-name="ce6">
            <text:p>1.130</text:p>
          </table:table-cell>
          <table:table-cell office:value-type="float" office:value="532.41553686908992" table:style-name="ce5">
            <text:p><text:s/>532<text:s/></text:p>
          </table:table-cell>
          <table:table-cell office:value-type="float" office:value="1.1420337308239255" table:style-name="ce6">
            <text:p>1.142</text:p>
          </table:table-cell>
          <table:table-cell office:value-type="float" office:value="608.03650191922998" table:style-name="ce5">
            <text:p><text:s/>60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08.03650191922998" table:style-name="ce5">
            <text:p><text:s/>608<text:s/></text:p>
          </table:table-cell>
          <table:table-cell office:value-type="float" office:value="1.0931412065007129" table:style-name="ce6">
            <text:p>1.093</text:p>
          </table:table-cell>
          <table:table-cell office:value-type="float" office:value="664.66975530446007" table:style-name="ce5">
            <text:p><text:s/>665<text:s/></text:p>
          </table:table-cell>
          <table:table-cell office:value-type="float" office:value="1.1702383728603525" table:style-name="ce6">
            <text:p>1.170</text:p>
          </table:table-cell>
          <table:table-cell office:value-type="float" office:value="777.82205293697996" table:style-name="ce5">
            <text:p><text:s/>77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77.82205293697996" table:style-name="ce5">
            <text:p><text:s/>778<text:s/></text:p>
          </table:table-cell>
          <table:table-cell office:value-type="float" office:value="1.1120364549123944" table:style-name="ce6">
            <text:p>1.112</text:p>
          </table:table-cell>
          <table:table-cell office:value-type="float" office:value="864.96647830071993" table:style-name="ce5">
            <text:p><text:s/>865<text:s/></text:p>
          </table:table-cell>
          <table:table-cell office:value-type="float" office:value="0.93936234648183092" table:style-name="ce6">
            <text:p>0.939</text:p>
          </table:table-cell>
          <table:table-cell office:value-type="float" office:value="812.51694068468998" table:style-name="ce5">
            <text:p><text:s/>81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12.51694068468998" table:style-name="ce5">
            <text:p><text:s/>813<text:s/></text:p>
          </table:table-cell>
          <table:table-cell office:value-type="float" office:value="1.0310297407189251" table:style-name="ce6">
            <text:p>1.031</text:p>
          </table:table-cell>
          <table:table-cell office:value-type="float" office:value="837.72913068387004" table:style-name="ce5">
            <text:p><text:s/>838<text:s/></text:p>
          </table:table-cell>
          <table:table-cell office:value-type="float" office:value="1.0850636950089672" table:style-name="ce6">
            <text:p>1.085</text:p>
          </table:table-cell>
          <table:table-cell office:value-type="float" office:value="908.98946595648999" table:style-name="ce5">
            <text:p><text:s/>9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08.98946595648999" table:style-name="ce5">
            <text:p><text:s/>909<text:s/></text:p>
          </table:table-cell>
          <table:table-cell office:value-type="float" office:value="1.0560030396813385" table:style-name="ce6">
            <text:p>1.056</text:p>
          </table:table-cell>
          <table:table-cell office:value-type="float" office:value="959.8956390883701" table:style-name="ce5">
            <text:p><text:s/>960<text:s/></text:p>
          </table:table-cell>
          <table:table-cell office:value-type="float" office:value="0.97214117400455424" table:style-name="ce6">
            <text:p>0.972</text:p>
          </table:table-cell>
          <table:table-cell office:value-type="float" office:value="933.15407350521991" table:style-name="ce5">
            <text:p><text:s/>93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33.15407350521991" table:style-name="ce5">
            <text:p><text:s/>933<text:s/></text:p>
          </table:table-cell>
          <table:table-cell office:value-type="float" office:value="1.0673171327252517" table:style-name="ce6">
            <text:p>1.067</text:p>
          </table:table-cell>
          <table:table-cell office:value-type="float" office:value="995.97133012448012" table:style-name="ce5">
            <text:p><text:s/>996<text:s/></text:p>
          </table:table-cell>
          <table:table-cell office:value-type="float" office:value="1.1622995776282503" table:style-name="ce6">
            <text:p>1.162</text:p>
          </table:table-cell>
          <table:table-cell office:value-type="float" office:value="1157.6170563335299" table:style-name="ce5">
            <text:p><text:s/>1,15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57.6170563335299" table:style-name="ce5">
            <text:p><text:s/>1,158<text:s/></text:p>
          </table:table-cell>
          <table:table-cell office:value-type="float" office:value="1.079313773685161" table:style-name="ce6">
            <text:p>1.079</text:p>
          </table:table-cell>
          <table:table-cell office:value-type="float" office:value="1249.4320335536499" table:style-name="ce5">
            <text:p><text:s/>1,249<text:s/></text:p>
          </table:table-cell>
          <table:table-cell office:value-type="float" office:value="1.0844577680114271" table:style-name="ce6">
            <text:p>1.084</text:p>
          </table:table-cell>
          <table:table-cell office:value-type="float" office:value="1354.9562743895697" table:style-name="ce5">
            <text:p><text:s/>1,35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8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12.5039308338" table:style-name="ce5">
            <text:p><text:s/>1,71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12.5039308338" table:style-name="ce5">
            <text:p><text:s/>1,713<text:s/></text:p>
          </table:table-cell>
          <table:table-cell office:value-type="float" office:value="1.0668245113065999" table:style-name="ce6">
            <text:p>1.067</text:p>
          </table:table-cell>
          <table:table-cell office:value-type="float" office:value="1826.9411691224" table:style-name="ce5">
            <text:p><text:s/>1,827<text:s/></text:p>
          </table:table-cell>
          <table:table-cell office:value-type="float" office:value="1.1183443341645527" table:style-name="ce6">
            <text:p>1.118</text:p>
          </table:table-cell>
          <table:table-cell office:value-type="float" office:value="2043.14930534" table:style-name="ce5">
            <text:p><text:s/>2,04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43.14930534" table:style-name="ce5">
            <text:p><text:s/>2,043<text:s/></text:p>
          </table:table-cell>
          <table:table-cell office:value-type="float" office:value="1.107131833406015" table:style-name="ce6">
            <text:p>1.107</text:p>
          </table:table-cell>
          <table:table-cell office:value-type="float" office:value="2262.0356363432998" table:style-name="ce5">
            <text:p><text:s/>2,262<text:s/></text:p>
          </table:table-cell>
          <table:table-cell office:value-type="float" office:value="1.0199805434834188" table:style-name="ce6">
            <text:p>1.020</text:p>
          </table:table-cell>
          <table:table-cell office:value-type="float" office:value="2307.2323377363" table:style-name="ce5">
            <text:p><text:s/>2,30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07.2323377363" table:style-name="ce5">
            <text:p><text:s/>2,307<text:s/></text:p>
          </table:table-cell>
          <table:table-cell office:value-type="float" office:value="1.0189173651619861" table:style-name="ce6">
            <text:p>1.019</text:p>
          </table:table-cell>
          <table:table-cell office:value-type="float" office:value="2350.8790943828003" table:style-name="ce5">
            <text:p><text:s/>2,351<text:s/></text:p>
          </table:table-cell>
          <table:table-cell office:value-type="float" office:value="1.1343819517979679" table:style-name="ce6">
            <text:p>1.134</text:p>
          </table:table-cell>
          <table:table-cell office:value-type="float" office:value="2666.7948155270001" table:style-name="ce5">
            <text:p><text:s/>2,66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66.7948155270001" table:style-name="ce5">
            <text:p><text:s/>2,667<text:s/></text:p>
          </table:table-cell>
          <table:table-cell office:value-type="float" office:value="1.0301961456782669" table:style-name="ce6">
            <text:p>1.030</text:p>
          </table:table-cell>
          <table:table-cell office:value-type="float" office:value="2747.3217402707" table:style-name="ce5">
            <text:p><text:s/>2,747<text:s/></text:p>
          </table:table-cell>
          <table:table-cell office:value-type="float" office:value="1.1664110689479175" table:style-name="ce6">
            <text:p>1.166</text:p>
          </table:table-cell>
          <table:table-cell office:value-type="float" office:value="3204.5064878130001" table:style-name="ce5">
            <text:p><text:s/>3,20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04.5064878130001" table:style-name="ce5">
            <text:p><text:s/>3,205<text:s/></text:p>
          </table:table-cell>
          <table:table-cell office:value-type="float" office:value="1.0451861012637307" table:style-name="ce6">
            <text:p>1.045</text:p>
          </table:table-cell>
          <table:table-cell office:value-type="float" office:value="3349.3056424716001" table:style-name="ce5">
            <text:p><text:s/>3,349<text:s/></text:p>
          </table:table-cell>
          <table:table-cell office:value-type="float" office:value="1.1302090913966798" table:style-name="ce6">
            <text:p>1.130</text:p>
          </table:table-cell>
          <table:table-cell office:value-type="float" office:value="3785.4156869875997" table:style-name="ce5">
            <text:p><text:s/>3,78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785.4156869875997" table:style-name="ce5">
            <text:p><text:s/>3,785<text:s/></text:p>
          </table:table-cell>
          <table:table-cell office:value-type="float" office:value="1.0101841138606045" table:style-name="ce6">
            <text:p>1.010</text:p>
          </table:table-cell>
          <table:table-cell office:value-type="float" office:value="3823.9667913536" table:style-name="ce5">
            <text:p><text:s/>3,824<text:s/></text:p>
          </table:table-cell>
          <table:table-cell office:value-type="float" office:value="1.1544500445944867" table:style-name="ce6">
            <text:p>1.154</text:p>
          </table:table-cell>
          <table:table-cell office:value-type="float" office:value="4414.5786328059994" table:style-name="ce5">
            <text:p><text:s/>4,41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414.5786328059994" table:style-name="ce5">
            <text:p><text:s/>4,415<text:s/></text:p>
          </table:table-cell>
          <table:table-cell office:value-type="float" office:value="1.0397832769513198" table:style-name="ce6">
            <text:p>1.040</text:p>
          </table:table-cell>
          <table:table-cell office:value-type="float" office:value="4590.2050371782998" table:style-name="ce5">
            <text:p><text:s/>4,590<text:s/></text:p>
          </table:table-cell>
          <table:table-cell office:value-type="float" office:value="1.0720959568837547" table:style-name="ce6">
            <text:p>1.072</text:p>
          </table:table-cell>
          <table:table-cell office:value-type="float" office:value="4921.1402616262994" table:style-name="ce5">
            <text:p><text:s/>4,92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921.1402616262994" table:style-name="ce5">
            <text:p><text:s/>4,921<text:s/></text:p>
          </table:table-cell>
          <table:table-cell office:value-type="float" office:value="1.0835429088076904" table:style-name="ce6">
            <text:p>1.084</text:p>
          </table:table-cell>
          <table:table-cell office:value-type="float" office:value="5332.2666337332003" table:style-name="ce5">
            <text:p><text:s/>5,332<text:s/></text:p>
          </table:table-cell>
          <table:table-cell office:value-type="float" office:value="1.0736677884229833" table:style-name="ce6">
            <text:p>1.074</text:p>
          </table:table-cell>
          <table:table-cell office:value-type="float" office:value="5725.0829239219902" table:style-name="ce5">
            <text:p><text:s/>5,72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725.0829239219902" table:style-name="ce5">
            <text:p><text:s/>5,725<text:s/></text:p>
          </table:table-cell>
          <table:table-cell office:value-type="float" office:value="1.0840461894392546" table:style-name="ce6">
            <text:p>1.084</text:p>
          </table:table-cell>
          <table:table-cell office:value-type="float" office:value="6206.2543279013798" table:style-name="ce5">
            <text:p><text:s/>6,206<text:s/></text:p>
          </table:table-cell>
          <table:table-cell office:value-type="float" office:value="1.073350086316863" table:style-name="ce6">
            <text:p>1.073</text:p>
          </table:table-cell>
          <table:table-cell office:value-type="float" office:value="6661.4836185573504" table:style-name="ce5">
            <text:p><text:s/>6,66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661.4836185573504" table:style-name="ce5">
            <text:p><text:s/>6,661<text:s/></text:p>
          </table:table-cell>
          <table:table-cell office:value-type="float" office:value="0.99975633227389338" table:style-name="ce6">
            <text:p>1.000</text:p>
          </table:table-cell>
          <table:table-cell office:value-type="float" office:value="6659.8604299915196" table:style-name="ce5">
            <text:p><text:s/>6,660<text:s/></text:p>
          </table:table-cell>
          <table:table-cell office:value-type="float" office:value="1.1136342981046261" table:style-name="ce6">
            <text:p>1.114</text:p>
          </table:table-cell>
          <table:table-cell office:value-type="float" office:value="7416.6489954283797" table:style-name="ce5">
            <text:p><text:s/>7,41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416.6489954283797" table:style-name="ce5">
            <text:p><text:s/>7,417<text:s/></text:p>
          </table:table-cell>
          <table:table-cell office:value-type="float" office:value="0.99818590855935163" table:style-name="ce6">
            <text:p>0.998</text:p>
          </table:table-cell>
          <table:table-cell office:value-type="float" office:value="7403.1945159674797" table:style-name="ce5">
            <text:p><text:s/>7,403<text:s/></text:p>
          </table:table-cell>
          <table:table-cell office:value-type="float" office:value="1.1807846343703849" table:style-name="ce6">
            <text:p>1.181</text:p>
          </table:table-cell>
          <table:table-cell office:value-type="float" office:value="8741.5783297094986" table:style-name="ce5">
            <text:p><text:s/>8,74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741.5783297094986" table:style-name="ce5">
            <text:p><text:s/>8,742<text:s/></text:p>
          </table:table-cell>
          <table:table-cell office:value-type="float" office:value="1.0200654223620735" table:style-name="ce6">
            <text:p>1.020</text:p>
          </table:table-cell>
          <table:table-cell office:value-type="float" office:value="8916.9817910062702" table:style-name="ce5">
            <text:p><text:s/>8,917<text:s/></text:p>
          </table:table-cell>
          <table:table-cell office:value-type="float" office:value="1.0468115637078279" table:style-name="ce6">
            <text:p>1.047</text:p>
          </table:table-cell>
          <table:table-cell office:value-type="float" office:value="9334.3996521975005" table:style-name="ce5">
            <text:p><text:s/>9,33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334.3996521975005" table:style-name="ce5">
            <text:p><text:s/>9,334<text:s/></text:p>
          </table:table-cell>
          <table:table-cell office:value-type="float" office:value="0.96966873811492671" table:style-name="ce6">
            <text:p>0.970</text:p>
          </table:table-cell>
          <table:table-cell office:value-type="float" office:value="9051.2755318067611" table:style-name="ce5">
            <text:p><text:s/>9,051<text:s/></text:p>
          </table:table-cell>
          <table:table-cell office:value-type="float" office:value="1.1069276991321459" table:style-name="ce6">
            <text:p>1.107</text:p>
          </table:table-cell>
          <table:table-cell office:value-type="float" office:value="10019.107598633949" table:style-name="ce5">
            <text:p><text:s/>10,01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019.107598633949" table:style-name="ce5">
            <text:p><text:s/>10,019<text:s/></text:p>
          </table:table-cell>
          <table:table-cell office:value-type="float" office:value="0.97016998196157211" table:style-name="ce6">
            <text:p>0.970</text:p>
          </table:table-cell>
          <table:table-cell office:value-type="float" office:value="9720.2374382377493" table:style-name="ce5">
            <text:p><text:s/>9,720<text:s/></text:p>
          </table:table-cell>
          <table:table-cell office:value-type="float" office:value="1.1588300890956578" table:style-name="ce6">
            <text:p>1.159</text:p>
          </table:table-cell>
          <table:table-cell office:value-type="float" office:value="11264.103616584" table:style-name="ce5">
            <text:p><text:s/>11,26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264.103616584" table:style-name="ce5">
            <text:p><text:s/>11,264<text:s/></text:p>
          </table:table-cell>
          <table:table-cell office:value-type="float" office:value="0.97142040799109786" table:style-name="ce6">
            <text:p>0.971</text:p>
          </table:table-cell>
          <table:table-cell office:value-type="float" office:value="10942.18013087603" table:style-name="ce5">
            <text:p><text:s/>10,942<text:s/></text:p>
          </table:table-cell>
          <table:table-cell office:value-type="float" office:value="1.044899751333429" table:style-name="ce6">
            <text:p>1.045</text:p>
          </table:table-cell>
          <table:table-cell office:value-type="float" office:value="11433.481297797951" table:style-name="ce5">
            <text:p><text:s/>11,43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433.481297797951" table:style-name="ce5">
            <text:p><text:s/>11,433<text:s/></text:p>
          </table:table-cell>
          <table:table-cell office:value-type="float" office:value="0.99058189508750671" table:style-name="ce6">
            <text:p>0.991</text:p>
          </table:table-cell>
          <table:table-cell office:value-type="float" office:value="11325.799571420259" table:style-name="ce5">
            <text:p><text:s/>11,326<text:s/></text:p>
          </table:table-cell>
          <table:table-cell office:value-type="float" office:value="1.1020313018346959" table:style-name="ce6">
            <text:p>1.102</text:p>
          </table:table-cell>
          <table:table-cell office:value-type="float" office:value="12481.385646011111" table:style-name="ce5">
            <text:p><text:s/>12,48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93.92496277539999" table:style-name="ce5">
            <text:p><text:s/>39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93.92496277539999" table:style-name="ce5">
            <text:p><text:s/>394<text:s/></text:p>
          </table:table-cell>
          <table:table-cell office:value-type="float" office:value="1.0301858232423311" table:style-name="ce6">
            <text:p>1.030</text:p>
          </table:table-cell>
          <table:table-cell office:value-type="float" office:value="405.81591207248005" table:style-name="ce5">
            <text:p><text:s/>406<text:s/></text:p>
          </table:table-cell>
          <table:table-cell office:value-type="float" office:value="1.17560208089399" table:style-name="ce6">
            <text:p>1.176</text:p>
          </table:table-cell>
          <table:table-cell office:value-type="float" office:value="477.07803069230005" table:style-name="ce5">
            <text:p><text:s/>47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77.07803069230005" table:style-name="ce5">
            <text:p><text:s/>477<text:s/></text:p>
          </table:table-cell>
          <table:table-cell office:value-type="float" office:value="1.1017936303428775" table:style-name="ce6">
            <text:p>1.102</text:p>
          </table:table-cell>
          <table:table-cell office:value-type="float" office:value="525.64153539330005" table:style-name="ce5">
            <text:p><text:s/>526<text:s/></text:p>
          </table:table-cell>
          <table:table-cell office:value-type="float" office:value="0.99349002445558343" table:style-name="ce6">
            <text:p>0.993</text:p>
          </table:table-cell>
          <table:table-cell office:value-type="float" office:value="522.21962185276004" table:style-name="ce5">
            <text:p><text:s/>52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22.21962185276004" table:style-name="ce5">
            <text:p><text:s/>522<text:s/></text:p>
          </table:table-cell>
          <table:table-cell office:value-type="float" office:value="1.0492411848944279" table:style-name="ce6">
            <text:p>1.049</text:p>
          </table:table-cell>
          <table:table-cell office:value-type="float" office:value="547.93433480790998" table:style-name="ce5">
            <text:p><text:s/>548<text:s/></text:p>
          </table:table-cell>
          <table:table-cell office:value-type="float" office:value="1.1282806769886604" table:style-name="ce6">
            <text:p>1.128</text:p>
          </table:table-cell>
          <table:table-cell office:value-type="float" office:value="618.22372222239994" table:style-name="ce5">
            <text:p><text:s/>61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18.22372222239994" table:style-name="ce5">
            <text:p><text:s/>618<text:s/></text:p>
          </table:table-cell>
          <table:table-cell office:value-type="float" office:value="1.0080810404483036" table:style-name="ce6">
            <text:p>1.008</text:p>
          </table:table-cell>
          <table:table-cell office:value-type="float" office:value="623.21961312778001" table:style-name="ce5">
            <text:p><text:s/>623<text:s/></text:p>
          </table:table-cell>
          <table:table-cell office:value-type="float" office:value="1.1437957423257086" table:style-name="ce6">
            <text:p>1.144</text:p>
          </table:table-cell>
          <table:table-cell office:value-type="float" office:value="712.83594002943005" table:style-name="ce5">
            <text:p><text:s/>71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12.83594002943005" table:style-name="ce5">
            <text:p><text:s/>713<text:s/></text:p>
          </table:table-cell>
          <table:table-cell office:value-type="float" office:value="1.1094815210741871" table:style-name="ce6">
            <text:p>1.109</text:p>
          </table:table-cell>
          <table:table-cell office:value-type="float" office:value="790.87830302020006" table:style-name="ce5">
            <text:p><text:s/>791<text:s/></text:p>
          </table:table-cell>
          <table:table-cell office:value-type="float" office:value="1.1226020220513919" table:style-name="ce6">
            <text:p>1.123</text:p>
          </table:table-cell>
          <table:table-cell office:value-type="float" office:value="887.84158216704998" table:style-name="ce5">
            <text:p><text:s/>88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87.84158216704998" table:style-name="ce5">
            <text:p><text:s/>888<text:s/></text:p>
          </table:table-cell>
          <table:table-cell office:value-type="float" office:value="1.0495075301459127" table:style-name="ce6">
            <text:p>1.050</text:p>
          </table:table-cell>
          <table:table-cell office:value-type="float" office:value="931.79642606097991" table:style-name="ce5">
            <text:p><text:s/>932<text:s/></text:p>
          </table:table-cell>
          <table:table-cell office:value-type="float" office:value="1.146077853796267" table:style-name="ce6">
            <text:p>1.146</text:p>
          </table:table-cell>
          <table:table-cell office:value-type="float" office:value="1067.9112481550001" table:style-name="ce5">
            <text:p><text:s/>1,06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67.9112481550001" table:style-name="ce5">
            <text:p><text:s/>1,068<text:s/></text:p>
          </table:table-cell>
          <table:table-cell office:value-type="float" office:value="1.0288028753499332" table:style-name="ce6">
            <text:p>1.029</text:p>
          </table:table-cell>
          <table:table-cell office:value-type="float" office:value="1098.6701627204002" table:style-name="ce5">
            <text:p><text:s/>1,099<text:s/></text:p>
          </table:table-cell>
          <table:table-cell office:value-type="float" office:value="1.0006034836133697" table:style-name="ce6">
            <text:p>1.001</text:p>
          </table:table-cell>
          <table:table-cell office:value-type="float" office:value="1099.3331921601" table:style-name="ce5">
            <text:p><text:s/>1,09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99.3331921601" table:style-name="ce5">
            <text:p><text:s/>1,099<text:s/></text:p>
          </table:table-cell>
          <table:table-cell office:value-type="float" office:value="1.1398554553693574" table:style-name="ce6">
            <text:p>1.140</text:p>
          </table:table-cell>
          <table:table-cell office:value-type="float" office:value="1253.0809363522999" table:style-name="ce5">
            <text:p><text:s/>1,253<text:s/></text:p>
          </table:table-cell>
          <table:table-cell office:value-type="float" office:value="0.98597125607499647" table:style-name="ce6">
            <text:p>0.986</text:p>
          </table:table-cell>
          <table:table-cell office:value-type="float" office:value="1235.50178477891" table:style-name="ce5">
            <text:p><text:s/>1,23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35.50178477891" table:style-name="ce5">
            <text:p><text:s/>1,236<text:s/></text:p>
          </table:table-cell>
          <table:table-cell office:value-type="float" office:value="1.0963916644833431" table:style-name="ce6">
            <text:p>1.096</text:p>
          </table:table-cell>
          <table:table-cell office:value-type="float" office:value="1354.5938582858901" table:style-name="ce5">
            <text:p><text:s/>1,355<text:s/></text:p>
          </table:table-cell>
          <table:table-cell office:value-type="float" office:value="1.0013070169544029" table:style-name="ce6">
            <text:p>1.001</text:p>
          </table:table-cell>
          <table:table-cell office:value-type="float" office:value="1356.364335425" table:style-name="ce5">
            <text:p><text:s/>1,35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56.364335425" table:style-name="ce5">
            <text:p><text:s/>1,356<text:s/></text:p>
          </table:table-cell>
          <table:table-cell office:value-type="float" office:value="1.0282924330190795" table:style-name="ce6">
            <text:p>1.028</text:p>
          </table:table-cell>
          <table:table-cell office:value-type="float" office:value="1394.7391825344801" table:style-name="ce5">
            <text:p><text:s/>1,395<text:s/></text:p>
          </table:table-cell>
          <table:table-cell office:value-type="float" office:value="1.1245210961438137" table:style-name="ce6">
            <text:p>1.125</text:p>
          </table:table-cell>
          <table:table-cell office:value-type="float" office:value="1568.4136343784" table:style-name="ce5">
            <text:p><text:s/>1,56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68.4136343784" table:style-name="ce5">
            <text:p><text:s/>1,568<text:s/></text:p>
          </table:table-cell>
          <table:table-cell office:value-type="float" office:value="0.98727462308468128" table:style-name="ce6">
            <text:p>0.987</text:p>
          </table:table-cell>
          <table:table-cell office:value-type="float" office:value="1548.4549797218101" table:style-name="ce5">
            <text:p><text:s/>1,548<text:s/></text:p>
          </table:table-cell>
          <table:table-cell office:value-type="float" office:value="1.1333741765747642" table:style-name="ce6">
            <text:p>1.133</text:p>
          </table:table-cell>
          <table:table-cell office:value-type="float" office:value="1754.9788876052999" table:style-name="ce5">
            <text:p><text:s/>1,75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54.9788876052999" table:style-name="ce5">
            <text:p><text:s/>1,755<text:s/></text:p>
          </table:table-cell>
          <table:table-cell office:value-type="float" office:value="1.0411471663520837" table:style-name="ce6">
            <text:p>1.041</text:p>
          </table:table-cell>
          <table:table-cell office:value-type="float" office:value="1827.1912958379901" table:style-name="ce5">
            <text:p><text:s/>1,827<text:s/></text:p>
          </table:table-cell>
          <table:table-cell office:value-type="float" office:value="1.0671229484122304" table:style-name="ce6">
            <text:p>1.067</text:p>
          </table:table-cell>
          <table:table-cell office:value-type="float" office:value="1949.8377629278" table:style-name="ce5">
            <text:p><text:s/>1,95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949.8377629278" table:style-name="ce5">
            <text:p><text:s/>1,950<text:s/></text:p>
          </table:table-cell>
          <table:table-cell office:value-type="float" office:value="0.92672490722334511" table:style-name="ce6">
            <text:p>0.927</text:p>
          </table:table-cell>
          <table:table-cell office:value-type="float" office:value="1806.9632199498401" table:style-name="ce5">
            <text:p><text:s/>1,807<text:s/></text:p>
          </table:table-cell>
          <table:table-cell office:value-type="float" office:value="1.1271589129119342" table:style-name="ce6">
            <text:p>1.127</text:p>
          </table:table-cell>
          <table:table-cell office:value-type="float" office:value="2036.7346986705099" table:style-name="ce5">
            <text:p><text:s/>2,03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36.7346986705099" table:style-name="ce5">
            <text:p><text:s/>2,037<text:s/></text:p>
          </table:table-cell>
          <table:table-cell office:value-type="float" office:value="0.96415771946124262" table:style-name="ce6">
            <text:p>0.964</text:p>
          </table:table-cell>
          <table:table-cell office:value-type="float" office:value="1963.7334822177399" table:style-name="ce5">
            <text:p><text:s/>1,964<text:s/></text:p>
          </table:table-cell>
          <table:table-cell office:value-type="float" office:value="1.1356532960155603" table:style-name="ce6">
            <text:p>1.136</text:p>
          </table:table-cell>
          <table:table-cell office:value-type="float" office:value="2230.1204015766903" table:style-name="ce5">
            <text:p><text:s/>2,23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30.1204015766903" table:style-name="ce5">
            <text:p><text:s/>2,230<text:s/></text:p>
          </table:table-cell>
          <table:table-cell office:value-type="float" office:value="0.95586875030583596" table:style-name="ce6">
            <text:p>0.956</text:p>
          </table:table-cell>
          <table:table-cell office:value-type="float" office:value="2131.70240128666" table:style-name="ce5">
            <text:p><text:s/>2,132<text:s/></text:p>
          </table:table-cell>
          <table:table-cell office:value-type="float" office:value="1.0802326830965232" table:style-name="ce6">
            <text:p>1.080</text:p>
          </table:table-cell>
          <table:table-cell office:value-type="float" office:value="2302.73460450519" table:style-name="ce5">
            <text:p><text:s/>2,3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02.73460450519" table:style-name="ce5">
            <text:p><text:s/>2,303<text:s/></text:p>
          </table:table-cell>
          <table:table-cell office:value-type="float" office:value="1.0188967255257018" table:style-name="ce6">
            <text:p>1.019</text:p>
          </table:table-cell>
          <table:table-cell office:value-type="float" office:value="2346.2487482850597" table:style-name="ce5">
            <text:p><text:s/>2,346<text:s/></text:p>
          </table:table-cell>
          <table:table-cell office:value-type="float" office:value="1.0558563704494932" table:style-name="ce6">
            <text:p>1.056</text:p>
          </table:table-cell>
          <table:table-cell office:value-type="float" office:value="2477.3016875359303" table:style-name="ce5">
            <text:p><text:s/>2,47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18.5789680584001" table:style-name="ce5">
            <text:p><text:s/>1,31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18.5789680584001" table:style-name="ce5">
            <text:p><text:s/>1,319<text:s/></text:p>
          </table:table-cell>
          <table:table-cell office:value-type="float" office:value="1.0777703053632948" table:style-name="ce6">
            <text:p>1.078</text:p>
          </table:table-cell>
          <table:table-cell office:value-type="float" office:value="1421.12525704992" table:style-name="ce5">
            <text:p><text:s/>1,421<text:s/></text:p>
          </table:table-cell>
          <table:table-cell office:value-type="float" office:value="1.1019938368407227" table:style-name="ce6">
            <text:p>1.102</text:p>
          </table:table-cell>
          <table:table-cell office:value-type="float" office:value="1566.0712746476997" table:style-name="ce5">
            <text:p><text:s/>1,56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66.0712746476997" table:style-name="ce5">
            <text:p><text:s/>1,566<text:s/></text:p>
          </table:table-cell>
          <table:table-cell office:value-type="float" office:value="1.1087580297650343" table:style-name="ce6">
            <text:p>1.109</text:p>
          </table:table-cell>
          <table:table-cell office:value-type="float" office:value="1736.3941009499997" table:style-name="ce5">
            <text:p><text:s/>1,736<text:s/></text:p>
          </table:table-cell>
          <table:table-cell office:value-type="float" office:value="1.0279997581810145" table:style-name="ce6">
            <text:p>1.028</text:p>
          </table:table-cell>
          <table:table-cell office:value-type="float" office:value="1785.0127158835398" table:style-name="ce5">
            <text:p><text:s/>1,78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85.0127158835398" table:style-name="ce5">
            <text:p><text:s/>1,785<text:s/></text:p>
          </table:table-cell>
          <table:table-cell office:value-type="float" office:value="1.0100458912879364" table:style-name="ce6">
            <text:p>1.010</text:p>
          </table:table-cell>
          <table:table-cell office:value-type="float" office:value="1802.9447595748902" table:style-name="ce5">
            <text:p><text:s/>1,803<text:s/></text:p>
          </table:table-cell>
          <table:table-cell office:value-type="float" office:value="1.1362361949390092" table:style-name="ce6">
            <text:p>1.136</text:p>
          </table:table-cell>
          <table:table-cell office:value-type="float" office:value="2048.5710933045998" table:style-name="ce5">
            <text:p><text:s/>2,04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048.5710933045998" table:style-name="ce5">
            <text:p><text:s/>2,049<text:s/></text:p>
          </table:table-cell>
          <table:table-cell office:value-type="float" office:value="1.0368701062341357" table:style-name="ce6">
            <text:p>1.037</text:p>
          </table:table-cell>
          <table:table-cell office:value-type="float" office:value="2124.1021271429199" table:style-name="ce5">
            <text:p><text:s/>2,124<text:s/></text:p>
          </table:table-cell>
          <table:table-cell office:value-type="float" office:value="1.1730464914768755" table:style-name="ce6">
            <text:p>1.173</text:p>
          </table:table-cell>
          <table:table-cell office:value-type="float" office:value="2491.6705477835703" table:style-name="ce5">
            <text:p><text:s/>2,4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91.6705477835703" table:style-name="ce5">
            <text:p><text:s/>2,492<text:s/></text:p>
          </table:table-cell>
          <table:table-cell office:value-type="float" office:value="1.0267919816796054" table:style-name="ce6">
            <text:p>1.027</text:p>
          </table:table-cell>
          <table:table-cell office:value-type="float" office:value="2558.4273394513998" table:style-name="ce5">
            <text:p><text:s/>2,558<text:s/></text:p>
          </table:table-cell>
          <table:table-cell office:value-type="float" office:value="1.1325606399444874" table:style-name="ce6">
            <text:p>1.133</text:p>
          </table:table-cell>
          <table:table-cell office:value-type="float" office:value="2897.57410482055" table:style-name="ce5">
            <text:p><text:s/>2,8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97.57410482055" table:style-name="ce5">
            <text:p><text:s/>2,898<text:s/></text:p>
          </table:table-cell>
          <table:table-cell office:value-type="float" office:value="0.99813508150872143" table:style-name="ce6">
            <text:p>0.998</text:p>
          </table:table-cell>
          <table:table-cell office:value-type="float" office:value="2892.1703652926203" table:style-name="ce5">
            <text:p><text:s/>2,892<text:s/></text:p>
          </table:table-cell>
          <table:table-cell office:value-type="float" office:value="1.1571473882771754" table:style-name="ce6">
            <text:p>1.157</text:p>
          </table:table-cell>
          <table:table-cell office:value-type="float" office:value="3346.6673846510002" table:style-name="ce5">
            <text:p><text:s/>3,3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346.6673846510002" table:style-name="ce5">
            <text:p><text:s/>3,347<text:s/></text:p>
          </table:table-cell>
          <table:table-cell office:value-type="float" office:value="1.0432870892611896" table:style-name="ce6">
            <text:p>1.043</text:p>
          </table:table-cell>
          <table:table-cell office:value-type="float" office:value="3491.5348744579001" table:style-name="ce5">
            <text:p><text:s/>3,492<text:s/></text:p>
          </table:table-cell>
          <table:table-cell office:value-type="float" office:value="1.0945922658325382" table:style-name="ce6">
            <text:p>1.095</text:p>
          </table:table-cell>
          <table:table-cell office:value-type="float" office:value="3821.8070694661997" table:style-name="ce5">
            <text:p><text:s/>3,82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821.8070694661997" table:style-name="ce5">
            <text:p><text:s/>3,822<text:s/></text:p>
          </table:table-cell>
          <table:table-cell office:value-type="float" office:value="1.0673447464083134" table:style-name="ce6">
            <text:p>1.067</text:p>
          </table:table-cell>
          <table:table-cell office:value-type="float" office:value="4079.1856973809004" table:style-name="ce5">
            <text:p><text:s/>4,079<text:s/></text:p>
          </table:table-cell>
          <table:table-cell office:value-type="float" office:value="1.1006071976634162" table:style-name="ce6">
            <text:p>1.101</text:p>
          </table:table-cell>
          <table:table-cell office:value-type="float" office:value="4489.5811391430807" table:style-name="ce5">
            <text:p><text:s/>4,49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489.5811391430807" table:style-name="ce5">
            <text:p><text:s/>4,490<text:s/></text:p>
          </table:table-cell>
          <table:table-cell office:value-type="float" office:value="1.0806487997990653" table:style-name="ce6">
            <text:p>1.081</text:p>
          </table:table-cell>
          <table:table-cell office:value-type="float" office:value="4851.66046961549" table:style-name="ce5">
            <text:p><text:s/>4,852<text:s/></text:p>
          </table:table-cell>
          <table:table-cell office:value-type="float" office:value="1.0934646635634826" table:style-name="ce6">
            <text:p>1.093</text:p>
          </table:table-cell>
          <table:table-cell office:value-type="float" office:value="5305.1192831323497" table:style-name="ce5">
            <text:p><text:s/>5,30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305.1192831323497" table:style-name="ce5">
            <text:p><text:s/>5,305<text:s/></text:p>
          </table:table-cell>
          <table:table-cell office:value-type="float" office:value="0.99246048325388569" table:style-name="ce6">
            <text:p>0.992</text:p>
          </table:table-cell>
          <table:table-cell office:value-type="float" office:value="5265.1212474570402" table:style-name="ce5">
            <text:p><text:s/>5,265<text:s/></text:p>
          </table:table-cell>
          <table:table-cell office:value-type="float" office:value="1.1107503675959169" table:style-name="ce6">
            <text:p>1.111</text:p>
          </table:table-cell>
          <table:table-cell office:value-type="float" office:value="5848.2353610499804" table:style-name="ce5">
            <text:p><text:s/>5,84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848.2353610499804" table:style-name="ce5">
            <text:p><text:s/>5,848<text:s/></text:p>
          </table:table-cell>
          <table:table-cell office:value-type="float" office:value="1.0011121603003545" table:style-name="ce6">
            <text:p>1.001</text:p>
          </table:table-cell>
          <table:table-cell office:value-type="float" office:value="5854.7395362456691" table:style-name="ce5">
            <text:p><text:s/>5,855<text:s/></text:p>
          </table:table-cell>
          <table:table-cell office:value-type="float" office:value="1.1933236993467229" table:style-name="ce6">
            <text:p>1.193</text:p>
          </table:table-cell>
          <table:table-cell office:value-type="float" office:value="6986.5994421041996" table:style-name="ce5">
            <text:p><text:s/>6,9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986.5994421041996" table:style-name="ce5">
            <text:p><text:s/>6,987<text:s/></text:p>
          </table:table-cell>
          <table:table-cell office:value-type="float" office:value="1.0147698539066383" table:style-name="ce6">
            <text:p>1.015</text:p>
          </table:table-cell>
          <table:table-cell office:value-type="float" office:value="7089.7904951682794" table:style-name="ce5">
            <text:p><text:s/>7,090<text:s/></text:p>
          </table:table-cell>
          <table:table-cell office:value-type="float" office:value="1.0415768835908914" table:style-name="ce6">
            <text:p>1.042</text:p>
          </table:table-cell>
          <table:table-cell office:value-type="float" office:value="7384.5618892697003" table:style-name="ce5">
            <text:p><text:s/>7,38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384.5618892697003" table:style-name="ce5">
            <text:p><text:s/>7,385<text:s/></text:p>
          </table:table-cell>
          <table:table-cell office:value-type="float" office:value="0.98100773214229908" table:style-name="ce6">
            <text:p>0.981</text:p>
          </table:table-cell>
          <table:table-cell office:value-type="float" office:value="7244.3123118569201" table:style-name="ce5">
            <text:p><text:s/>7,244<text:s/></text:p>
          </table:table-cell>
          <table:table-cell office:value-type="float" office:value="1.1018813872641189" table:style-name="ce6">
            <text:p>1.102</text:p>
          </table:table-cell>
          <table:table-cell office:value-type="float" office:value="7982.3728999634386" table:style-name="ce5">
            <text:p><text:s/>7,98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982.3728999634386" table:style-name="ce5">
            <text:p><text:s/>7,982<text:s/></text:p>
          </table:table-cell>
          <table:table-cell office:value-type="float" office:value="0.97170403503142977" table:style-name="ce6">
            <text:p>0.972</text:p>
          </table:table-cell>
          <table:table-cell office:value-type="float" office:value="7756.5039560200094" table:style-name="ce5">
            <text:p><text:s/>7,757<text:s/></text:p>
          </table:table-cell>
          <table:table-cell office:value-type="float" office:value="1.164697815695152" table:style-name="ce6">
            <text:p>1.165</text:p>
          </table:table-cell>
          <table:table-cell office:value-type="float" office:value="9033.9832150073089" table:style-name="ce5">
            <text:p><text:s/>9,03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033.9832150073089" table:style-name="ce5">
            <text:p><text:s/>9,034<text:s/></text:p>
          </table:table-cell>
          <table:table-cell office:value-type="float" office:value="0.97525947523937728" table:style-name="ce6">
            <text:p>0.975</text:p>
          </table:table-cell>
          <table:table-cell office:value-type="float" office:value="8810.4777295893709" table:style-name="ce5">
            <text:p><text:s/>8,810<text:s/></text:p>
          </table:table-cell>
          <table:table-cell office:value-type="float" office:value="1.0363509191593312" table:style-name="ce6">
            <text:p>1.036</text:p>
          </table:table-cell>
          <table:table-cell office:value-type="float" office:value="9130.74669329276" table:style-name="ce5">
            <text:p><text:s/>9,13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130.74669329276" table:style-name="ce5">
            <text:p><text:s/>9,131<text:s/></text:p>
          </table:table-cell>
          <table:table-cell office:value-type="float" office:value="0.98344101799816375" table:style-name="ce6">
            <text:p>0.983</text:p>
          </table:table-cell>
          <table:table-cell office:value-type="float" office:value="8979.5508231351996" table:style-name="ce5">
            <text:p><text:s/>8,980<text:s/></text:p>
          </table:table-cell>
          <table:table-cell office:value-type="float" office:value="1.1140962566524306" table:style-name="ce6">
            <text:p>1.114</text:p>
          </table:table-cell>
          <table:table-cell office:value-type="float" office:value="10004.083958475179" table:style-name="ce5">
            <text:p><text:s/>10,00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8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5.56252208627001" table:style-name="ce5">
            <text:p><text:s/>13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5.56252208627001" table:style-name="ce5">
            <text:p><text:s/>136<text:s/></text:p>
          </table:table-cell>
          <table:table-cell office:value-type="float" office:value="1.0623548470288908" table:style-name="ce6">
            <text:p>1.062</text:p>
          </table:table-cell>
          <table:table-cell office:value-type="float" office:value="144.01550241381003" table:style-name="ce5">
            <text:p><text:s/>144<text:s/></text:p>
          </table:table-cell>
          <table:table-cell office:value-type="float" office:value="1.1619452296998238" table:style-name="ce6">
            <text:p>1.162</text:p>
          </table:table-cell>
          <table:table-cell office:value-type="float" office:value="167.33812603255001" table:style-name="ce5">
            <text:p><text:s/>16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7.33812603255001" table:style-name="ce5">
            <text:p><text:s/>167<text:s/></text:p>
          </table:table-cell>
          <table:table-cell office:value-type="float" office:value="1.0460290475080483" table:style-name="ce6">
            <text:p>1.046</text:p>
          </table:table-cell>
          <table:table-cell office:value-type="float" office:value="175.04054058560999" table:style-name="ce5">
            <text:p><text:s/>175<text:s/></text:p>
          </table:table-cell>
          <table:table-cell office:value-type="float" office:value="0.98366413428487165" table:style-name="ce6">
            <text:p>0.984</text:p>
          </table:table-cell>
          <table:table-cell office:value-type="float" office:value="172.18110181989999" table:style-name="ce5">
            <text:p><text:s/>17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2.18110181989999" table:style-name="ce5">
            <text:p><text:s/>172<text:s/></text:p>
          </table:table-cell>
          <table:table-cell office:value-type="float" office:value="1.0122821264952875" table:style-name="ce6">
            <text:p>1.012</text:p>
          </table:table-cell>
          <table:table-cell office:value-type="float" office:value="174.29585189254999" table:style-name="ce5">
            <text:p><text:s/>174<text:s/></text:p>
          </table:table-cell>
          <table:table-cell office:value-type="float" office:value="1.1605597486305763" table:style-name="ce6">
            <text:p>1.161</text:p>
          </table:table-cell>
          <table:table-cell office:value-type="float" office:value="202.28075005976999" table:style-name="ce5">
            <text:p><text:s/>20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02.28075005976999" table:style-name="ce5">
            <text:p><text:s/>202<text:s/></text:p>
          </table:table-cell>
          <table:table-cell office:value-type="float" office:value="1.0086340733688892" table:style-name="ce6">
            <text:p>1.009</text:p>
          </table:table-cell>
          <table:table-cell office:value-type="float" office:value="204.02725689689998" table:style-name="ce5">
            <text:p><text:s/>204<text:s/></text:p>
          </table:table-cell>
          <table:table-cell office:value-type="float" office:value="1.762508272179705" table:style-name="ce6">
            <text:p>1.763</text:p>
          </table:table-cell>
          <table:table-cell office:value-type="float" office:value="359.59972803092001" table:style-name="ce5">
            <text:p><text:s/>36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59.59972803092001" table:style-name="ce5">
            <text:p><text:s/>360<text:s/></text:p>
          </table:table-cell>
          <table:table-cell office:value-type="float" office:value="0.99702687196390727" table:style-name="ce6">
            <text:p>0.997</text:p>
          </table:table-cell>
          <table:table-cell office:value-type="float" office:value="358.53059199773998" table:style-name="ce5">
            <text:p><text:s/>359<text:s/></text:p>
          </table:table-cell>
          <table:table-cell office:value-type="float" office:value="1.0881738143446607" table:style-name="ce6">
            <text:p>1.088</text:p>
          </table:table-cell>
          <table:table-cell office:value-type="float" office:value="390.14360185342997" table:style-name="ce5">
            <text:p><text:s/>39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90.14360185342997" table:style-name="ce5">
            <text:p><text:s/>390<text:s/></text:p>
          </table:table-cell>
          <table:table-cell office:value-type="float" office:value="1.0683083049175877" table:style-name="ce6">
            <text:p>1.068</text:p>
          </table:table-cell>
          <table:table-cell office:value-type="float" office:value="416.79364997048003" table:style-name="ce5">
            <text:p><text:s/>417<text:s/></text:p>
          </table:table-cell>
          <table:table-cell office:value-type="float" office:value="1.0071587936983957" table:style-name="ce6">
            <text:p>1.007</text:p>
          </table:table-cell>
          <table:table-cell office:value-type="float" office:value="419.77738972541999" table:style-name="ce5">
            <text:p><text:s/>42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19.77738972541999" table:style-name="ce5">
            <text:p><text:s/>420<text:s/></text:p>
          </table:table-cell>
          <table:table-cell office:value-type="float" office:value="1.0241864132286904" table:style-name="ce6">
            <text:p>1.024</text:p>
          </table:table-cell>
          <table:table-cell office:value-type="float" office:value="429.93029913738002" table:style-name="ce5">
            <text:p><text:s/>430<text:s/></text:p>
          </table:table-cell>
          <table:table-cell office:value-type="float" office:value="1.0738479836017669" table:style-name="ce6">
            <text:p>1.074</text:p>
          </table:table-cell>
          <table:table-cell office:value-type="float" office:value="461.67978481797996" table:style-name="ce5">
            <text:p><text:s/>46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61.67978481797996" table:style-name="ce5">
            <text:p><text:s/>462<text:s/></text:p>
          </table:table-cell>
          <table:table-cell office:value-type="float" office:value="1.1491002179289251" table:style-name="ce6">
            <text:p>1.149</text:p>
          </table:table-cell>
          <table:table-cell office:value-type="float" office:value="530.51634134772007" table:style-name="ce5">
            <text:p><text:s/>531<text:s/></text:p>
          </table:table-cell>
          <table:table-cell office:value-type="float" office:value="0.9452188757493305" table:style-name="ce6">
            <text:p>0.945</text:p>
          </table:table-cell>
          <table:table-cell office:value-type="float" office:value="501.45405973534002" table:style-name="ce5">
            <text:p><text:s/>50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01.45405973534002" table:style-name="ce5">
            <text:p><text:s/>501<text:s/></text:p>
          </table:table-cell>
          <table:table-cell office:value-type="float" office:value="1.1445382411479796" table:style-name="ce6">
            <text:p>1.145</text:p>
          </table:table-cell>
          <table:table-cell office:value-type="float" office:value="573.93334754600005" table:style-name="ce5">
            <text:p><text:s/>574<text:s/></text:p>
          </table:table-cell>
          <table:table-cell office:value-type="float" office:value="1.0239392814790549" table:style-name="ce6">
            <text:p>1.024</text:p>
          </table:table-cell>
          <table:table-cell office:value-type="float" office:value="587.67289950311999" table:style-name="ce5">
            <text:p><text:s/>58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87.67289950311999" table:style-name="ce5">
            <text:p><text:s/>588<text:s/></text:p>
          </table:table-cell>
          <table:table-cell office:value-type="float" office:value="1.2462800301990984" table:style-name="ce6">
            <text:p>1.246</text:p>
          </table:table-cell>
          <table:table-cell office:value-type="float" office:value="732.40499893994001" table:style-name="ce5">
            <text:p><text:s/>732<text:s/></text:p>
          </table:table-cell>
          <table:table-cell office:value-type="float" office:value="1.1500448050811458" table:style-name="ce6">
            <text:p>1.150</text:p>
          </table:table-cell>
          <table:table-cell office:value-type="float" office:value="842.29856424633999" table:style-name="ce5">
            <text:p><text:s/>84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42.29856424633999" table:style-name="ce5">
            <text:p><text:s/>842<text:s/></text:p>
          </table:table-cell>
          <table:table-cell office:value-type="float" office:value="0.81215872388685773" table:style-name="ce6">
            <text:p>0.812</text:p>
          </table:table-cell>
          <table:table-cell office:value-type="float" office:value="684.08012707004002" table:style-name="ce5">
            <text:p><text:s/>684<text:s/></text:p>
          </table:table-cell>
          <table:table-cell office:value-type="float" office:value="1.0030323880264798" table:style-name="ce6">
            <text:p>1.003</text:p>
          </table:table-cell>
          <table:table-cell office:value-type="float" office:value="686.15452345652" table:style-name="ce5">
            <text:p><text:s/>68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86.15452345652" table:style-name="ce5">
            <text:p><text:s/>686<text:s/></text:p>
          </table:table-cell>
          <table:table-cell office:value-type="float" office:value="1.0552538153380584" table:style-name="ce6">
            <text:p>1.055</text:p>
          </table:table-cell>
          <table:table-cell office:value-type="float" office:value="724.06717878895995" table:style-name="ce5">
            <text:p><text:s/>724<text:s/></text:p>
          </table:table-cell>
          <table:table-cell office:value-type="float" office:value="1.1502561295319533" table:style-name="ce6">
            <text:p>1.150</text:p>
          </table:table-cell>
          <table:table-cell office:value-type="float" office:value="832.86271059491003" table:style-name="ce5">
            <text:p><text:s/>83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32.86271059491003" table:style-name="ce5">
            <text:p><text:s/>833<text:s/></text:p>
          </table:table-cell>
          <table:table-cell office:value-type="float" office:value="1.0234825429526673" table:style-name="ce6">
            <text:p>1.023</text:p>
          </table:table-cell>
          <table:table-cell office:value-type="float" office:value="852.42044497013001" table:style-name="ce5">
            <text:p><text:s/>852<text:s/></text:p>
          </table:table-cell>
          <table:table-cell office:value-type="float" office:value="1.1869090074932951" table:style-name="ce6">
            <text:p>1.187</text:p>
          </table:table-cell>
          <table:table-cell office:value-type="float" office:value="1011.7455043064899" table:style-name="ce5">
            <text:p><text:s/>1,0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11.7455043064899" table:style-name="ce5">
            <text:p><text:s/>1,012<text:s/></text:p>
          </table:table-cell>
          <table:table-cell office:value-type="float" office:value="1.0417024311094134" table:style-name="ce6">
            <text:p>1.042</text:p>
          </table:table-cell>
          <table:table-cell office:value-type="float" office:value="1053.9377515000899" table:style-name="ce5">
            <text:p><text:s/>1,054<text:s/></text:p>
          </table:table-cell>
          <table:table-cell office:value-type="float" office:value="1.285808302972905" table:style-name="ce6">
            <text:p>1.286</text:p>
          </table:table-cell>
          <table:table-cell office:value-type="float" office:value="1355.16191169541" table:style-name="ce5">
            <text:p><text:s/>1,3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55.16191169541" table:style-name="ce5">
            <text:p><text:s/>1,355<text:s/></text:p>
          </table:table-cell>
          <table:table-cell office:value-type="float" office:value="1.0064076098340209" table:style-name="ce6">
            <text:p>1.006</text:p>
          </table:table-cell>
          <table:table-cell office:value-type="float" office:value="1363.8452604874799" table:style-name="ce5">
            <text:p><text:s/>1,364<text:s/></text:p>
          </table:table-cell>
          <table:table-cell office:value-type="float" office:value="1.0648395435069753" table:style-name="ce6">
            <text:p>1.065</text:p>
          </table:table-cell>
          <table:table-cell office:value-type="float" office:value="1452.27636459164" table:style-name="ce5">
            <text:p><text:s/>1,45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52.27636459164" table:style-name="ce5">
            <text:p><text:s/>1,452<text:s/></text:p>
          </table:table-cell>
          <table:table-cell office:value-type="float" office:value="1.067379018175411" table:style-name="ce6">
            <text:p>1.067</text:p>
          </table:table-cell>
          <table:table-cell office:value-type="float" office:value="1550.12932015718" table:style-name="ce5">
            <text:p><text:s/>1,550<text:s/></text:p>
          </table:table-cell>
          <table:table-cell office:value-type="float" office:value="1.0146138326260372" table:style-name="ce6">
            <text:p>1.015</text:p>
          </table:table-cell>
          <table:table-cell office:value-type="float" office:value="1572.7826505906701" table:style-name="ce5">
            <text:p><text:s/>1,57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3.253847602610001" table:style-name="ce5">
            <text:p><text:s/>5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3.253847602610001" table:style-name="ce5">
            <text:p><text:s/>53<text:s/></text:p>
          </table:table-cell>
          <table:table-cell office:value-type="float" office:value="1.055279138405874" table:style-name="ce6">
            <text:p>1.055</text:p>
          </table:table-cell>
          <table:table-cell office:value-type="float" office:value="56.197674414879998" table:style-name="ce5">
            <text:p><text:s/>56<text:s/></text:p>
          </table:table-cell>
          <table:table-cell office:value-type="float" office:value="1.1722374181933604" table:style-name="ce6">
            <text:p>1.172</text:p>
          </table:table-cell>
          <table:table-cell office:value-type="float" office:value="65.877016764570001" table:style-name="ce5">
            <text:p><text:s/>6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5.877016764570001" table:style-name="ce5">
            <text:p><text:s/>66<text:s/></text:p>
          </table:table-cell>
          <table:table-cell office:value-type="float" office:value="1.041568220366238" table:style-name="ce6">
            <text:p>1.042</text:p>
          </table:table-cell>
          <table:table-cell office:value-type="float" office:value="68.615407114510006" table:style-name="ce5">
            <text:p><text:s/>69<text:s/></text:p>
          </table:table-cell>
          <table:table-cell office:value-type="float" office:value="0.98283119729284707" table:style-name="ce6">
            <text:p>0.983</text:p>
          </table:table-cell>
          <table:table-cell office:value-type="float" office:value="67.437362727090004" table:style-name="ce5">
            <text:p><text:s/>6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7.437362727090004" table:style-name="ce5">
            <text:p><text:s/>67<text:s/></text:p>
          </table:table-cell>
          <table:table-cell office:value-type="float" office:value="1.0154202857179979" table:style-name="ce6">
            <text:p>1.015</text:p>
          </table:table-cell>
          <table:table-cell office:value-type="float" office:value="68.477266128409994" table:style-name="ce5">
            <text:p><text:s/>68<text:s/></text:p>
          </table:table-cell>
          <table:table-cell office:value-type="float" office:value="1.2268483683414055" table:style-name="ce6">
            <text:p>1.227</text:p>
          </table:table-cell>
          <table:table-cell office:value-type="float" office:value="84.011222218119997" table:style-name="ce5">
            <text:p><text:s/>8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4.011222218119997" table:style-name="ce5">
            <text:p><text:s/>84<text:s/></text:p>
          </table:table-cell>
          <table:table-cell office:value-type="float" office:value="1.0230204665249221" table:style-name="ce6">
            <text:p>1.023</text:p>
          </table:table-cell>
          <table:table-cell office:value-type="float" office:value="85.945199746910006" table:style-name="ce5">
            <text:p><text:s/>86<text:s/></text:p>
          </table:table-cell>
          <table:table-cell office:value-type="float" office:value="1.7203026136117128" table:style-name="ce6">
            <text:p>1.720</text:p>
          </table:table-cell>
          <table:table-cell office:value-type="float" office:value="147.85175175198998" table:style-name="ce5">
            <text:p><text:s/>14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7.85175175198998" table:style-name="ce5">
            <text:p><text:s/>148<text:s/></text:p>
          </table:table-cell>
          <table:table-cell office:value-type="float" office:value="0.99190250745112407" table:style-name="ce6">
            <text:p>0.992</text:p>
          </table:table-cell>
          <table:table-cell office:value-type="float" office:value="146.65452329383999" table:style-name="ce5">
            <text:p><text:s/>147<text:s/></text:p>
          </table:table-cell>
          <table:table-cell office:value-type="float" office:value="1.0824408372163576" table:style-name="ce6">
            <text:p>1.082</text:p>
          </table:table-cell>
          <table:table-cell office:value-type="float" office:value="158.74484497575" table:style-name="ce5">
            <text:p><text:s/>15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8.74484497575" table:style-name="ce5">
            <text:p><text:s/>159<text:s/></text:p>
          </table:table-cell>
          <table:table-cell office:value-type="float" office:value="1.0613011733694822" table:style-name="ce6">
            <text:p>1.061</text:p>
          </table:table-cell>
          <table:table-cell office:value-type="float" office:value="168.47609023912" table:style-name="ce5">
            <text:p><text:s/>168<text:s/></text:p>
          </table:table-cell>
          <table:table-cell office:value-type="float" office:value="1.0210612716466403" table:style-name="ce6">
            <text:p>1.021</text:p>
          </table:table-cell>
          <table:table-cell office:value-type="float" office:value="172.02441094161" table:style-name="ce5">
            <text:p><text:s/>17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2.02441094161" table:style-name="ce5">
            <text:p><text:s/>172<text:s/></text:p>
          </table:table-cell>
          <table:table-cell office:value-type="float" office:value="1.0271438714946968" table:style-name="ce6">
            <text:p>1.027</text:p>
          </table:table-cell>
          <table:table-cell office:value-type="float" office:value="176.69381944615998" table:style-name="ce5">
            <text:p><text:s/>177<text:s/></text:p>
          </table:table-cell>
          <table:table-cell office:value-type="float" office:value="1.0605798858245952" table:style-name="ce6">
            <text:p>1.061</text:p>
          </table:table-cell>
          <table:table-cell office:value-type="float" office:value="187.39791085412" table:style-name="ce5">
            <text:p><text:s/>18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7.39791085412" table:style-name="ce5">
            <text:p><text:s/>187<text:s/></text:p>
          </table:table-cell>
          <table:table-cell office:value-type="float" office:value="1.1680772703133233" table:style-name="ce6">
            <text:p>1.168</text:p>
          </table:table-cell>
          <table:table-cell office:value-type="float" office:value="218.8952401729" table:style-name="ce5">
            <text:p><text:s/>219<text:s/></text:p>
          </table:table-cell>
          <table:table-cell office:value-type="float" office:value="0.92499227078610236" table:style-name="ce6">
            <text:p>0.925</text:p>
          </table:table-cell>
          <table:table-cell office:value-type="float" office:value="202.47640527180002" table:style-name="ce5">
            <text:p><text:s/>20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2.47640527180002" table:style-name="ce5">
            <text:p><text:s/>202<text:s/></text:p>
          </table:table-cell>
          <table:table-cell office:value-type="float" office:value="1.1388028086855522" table:style-name="ce6">
            <text:p>1.139</text:p>
          </table:table-cell>
          <table:table-cell office:value-type="float" office:value="230.58069901607999" table:style-name="ce5">
            <text:p><text:s/>231<text:s/></text:p>
          </table:table-cell>
          <table:table-cell office:value-type="float" office:value="0.99743344449515814" table:style-name="ce6">
            <text:p>0.997</text:p>
          </table:table-cell>
          <table:table-cell office:value-type="float" office:value="229.98890085370999" table:style-name="ce5">
            <text:p><text:s/>23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29.98890085370999" table:style-name="ce5">
            <text:p><text:s/>230<text:s/></text:p>
          </table:table-cell>
          <table:table-cell office:value-type="float" office:value="1.2687700361101704" table:style-name="ce6">
            <text:p>1.269</text:p>
          </table:table-cell>
          <table:table-cell office:value-type="float" office:value="291.8030260411" table:style-name="ce5">
            <text:p><text:s/>292<text:s/></text:p>
          </table:table-cell>
          <table:table-cell office:value-type="float" office:value="1.0870930544806292" table:style-name="ce6">
            <text:p>1.087</text:p>
          </table:table-cell>
          <table:table-cell office:value-type="float" office:value="317.21704288570999" table:style-name="ce5">
            <text:p><text:s/>31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17.21704288570999" table:style-name="ce5">
            <text:p><text:s/>317<text:s/></text:p>
          </table:table-cell>
          <table:table-cell office:value-type="float" office:value="0.79956720267918424" table:style-name="ce6">
            <text:p>0.800</text:p>
          </table:table-cell>
          <table:table-cell office:value-type="float" office:value="253.63634362228998" table:style-name="ce5">
            <text:p><text:s/>254<text:s/></text:p>
          </table:table-cell>
          <table:table-cell office:value-type="float" office:value="0.99953147467029824" table:style-name="ce6">
            <text:p>1.000</text:p>
          </table:table-cell>
          <table:table-cell office:value-type="float" office:value="253.51750857076999" table:style-name="ce5">
            <text:p><text:s/>25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3.51750857076999" table:style-name="ce5">
            <text:p><text:s/>254<text:s/></text:p>
          </table:table-cell>
          <table:table-cell office:value-type="float" office:value="1.0769828271130706" table:style-name="ce6">
            <text:p>1.077</text:p>
          </table:table-cell>
          <table:table-cell office:value-type="float" office:value="273.03400310320995" table:style-name="ce5">
            <text:p><text:s/>273<text:s/></text:p>
          </table:table-cell>
          <table:table-cell office:value-type="float" office:value="1.1041917753443933" table:style-name="ce6">
            <text:p>1.104</text:p>
          </table:table-cell>
          <table:table-cell office:value-type="float" office:value="301.48190061591998" table:style-name="ce5">
            <text:p><text:s/>30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01.48190061591998" table:style-name="ce5">
            <text:p><text:s/>301<text:s/></text:p>
          </table:table-cell>
          <table:table-cell office:value-type="float" office:value="1.0289957133962966" table:style-name="ce6">
            <text:p>1.029</text:p>
          </table:table-cell>
          <table:table-cell office:value-type="float" office:value="310.22358340034998" table:style-name="ce5">
            <text:p><text:s/>310<text:s/></text:p>
          </table:table-cell>
          <table:table-cell office:value-type="float" office:value="1.1247109481575166" table:style-name="ce6">
            <text:p>1.125</text:p>
          </table:table-cell>
          <table:table-cell office:value-type="float" office:value="348.91186062703002" table:style-name="ce5">
            <text:p><text:s/>34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8.91186062703002" table:style-name="ce5">
            <text:p><text:s/>349<text:s/></text:p>
          </table:table-cell>
          <table:table-cell office:value-type="float" office:value="1.0514839600742663" table:style-name="ce6">
            <text:p>1.051</text:p>
          </table:table-cell>
          <table:table-cell office:value-type="float" office:value="366.87522492899001" table:style-name="ce5">
            <text:p><text:s/>367<text:s/></text:p>
          </table:table-cell>
          <table:table-cell office:value-type="float" office:value="1.1830690451707655" table:style-name="ce6">
            <text:p>1.183</text:p>
          </table:table-cell>
          <table:table-cell office:value-type="float" office:value="434.03872205355003" table:style-name="ce5">
            <text:p><text:s/>43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34.03872205355003" table:style-name="ce5">
            <text:p><text:s/>434<text:s/></text:p>
          </table:table-cell>
          <table:table-cell office:value-type="float" office:value="1.0113455977967847" table:style-name="ce6">
            <text:p>1.011</text:p>
          </table:table-cell>
          <table:table-cell office:value-type="float" office:value="438.96315082220002" table:style-name="ce5">
            <text:p><text:s/>439<text:s/></text:p>
          </table:table-cell>
          <table:table-cell office:value-type="float" office:value="1.0622649422638455" table:style-name="ce6">
            <text:p>1.062</text:p>
          </table:table-cell>
          <table:table-cell office:value-type="float" office:value="466.29516606410004" table:style-name="ce5">
            <text:p><text:s/>46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66.29516606410004" table:style-name="ce5">
            <text:p><text:s/>466<text:s/></text:p>
          </table:table-cell>
          <table:table-cell office:value-type="float" office:value="1.0815430042700531" table:style-name="ce6">
            <text:p>1.082</text:p>
          </table:table-cell>
          <table:table-cell office:value-type="float" office:value="504.31827478157004" table:style-name="ce5">
            <text:p><text:s/>504<text:s/></text:p>
          </table:table-cell>
          <table:table-cell office:value-type="float" office:value="0.99417069718839091" table:style-name="ce6">
            <text:p>0.994</text:p>
          </table:table-cell>
          <table:table-cell office:value-type="float" office:value="501.37845084444001" table:style-name="ce5">
            <text:p><text:s/>50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2.308674483660013" table:style-name="ce5">
            <text:p><text:s/>8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2.308674483660013" table:style-name="ce5">
            <text:p><text:s/>82<text:s/></text:p>
          </table:table-cell>
          <table:table-cell office:value-type="float" office:value="1.0669328421315263" table:style-name="ce6">
            <text:p>1.067</text:p>
          </table:table-cell>
          <table:table-cell office:value-type="float" office:value="87.817827998930014" table:style-name="ce5">
            <text:p><text:s/>88<text:s/></text:p>
          </table:table-cell>
          <table:table-cell office:value-type="float" office:value="1.1553589012610996" table:style-name="ce6">
            <text:p>1.155</text:p>
          </table:table-cell>
          <table:table-cell office:value-type="float" office:value="101.46110926798001" table:style-name="ce5">
            <text:p><text:s/>10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1.46110926798001" table:style-name="ce5">
            <text:p><text:s/>101<text:s/></text:p>
          </table:table-cell>
          <table:table-cell office:value-type="float" office:value="1.048925388643337" table:style-name="ce6">
            <text:p>1.049</text:p>
          </table:table-cell>
          <table:table-cell office:value-type="float" office:value="106.4251334711" table:style-name="ce5">
            <text:p><text:s/>106<text:s/></text:p>
          </table:table-cell>
          <table:table-cell office:value-type="float" office:value="0.98420115321023693" table:style-name="ce6">
            <text:p>0.984</text:p>
          </table:table-cell>
          <table:table-cell office:value-type="float" office:value="104.74373909281" table:style-name="ce5">
            <text:p><text:s/>10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4.74373909281" table:style-name="ce5">
            <text:p><text:s/>105<text:s/></text:p>
          </table:table-cell>
          <table:table-cell office:value-type="float" office:value="1.0102616794152977" table:style-name="ce6">
            <text:p>1.010</text:p>
          </table:table-cell>
          <table:table-cell office:value-type="float" office:value="105.81858576414" table:style-name="ce5">
            <text:p><text:s/>106<text:s/></text:p>
          </table:table-cell>
          <table:table-cell office:value-type="float" office:value="1.1176630928073639" table:style-name="ce6">
            <text:p>1.118</text:p>
          </table:table-cell>
          <table:table-cell office:value-type="float" office:value="118.26952784164999" table:style-name="ce5">
            <text:p><text:s/>11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8.26952784164999" table:style-name="ce5">
            <text:p><text:s/>118<text:s/></text:p>
          </table:table-cell>
          <table:table-cell office:value-type="float" office:value="0.99841488593823591" table:style-name="ce6">
            <text:p>0.998</text:p>
          </table:table-cell>
          <table:table-cell office:value-type="float" office:value="118.08205714998999" table:style-name="ce5">
            <text:p><text:s/>118<text:s/></text:p>
          </table:table-cell>
          <table:table-cell office:value-type="float" office:value="1.7932273656950597" table:style-name="ce6">
            <text:p>1.793</text:p>
          </table:table-cell>
          <table:table-cell office:value-type="float" office:value="211.74797627893003" table:style-name="ce5">
            <text:p><text:s/>21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1.74797627893003" table:style-name="ce5">
            <text:p><text:s/>212<text:s/></text:p>
          </table:table-cell>
          <table:table-cell office:value-type="float" office:value="1.0006049286856051" table:style-name="ce6">
            <text:p>1.001</text:p>
          </table:table-cell>
          <table:table-cell office:value-type="float" office:value="211.87606870389999" table:style-name="ce5">
            <text:p><text:s/>212<text:s/></text:p>
          </table:table-cell>
          <table:table-cell office:value-type="float" office:value="1.0921420162890754" table:style-name="ce6">
            <text:p>1.092</text:p>
          </table:table-cell>
          <table:table-cell office:value-type="float" office:value="231.39875687767997" table:style-name="ce5">
            <text:p><text:s/>23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1.39875687767997" table:style-name="ce5">
            <text:p><text:s/>231<text:s/></text:p>
          </table:table-cell>
          <table:table-cell office:value-type="float" office:value="1.0731153575843257" table:style-name="ce6">
            <text:p>1.073</text:p>
          </table:table-cell>
          <table:table-cell office:value-type="float" office:value="248.31755973136001" table:style-name="ce5">
            <text:p><text:s/>248<text:s/></text:p>
          </table:table-cell>
          <table:table-cell office:value-type="float" office:value="0.99772637525851648" table:style-name="ce6">
            <text:p>0.998</text:p>
          </table:table-cell>
          <table:table-cell office:value-type="float" office:value="247.75297878380999" table:style-name="ce5">
            <text:p><text:s/>24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7.75297878380999" table:style-name="ce5">
            <text:p><text:s/>248<text:s/></text:p>
          </table:table-cell>
          <table:table-cell office:value-type="float" office:value="1.0221329363397682" table:style-name="ce6">
            <text:p>1.022</text:p>
          </table:table-cell>
          <table:table-cell office:value-type="float" office:value="253.23647969122001" table:style-name="ce5">
            <text:p><text:s/>253<text:s/></text:p>
          </table:table-cell>
          <table:table-cell office:value-type="float" office:value="1.0831056974820588" table:style-name="ce6">
            <text:p>1.083</text:p>
          </table:table-cell>
          <table:table-cell office:value-type="float" office:value="274.28187396386005" table:style-name="ce5">
            <text:p><text:s/>27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4.28187396386005" table:style-name="ce5">
            <text:p><text:s/>274<text:s/></text:p>
          </table:table-cell>
          <table:table-cell office:value-type="float" office:value="1.1361345052494425" table:style-name="ce6">
            <text:p>1.136</text:p>
          </table:table-cell>
          <table:table-cell office:value-type="float" office:value="311.62110117482007" table:style-name="ce5">
            <text:p><text:s/>312<text:s/></text:p>
          </table:table-cell>
          <table:table-cell office:value-type="float" office:value="0.95942685953032714" table:style-name="ce6">
            <text:p>0.959</text:p>
          </table:table-cell>
          <table:table-cell office:value-type="float" office:value="298.97765446353998" table:style-name="ce5">
            <text:p><text:s/>29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8.97765446353998" table:style-name="ce5">
            <text:p><text:s/>299<text:s/></text:p>
          </table:table-cell>
          <table:table-cell office:value-type="float" office:value="1.1484224436304538" table:style-name="ce6">
            <text:p>1.148</text:p>
          </table:table-cell>
          <table:table-cell office:value-type="float" office:value="343.35264852991997" table:style-name="ce5">
            <text:p><text:s/>343<text:s/></text:p>
          </table:table-cell>
          <table:table-cell office:value-type="float" office:value="1.04173944829274" table:style-name="ce6">
            <text:p>1.042</text:p>
          </table:table-cell>
          <table:table-cell office:value-type="float" office:value="357.68399864940994" table:style-name="ce5">
            <text:p><text:s/>35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57.68399864940994" table:style-name="ce5">
            <text:p><text:s/>358<text:s/></text:p>
          </table:table-cell>
          <table:table-cell office:value-type="float" office:value="1.2318190765103347" table:style-name="ce6">
            <text:p>1.232</text:p>
          </table:table-cell>
          <table:table-cell office:value-type="float" office:value="440.60197289883996" table:style-name="ce5">
            <text:p><text:s/>441<text:s/></text:p>
          </table:table-cell>
          <table:table-cell office:value-type="float" office:value="1.1917366549813115" table:style-name="ce6">
            <text:p>1.192</text:p>
          </table:table-cell>
          <table:table-cell office:value-type="float" office:value="525.08152136063006" table:style-name="ce5">
            <text:p><text:s/>52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25.08152136063006" table:style-name="ce5">
            <text:p><text:s/>525<text:s/></text:p>
          </table:table-cell>
          <table:table-cell office:value-type="float" office:value="0.81976562864439073" table:style-name="ce6">
            <text:p>0.820</text:p>
          </table:table-cell>
          <table:table-cell office:value-type="float" office:value="430.44378344774998" table:style-name="ce5">
            <text:p><text:s/>430<text:s/></text:p>
          </table:table-cell>
          <table:table-cell office:value-type="float" office:value="1.0050952796214936" table:style-name="ce6">
            <text:p>1.005</text:p>
          </table:table-cell>
          <table:table-cell office:value-type="float" office:value="432.63701488574992" table:style-name="ce5">
            <text:p><text:s/>43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32.63701488574992" table:style-name="ce5">
            <text:p><text:s/>433<text:s/></text:p>
          </table:table-cell>
          <table:table-cell office:value-type="float" office:value="1.0425210052932206" table:style-name="ce6">
            <text:p>1.043</text:p>
          </table:table-cell>
          <table:table-cell office:value-type="float" office:value="451.03317568575" table:style-name="ce5">
            <text:p><text:s/>451<text:s/></text:p>
          </table:table-cell>
          <table:table-cell office:value-type="float" office:value="1.1781412956399042" table:style-name="ce6">
            <text:p>1.178</text:p>
          </table:table-cell>
          <table:table-cell office:value-type="float" office:value="531.38080997898999" table:style-name="ce5">
            <text:p><text:s/>53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31.38080997898999" table:style-name="ce5">
            <text:p><text:s/>531<text:s/></text:p>
          </table:table-cell>
          <table:table-cell office:value-type="float" office:value="1.0203546145959197" table:style-name="ce6">
            <text:p>1.020</text:p>
          </table:table-cell>
          <table:table-cell office:value-type="float" office:value="542.19686156978003" table:style-name="ce5">
            <text:p><text:s/>542<text:s/></text:p>
          </table:table-cell>
          <table:table-cell office:value-type="float" office:value="1.2224962751728399" table:style-name="ce6">
            <text:p>1.222</text:p>
          </table:table-cell>
          <table:table-cell office:value-type="float" office:value="662.8336436794599" table:style-name="ce5">
            <text:p><text:s/>66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62.8336436794599" table:style-name="ce5">
            <text:p><text:s/>663<text:s/></text:p>
          </table:table-cell>
          <table:table-cell office:value-type="float" office:value="1.0365534898879649" table:style-name="ce6">
            <text:p>1.037</text:p>
          </table:table-cell>
          <table:table-cell office:value-type="float" office:value="687.06252657109997" table:style-name="ce5">
            <text:p><text:s/>687<text:s/></text:p>
          </table:table-cell>
          <table:table-cell office:value-type="float" office:value="1.3406686495316209" table:style-name="ce6">
            <text:p>1.341</text:p>
          </table:table-cell>
          <table:table-cell office:value-type="float" office:value="921.12318964185999" table:style-name="ce5">
            <text:p><text:s/>92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21.12318964185999" table:style-name="ce5">
            <text:p><text:s/>921<text:s/></text:p>
          </table:table-cell>
          <table:table-cell office:value-type="float" office:value="1.004080800554898" table:style-name="ce6">
            <text:p>1.004</text:p>
          </table:table-cell>
          <table:table-cell office:value-type="float" office:value="924.88210966527981" table:style-name="ce5">
            <text:p><text:s/>925<text:s/></text:p>
          </table:table-cell>
          <table:table-cell office:value-type="float" office:value="1.0660614885116246" table:style-name="ce6">
            <text:p>1.066</text:p>
          </table:table-cell>
          <table:table-cell office:value-type="float" office:value="985.98119852753996" table:style-name="ce5">
            <text:p><text:s/>98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85.98119852753996" table:style-name="ce5">
            <text:p><text:s/>986<text:s/></text:p>
          </table:table-cell>
          <table:table-cell office:value-type="float" office:value="1.0606805149402643" table:style-name="ce6">
            <text:p>1.061</text:p>
          </table:table-cell>
          <table:table-cell office:value-type="float" office:value="1045.8110453756101" table:style-name="ce5">
            <text:p><text:s/>1,046<text:s/></text:p>
          </table:table-cell>
          <table:table-cell office:value-type="float" office:value="1.024472063556594" table:style-name="ce6">
            <text:p>1.024</text:p>
          </table:table-cell>
          <table:table-cell office:value-type="float" office:value="1071.4041997462302" table:style-name="ce5">
            <text:p><text:s/>1,07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8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1.72622662005" table:style-name="ce5">
            <text:p><text:s/>22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1.72622662005" table:style-name="ce5">
            <text:p><text:s/>222<text:s/></text:p>
          </table:table-cell>
          <table:table-cell office:value-type="float" office:value="0.92537516122815855" table:style-name="ce6">
            <text:p>0.925</text:p>
          </table:table-cell>
          <table:table-cell office:value-type="float" office:value="205.17994270704" table:style-name="ce5">
            <text:p><text:s/>205<text:s/></text:p>
          </table:table-cell>
          <table:table-cell office:value-type="float" office:value="1.1536043606001485" table:style-name="ce6">
            <text:p>1.154</text:p>
          </table:table-cell>
          <table:table-cell office:value-type="float" office:value="236.69647661452998" table:style-name="ce5">
            <text:p><text:s/>23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36.69647661452998" table:style-name="ce5">
            <text:p><text:s/>237<text:s/></text:p>
          </table:table-cell>
          <table:table-cell office:value-type="float" office:value="1.3465126496290871" table:style-name="ce6">
            <text:p>1.347</text:p>
          </table:table-cell>
          <table:table-cell office:value-type="float" office:value="318.71479988410005" table:style-name="ce5">
            <text:p><text:s/>319<text:s/></text:p>
          </table:table-cell>
          <table:table-cell office:value-type="float" office:value="0.92345047834564919" table:style-name="ce6">
            <text:p>0.923</text:p>
          </table:table-cell>
          <table:table-cell office:value-type="float" office:value="294.31733440881004" table:style-name="ce5">
            <text:p><text:s/>29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4.31733440881004" table:style-name="ce5">
            <text:p><text:s/>294<text:s/></text:p>
          </table:table-cell>
          <table:table-cell office:value-type="float" office:value="0.8715838613678043" table:style-name="ce6">
            <text:p>0.872</text:p>
          </table:table-cell>
          <table:table-cell office:value-type="float" office:value="256.52223879151001" table:style-name="ce5">
            <text:p><text:s/>257<text:s/></text:p>
          </table:table-cell>
          <table:table-cell office:value-type="float" office:value="1.1995050421876867" table:style-name="ce6">
            <text:p>1.200</text:p>
          </table:table-cell>
          <table:table-cell office:value-type="float" office:value="307.69971886369001" table:style-name="ce5">
            <text:p><text:s/>30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07.69971886369001" table:style-name="ce5">
            <text:p><text:s/>308<text:s/></text:p>
          </table:table-cell>
          <table:table-cell office:value-type="float" office:value="1.038382035726402" table:style-name="ce6">
            <text:p>1.038</text:p>
          </table:table-cell>
          <table:table-cell office:value-type="float" office:value="319.50986046612002" table:style-name="ce5">
            <text:p><text:s/>320<text:s/></text:p>
          </table:table-cell>
          <table:table-cell office:value-type="float" office:value="1.2279624697328968" table:style-name="ce6">
            <text:p>1.228</text:p>
          </table:table-cell>
          <table:table-cell office:value-type="float" office:value="392.34611736198997" table:style-name="ce5">
            <text:p><text:s/>3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92.34611736198997" table:style-name="ce5">
            <text:p><text:s/>392<text:s/></text:p>
          </table:table-cell>
          <table:table-cell office:value-type="float" office:value="1.0612975797793633" table:style-name="ce6">
            <text:p>1.061</text:p>
          </table:table-cell>
          <table:table-cell office:value-type="float" office:value="416.39598479211003" table:style-name="ce5">
            <text:p><text:s/>416<text:s/></text:p>
          </table:table-cell>
          <table:table-cell office:value-type="float" office:value="1.0407589492966014" table:style-name="ce6">
            <text:p>1.041</text:p>
          </table:table-cell>
          <table:table-cell office:value-type="float" office:value="433.36784762356001" table:style-name="ce5">
            <text:p><text:s/>43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33.36784762356001" table:style-name="ce5">
            <text:p><text:s/>433<text:s/></text:p>
          </table:table-cell>
          <table:table-cell office:value-type="float" office:value="1.0673865822816579" table:style-name="ce6">
            <text:p>1.067</text:p>
          </table:table-cell>
          <table:table-cell office:value-type="float" office:value="462.57102574567" table:style-name="ce5">
            <text:p><text:s/>463<text:s/></text:p>
          </table:table-cell>
          <table:table-cell office:value-type="float" office:value="0.97812279229411991" table:style-name="ce6">
            <text:p>0.978</text:p>
          </table:table-cell>
          <table:table-cell office:value-type="float" office:value="452.45126333670999" table:style-name="ce5">
            <text:p><text:s/>45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52.45126333670999" table:style-name="ce5">
            <text:p><text:s/>452<text:s/></text:p>
          </table:table-cell>
          <table:table-cell office:value-type="float" office:value="1.0935360133304026" table:style-name="ce6">
            <text:p>1.094</text:p>
          </table:table-cell>
          <table:table-cell office:value-type="float" office:value="494.77175073553002" table:style-name="ce5">
            <text:p><text:s/>495<text:s/></text:p>
          </table:table-cell>
          <table:table-cell office:value-type="float" office:value="1.0010183371827535" table:style-name="ce6">
            <text:p>1.001</text:p>
          </table:table-cell>
          <table:table-cell office:value-type="float" office:value="495.27559520628" table:style-name="ce5">
            <text:p><text:s/>49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95.27559520628" table:style-name="ce5">
            <text:p><text:s/>495<text:s/></text:p>
          </table:table-cell>
          <table:table-cell office:value-type="float" office:value="1.0777939959200142" table:style-name="ce6">
            <text:p>1.078</text:p>
          </table:table-cell>
          <table:table-cell office:value-type="float" office:value="533.80506283904003" table:style-name="ce5">
            <text:p><text:s/>534<text:s/></text:p>
          </table:table-cell>
          <table:table-cell office:value-type="float" office:value="0.98100957323387794" table:style-name="ce6">
            <text:p>0.981</text:p>
          </table:table-cell>
          <table:table-cell office:value-type="float" office:value="523.66787688581007" table:style-name="ce5">
            <text:p><text:s/>52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23.66787688581007" table:style-name="ce5">
            <text:p><text:s/>524<text:s/></text:p>
          </table:table-cell>
          <table:table-cell office:value-type="float" office:value="0.99846140501454561" table:style-name="ce6">
            <text:p>0.998</text:p>
          </table:table-cell>
          <table:table-cell office:value-type="float" office:value="522.86216411638998" table:style-name="ce5">
            <text:p><text:s/>523<text:s/></text:p>
          </table:table-cell>
          <table:table-cell office:value-type="float" office:value="1.0861789979020735" table:style-name="ce6">
            <text:p>1.086</text:p>
          </table:table-cell>
          <table:table-cell office:value-type="float" office:value="567.92190146084999" table:style-name="ce5">
            <text:p><text:s/>56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67.92190146084999" table:style-name="ce5">
            <text:p><text:s/>568<text:s/></text:p>
          </table:table-cell>
          <table:table-cell office:value-type="float" office:value="1.1330731550746502" table:style-name="ce6">
            <text:p>1.133</text:p>
          </table:table-cell>
          <table:table-cell office:value-type="float" office:value="643.49706072423999" table:style-name="ce5">
            <text:p><text:s/>643<text:s/></text:p>
          </table:table-cell>
          <table:table-cell office:value-type="float" office:value="1.0941213407854786" table:style-name="ce6">
            <text:p>1.094</text:p>
          </table:table-cell>
          <table:table-cell office:value-type="float" office:value="704.06386687112001" table:style-name="ce5">
            <text:p><text:s/>70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04.06386687112001" table:style-name="ce5">
            <text:p><text:s/>704<text:s/></text:p>
          </table:table-cell>
          <table:table-cell office:value-type="float" office:value="1.0189977923419815" table:style-name="ce6">
            <text:p>1.019</text:p>
          </table:table-cell>
          <table:table-cell office:value-type="float" office:value="717.4395260094301" table:style-name="ce5">
            <text:p><text:s/>717<text:s/></text:p>
          </table:table-cell>
          <table:table-cell office:value-type="float" office:value="1.2567834665555191" table:style-name="ce6">
            <text:p>1.257</text:p>
          </table:table-cell>
          <table:table-cell office:value-type="float" office:value="901.66613454208004" table:style-name="ce5">
            <text:p><text:s/>90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01.66613454208004" table:style-name="ce5">
            <text:p><text:s/>902<text:s/></text:p>
          </table:table-cell>
          <table:table-cell office:value-type="float" office:value="1.1240851869946531" table:style-name="ce6">
            <text:p>1.124</text:p>
          </table:table-cell>
          <table:table-cell office:value-type="float" office:value="1013.5495454534801" table:style-name="ce5">
            <text:p><text:s/>1,014<text:s/></text:p>
          </table:table-cell>
          <table:table-cell office:value-type="float" office:value="0.7334454084308204" table:style-name="ce6">
            <text:p>0.733</text:p>
          </table:table-cell>
          <table:table-cell office:value-type="float" office:value="743.3832603300001" table:style-name="ce5">
            <text:p><text:s/>74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43.3832603300001" table:style-name="ce5">
            <text:p><text:s/>743<text:s/></text:p>
          </table:table-cell>
          <table:table-cell office:value-type="float" office:value="0.98295601638187891" table:style-name="ce6">
            <text:p>0.983</text:p>
          </table:table-cell>
          <table:table-cell office:value-type="float" office:value="730.71304821895001" table:style-name="ce5">
            <text:p><text:s/>731<text:s/></text:p>
          </table:table-cell>
          <table:table-cell office:value-type="float" office:value="1.2140255836265279" table:style-name="ce6">
            <text:p>1.214</text:p>
          </table:table-cell>
          <table:table-cell office:value-type="float" office:value="887.10433482753001" table:style-name="ce5">
            <text:p><text:s/>88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87.10433482753001" table:style-name="ce5">
            <text:p><text:s/>887<text:s/></text:p>
          </table:table-cell>
          <table:table-cell office:value-type="float" office:value="1.0100813488429281" table:style-name="ce6">
            <text:p>1.010</text:p>
          </table:table-cell>
          <table:table-cell office:value-type="float" office:value="896.04754308700001" table:style-name="ce5">
            <text:p><text:s/>896<text:s/></text:p>
          </table:table-cell>
          <table:table-cell office:value-type="float" office:value="1.0810211818250934" table:style-name="ce6">
            <text:p>1.081</text:p>
          </table:table-cell>
          <table:table-cell office:value-type="float" office:value="968.64637399937999" table:style-name="ce5">
            <text:p><text:s/>96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68.64637399937999" table:style-name="ce5">
            <text:p><text:s/>969<text:s/></text:p>
          </table:table-cell>
          <table:table-cell office:value-type="float" office:value="1.0540314953420384" table:style-name="ce6">
            <text:p>1.054</text:p>
          </table:table-cell>
          <table:table-cell office:value-type="float" office:value="1020.98378604421" table:style-name="ce5">
            <text:p><text:s/>1,021<text:s/></text:p>
          </table:table-cell>
          <table:table-cell office:value-type="float" office:value="1.0562689381995556" table:style-name="ce6">
            <text:p>1.056</text:p>
          </table:table-cell>
          <table:table-cell office:value-type="float" office:value="1078.43345960388" table:style-name="ce5">
            <text:p><text:s/>1,07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78.43345960388" table:style-name="ce5">
            <text:p><text:s/>1,078<text:s/></text:p>
          </table:table-cell>
          <table:table-cell office:value-type="float" office:value="1.1179343784294549" table:style-name="ce6">
            <text:p>1.118</text:p>
          </table:table-cell>
          <table:table-cell office:value-type="float" office:value="1205.6178393397902" table:style-name="ce5">
            <text:p><text:s/>1,206<text:s/></text:p>
          </table:table-cell>
          <table:table-cell office:value-type="float" office:value="1.055242281709021" table:style-name="ce6">
            <text:p>1.055</text:p>
          </table:table-cell>
          <table:table-cell office:value-type="float" office:value="1272.2189196540201" table:style-name="ce5">
            <text:p><text:s/>1,27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7.601131784580005" table:style-name="ce5">
            <text:p><text:s/>6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7.601131784580005" table:style-name="ce5">
            <text:p><text:s/>68<text:s/></text:p>
          </table:table-cell>
          <table:table-cell office:value-type="float" office:value="0.890220349609253" table:style-name="ce6">
            <text:p>0.890</text:p>
          </table:table-cell>
          <table:table-cell office:value-type="float" office:value="60.179903171250004" table:style-name="ce5">
            <text:p><text:s/>60<text:s/></text:p>
          </table:table-cell>
          <table:table-cell office:value-type="float" office:value="1.1901115575401211" table:style-name="ce6">
            <text:p>1.190</text:p>
          </table:table-cell>
          <table:table-cell office:value-type="float" office:value="71.620798295750006" table:style-name="ce5">
            <text:p><text:s/>7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1.620798295750006" table:style-name="ce5">
            <text:p><text:s/>72<text:s/></text:p>
          </table:table-cell>
          <table:table-cell office:value-type="float" office:value="1.4643943379979565" table:style-name="ce6">
            <text:p>1.464</text:p>
          </table:table-cell>
          <table:table-cell office:value-type="float" office:value="104.88109150719001" table:style-name="ce5">
            <text:p><text:s/>105<text:s/></text:p>
          </table:table-cell>
          <table:table-cell office:value-type="float" office:value="0.85828991576006708" table:style-name="ce6">
            <text:p>0.858</text:p>
          </table:table-cell>
          <table:table-cell office:value-type="float" office:value="90.018383194529989" table:style-name="ce5">
            <text:p><text:s/>9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0.018383194529989" table:style-name="ce5">
            <text:p><text:s/>90<text:s/></text:p>
          </table:table-cell>
          <table:table-cell office:value-type="float" office:value="0.81865148233297791" table:style-name="ce6">
            <text:p>0.819</text:p>
          </table:table-cell>
          <table:table-cell office:value-type="float" office:value="73.693682839420006" table:style-name="ce5">
            <text:p><text:s/>74<text:s/></text:p>
          </table:table-cell>
          <table:table-cell office:value-type="float" office:value="1.2401876401285212" table:style-name="ce6">
            <text:p>1.240</text:p>
          </table:table-cell>
          <table:table-cell office:value-type="float" office:value="91.393994613000004" table:style-name="ce5">
            <text:p><text:s/>9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91.393994613000004" table:style-name="ce5">
            <text:p><text:s/>91<text:s/></text:p>
          </table:table-cell>
          <table:table-cell office:value-type="float" office:value="1.0464385065910697" table:style-name="ce6">
            <text:p>1.046</text:p>
          </table:table-cell>
          <table:table-cell office:value-type="float" office:value="95.638195234219992" table:style-name="ce5">
            <text:p><text:s/>96<text:s/></text:p>
          </table:table-cell>
          <table:table-cell office:value-type="float" office:value="1.2184284681708986" table:style-name="ce6">
            <text:p>1.218</text:p>
          </table:table-cell>
          <table:table-cell office:value-type="float" office:value="116.52829971785999" table:style-name="ce5">
            <text:p><text:s/>11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6.52829971785999" table:style-name="ce5">
            <text:p><text:s/>117<text:s/></text:p>
          </table:table-cell>
          <table:table-cell office:value-type="float" office:value="1.0817024563177489" table:style-name="ce6">
            <text:p>1.082</text:p>
          </table:table-cell>
          <table:table-cell office:value-type="float" office:value="126.04894803533999" table:style-name="ce5">
            <text:p><text:s/>126<text:s/></text:p>
          </table:table-cell>
          <table:table-cell office:value-type="float" office:value="1.2598562186279942" table:style-name="ce6">
            <text:p>1.260</text:p>
          </table:table-cell>
          <table:table-cell office:value-type="float" office:value="158.80355103383999" table:style-name="ce5">
            <text:p><text:s/>15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8.80355103383999" table:style-name="ce5">
            <text:p><text:s/>159<text:s/></text:p>
          </table:table-cell>
          <table:table-cell office:value-type="float" office:value="1.0627015442042489" table:style-name="ce6">
            <text:p>1.063</text:p>
          </table:table-cell>
          <table:table-cell office:value-type="float" office:value="168.76077890878" table:style-name="ce5">
            <text:p><text:s/>169<text:s/></text:p>
          </table:table-cell>
          <table:table-cell office:value-type="float" office:value="0.82168506325983548" table:style-name="ce6">
            <text:p>0.822</text:p>
          </table:table-cell>
          <table:table-cell office:value-type="float" office:value="138.66821129344001" table:style-name="ce5">
            <text:p><text:s/>13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8.66821129344001" table:style-name="ce5">
            <text:p><text:s/>139<text:s/></text:p>
          </table:table-cell>
          <table:table-cell office:value-type="float" office:value="1.1102486948577464" table:style-name="ce6">
            <text:p>1.110</text:p>
          </table:table-cell>
          <table:table-cell office:value-type="float" office:value="153.9562006068" table:style-name="ce5">
            <text:p><text:s/>154<text:s/></text:p>
          </table:table-cell>
          <table:table-cell office:value-type="float" office:value="0.92865446487015446" table:style-name="ce6">
            <text:p>0.929</text:p>
          </table:table-cell>
          <table:table-cell office:value-type="float" office:value="142.97211308794999" table:style-name="ce5">
            <text:p><text:s/>14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2.97211308794999" table:style-name="ce5">
            <text:p><text:s/>143<text:s/></text:p>
          </table:table-cell>
          <table:table-cell office:value-type="float" office:value="1.1291335898984212" table:style-name="ce6">
            <text:p>1.129</text:p>
          </table:table-cell>
          <table:table-cell office:value-type="float" office:value="161.43461530636" table:style-name="ce5">
            <text:p><text:s/>161<text:s/></text:p>
          </table:table-cell>
          <table:table-cell office:value-type="float" office:value="0.87399424997843933" table:style-name="ce6">
            <text:p>0.874</text:p>
          </table:table-cell>
          <table:table-cell office:value-type="float" office:value="141.09292552523999" table:style-name="ce5">
            <text:p><text:s/>14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1.09292552523999" table:style-name="ce5">
            <text:p><text:s/>141<text:s/></text:p>
          </table:table-cell>
          <table:table-cell office:value-type="float" office:value="1.0211304728604318" table:style-name="ce6">
            <text:p>1.021</text:p>
          </table:table-cell>
          <table:table-cell office:value-type="float" office:value="144.07428575885001" table:style-name="ce5">
            <text:p><text:s/>144<text:s/></text:p>
          </table:table-cell>
          <table:table-cell office:value-type="float" office:value="1.0532959615282238" table:style-name="ce6">
            <text:p>1.053</text:p>
          </table:table-cell>
          <table:table-cell office:value-type="float" office:value="151.75286334986001" table:style-name="ce5">
            <text:p><text:s/>15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1.75286334986001" table:style-name="ce5">
            <text:p><text:s/>152<text:s/></text:p>
          </table:table-cell>
          <table:table-cell office:value-type="float" office:value="1.2225418148653413" table:style-name="ce6">
            <text:p>1.223</text:p>
          </table:table-cell>
          <table:table-cell office:value-type="float" office:value="185.52422097075001" table:style-name="ce5">
            <text:p><text:s/>186<text:s/></text:p>
          </table:table-cell>
          <table:table-cell office:value-type="float" office:value="1.1871380913838403" table:style-name="ce6">
            <text:p>1.187</text:p>
          </table:table-cell>
          <table:table-cell office:value-type="float" office:value="220.24286958869001" table:style-name="ce5">
            <text:p><text:s/>22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0.24286958869001" table:style-name="ce5">
            <text:p><text:s/>220<text:s/></text:p>
          </table:table-cell>
          <table:table-cell office:value-type="float" office:value="1.0241159739993813" table:style-name="ce6">
            <text:p>1.024</text:p>
          </table:table-cell>
          <table:table-cell office:value-type="float" office:value="225.55424090523999" table:style-name="ce5">
            <text:p><text:s/>226<text:s/></text:p>
          </table:table-cell>
          <table:table-cell office:value-type="float" office:value="1.2689049875411629" table:style-name="ce6">
            <text:p>1.269</text:p>
          </table:table-cell>
          <table:table-cell office:value-type="float" office:value="286.20690124572002" table:style-name="ce5">
            <text:p><text:s/>28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6.20690124572002" table:style-name="ce5">
            <text:p><text:s/>286<text:s/></text:p>
          </table:table-cell>
          <table:table-cell office:value-type="float" office:value="1.1505779382713415" table:style-name="ce6">
            <text:p>1.151</text:p>
          </table:table-cell>
          <table:table-cell office:value-type="float" office:value="329.30334635433002" table:style-name="ce5">
            <text:p><text:s/>329<text:s/></text:p>
          </table:table-cell>
          <table:table-cell office:value-type="float" office:value="0.65808388445473354" table:style-name="ce6">
            <text:p>0.658</text:p>
          </table:table-cell>
          <table:table-cell office:value-type="float" office:value="216.7092253328" table:style-name="ce5">
            <text:p><text:s/>21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6.7092253328" table:style-name="ce5">
            <text:p><text:s/>217<text:s/></text:p>
          </table:table-cell>
          <table:table-cell office:value-type="float" office:value="0.99481142106385534" table:style-name="ce6">
            <text:p>0.995</text:p>
          </table:table-cell>
          <table:table-cell office:value-type="float" office:value="215.58481241097002" table:style-name="ce5">
            <text:p><text:s/>216<text:s/></text:p>
          </table:table-cell>
          <table:table-cell office:value-type="float" office:value="1.2684570654976484" table:style-name="ce6">
            <text:p>1.268</text:p>
          </table:table-cell>
          <table:table-cell office:value-type="float" office:value="273.46007851668003" table:style-name="ce5">
            <text:p><text:s/>27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3.46007851668003" table:style-name="ce5">
            <text:p><text:s/>273<text:s/></text:p>
          </table:table-cell>
          <table:table-cell office:value-type="float" office:value="0.96486471138110219" table:style-name="ce6">
            <text:p>0.965</text:p>
          </table:table-cell>
          <table:table-cell office:value-type="float" office:value="263.85197973225002" table:style-name="ce5">
            <text:p><text:s/>264<text:s/></text:p>
          </table:table-cell>
          <table:table-cell office:value-type="float" office:value="1.0597174489138166" table:style-name="ce6">
            <text:p>1.060</text:p>
          </table:table-cell>
          <table:table-cell office:value-type="float" office:value="279.60854685272" table:style-name="ce5">
            <text:p><text:s/>28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79.60854685272" table:style-name="ce5">
            <text:p><text:s/>280<text:s/></text:p>
          </table:table-cell>
          <table:table-cell office:value-type="float" office:value="1.0847868278057229" table:style-name="ce6">
            <text:p>1.085</text:p>
          </table:table-cell>
          <table:table-cell office:value-type="float" office:value="303.31566856773003" table:style-name="ce5">
            <text:p><text:s/>303<text:s/></text:p>
          </table:table-cell>
          <table:table-cell office:value-type="float" office:value="0.96978775670339723" table:style-name="ce6">
            <text:p>0.970</text:p>
          </table:table-cell>
          <table:table-cell office:value-type="float" office:value="294.15182179329003" table:style-name="ce5">
            <text:p><text:s/>29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4.15182179329003" table:style-name="ce5">
            <text:p><text:s/>294<text:s/></text:p>
          </table:table-cell>
          <table:table-cell office:value-type="float" office:value="1.15079402179899" table:style-name="ce6">
            <text:p>1.151</text:p>
          </table:table-cell>
          <table:table-cell office:value-type="float" office:value="338.50815802100004" table:style-name="ce5">
            <text:p><text:s/>339<text:s/></text:p>
          </table:table-cell>
          <table:table-cell office:value-type="float" office:value="1.1578193101254766" table:style-name="ce6">
            <text:p>1.158</text:p>
          </table:table-cell>
          <table:table-cell office:value-type="float" office:value="391.93128199172003" table:style-name="ce5">
            <text:p><text:s/>39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Tocantin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4.12509483547001" table:style-name="ce5">
            <text:p><text:s/>15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4.12509483547001" table:style-name="ce5">
            <text:p><text:s/>154<text:s/></text:p>
          </table:table-cell>
          <table:table-cell office:value-type="float" office:value="0.94079448704040647" table:style-name="ce6">
            <text:p>0.941</text:p>
          </table:table-cell>
          <table:table-cell office:value-type="float" office:value="145.00003953579002" table:style-name="ce5">
            <text:p><text:s/>145<text:s/></text:p>
          </table:table-cell>
          <table:table-cell office:value-type="float" office:value="1.1384526435114162" table:style-name="ce6">
            <text:p>1.138</text:p>
          </table:table-cell>
          <table:table-cell office:value-type="float" office:value="165.07567831878001" table:style-name="ce5">
            <text:p><text:s/>16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5.07567831878001" table:style-name="ce5">
            <text:p><text:s/>165<text:s/></text:p>
          </table:table-cell>
          <table:table-cell office:value-type="float" office:value="1.2953677401462662" table:style-name="ce6">
            <text:p>1.295</text:p>
          </table:table-cell>
          <table:table-cell office:value-type="float" office:value="213.83370837691004" table:style-name="ce5">
            <text:p><text:s/>214<text:s/></text:p>
          </table:table-cell>
          <table:table-cell office:value-type="float" office:value="0.95541041103854518" table:style-name="ce6">
            <text:p>0.955</text:p>
          </table:table-cell>
          <table:table-cell office:value-type="float" office:value="204.29895121428001" table:style-name="ce5">
            <text:p><text:s/>20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4.29895121428001" table:style-name="ce5">
            <text:p><text:s/>204<text:s/></text:p>
          </table:table-cell>
          <table:table-cell office:value-type="float" office:value="0.89490697267618025" table:style-name="ce6">
            <text:p>0.895</text:p>
          </table:table-cell>
          <table:table-cell office:value-type="float" office:value="182.82855595208997" table:style-name="ce5">
            <text:p><text:s/>183<text:s/></text:p>
          </table:table-cell>
          <table:table-cell office:value-type="float" office:value="1.1831068900821637" table:style-name="ce6">
            <text:p>1.183</text:p>
          </table:table-cell>
          <table:table-cell office:value-type="float" office:value="216.30572425069002" table:style-name="ce5">
            <text:p><text:s/>21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16.30572425069002" table:style-name="ce5">
            <text:p><text:s/>216<text:s/></text:p>
          </table:table-cell>
          <table:table-cell office:value-type="float" office:value="1.0349779970336863" table:style-name="ce6">
            <text:p>1.035</text:p>
          </table:table-cell>
          <table:table-cell office:value-type="float" office:value="223.87166523190001" table:style-name="ce5">
            <text:p><text:s/>224<text:s/></text:p>
          </table:table-cell>
          <table:table-cell office:value-type="float" office:value="1.2320354045627926" table:style-name="ce6">
            <text:p>1.232</text:p>
          </table:table-cell>
          <table:table-cell office:value-type="float" office:value="275.81781764413" table:style-name="ce5">
            <text:p><text:s/>27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5.81781764413" table:style-name="ce5">
            <text:p><text:s/>276<text:s/></text:p>
          </table:table-cell>
          <table:table-cell office:value-type="float" office:value="1.0526768692346995" table:style-name="ce6">
            <text:p>1.053</text:p>
          </table:table-cell>
          <table:table-cell office:value-type="float" office:value="290.34703675677002" table:style-name="ce5">
            <text:p><text:s/>290<text:s/></text:p>
          </table:table-cell>
          <table:table-cell office:value-type="float" office:value="0.94564180732358727" table:style-name="ce6">
            <text:p>0.946</text:p>
          </table:table-cell>
          <table:table-cell office:value-type="float" office:value="274.56429658972002" table:style-name="ce5">
            <text:p><text:s/>27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4.56429658972002" table:style-name="ce5">
            <text:p><text:s/>275<text:s/></text:p>
          </table:table-cell>
          <table:table-cell office:value-type="float" office:value="1.070096332575714" table:style-name="ce6">
            <text:p>1.070</text:p>
          </table:table-cell>
          <table:table-cell office:value-type="float" office:value="293.81024683688997" table:style-name="ce5">
            <text:p><text:s/>294<text:s/></text:p>
          </table:table-cell>
          <table:table-cell office:value-type="float" office:value="1.0679785862521942" table:style-name="ce6">
            <text:p>1.068</text:p>
          </table:table-cell>
          <table:table-cell office:value-type="float" office:value="313.78305204327" table:style-name="ce5">
            <text:p><text:s/>31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13.78305204327" table:style-name="ce5">
            <text:p><text:s/>314<text:s/></text:p>
          </table:table-cell>
          <table:table-cell office:value-type="float" office:value="1.0861502809327392" table:style-name="ce6">
            <text:p>1.086</text:p>
          </table:table-cell>
          <table:table-cell office:value-type="float" office:value="340.81555012873008" table:style-name="ce5">
            <text:p><text:s/>341<text:s/></text:p>
          </table:table-cell>
          <table:table-cell office:value-type="float" office:value="1.0337071826249149" table:style-name="ce6">
            <text:p>1.034</text:p>
          </table:table-cell>
          <table:table-cell office:value-type="float" office:value="352.30348211833001" table:style-name="ce5">
            <text:p><text:s/>35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52.30348211833001" table:style-name="ce5">
            <text:p><text:s/>352<text:s/></text:p>
          </table:table-cell>
          <table:table-cell office:value-type="float" office:value="1.056959316137585" table:style-name="ce6">
            <text:p>1.057</text:p>
          </table:table-cell>
          <table:table-cell office:value-type="float" office:value="372.37044753267998" table:style-name="ce5">
            <text:p><text:s/>372<text:s/></text:p>
          </table:table-cell>
          <table:table-cell office:value-type="float" office:value="1.0274041720966443" table:style-name="ce6">
            <text:p>1.027</text:p>
          </table:table-cell>
          <table:table-cell office:value-type="float" office:value="382.57495136057003" table:style-name="ce5">
            <text:p><text:s/>38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82.57495136057003" table:style-name="ce5">
            <text:p><text:s/>383<text:s/></text:p>
          </table:table-cell>
          <table:table-cell office:value-type="float" office:value="0.99010109525058598" table:style-name="ce6">
            <text:p>0.990</text:p>
          </table:table-cell>
          <table:table-cell office:value-type="float" office:value="378.78787835754002" table:style-name="ce5">
            <text:p><text:s/>379<text:s/></text:p>
          </table:table-cell>
          <table:table-cell office:value-type="float" office:value="1.0986862618612248" table:style-name="ce6">
            <text:p>1.099</text:p>
          </table:table-cell>
          <table:table-cell office:value-type="float" office:value="416.16903811099002" table:style-name="ce5">
            <text:p><text:s/>41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16.16903811099002" table:style-name="ce5">
            <text:p><text:s/>416<text:s/></text:p>
          </table:table-cell>
          <table:table-cell office:value-type="float" office:value="1.1004490911487537" table:style-name="ce6">
            <text:p>1.100</text:p>
          </table:table-cell>
          <table:table-cell office:value-type="float" office:value="457.97283975348995" table:style-name="ce5">
            <text:p><text:s/>458<text:s/></text:p>
          </table:table-cell>
          <table:table-cell office:value-type="float" office:value="1.0564403721907463" table:style-name="ce6">
            <text:p>1.056</text:p>
          </table:table-cell>
          <table:table-cell office:value-type="float" office:value="483.82099728242991" table:style-name="ce5">
            <text:p><text:s/>48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83.82099728242991" table:style-name="ce5">
            <text:p><text:s/>484<text:s/></text:p>
          </table:table-cell>
          <table:table-cell office:value-type="float" office:value="1.0166679161653924" table:style-name="ce6">
            <text:p>1.017</text:p>
          </table:table-cell>
          <table:table-cell office:value-type="float" office:value="491.88528510419007" table:style-name="ce5">
            <text:p><text:s/>492<text:s/></text:p>
          </table:table-cell>
          <table:table-cell office:value-type="float" office:value="1.2512251371089396" table:style-name="ce6">
            <text:p>1.251</text:p>
          </table:table-cell>
          <table:table-cell office:value-type="float" office:value="615.45923329636003" table:style-name="ce5">
            <text:p><text:s/>61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15.45923329636003" table:style-name="ce5">
            <text:p><text:s/>615<text:s/></text:p>
          </table:table-cell>
          <table:table-cell office:value-type="float" office:value="1.1117652674318839" table:style-name="ce6">
            <text:p>1.112</text:p>
          </table:table-cell>
          <table:table-cell office:value-type="float" office:value="684.24619909914998" table:style-name="ce5">
            <text:p><text:s/>684<text:s/></text:p>
          </table:table-cell>
          <table:table-cell office:value-type="float" office:value="0.76971422813980861" table:style-name="ce6">
            <text:p>0.770</text:p>
          </table:table-cell>
          <table:table-cell office:value-type="float" office:value="526.67403499720001" table:style-name="ce5">
            <text:p><text:s/>52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26.67403499720001" table:style-name="ce5">
            <text:p><text:s/>527<text:s/></text:p>
          </table:table-cell>
          <table:table-cell office:value-type="float" office:value="0.97807790317728249" table:style-name="ce6">
            <text:p>0.978</text:p>
          </table:table-cell>
          <table:table-cell office:value-type="float" office:value="515.1282358079801" table:style-name="ce5">
            <text:p><text:s/>515<text:s/></text:p>
          </table:table-cell>
          <table:table-cell office:value-type="float" office:value="1.1912456232346638" table:style-name="ce6">
            <text:p>1.191</text:p>
          </table:table-cell>
          <table:table-cell office:value-type="float" office:value="613.64425631084998" table:style-name="ce5">
            <text:p><text:s/>61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13.64425631084998" table:style-name="ce5">
            <text:p><text:s/>614<text:s/></text:p>
          </table:table-cell>
          <table:table-cell office:value-type="float" office:value="1.0302313707870878" table:style-name="ce6">
            <text:p>1.030</text:p>
          </table:table-cell>
          <table:table-cell office:value-type="float" office:value="632.19556335474999" table:style-name="ce5">
            <text:p><text:s/>632<text:s/></text:p>
          </table:table-cell>
          <table:table-cell office:value-type="float" office:value="1.0899124686833865" table:style-name="ce6">
            <text:p>1.090</text:p>
          </table:table-cell>
          <table:table-cell office:value-type="float" office:value="689.03782714665999" table:style-name="ce5">
            <text:p><text:s/>68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89.03782714665999" table:style-name="ce5">
            <text:p><text:s/>689<text:s/></text:p>
          </table:table-cell>
          <table:table-cell office:value-type="float" office:value="1.0415511154857484" table:style-name="ce6">
            <text:p>1.042</text:p>
          </table:table-cell>
          <table:table-cell office:value-type="float" office:value="717.66811747648001" table:style-name="ce5">
            <text:p><text:s/>718<text:s/></text:p>
          </table:table-cell>
          <table:table-cell office:value-type="float" office:value="1.092819394803745" table:style-name="ce6">
            <text:p>1.093</text:p>
          </table:table-cell>
          <table:table-cell office:value-type="float" office:value="784.28163781058993" table:style-name="ce5">
            <text:p><text:s/>78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84.28163781058993" table:style-name="ce5">
            <text:p><text:s/>784<text:s/></text:p>
          </table:table-cell>
          <table:table-cell office:value-type="float" office:value="1.1056100761703715" table:style-name="ce6">
            <text:p>1.106</text:p>
          </table:table-cell>
          <table:table-cell office:value-type="float" office:value="867.10968131879008" table:style-name="ce5">
            <text:p><text:s/>867<text:s/></text:p>
          </table:table-cell>
          <table:table-cell office:value-type="float" office:value="1.0151975656914216" table:style-name="ce6">
            <text:p>1.015</text:p>
          </table:table-cell>
          <table:table-cell office:value-type="float" office:value="880.28763766230009" table:style-name="ce5">
            <text:p><text:s/>88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27Z</meta:creation-date>
    <dc:date>2020-10-02T20:00:27Z</dc:date>
  </office:meta>
</office:document-meta>
</file>